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G Times" svg:font-family="CG Times" style:font-family-generic="roman" style:font-pitch="variable" svg:panose-1="2 2 6 3 5 4 5 2 3 4"/>
    <style:font-face style:name="Times New Roman" svg:font-family="Times New Roman" style:font-family-generic="roman" style:font-pitch="variable" svg:panose-1="2 2 6 3 5 4 5 2 3 4"/>
    <style:font-face style:name="Univers" svg:font-family="Univers" style:font-family-generic="swiss" style:font-pitch="variable" svg:panose-1="2 11 6 3 2 2 2 3 2 4"/>
    <style:font-face style:name="New York" svg:font-family="New York" style:font-family-generic="roman" style:font-pitch="variable" svg:panose-1="2 4 5 3 6 5 6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byline" style:master-page-name="MP0" style:family="paragraph">
      <style:paragraph-properties fo:break-before="page"/>
    </style:style>
    <style:style style:name="T2" style:parent-style-name="Policepardéfaut" style:family="text">
      <style:text-properties fo:font-weight="normal" style:font-weight-asian="normal" fo:font-variant="small-caps"/>
    </style:style>
    <style:style style:name="T3" style:parent-style-name="Policepardéfaut" style:family="text">
      <style:text-properties fo:font-weight="normal" style:font-weight-asian="normal" fo:font-variant="small-caps"/>
    </style:style>
    <style:style style:name="T4" style:parent-style-name="Policepardéfaut" style:family="text">
      <style:text-properties fo:font-style="italic" style:font-style-asian="italic"/>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P8" style:parent-style-name="Titre1" style:family="paragraph">
      <style:text-properties fo:font-weight="normal" style:font-weight-asian="normal"/>
    </style:style>
    <style:style style:name="T9" style:parent-style-name="Policepardéfaut" style:family="text">
      <style:text-properties fo:font-style="italic" style:font-style-asian="italic"/>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Policepardéfaut" style:family="text">
      <style:text-properties fo:font-weight="normal" style:font-weight-asian="normal" fo:font-variant="small-caps"/>
    </style:style>
    <style:style style:name="T13" style:parent-style-name="Policepardéfaut" style:family="text">
      <style:text-properties fo:font-weight="normal" style:font-weight-asian="normal" fo:font-variant="small-caps"/>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T18" style:parent-style-name="Policepardéfaut" style:family="text">
      <style:text-properties fo:font-style="italic" style:font-style-asian="italic"/>
    </style:style>
    <style:style style:name="P19" style:parent-style-name="Titre1" style:family="paragraph">
      <style:text-properties fo:font-weight="normal" style:font-weight-asian="normal"/>
    </style:style>
    <style:style style:name="P20" style:parent-style-name="Normal" style:family="paragraph">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weight="normal" style:font-weight-asian="normal" fo:font-variant="small-caps"/>
    </style:style>
    <style:style style:name="T23" style:parent-style-name="Policepardéfaut" style:family="text">
      <style:text-properties fo:font-weight="normal" style:font-weight-asian="normal" fo:font-variant="small-caps"/>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P31" style:parent-style-name="Titre1" style:family="paragraph">
      <style:text-properties fo:font-weight="normal" style:font-weight-asian="normal"/>
    </style:style>
    <style:style style:name="P32" style:parent-style-name="Normal" style:family="paragraph">
      <style:text-properties fo:font-style="italic" style:font-style-asian="italic"/>
    </style:style>
    <style:style style:name="T33" style:parent-style-name="Policepardéfaut" style:family="text">
      <style:text-properties fo:font-style="italic" style:font-style-asian="italic"/>
    </style:style>
    <style:style style:name="P34" style:parent-style-name="Titre1" style:family="paragraph">
      <style:text-properties fo:font-weight="normal" style:font-weight-asian="normal"/>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P41" style:parent-style-name="Titre1" style:family="paragraph">
      <style:text-properties fo:font-weight="normal" style:font-weight-asian="normal"/>
    </style:style>
    <style:style style:name="P42" style:parent-style-name="Normal" style:family="paragraph">
      <style:text-properties fo:font-style="italic" style:font-style-asian="italic"/>
    </style:style>
    <style:style style:name="T43" style:parent-style-name="Policepardéfaut" style:family="text">
      <style:text-properties fo:font-weight="bold" style:font-weight-asian="bold"/>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P46" style:parent-style-name="Titre1" style:family="paragraph">
      <style:text-properties fo:font-weight="normal" style:font-weight-asian="normal"/>
    </style:style>
    <style:style style:name="P47" style:parent-style-name="Normal" style:family="paragraph">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P50" style:parent-style-name="Titre1" style:family="paragraph">
      <style:text-properties fo:font-weight="normal" style:font-weight-asian="normal"/>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weight="normal" style:font-weight-asian="normal" fo:font-variant="small-caps"/>
    </style:style>
    <style:style style:name="T55" style:parent-style-name="Policepardéfaut" style:family="text">
      <style:text-properties fo:font-weight="normal" style:font-weight-asian="normal" fo:font-variant="small-caps"/>
    </style:style>
    <style:style style:name="P56" style:parent-style-name="Normal" style:family="paragraph">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P59" style:parent-style-name="Titre1" style:family="paragraph">
      <style:text-properties fo:font-weight="normal" style:font-weight-asian="normal"/>
    </style:style>
    <style:style style:name="P60" style:parent-style-name="Normal" style:family="paragraph">
      <style:text-properties fo:font-style="italic" style:font-style-asian="italic"/>
    </style:style>
    <style:style style:name="P61" style:parent-style-name="Titre1" style:family="paragraph">
      <style:text-properties fo:font-weight="normal" style:font-weight-asian="normal"/>
    </style:style>
    <style:style style:name="P62" style:parent-style-name="Normal" style:family="paragraph">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weight="normal" style:font-weight-asian="normal" fo:font-variant="small-caps"/>
    </style:style>
    <style:style style:name="T65" style:parent-style-name="Policepardéfaut" style:family="text">
      <style:text-properties fo:font-weight="normal" style:font-weight-asian="normal" fo:font-variant="small-caps"/>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P97" style:parent-style-name="Titre1" style:family="paragraph">
      <style:text-properties fo:font-weight="normal" style:font-weight-asian="normal"/>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fo:font-weight="normal" style:font-weight-asian="normal" fo:font-variant="small-caps"/>
    </style:style>
    <style:style style:name="T101" style:parent-style-name="Policepardéfaut" style:family="text">
      <style:text-properties fo:font-weight="normal" style:font-weight-asian="normal" fo:font-variant="small-caps"/>
    </style:style>
    <style:style style:name="P102" style:parent-style-name="Normal" style:family="paragraph">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P106" style:parent-style-name="Titre1" style:family="paragraph">
      <style:text-properties fo:font-weight="normal" style:font-weight-asian="normal"/>
    </style:style>
    <style:style style:name="P107" style:parent-style-name="Normal" style:family="paragraph">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weight="normal" style:font-weight-asian="normal" fo:font-variant="small-caps"/>
    </style:style>
    <style:style style:name="T110" style:parent-style-name="Policepardéfaut" style:family="text">
      <style:text-properties fo:font-weight="normal" style:font-weight-asian="normal" fo:font-variant="small-caps"/>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fo:font-weight="normal" style:font-weight-asian="normal" fo:font-variant="small-caps"/>
    </style:style>
    <style:style style:name="T115" style:parent-style-name="Policepardéfaut" style:family="text">
      <style:text-properties fo:font-weight="normal" style:font-weight-asian="normal" fo:font-variant="small-caps"/>
    </style:style>
    <style:style style:name="P116" style:parent-style-name="Normal" style:family="paragraph">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P119" style:parent-style-name="Titre1" style:family="paragraph">
      <style:text-properties fo:font-weight="normal" style:font-weight-asian="normal"/>
    </style:style>
    <style:style style:name="P120" style:parent-style-name="Normal" style:family="paragraph">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P123" style:parent-style-name="Titre1" style:family="paragraph">
      <style:text-properties fo:font-weight="normal" style:font-weight-asian="normal"/>
    </style:style>
    <style:style style:name="P124" style:parent-style-name="Normal" style:family="paragraph">
      <style:text-properties fo:font-style="italic" style:font-style-asian="italic"/>
    </style:style>
    <style:style style:name="T125" style:parent-style-name="Policepardéfaut" style:family="text">
      <style:text-properties fo:font-style="italic" style:font-style-asian="italic"/>
    </style:style>
    <style:style style:name="P126" style:parent-style-name="Titre1" style:family="paragraph">
      <style:text-properties fo:font-weight="normal" style:font-weight-asian="normal"/>
    </style:style>
    <style:style style:name="P127" style:parent-style-name="Normal" style:family="paragraph">
      <style:text-properties fo:font-style="italic" style:font-style-asian="italic"/>
    </style:style>
    <style:style style:name="P128" style:parent-style-name="Normal" style:family="paragraph">
      <style:text-properties fo:font-style="italic" style:font-style-asian="italic"/>
    </style:style>
    <style:style style:name="P129" style:parent-style-name="Titre1" style:family="paragraph">
      <style:text-properties fo:font-weight="normal" style:font-weight-asian="normal"/>
    </style:style>
    <style:style style:name="P130" style:parent-style-name="Normal" style:family="paragraph">
      <style:text-properties fo:font-style="italic" style:font-style-asian="italic"/>
    </style:style>
    <style:style style:name="P131" style:parent-style-name="Titre1" style:family="paragraph">
      <style:text-properties fo:font-weight="normal" style:font-weight-asian="normal"/>
    </style:style>
    <style:style style:name="P132" style:parent-style-name="Normal" style:family="paragraph">
      <style:text-properties fo:font-style="italic" style:font-style-asian="italic"/>
    </style:style>
    <style:style style:name="T133" style:parent-style-name="Policepardéfaut" style:family="text">
      <style:text-properties fo:font-weight="normal" style:font-weight-asian="normal" fo:font-variant="small-caps"/>
    </style:style>
    <style:style style:name="T134" style:parent-style-name="Policepardéfaut" style:family="text">
      <style:text-properties fo:font-weight="normal" style:font-weight-asian="normal" fo:font-variant="small-caps"/>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Policepardéfaut" style:family="text">
      <style:text-properties fo:font-style="italic" style:font-style-asian="italic"/>
    </style:style>
    <style:style style:name="P146" style:parent-style-name="Normal" style:family="paragraph">
      <style:text-properties fo:font-style="italic" style:font-style-asian="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Policepardéfaut" style:family="text">
      <style:text-properties fo:font-weight="normal" style:font-weight-asian="normal" fo:font-variant="small-caps"/>
    </style:style>
    <style:style style:name="T176" style:parent-style-name="Policepardéfaut" style:family="text">
      <style:text-properties fo:font-weight="normal" style:font-weight-asian="normal" fo:font-variant="small-caps"/>
    </style:style>
    <style:style style:name="P177" style:parent-style-name="Normal" style:family="paragraph">
      <style:text-properties fo:font-style="italic" style:font-style-asian="italic"/>
    </style:style>
    <style:style style:name="P178" style:parent-style-name="Titre1" style:family="paragraph">
      <style:text-properties fo:font-weight="normal" style:font-weight-asian="normal"/>
    </style:style>
    <style:style style:name="T179" style:parent-style-name="Policepardéfaut" style:family="text">
      <style:text-properties fo:font-style="italic" style:font-style-asian="italic"/>
    </style:style>
    <style:style style:name="P180" style:parent-style-name="Normal" style:family="paragraph">
      <style:text-properties fo:font-style="italic" style:font-style-asian="italic"/>
    </style:style>
    <style:style style:name="T181" style:parent-style-name="Policepardéfaut" style:family="text">
      <style:text-properties fo:font-style="italic" style:font-style-asian="italic"/>
    </style:style>
    <style:style style:name="T182" style:parent-style-name="Policepardéfaut" style:family="text">
      <style:text-properties fo:font-weight="normal" style:font-weight-asian="normal" fo:font-variant="small-caps"/>
    </style:style>
    <style:style style:name="T183" style:parent-style-name="Policepardéfaut" style:family="text">
      <style:text-properties fo:font-weight="normal" style:font-weight-asian="normal" fo:font-variant="small-caps"/>
    </style:style>
    <style:style style:name="P184" style:parent-style-name="Normal" style:family="paragraph">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P187" style:parent-style-name="Titre1" style:family="paragraph">
      <style:text-properties fo:font-weight="normal" style:font-weight-asian="normal"/>
    </style:style>
    <style:style style:name="P188" style:parent-style-name="Normal" style:family="paragraph">
      <style:text-properties fo:font-style="italic" style:font-style-asian="italic"/>
    </style:style>
    <style:style style:name="T189" style:parent-style-name="Policepardéfaut" style:family="text">
      <style:text-properties fo:font-style="italic" style:font-style-asian="italic"/>
    </style:style>
    <style:style style:name="P190" style:parent-style-name="Titre1" style:family="paragraph">
      <style:text-properties fo:font-weight="normal" style:font-weight-asian="normal"/>
    </style:style>
    <style:style style:name="P191" style:parent-style-name="Normal" style:family="paragraph">
      <style:text-properties fo:font-style="italic" style:font-style-asian="italic"/>
    </style:style>
    <style:style style:name="T192" style:parent-style-name="Policepardéfaut" style:family="text">
      <style:text-properties fo:font-style="italic" style:font-style-asian="italic"/>
    </style:style>
    <style:style style:name="P193" style:parent-style-name="Titre1" style:family="paragraph">
      <style:text-properties fo:font-weight="normal" style:font-weight-asian="normal"/>
    </style:style>
    <style:style style:name="P194" style:parent-style-name="Normal" style:family="paragraph">
      <style:text-properties fo:font-style="italic" style:font-style-asian="italic"/>
    </style:style>
    <style:style style:name="T195" style:parent-style-name="Policepardéfaut" style:family="text">
      <style:text-properties fo:font-style="italic" style:font-style-asian="italic"/>
    </style:style>
    <style:style style:name="P196" style:parent-style-name="Titre1" style:family="paragraph">
      <style:text-properties fo:font-weight="normal" style:font-weight-asian="normal"/>
    </style:style>
    <style:style style:name="P197" style:parent-style-name="Normal" style:family="paragraph">
      <style:text-properties fo:font-style="italic" style:font-style-asian="italic"/>
    </style:style>
    <style:style style:name="T198" style:parent-style-name="Policepardéfaut" style:family="text">
      <style:text-properties fo:font-style="italic" style:font-style-asian="italic"/>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weight="normal" style:font-weight-asian="normal" fo:font-variant="small-caps"/>
    </style:style>
    <style:style style:name="T204" style:parent-style-name="Policepardéfaut" style:family="text">
      <style:text-properties fo:font-weight="normal" style:font-weight-asian="normal" fo:font-variant="small-caps"/>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P207" style:parent-style-name="Normal" style:family="paragraph">
      <style:paragraph-properties fo:text-align="center"/>
      <style:text-properties fo:font-style="italic" style:font-style-asian="italic"/>
    </style:style>
    <style:style style:name="P208" style:parent-style-name="Normal" style:family="paragraph">
      <style:paragraph-properties fo:text-align="center"/>
      <style:text-properties fo:font-style="italic" style:font-style-asian="italic"/>
    </style:style>
    <style:style style:name="T209" style:parent-style-name="Policepardéfaut" style:family="text">
      <style:text-properties fo:font-style="italic" style:font-style-asian="italic"/>
    </style:style>
    <style:style style:name="P210" style:parent-style-name="Normal" style:family="paragraph">
      <style:text-properties fo:font-style="italic" style:font-style-asian="italic"/>
    </style:style>
    <style:style style:name="T211" style:parent-style-name="Policepardéfaut" style:family="text">
      <style:text-properties fo:font-style="italic" style:font-style-asian="italic"/>
    </style:style>
    <style:style style:name="T212" style:parent-style-name="Policepardéfaut" style:family="text">
      <style:text-properties fo:font-style="italic" style:font-style-asian="italic"/>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style>
    <style:style style:name="T215" style:parent-style-name="Policepardéfaut" style:family="text">
      <style:text-properties fo:font-style="italic" style:font-style-asian="italic"/>
    </style:style>
    <style:style style:name="P216" style:parent-style-name="Normal" style:family="paragraph">
      <style:text-properties fo:font-style="italic" style:font-style-asian="italic"/>
    </style:style>
    <style:style style:name="P217" style:parent-style-name="Titre1" style:family="paragraph">
      <style:text-properties fo:font-weight="normal" style:font-weight-asian="normal"/>
    </style:style>
    <style:style style:name="P218" style:parent-style-name="Normal" style:family="paragraph">
      <style:text-properties fo:font-style="italic" style:font-style-asian="italic"/>
    </style:style>
    <style:style style:name="P219" style:parent-style-name="Titre1" style:family="paragraph">
      <style:text-properties fo:font-weight="normal" style:font-weight-asian="normal"/>
    </style:style>
    <style:style style:name="P220" style:parent-style-name="Normal" style:family="paragraph">
      <style:text-properties fo:font-style="italic" style:font-style-asian="italic"/>
    </style:style>
    <style:style style:name="T221" style:parent-style-name="Policepardéfaut" style:family="text">
      <style:text-properties fo:font-style="italic" style:font-style-asian="italic"/>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Policepardéfaut" style:family="text">
      <style:text-properties fo:font-style="italic" style:font-style-asian="italic"/>
    </style:style>
    <style:style style:name="T225" style:parent-style-name="Policepardéfaut" style:family="text">
      <style:text-properties fo:font-style="italic" style:font-style-asian="italic"/>
    </style:style>
    <style:style style:name="T226" style:parent-style-name="Policepardéfaut" style:family="text">
      <style:text-properties fo:font-style="italic" style:font-style-asian="italic"/>
    </style:style>
    <style:style style:name="T227" style:parent-style-name="Policepardéfaut" style:family="text">
      <style:text-properties fo:font-weight="normal" style:font-weight-asian="normal" fo:font-variant="small-caps"/>
    </style:style>
    <style:style style:name="T228" style:parent-style-name="Policepardéfaut" style:family="text">
      <style:text-properties fo:font-weight="normal" style:font-weight-asian="normal" fo:font-variant="small-caps"/>
    </style:style>
    <style:style style:name="T229" style:parent-style-name="Policepardéfaut" style:family="text">
      <style:text-properties fo:font-style="italic" style:font-style-asian="italic"/>
    </style:style>
    <style:style style:name="T230" style:parent-style-name="Policepardéfaut" style:family="text">
      <style:text-properties fo:font-style="italic" style:font-style-asian="italic"/>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Policepardéfaut" style:family="text">
      <style:text-properties fo:font-style="italic" style:font-style-asian="italic"/>
    </style:style>
    <style:style style:name="P235" style:parent-style-name="Normal" style:family="paragraph">
      <style:text-properties fo:font-style="italic" style:font-style-asian="italic"/>
    </style:style>
    <style:style style:name="T236" style:parent-style-name="Policepardéfaut" style:family="text">
      <style:text-properties fo:font-style="italic" style:font-style-asian="italic"/>
    </style:style>
    <style:style style:name="T237" style:parent-style-name="Policepardéfaut" style:family="text">
      <style:text-properties fo:font-style="italic" style:font-style-asian="italic"/>
    </style:style>
    <style:style style:name="T238" style:parent-style-name="Policepardéfaut" style:family="text">
      <style:text-properties fo:font-style="italic" style:font-style-asian="italic"/>
    </style:style>
    <style:style style:name="T239" style:parent-style-name="Policepardéfaut" style:family="text">
      <style:text-properties fo:font-style="italic" style:font-style-asian="italic"/>
    </style:style>
    <style:style style:name="T240" style:parent-style-name="Policepardéfaut" style:family="text">
      <style:text-properties fo:font-style="italic" style:font-style-asian="italic"/>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fo:font-style="italic" style:font-style-asian="italic"/>
    </style:style>
    <style:style style:name="T255" style:parent-style-name="Policepardéfaut" style:family="text">
      <style:text-properties fo:font-style="italic" style:font-style-asian="italic"/>
    </style:style>
    <style:style style:name="T256" style:parent-style-name="Policepardéfaut" style:family="text">
      <style:text-properties fo:font-style="italic" style:font-style-asian="italic"/>
    </style:style>
    <style:style style:name="P257" style:parent-style-name="Titre1" style:family="paragraph">
      <style:text-properties fo:font-weight="normal" style:font-weight-asian="normal"/>
    </style:style>
    <style:style style:name="P258" style:parent-style-name="Normal" style:family="paragraph">
      <style:text-properties fo:font-style="italic" style:font-style-asian="italic"/>
    </style:style>
    <style:style style:name="T259" style:parent-style-name="Policepardéfaut" style:family="text">
      <style:text-properties fo:font-style="italic" style:font-style-asian="italic"/>
    </style:style>
    <style:style style:name="P260" style:parent-style-name="Titre1" style:family="paragraph">
      <style:text-properties fo:font-weight="normal" style:font-weight-asian="normal"/>
    </style:style>
    <style:style style:name="T261" style:parent-style-name="Policepardéfaut" style:family="text">
      <style:text-properties fo:font-style="italic" style:font-style-asian="italic"/>
    </style:style>
    <style:style style:name="T262" style:parent-style-name="Policepardéfaut" style:family="text">
      <style:text-properties fo:font-style="italic" style:font-style-asian="italic"/>
    </style:style>
    <style:style style:name="P263" style:parent-style-name="Titre1" style:family="paragraph">
      <style:text-properties fo:font-weight="normal" style:font-weight-asian="normal"/>
    </style:style>
    <style:style style:name="T264" style:parent-style-name="Policepardéfaut" style:family="text">
      <style:text-properties fo:font-style="italic" style:font-style-asian="italic"/>
    </style:style>
    <style:style style:name="T265" style:parent-style-name="Policepardéfaut" style:family="text">
      <style:text-properties fo:font-style="italic" style:font-style-asian="italic"/>
    </style:style>
    <style:style style:name="P266" style:parent-style-name="Titre1" style:family="paragraph">
      <style:text-properties fo:font-weight="normal" style:font-weight-asian="normal"/>
    </style:style>
    <style:style style:name="P267" style:parent-style-name="Normal" style:family="paragraph">
      <style:text-properties fo:font-style="italic" style:font-style-asian="italic"/>
    </style:style>
    <style:style style:name="T268" style:parent-style-name="Policepardéfaut" style:family="text">
      <style:text-properties fo:font-weight="normal" style:font-weight-asian="normal" fo:font-variant="small-caps"/>
    </style:style>
    <style:style style:name="T269" style:parent-style-name="Policepardéfaut" style:family="text">
      <style:text-properties fo:font-weight="normal" style:font-weight-asian="normal" fo:font-variant="small-caps"/>
    </style:style>
    <style:style style:name="T270" style:parent-style-name="Policepardéfaut" style:family="text">
      <style:text-properties fo:font-style="italic" style:font-style-asian="italic"/>
    </style:style>
    <style:style style:name="T271" style:parent-style-name="Policepardéfaut" style:family="text">
      <style:text-properties fo:font-style="italic" style:font-style-asian="italic"/>
    </style:style>
    <style:style style:name="T272" style:parent-style-name="Policepardéfaut" style:family="text">
      <style:text-properties fo:font-style="italic" style:font-style-asian="italic"/>
    </style:style>
    <style:style style:name="P273" style:parent-style-name="Normal" style:family="paragraph">
      <style:text-properties fo:font-style="italic" style:font-style-asian="italic"/>
    </style:style>
    <style:style style:name="T274" style:parent-style-name="Policepardéfaut" style:family="text">
      <style:text-properties fo:font-style="italic" style:font-style-asian="italic"/>
    </style:style>
    <style:style style:name="P275" style:parent-style-name="Titre1" style:family="paragraph">
      <style:text-properties fo:font-weight="normal" style:font-weight-asian="normal"/>
    </style:style>
    <style:style style:name="P276" style:parent-style-name="Normal" style:family="paragraph">
      <style:text-properties fo:font-style="italic" style:font-style-asian="italic"/>
    </style:style>
    <style:style style:name="T277" style:parent-style-name="Policepardéfaut" style:family="text">
      <style:text-properties fo:font-style="italic" style:font-style-asian="italic"/>
    </style:style>
    <style:style style:name="T278" style:parent-style-name="Policepardéfaut" style:family="text">
      <style:text-properties fo:font-style="italic" style:font-style-asian="italic"/>
    </style:style>
    <style:style style:name="P279" style:parent-style-name="Titre1" style:family="paragraph">
      <style:text-properties fo:font-weight="normal" style:font-weight-asian="normal"/>
    </style:style>
    <style:style style:name="P280" style:parent-style-name="Normal" style:family="paragraph">
      <style:text-properties fo:font-style="italic" style:font-style-asian="italic"/>
    </style:style>
    <style:style style:name="T281" style:parent-style-name="Policepardéfaut" style:family="text">
      <style:text-properties fo:font-style="italic" style:font-style-asian="italic"/>
    </style:style>
    <style:style style:name="T282" style:parent-style-name="Policepardéfaut" style:family="text">
      <style:text-properties fo:font-style="italic" style:font-style-asian="italic"/>
    </style:style>
    <style:style style:name="P283" style:parent-style-name="Normal" style:family="paragraph">
      <style:text-properties fo:font-weight="bold" style:font-weight-asian="bold"/>
    </style:style>
    <style:style style:name="P284" style:parent-style-name="Titre1" style:family="paragraph">
      <style:text-properties fo:font-weight="normal" style:font-weight-asian="normal"/>
    </style:style>
    <style:style style:name="T285" style:parent-style-name="Policepardéfaut" style:family="text">
      <style:text-properties fo:font-style="italic" style:font-style-asian="italic"/>
    </style:style>
    <style:style style:name="T286" style:parent-style-name="Policepardéfaut" style:family="text">
      <style:text-properties fo:font-style="italic" style:font-style-asian="italic"/>
    </style:style>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P289" style:parent-style-name="Normal" style:family="paragraph">
      <style:text-properties fo:font-weight="bold" style:font-weight-asian="bold"/>
    </style:style>
    <style:style style:name="P290" style:parent-style-name="Titre1" style:family="paragraph">
      <style:text-properties fo:font-weight="normal" style:font-weight-asian="normal"/>
    </style:style>
    <style:style style:name="P291" style:parent-style-name="Normal" style:family="paragraph">
      <style:text-properties fo:font-style="italic" style:font-style-asian="italic"/>
    </style:style>
    <style:style style:name="T292" style:parent-style-name="Policepardéfaut" style:family="text">
      <style:text-properties fo:font-style="italic" style:font-style-asian="italic"/>
    </style:style>
    <style:style style:name="P293" style:parent-style-name="Normal" style:family="paragraph">
      <style:text-properties fo:font-weight="bold" style:font-weight-asian="bold"/>
    </style:style>
    <style:style style:name="P294" style:parent-style-name="Titre1" style:family="paragraph">
      <style:text-properties fo:font-weight="normal" style:font-weight-asian="normal"/>
    </style:style>
    <style:style style:name="P295" style:parent-style-name="Normal" style:family="paragraph">
      <style:text-properties fo:font-style="italic" style:font-style-asian="italic"/>
    </style:style>
    <style:style style:name="T296" style:parent-style-name="Policepardéfaut" style:family="text">
      <style:text-properties fo:font-style="italic" style:font-style-asian="italic"/>
    </style:style>
    <style:style style:name="P297" style:parent-style-name="Normal" style:family="paragraph">
      <style:text-properties fo:font-weight="bold" style:font-weight-asian="bold"/>
    </style:style>
    <style:style style:name="P298" style:parent-style-name="Titre1" style:family="paragraph">
      <style:text-properties fo:font-weight="normal" style:font-weight-asian="normal"/>
    </style:style>
    <style:style style:name="P299" style:parent-style-name="Normal" style:family="paragraph">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P302" style:parent-style-name="Titre1" style:family="paragraph">
      <style:text-properties fo:font-weight="normal" style:font-weight-asian="normal"/>
    </style:style>
    <style:style style:name="P303" style:parent-style-name="Normal" style:family="paragraph">
      <style:text-properties fo:font-style="italic" style:font-style-asian="italic"/>
    </style:style>
    <style:style style:name="T304" style:parent-style-name="Policepardéfaut" style:family="text">
      <style:text-properties fo:font-style="italic" style:font-style-asian="italic"/>
    </style:style>
    <style:style style:name="P305" style:parent-style-name="Normal" style:family="paragraph">
      <style:text-properties fo:font-weight="bold" style:font-weight-asian="bold"/>
    </style:style>
    <style:style style:name="P306" style:parent-style-name="Titre1" style:family="paragraph">
      <style:text-properties fo:font-weight="normal" style:font-weight-asian="normal"/>
    </style:style>
    <style:style style:name="P307" style:parent-style-name="Normal" style:family="paragraph">
      <style:text-properties fo:font-style="italic" style:font-style-asian="italic"/>
    </style:style>
    <style:style style:name="P308" style:parent-style-name="Titre1" style:family="paragraph">
      <style:text-properties fo:font-weight="normal" style:font-weight-asian="normal"/>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style>
    <style:style style:name="P312" style:parent-style-name="Titre1" style:family="paragraph">
      <style:text-properties fo:font-weight="normal" style:font-weight-asian="normal"/>
    </style:style>
    <style:style style:name="T313" style:parent-style-name="Policepardéfaut" style:family="text">
      <style:text-properties fo:font-style="italic" style:font-style-asian="italic"/>
    </style:style>
    <style:style style:name="P314" style:parent-style-name="Normal" style:family="paragraph">
      <style:text-properties fo:font-weight="bold" style:font-weight-asian="bold"/>
    </style:style>
    <style:style style:name="P315" style:parent-style-name="Titre1" style:family="paragraph">
      <style:text-properties fo:font-weight="normal" style:font-weight-asian="normal"/>
    </style:style>
    <style:style style:name="P316" style:parent-style-name="Normal" style:family="paragraph">
      <style:text-properties fo:font-style="italic" style:font-style-asian="italic"/>
    </style:style>
    <style:style style:name="P317" style:parent-style-name="Normal" style:family="paragraph">
      <style:text-properties fo:font-style="italic" style:font-style-asian="italic"/>
    </style:style>
    <style:style style:name="T318" style:parent-style-name="Policepardéfaut" style:family="text">
      <style:text-properties fo:font-style="italic" style:font-style-asian="italic"/>
    </style:style>
    <style:style style:name="P319" style:parent-style-name="Titre1" style:family="paragraph">
      <style:text-properties fo:font-weight="normal" style:font-weight-asian="normal"/>
    </style:style>
    <style:style style:name="T320" style:parent-style-name="Policepardéfaut" style:family="text">
      <style:text-properties fo:font-style="italic" style:font-style-asian="italic"/>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style>
    <style:style style:name="T327" style:parent-style-name="Policepardéfaut" style:family="text">
      <style:text-properties fo:font-style="italic" style:font-style-asian="italic"/>
    </style:style>
    <style:style style:name="T328" style:parent-style-name="Policepardéfaut" style:family="text">
      <style:text-properties fo:font-style="italic" style:font-style-asian="italic"/>
    </style:style>
    <style:style style:name="P329" style:parent-style-name="Titre1" style:family="paragraph">
      <style:text-properties fo:font-weight="normal" style:font-weight-asian="normal"/>
    </style:style>
    <style:style style:name="T330" style:parent-style-name="Policepardéfaut" style:family="text">
      <style:text-properties fo:font-style="italic" style:font-style-asian="italic"/>
    </style:style>
    <style:style style:name="P331" style:parent-style-name="Titre1" style:family="paragraph">
      <style:text-properties fo:font-weight="normal" style:font-weight-asian="normal"/>
    </style:style>
    <style:style style:name="P332" style:parent-style-name="Normal" style:family="paragraph">
      <style:text-properties fo:font-style="italic" style:font-style-asian="italic"/>
    </style:style>
    <style:style style:name="P333" style:parent-style-name="Titre1" style:family="paragraph">
      <style:text-properties fo:font-weight="normal" style:font-weight-asian="normal"/>
    </style:style>
    <style:style style:name="T334" style:parent-style-name="Policepardéfaut" style:family="text">
      <style:text-properties fo:font-style="italic" style:font-style-asian="italic"/>
    </style:style>
    <style:style style:name="P335" style:parent-style-name="Titre1" style:family="paragraph">
      <style:text-properties fo:font-weight="normal" style:font-weight-asian="normal"/>
    </style:style>
    <style:style style:name="P336" style:parent-style-name="Normal" style:family="paragraph">
      <style:text-properties fo:font-style="italic" style:font-style-asian="italic"/>
    </style:style>
    <style:style style:name="T337" style:parent-style-name="Policepardéfaut" style:family="text">
      <style:text-properties fo:font-style="italic" style:font-style-asian="italic"/>
    </style:style>
    <style:style style:name="P338" style:parent-style-name="Titre1" style:family="paragraph">
      <style:text-properties fo:font-weight="normal" style:font-weight-asian="normal"/>
    </style:style>
    <style:style style:name="T339" style:parent-style-name="Policepardéfaut" style:family="text">
      <style:text-properties fo:font-style="italic" style:font-style-asian="italic"/>
    </style:style>
    <style:style style:name="T340" style:parent-style-name="Policepardéfaut" style:family="text">
      <style:text-properties fo:font-style="italic" style:font-style-asian="italic"/>
    </style:style>
    <style:style style:name="P341" style:parent-style-name="Titre1" style:family="paragraph">
      <style:text-properties fo:font-weight="normal" style:font-weight-asian="normal"/>
    </style:style>
    <style:style style:name="P342" style:parent-style-name="Normal" style:family="paragraph">
      <style:text-properties fo:font-style="italic" style:font-style-asian="italic"/>
    </style:style>
    <style:style style:name="T343" style:parent-style-name="Policepardéfaut" style:family="text">
      <style:text-properties fo:font-style="italic" style:font-style-asian="italic"/>
    </style:style>
    <style:style style:name="P344" style:parent-style-name="Titre1" style:family="paragraph">
      <style:text-properties fo:font-weight="normal" style:font-weight-asian="normal"/>
    </style:style>
    <style:style style:name="T345" style:parent-style-name="Policepardéfaut" style:family="text">
      <style:text-properties fo:font-style="italic" style:font-style-asian="italic"/>
    </style:style>
    <style:style style:name="T346" style:parent-style-name="Policepardéfaut" style:family="text">
      <style:text-properties fo:font-style="italic" style:font-style-asian="italic"/>
    </style:style>
    <style:style style:name="T347" style:parent-style-name="Policepardéfaut" style:family="text">
      <style:text-properties fo:font-style="italic" style:font-style-asian="italic"/>
    </style:style>
    <style:style style:name="P348" style:parent-style-name="Titre1" style:family="paragraph">
      <style:text-properties fo:font-weight="normal" style:font-weight-asian="normal"/>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P352" style:parent-style-name="Titre1" style:family="paragraph">
      <style:text-properties fo:font-weight="normal" style:font-weight-asian="normal"/>
    </style:style>
    <style:style style:name="P353" style:parent-style-name="Normal" style:family="paragraph">
      <style:text-properties fo:font-style="italic" style:font-style-asian="italic"/>
    </style:style>
    <style:style style:name="T354" style:parent-style-name="Policepardéfaut" style:family="text">
      <style:text-properties fo:font-style="italic" style:font-style-asian="italic"/>
    </style:style>
    <style:style style:name="T355" style:parent-style-name="Policepardéfaut" style:family="text">
      <style:text-properties fo:font-weight="bold" style:font-weight-asian="bold"/>
    </style:style>
    <style:style style:name="P356" style:parent-style-name="Normal" style:family="paragraph">
      <style:text-properties fo:font-style="italic" style:font-style-asian="italic"/>
    </style:style>
    <style:style style:name="P357" style:parent-style-name="Titre1" style:family="paragraph">
      <style:text-properties fo:font-weight="normal" style:font-weight-asian="normal"/>
    </style:style>
    <style:style style:name="T358" style:parent-style-name="Policepardéfaut" style:family="text">
      <style:text-properties fo:font-style="italic" style:font-style-asian="italic"/>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P361" style:parent-style-name="Titre1" style:family="paragraph">
      <style:text-properties fo:font-weight="normal" style:font-weight-asian="normal"/>
    </style:style>
    <style:style style:name="P362" style:parent-style-name="Normal" style:family="paragraph">
      <style:text-properties fo:font-style="italic" style:font-style-asian="italic"/>
    </style:style>
    <style:style style:name="T363" style:parent-style-name="Policepardéfaut" style:family="text">
      <style:text-properties fo:font-style="italic" style:font-style-asian="italic"/>
    </style:style>
    <style:style style:name="P364" style:parent-style-name="Titre1" style:family="paragraph">
      <style:text-properties fo:font-weight="normal" style:font-weight-asian="normal"/>
    </style:style>
    <style:style style:name="P365" style:parent-style-name="Normal" style:family="paragraph">
      <style:text-properties fo:font-style="italic" style:font-style-asian="italic"/>
    </style:style>
    <style:style style:name="T366" style:parent-style-name="Policepardéfaut" style:family="text">
      <style:text-properties fo:font-style="italic" style:font-style-asian="italic"/>
    </style:style>
    <style:style style:name="P367" style:parent-style-name="Normal" style:family="paragraph">
      <style:text-properties fo:font-weight="bold" style:font-weight-asian="bold"/>
    </style:style>
    <style:style style:name="P368" style:parent-style-name="Titre1" style:family="paragraph">
      <style:text-properties fo:font-weight="normal" style:font-weight-asian="normal"/>
    </style:style>
    <style:style style:name="P369" style:parent-style-name="Normal" style:family="paragraph">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P372" style:parent-style-name="Titre1" style:family="paragraph">
      <style:text-properties fo:font-weight="normal" style:font-weight-asian="normal"/>
    </style:style>
    <style:style style:name="P373" style:parent-style-name="Normal" style:family="paragraph">
      <style:text-properties fo:font-style="italic" style:font-style-asian="italic"/>
    </style:style>
    <style:style style:name="T374" style:parent-style-name="Policepardéfaut" style:family="text">
      <style:text-properties fo:font-style="italic" style:font-style-asian="italic"/>
    </style:style>
    <style:style style:name="P375" style:parent-style-name="Titre1" style:family="paragraph">
      <style:text-properties fo:font-weight="normal" style:font-weight-asian="normal"/>
    </style:style>
    <style:style style:name="P376" style:parent-style-name="Normal" style:family="paragraph">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P379" style:parent-style-name="Titre1" style:family="paragraph">
      <style:text-properties fo:font-weight="normal" style:font-weight-asian="normal"/>
    </style:style>
    <style:style style:name="P380" style:parent-style-name="Normal" style:family="paragraph">
      <style:text-properties fo:font-style="italic" style:font-style-asian="italic"/>
    </style:style>
    <style:style style:name="T381" style:parent-style-name="Policepardéfaut" style:family="text">
      <style:text-properties fo:font-style="italic" style:font-style-asian="italic"/>
    </style:style>
    <style:style style:name="P382" style:parent-style-name="Titre1" style:family="paragraph">
      <style:text-properties fo:font-weight="normal" style:font-weight-asian="normal"/>
    </style:style>
    <style:style style:name="P383" style:parent-style-name="Normal" style:family="paragraph">
      <style:text-properties fo:font-style="italic" style:font-style-asian="italic"/>
    </style:style>
    <style:style style:name="T384" style:parent-style-name="Policepardéfaut" style:family="text">
      <style:text-properties fo:font-style="italic" style:font-style-asian="italic"/>
    </style:style>
    <style:style style:name="T385" style:parent-style-name="Policepardéfaut" style:family="text">
      <style:text-properties fo:font-style="italic" style:font-style-asian="italic"/>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T388" style:parent-style-name="Policepardéfaut" style:family="text">
      <style:text-properties fo:font-style="italic" style:font-style-asian="italic"/>
    </style:style>
    <style:style style:name="T389" style:parent-style-name="Policepardéfaut" style:family="text">
      <style:text-properties fo:font-style="italic" style:font-style-asian="italic"/>
    </style:style>
    <style:style style:name="T390" style:parent-style-name="Policepardéfaut" style:family="text">
      <style:text-properties fo:font-style="italic" style:font-style-asian="italic"/>
    </style:style>
    <style:style style:name="P391" style:parent-style-name="Normal" style:family="paragraph">
      <style:text-properties fo:font-style="italic" style:font-style-asian="italic"/>
    </style:style>
    <style:style style:name="T392" style:parent-style-name="Policepardéfaut" style:family="text">
      <style:text-properties fo:font-style="italic" style:font-style-asian="italic"/>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T395" style:parent-style-name="Policepardéfaut" style:family="text">
      <style:text-properties fo:font-style="italic" style:font-style-asian="italic"/>
    </style:style>
    <style:style style:name="P396" style:parent-style-name="Titre1" style:family="paragraph">
      <style:text-properties fo:font-weight="normal" style:font-weight-asian="normal"/>
    </style:style>
    <style:style style:name="P397" style:parent-style-name="Normal" style:family="paragraph">
      <style:text-properties fo:font-style="italic" style:font-style-asian="italic"/>
    </style:style>
    <style:style style:name="T398" style:parent-style-name="Policepardéfaut" style:family="text">
      <style:text-properties fo:font-style="italic" style:font-style-asian="italic"/>
    </style:style>
    <style:style style:name="P399" style:parent-style-name="Titre1" style:family="paragraph">
      <style:text-properties fo:font-weight="normal" style:font-weight-asian="normal"/>
    </style:style>
    <style:style style:name="P400" style:parent-style-name="Normal" style:family="paragraph">
      <style:text-properties fo:font-style="italic" style:font-style-asian="italic"/>
    </style:style>
    <style:style style:name="T401" style:parent-style-name="Policepardéfaut" style:family="text">
      <style:text-properties fo:font-style="italic" style:font-style-asian="italic"/>
    </style:style>
    <style:style style:name="T402" style:parent-style-name="Policepardéfaut" style:family="text">
      <style:text-properties fo:font-style="italic" style:font-style-asian="italic"/>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P405" style:parent-style-name="Titre1" style:family="paragraph">
      <style:text-properties fo:font-weight="normal" style:font-weight-asian="normal"/>
    </style:style>
    <style:style style:name="P406" style:parent-style-name="Normal" style:family="paragraph">
      <style:text-properties fo:font-style="italic" style:font-style-asian="italic"/>
    </style:style>
    <style:style style:name="P407" style:parent-style-name="Titre1" style:family="paragraph">
      <style:text-properties fo:font-weight="normal" style:font-weight-asian="normal"/>
    </style:style>
    <style:style style:name="P408" style:parent-style-name="Normal" style:family="paragraph">
      <style:text-properties fo:font-style="italic" style:font-style-asian="italic"/>
    </style:style>
    <style:style style:name="T409" style:parent-style-name="Policepardéfaut" style:family="text">
      <style:text-properties fo:font-style="italic" style:font-style-asian="italic"/>
    </style:style>
    <style:style style:name="T410" style:parent-style-name="Policepardéfaut" style:family="text">
      <style:text-properties fo:font-style="italic" style:font-style-asian="italic"/>
    </style:style>
    <style:style style:name="P411" style:parent-style-name="Titre1" style:family="paragraph">
      <style:text-properties fo:font-weight="normal" style:font-weight-asian="normal"/>
    </style:style>
    <style:style style:name="P412" style:parent-style-name="Normal" style:family="paragraph">
      <style:text-properties fo:font-style="italic" style:font-style-asian="italic"/>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Policepardéfaut" style:family="text">
      <style:text-properties fo:font-style="italic" style:font-style-asian="italic"/>
    </style:style>
    <style:style style:name="P416" style:parent-style-name="Titre1" style:family="paragraph">
      <style:text-properties fo:font-weight="normal" style:font-weight-asian="normal"/>
    </style:style>
    <style:style style:name="P417" style:parent-style-name="Normal" style:family="paragraph">
      <style:text-properties fo:font-style="italic" style:font-style-asian="italic"/>
    </style:style>
    <style:style style:name="T418" style:parent-style-name="Policepardéfaut" style:family="text">
      <style:text-properties fo:font-style="italic" style:font-style-asian="italic"/>
    </style:style>
    <style:style style:name="P419" style:parent-style-name="Titre1" style:family="paragraph">
      <style:text-properties fo:font-weight="normal" style:font-weight-asian="normal"/>
    </style:style>
    <style:style style:name="P420" style:parent-style-name="Normal" style:family="paragraph">
      <style:text-properties fo:font-style="italic" style:font-style-asian="italic"/>
    </style:style>
    <style:style style:name="T421" style:parent-style-name="Policepardéfaut" style:family="text">
      <style:text-properties fo:font-style="italic" style:font-style-asian="italic"/>
    </style:style>
    <style:style style:name="T422" style:parent-style-name="Policepardéfaut" style:family="text">
      <style:text-properties fo:font-style="italic" style:font-style-asian="italic"/>
    </style:style>
    <style:style style:name="T423" style:parent-style-name="Policepardéfaut" style:family="text">
      <style:text-properties fo:font-style="italic" style:font-style-asian="italic"/>
    </style:style>
    <style:style style:name="T424" style:parent-style-name="Policepardéfaut" style:family="text">
      <style:text-properties fo:font-style="italic" style:font-style-asian="italic"/>
    </style:style>
    <style:style style:name="T425" style:parent-style-name="Policepardéfaut" style:family="text">
      <style:text-properties fo:font-style="italic" style:font-style-asian="italic"/>
    </style:style>
    <style:style style:name="T426" style:parent-style-name="Policepardéfaut" style:family="text">
      <style:text-properties fo:font-style="italic" style:font-style-asian="italic"/>
    </style:style>
    <style:style style:name="T427" style:parent-style-name="Policepardéfaut" style:family="text">
      <style:text-properties fo:font-style="italic" style:font-style-asian="italic"/>
    </style:style>
    <style:style style:name="T428" style:parent-style-name="Policepardéfaut" style:family="text">
      <style:text-properties fo:font-style="italic" style:font-style-asian="italic"/>
    </style:style>
    <style:style style:name="P429" style:parent-style-name="Titre1" style:family="paragraph">
      <style:text-properties fo:font-weight="normal" style:font-weight-asian="normal"/>
    </style:style>
    <style:style style:name="P430" style:parent-style-name="Normal" style:family="paragraph">
      <style:text-properties fo:font-style="italic" style:font-style-asian="italic"/>
    </style:style>
    <style:style style:name="T431" style:parent-style-name="Policepardéfaut" style:family="text">
      <style:text-properties fo:font-style="italic" style:font-style-asian="italic"/>
    </style:style>
    <style:style style:name="P432" style:parent-style-name="Titre1" style:family="paragraph">
      <style:text-properties fo:font-weight="normal" style:font-weight-asian="normal"/>
    </style:style>
    <style:style style:name="P433" style:parent-style-name="Normal" style:family="paragraph">
      <style:text-properties fo:font-style="italic" style:font-style-asian="italic"/>
    </style:style>
    <style:style style:name="T434" style:parent-style-name="Policepardéfaut" style:family="text">
      <style:text-properties fo:font-style="italic" style:font-style-asian="italic"/>
    </style:style>
    <style:style style:name="T435" style:parent-style-name="Policepardéfaut" style:family="text">
      <style:text-properties fo:font-style="italic" style:font-style-asian="italic"/>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style>
    <style:style style:name="T438" style:parent-style-name="Policepardéfaut" style:family="text">
      <style:text-properties fo:font-style="italic" style:font-style-asian="italic"/>
    </style:style>
    <style:style style:name="T439" style:parent-style-name="Policepardéfaut" style:family="text">
      <style:text-properties fo:font-style="italic" style:font-style-asian="italic"/>
    </style:style>
    <style:style style:name="T440" style:parent-style-name="Policepardéfaut" style:family="text">
      <style:text-properties fo:font-style="italic" style:font-style-asian="italic"/>
    </style:style>
    <style:style style:name="T441" style:parent-style-name="Policepardéfaut" style:family="text">
      <style:text-properties fo:font-style="italic" style:font-style-asian="italic"/>
    </style:style>
    <style:style style:name="T442" style:parent-style-name="Policepardéfaut" style:family="text">
      <style:text-properties fo:font-style="italic" style:font-style-asian="italic"/>
    </style:style>
    <style:style style:name="T443" style:parent-style-name="Policepardéfaut" style:family="text">
      <style:text-properties fo:font-style="italic" style:font-style-asian="italic"/>
    </style:style>
    <style:style style:name="T444" style:parent-style-name="Policepardéfaut" style:family="text">
      <style:text-properties fo:font-style="italic" style:font-style-asian="italic"/>
    </style:style>
    <style:style style:name="T445" style:parent-style-name="Policepardéfaut" style:family="text">
      <style:text-properties fo:font-style="italic" style:font-style-asian="italic"/>
    </style:style>
    <style:style style:name="P446" style:parent-style-name="Titre1" style:family="paragraph">
      <style:text-properties fo:font-weight="normal" style:font-weight-asian="normal"/>
    </style:style>
    <style:style style:name="P447" style:parent-style-name="Normal" style:family="paragraph">
      <style:text-properties fo:font-style="italic" style:font-style-asian="italic"/>
    </style:style>
    <style:style style:name="T448" style:parent-style-name="Policepardéfaut" style:family="text">
      <style:text-properties fo:font-style="italic" style:font-style-asian="italic"/>
    </style:style>
    <style:style style:name="T449" style:parent-style-name="Policepardéfaut" style:family="text">
      <style:text-properties fo:font-style="italic" style:font-style-asian="italic"/>
    </style:style>
    <style:style style:name="P450" style:parent-style-name="Titre1" style:family="paragraph">
      <style:text-properties fo:font-weight="normal" style:font-weight-asian="normal"/>
    </style:style>
    <style:style style:name="P451" style:parent-style-name="Normal" style:family="paragraph">
      <style:text-properties fo:font-style="italic" style:font-style-asian="italic"/>
    </style:style>
    <style:style style:name="T452" style:parent-style-name="Policepardéfaut" style:family="text">
      <style:text-properties fo:font-style="italic" style:font-style-asian="italic"/>
    </style:style>
    <style:style style:name="P453" style:parent-style-name="Titre1" style:family="paragraph">
      <style:text-properties fo:font-weight="normal" style:font-weight-asian="normal"/>
    </style:style>
    <style:style style:name="P454" style:parent-style-name="Normal" style:family="paragraph">
      <style:text-properties fo:font-style="italic" style:font-style-asian="italic"/>
    </style:style>
    <style:style style:name="T455" style:parent-style-name="Policepardéfaut" style:family="text">
      <style:text-properties fo:font-style="italic" style:font-style-asian="italic"/>
    </style:style>
    <style:style style:name="P456" style:parent-style-name="Titre1" style:family="paragraph">
      <style:text-properties fo:font-weight="normal" style:font-weight-asian="normal"/>
    </style:style>
    <style:style style:name="P457" style:parent-style-name="Normal" style:family="paragraph">
      <style:text-properties fo:font-style="italic" style:font-style-asian="italic"/>
    </style:style>
    <style:style style:name="T458" style:parent-style-name="Policepardéfaut" style:family="text">
      <style:text-properties fo:font-style="italic" style:font-style-asian="italic"/>
    </style:style>
    <style:style style:name="P459" style:parent-style-name="Titre1" style:family="paragraph">
      <style:text-properties fo:font-weight="normal" style:font-weight-asian="normal"/>
    </style:style>
    <style:style style:name="P460" style:parent-style-name="Normal" style:family="paragraph">
      <style:text-properties fo:font-style="italic" style:font-style-asian="italic"/>
    </style:style>
    <style:style style:name="T461" style:parent-style-name="Policepardéfaut" style:family="text">
      <style:text-properties fo:font-style="italic" style:font-style-asian="italic"/>
    </style:style>
    <style:style style:name="T462" style:parent-style-name="Policepardéfaut" style:family="text">
      <style:text-properties fo:font-style="italic" style:font-style-asian="italic"/>
    </style:style>
    <style:style style:name="P463" style:parent-style-name="Titre1" style:family="paragraph">
      <style:text-properties fo:font-weight="normal" style:font-weight-asian="normal"/>
    </style:style>
    <style:style style:name="P464" style:parent-style-name="Normal" style:family="paragraph">
      <style:text-properties fo:font-style="italic" style:font-style-asian="italic"/>
    </style:style>
    <style:style style:name="P465" style:parent-style-name="Normal" style:family="paragraph">
      <style:text-properties fo:font-style="italic" style:font-style-asian="italic"/>
    </style:style>
    <style:style style:name="T466" style:parent-style-name="Policepardéfaut" style:family="text">
      <style:text-properties fo:font-style="italic" style:font-style-asian="italic"/>
    </style:style>
    <style:style style:name="P467" style:parent-style-name="Titre1" style:family="paragraph">
      <style:text-properties fo:font-weight="normal" style:font-weight-asian="normal"/>
    </style:style>
    <style:style style:name="P468" style:parent-style-name="Normal" style:family="paragraph">
      <style:text-properties fo:font-style="italic" style:font-style-asian="italic"/>
    </style:style>
    <style:style style:name="T469" style:parent-style-name="Policepardéfaut" style:family="text">
      <style:text-properties fo:font-style="italic" style:font-style-asian="italic"/>
    </style:style>
    <style:style style:name="P470" style:parent-style-name="Titre1" style:family="paragraph">
      <style:text-properties fo:font-weight="normal" style:font-weight-asian="normal"/>
    </style:style>
    <style:style style:name="P471" style:parent-style-name="Normal" style:family="paragraph">
      <style:text-properties fo:font-style="italic" style:font-style-asian="italic"/>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P474" style:parent-style-name="Titre1" style:family="paragraph">
      <style:text-properties fo:font-weight="normal" style:font-weight-asian="normal"/>
    </style:style>
    <style:style style:name="P475" style:parent-style-name="Normal" style:family="paragraph">
      <style:text-properties fo:font-style="italic" style:font-style-asian="italic"/>
    </style:style>
    <style:style style:name="P476" style:parent-style-name="Titre1" style:family="paragraph">
      <style:text-properties fo:font-weight="normal" style:font-weight-asian="normal"/>
    </style:style>
    <style:style style:name="P477" style:parent-style-name="Normal" style:family="paragraph">
      <style:text-properties fo:font-style="italic" style:font-style-asian="italic"/>
    </style:style>
    <style:style style:name="T478" style:parent-style-name="Policepardéfaut" style:family="text">
      <style:text-properties fo:font-style="italic" style:font-style-asian="italic"/>
    </style:style>
    <style:style style:name="T479" style:parent-style-name="Policepardéfaut" style:family="text">
      <style:text-properties fo:font-style="italic" style:font-style-asian="italic"/>
    </style:style>
    <style:style style:name="P480" style:parent-style-name="Titre1" style:family="paragraph">
      <style:text-properties fo:font-weight="normal" style:font-weight-asian="normal"/>
    </style:style>
    <style:style style:name="P481" style:parent-style-name="Normal" style:family="paragraph">
      <style:text-properties fo:font-style="italic" style:font-style-asian="italic"/>
    </style:style>
    <style:style style:name="T482" style:parent-style-name="Policepardéfaut" style:family="text">
      <style:text-properties fo:font-style="italic" style:font-style-asian="italic"/>
    </style:style>
    <style:style style:name="T483" style:parent-style-name="Policepardéfaut" style:family="text">
      <style:text-properties fo:font-style="italic" style:font-style-asian="italic"/>
    </style:style>
    <style:style style:name="P484" style:parent-style-name="Titre1" style:family="paragraph">
      <style:text-properties fo:font-weight="normal" style:font-weight-asian="normal"/>
    </style:style>
    <style:style style:name="P485" style:parent-style-name="Normal" style:family="paragraph">
      <style:text-properties fo:font-style="italic" style:font-style-asian="italic"/>
    </style:style>
    <style:style style:name="P486" style:parent-style-name="Titre1" style:family="paragraph">
      <style:text-properties fo:font-weight="normal" style:font-weight-asian="normal"/>
    </style:style>
    <style:style style:name="P487" style:parent-style-name="Normal" style:family="paragraph">
      <style:text-properties fo:font-style="italic" style:font-style-asian="italic"/>
    </style:style>
    <style:style style:name="T488" style:parent-style-name="Policepardéfaut" style:family="text">
      <style:text-properties fo:font-style="italic" style:font-style-asian="italic"/>
    </style:style>
    <style:style style:name="T489" style:parent-style-name="Policepardéfaut" style:family="text">
      <style:text-properties fo:font-style="italic" style:font-style-asian="italic"/>
    </style:style>
    <style:style style:name="T490" style:parent-style-name="Policepardéfaut" style:family="text">
      <style:text-properties fo:font-style="italic" style:font-style-asian="italic"/>
    </style:style>
    <style:style style:name="P491" style:parent-style-name="Titre1" style:family="paragraph">
      <style:text-properties fo:font-weight="normal" style:font-weight-asian="normal"/>
    </style:style>
    <style:style style:name="P492" style:parent-style-name="Normal" style:family="paragraph">
      <style:text-properties fo:font-style="italic" style:font-style-asian="italic"/>
    </style:style>
    <style:style style:name="T493" style:parent-style-name="Policepardéfaut" style:family="text">
      <style:text-properties fo:font-style="italic" style:font-style-asian="italic"/>
    </style:style>
    <style:style style:name="T494" style:parent-style-name="Policepardéfaut" style:family="text">
      <style:text-properties fo:font-style="italic" style:font-style-asian="italic"/>
    </style:style>
    <style:style style:name="P495" style:parent-style-name="Titre1" style:family="paragraph">
      <style:text-properties fo:font-weight="normal" style:font-weight-asian="normal"/>
    </style:style>
    <style:style style:name="P496" style:parent-style-name="Normal" style:family="paragraph">
      <style:text-properties fo:font-style="italic" style:font-style-asian="italic"/>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P500" style:parent-style-name="Normal" style:family="paragraph">
      <style:text-properties fo:font-weight="bold" style:font-weight-asian="bold"/>
    </style:style>
    <style:style style:name="P501" style:parent-style-name="Titre1" style:family="paragraph">
      <style:text-properties fo:font-weight="normal" style:font-weight-asian="normal"/>
    </style:style>
    <style:style style:name="T502" style:parent-style-name="Policepardéfaut" style:family="text">
      <style:text-properties fo:font-style="italic" style:font-style-asian="italic"/>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Policepardéfaut" style:family="text">
      <style:text-properties fo:font-style="italic" style:font-style-asian="italic"/>
    </style:style>
    <style:style style:name="P508" style:parent-style-name="Titre1" style:family="paragraph">
      <style:text-properties fo:font-weight="normal" style:font-weight-asian="normal"/>
    </style:style>
    <style:style style:name="T509" style:parent-style-name="Policepardéfaut" style:family="text">
      <style:text-properties fo:font-style="italic" style:font-style-asian="italic"/>
    </style:style>
    <style:style style:name="P510" style:parent-style-name="Titre1" style:family="paragraph">
      <style:text-properties fo:font-weight="normal" style:font-weight-asian="normal"/>
    </style:style>
    <style:style style:name="T511" style:parent-style-name="Policepardéfaut" style:family="text">
      <style:text-properties fo:font-style="italic" style:font-style-asian="italic"/>
    </style:style>
    <style:style style:name="T512" style:parent-style-name="Policepardéfaut" style:family="text">
      <style:text-properties fo:font-style="italic" style:font-style-asian="italic"/>
    </style:style>
    <style:style style:name="P513" style:parent-style-name="Titre1" style:family="paragraph">
      <style:text-properties fo:font-weight="normal" style:font-weight-asian="normal"/>
    </style:style>
    <style:style style:name="T514" style:parent-style-name="Policepardéfaut" style:family="text">
      <style:text-properties fo:font-style="italic" style:font-style-asian="italic"/>
    </style:style>
    <style:style style:name="T515" style:parent-style-name="Policepardéfaut" style:family="text">
      <style:text-properties fo:font-style="italic" style:font-style-asian="italic"/>
    </style:style>
    <style:style style:name="P516" style:parent-style-name="Titre1" style:family="paragraph">
      <style:text-properties fo:font-weight="normal" style:font-weight-asian="normal"/>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P519" style:parent-style-name="Titre1" style:family="paragraph">
      <style:text-properties fo:font-weight="normal" style:font-weight-asian="normal"/>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P526" style:parent-style-name="Titre1" style:family="paragraph">
      <style:text-properties fo:font-weight="normal" style:font-weight-asian="normal"/>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Policepardéfaut" style:family="text">
      <style:text-properties fo:font-style="italic" style:font-style-asian="italic"/>
    </style:style>
    <style:style style:name="T532" style:parent-style-name="Policepardéfaut" style:family="text">
      <style:text-properties fo:font-style="italic" style:font-style-asian="italic"/>
    </style:style>
    <style:style style:name="P533" style:parent-style-name="Titre1" style:family="paragraph">
      <style:text-properties fo:font-weight="normal" style:font-weight-asian="normal"/>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P536" style:parent-style-name="Titre1" style:family="paragraph">
      <style:text-properties fo:font-weight="normal" style:font-weight-asian="normal"/>
    </style:style>
    <style:style style:name="T537" style:parent-style-name="Policepardéfaut" style:family="text">
      <style:text-properties fo:font-style="italic" style:font-style-asian="italic"/>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P542" style:parent-style-name="Titre1" style:family="paragraph">
      <style:text-properties fo:font-weight="normal" style:font-weight-asian="normal"/>
    </style:style>
    <style:style style:name="T543" style:parent-style-name="Policepardéfaut" style:family="text">
      <style:text-properties fo:font-style="italic" style:font-style-asian="italic"/>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P548" style:parent-style-name="Titre1" style:family="paragraph">
      <style:text-properties fo:font-weight="normal" style:font-weight-asian="normal"/>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P551" style:parent-style-name="Titre1" style:family="paragraph">
      <style:text-properties fo:font-weight="normal" style:font-weight-asian="normal"/>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P554" style:parent-style-name="Titre1" style:family="paragraph">
      <style:text-properties fo:font-weight="normal" style:font-weight-asian="normal"/>
    </style:style>
    <style:style style:name="T555" style:parent-style-name="Policepardéfaut" style:family="text">
      <style:text-properties fo:font-style="italic" style:font-style-asian="italic"/>
    </style:style>
    <style:style style:name="T556" style:parent-style-name="Policepardéfaut" style:family="text">
      <style:text-properties fo:font-style="italic" style:font-style-asian="italic"/>
    </style:style>
    <style:style style:name="T557" style:parent-style-name="Policepardéfaut" style:family="text">
      <style:text-properties fo:font-style="italic" style:font-style-asian="italic"/>
    </style:style>
    <style:style style:name="T558" style:parent-style-name="Policepardéfaut" style:family="text">
      <style:text-properties fo:font-style="italic" style:font-style-asian="italic"/>
    </style:style>
    <style:style style:name="P559" style:parent-style-name="Titre1" style:family="paragraph">
      <style:text-properties fo:font-weight="normal" style:font-weight-asian="normal"/>
    </style:style>
    <style:style style:name="T560" style:parent-style-name="Policepardéfaut" style:family="text">
      <style:text-properties fo:font-style="italic" style:font-style-asian="italic"/>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P563" style:parent-style-name="Titre1" style:family="paragraph">
      <style:text-properties fo:font-weight="normal" style:font-weight-asian="normal"/>
    </style:style>
    <style:style style:name="T564" style:parent-style-name="Policepardéfaut" style:family="text">
      <style:text-properties fo:font-style="italic" style:font-style-asian="italic"/>
    </style:style>
    <style:style style:name="T565" style:parent-style-name="Policepardéfaut" style:family="text">
      <style:text-properties fo:font-style="italic" style:font-style-asian="italic"/>
    </style:style>
    <style:style style:name="T566" style:parent-style-name="Policepardéfaut" style:family="text">
      <style:text-properties fo:font-style="italic" style:font-style-asian="italic"/>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P570" style:parent-style-name="Titre1" style:family="paragraph">
      <style:text-properties fo:font-weight="normal" style:font-weight-asian="normal"/>
    </style:style>
    <style:style style:name="T571" style:parent-style-name="Policepardéfaut" style:family="text">
      <style:text-properties fo:font-style="italic" style:font-style-asian="italic"/>
    </style:style>
    <style:style style:name="P572" style:parent-style-name="Titre1" style:family="paragraph">
      <style:text-properties fo:font-weight="normal" style:font-weight-asian="normal"/>
    </style:style>
    <style:style style:name="P573" style:parent-style-name="Normal" style:family="paragraph">
      <style:text-properties fo:font-style="italic" style:font-style-asian="italic"/>
    </style:style>
    <style:style style:name="T574" style:parent-style-name="Policepardéfaut" style:family="text">
      <style:text-properties fo:font-style="italic" style:font-style-asian="italic"/>
    </style:style>
    <style:style style:name="P575" style:parent-style-name="Normal" style:family="paragraph">
      <style:text-properties fo:font-weight="bold" style:font-weight-asian="bold"/>
    </style:style>
    <style:style style:name="P576" style:parent-style-name="Titre1" style:family="paragraph">
      <style:text-properties fo:font-weight="normal" style:font-weight-asian="normal"/>
    </style:style>
    <style:style style:name="P577" style:parent-style-name="Normal" style:family="paragraph">
      <style:text-properties fo:font-style="italic" style:font-style-asian="italic"/>
    </style:style>
    <style:style style:name="T578" style:parent-style-name="Policepardéfaut" style:family="text">
      <style:text-properties fo:font-style="italic" style:font-style-asian="italic"/>
    </style:style>
    <style:style style:name="T579" style:parent-style-name="Policepardéfaut" style:family="text">
      <style:text-properties fo:font-style="italic" style:font-style-asian="italic"/>
    </style:style>
    <style:style style:name="T580" style:parent-style-name="Policepardéfaut" style:family="text">
      <style:text-properties fo:font-weight="normal" style:font-weight-asian="normal" fo:font-variant="small-caps"/>
    </style:style>
    <style:style style:name="T581" style:parent-style-name="Policepardéfaut" style:family="text">
      <style:text-properties fo:font-weight="normal" style:font-weight-asian="normal" fo:font-variant="small-caps"/>
    </style:style>
    <style:style style:name="T582" style:parent-style-name="Policepardéfaut" style:family="text">
      <style:text-properties fo:font-style="italic" style:font-style-asian="italic"/>
    </style:style>
    <style:style style:name="T583" style:parent-style-name="Policepardéfaut" style:family="text">
      <style:text-properties fo:font-style="italic" style:font-style-asian="italic"/>
    </style:style>
    <style:style style:name="T584" style:parent-style-name="Policepardéfaut" style:family="text">
      <style:text-properties fo:font-style="italic" style:font-style-asian="italic"/>
    </style:style>
    <style:style style:name="T585" style:parent-style-name="Policepardéfaut" style:family="text">
      <style:text-properties fo:font-style="italic" style:font-style-asian="italic"/>
    </style:style>
    <style:style style:name="P586" style:parent-style-name="Titre1" style:family="paragraph">
      <style:text-properties fo:font-weight="normal" style:font-weight-asian="normal"/>
    </style:style>
    <style:style style:name="P587" style:parent-style-name="Normal" style:family="paragraph">
      <style:text-properties fo:font-style="italic" style:font-style-asian="italic"/>
    </style:style>
    <style:style style:name="P588" style:parent-style-name="Titre1" style:family="paragraph">
      <style:text-properties fo:font-weight="normal" style:font-weight-asian="normal"/>
    </style:style>
    <style:style style:name="P589" style:parent-style-name="Normal" style:family="paragraph">
      <style:text-properties fo:font-style="italic" style:font-style-asian="italic"/>
    </style:style>
    <style:style style:name="T590" style:parent-style-name="Policepardéfaut" style:family="text">
      <style:text-properties fo:font-style="italic" style:font-style-asian="italic"/>
    </style:style>
    <style:style style:name="T591" style:parent-style-name="Policepardéfaut" style:family="text">
      <style:text-properties fo:font-style="italic" style:font-style-asian="italic"/>
    </style:style>
    <style:style style:name="T592" style:parent-style-name="Policepardéfaut" style:family="text">
      <style:text-properties fo:font-style="italic" style:font-style-asian="italic"/>
    </style:style>
    <style:style style:name="T593" style:parent-style-name="Policepardéfaut" style:family="text">
      <style:text-properties fo:font-style="italic" style:font-style-asian="italic"/>
    </style:style>
    <style:style style:name="P594" style:parent-style-name="Titre1" style:family="paragraph">
      <style:text-properties fo:font-weight="normal" style:font-weight-asian="normal"/>
    </style:style>
    <style:style style:name="P595" style:parent-style-name="Normal" style:family="paragraph">
      <style:text-properties fo:font-style="italic" style:font-style-asian="italic"/>
    </style:style>
    <style:style style:name="T596" style:parent-style-name="Policepardéfaut" style:family="text">
      <style:text-properties fo:font-style="italic" style:font-style-asian="italic"/>
    </style:style>
    <style:style style:name="T597" style:parent-style-name="Policepardéfaut" style:family="text">
      <style:text-properties fo:font-style="italic" style:font-style-asian="italic"/>
    </style:style>
    <style:style style:name="T598" style:parent-style-name="Policepardéfaut" style:family="text">
      <style:text-properties fo:font-style="italic" style:font-style-asian="italic"/>
    </style:style>
    <style:style style:name="T599" style:parent-style-name="Policepardéfaut" style:family="text">
      <style:text-properties fo:font-style="italic" style:font-style-asian="italic"/>
    </style:style>
    <style:style style:name="P600" style:parent-style-name="Titre1" style:family="paragraph">
      <style:text-properties fo:font-weight="normal" style:font-weight-asian="normal"/>
    </style:style>
    <style:style style:name="T601" style:parent-style-name="Policepardéfaut" style:family="text">
      <style:text-properties fo:font-style="italic" style:font-style-asian="italic"/>
    </style:style>
    <style:style style:name="T602" style:parent-style-name="Policepardéfaut" style:family="text">
      <style:text-properties fo:font-style="italic" style:font-style-asian="italic"/>
    </style:style>
    <style:style style:name="P603" style:parent-style-name="Titre1" style:family="paragraph">
      <style:text-properties fo:font-weight="normal" style:font-weight-asian="normal"/>
    </style:style>
    <style:style style:name="P604" style:parent-style-name="Normal" style:family="paragraph">
      <style:text-properties fo:font-style="italic" style:font-style-asian="italic"/>
    </style:style>
    <style:style style:name="T605" style:parent-style-name="Policepardéfaut" style:family="text">
      <style:text-properties fo:font-style="italic" style:font-style-asian="italic"/>
    </style:style>
    <style:style style:name="T606" style:parent-style-name="Policepardéfaut" style:family="text">
      <style:text-properties fo:font-style="italic" style:font-style-asian="italic"/>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P609" style:parent-style-name="Titre1" style:family="paragraph">
      <style:text-properties fo:font-weight="normal" style:font-weight-asian="normal"/>
    </style:style>
    <style:style style:name="T610" style:parent-style-name="Policepardéfaut" style:family="text">
      <style:text-properties fo:font-style="italic" style:font-style-asian="italic"/>
    </style:style>
    <style:style style:name="T611" style:parent-style-name="Policepardéfaut" style:family="text">
      <style:text-properties fo:font-style="italic" style:font-style-asian="italic"/>
    </style:style>
    <style:style style:name="T612" style:parent-style-name="Policepardéfaut" style:family="text">
      <style:text-properties fo:font-style="italic" style:font-style-asian="italic"/>
    </style:style>
    <style:style style:name="T613" style:parent-style-name="Policepardéfaut" style:family="text">
      <style:text-properties fo:font-style="italic" style:font-style-asian="italic"/>
    </style:style>
    <style:style style:name="T614" style:parent-style-name="Policepardéfaut" style:family="text">
      <style:text-properties fo:font-style="italic" style:font-style-asian="italic"/>
    </style:style>
    <style:style style:name="T615" style:parent-style-name="Policepardéfaut" style:family="text">
      <style:text-properties fo:font-style="italic" style:font-style-asian="italic"/>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Policepardéfaut" style:family="text">
      <style:text-properties fo:font-style="italic" style:font-style-asian="italic"/>
    </style:style>
    <style:style style:name="P619" style:parent-style-name="Titre1" style:family="paragraph">
      <style:text-properties fo:font-weight="normal" style:font-weight-asian="normal"/>
    </style:style>
    <style:style style:name="P620" style:parent-style-name="Normal" style:family="paragraph">
      <style:text-properties fo:font-style="italic" style:font-style-asian="italic"/>
    </style:style>
    <style:style style:name="P621" style:parent-style-name="Titre1" style:family="paragraph">
      <style:text-properties fo:font-weight="normal" style:font-weight-asian="normal"/>
    </style:style>
    <style:style style:name="P622" style:parent-style-name="Normal" style:family="paragraph">
      <style:text-properties fo:font-style="italic" style:font-style-asian="italic"/>
    </style:style>
    <style:style style:name="T623" style:parent-style-name="Policepardéfaut" style:family="text">
      <style:text-properties fo:font-style="italic" style:font-style-asian="italic"/>
    </style:style>
    <style:style style:name="P624" style:parent-style-name="Titre1" style:family="paragraph">
      <style:text-properties fo:font-weight="normal" style:font-weight-asian="normal"/>
    </style:style>
    <style:style style:name="P625" style:parent-style-name="Normal" style:family="paragraph">
      <style:text-properties fo:font-style="italic" style:font-style-asian="italic"/>
    </style:style>
    <style:style style:name="T626" style:parent-style-name="Policepardéfaut" style:family="text">
      <style:text-properties fo:font-style="italic" style:font-style-asian="italic"/>
    </style:style>
    <style:style style:name="T627" style:parent-style-name="Policepardéfaut" style:family="text">
      <style:text-properties fo:font-style="italic" style:font-style-asian="italic"/>
    </style:style>
    <style:style style:name="T628" style:parent-style-name="Policepardéfaut" style:family="text">
      <style:text-properties fo:font-style="italic" style:font-style-asian="italic"/>
    </style:style>
    <style:style style:name="T629" style:parent-style-name="Policepardéfaut" style:family="text">
      <style:text-properties fo:font-weight="normal" style:font-weight-asian="normal" fo:font-variant="small-caps"/>
    </style:style>
    <style:style style:name="T630" style:parent-style-name="Policepardéfaut" style:family="text">
      <style:text-properties fo:font-weight="normal" style:font-weight-asian="normal" fo:font-variant="small-caps"/>
    </style:style>
    <style:style style:name="P631" style:parent-style-name="Normal" style:family="paragraph">
      <style:text-properties fo:font-style="italic" style:font-style-asian="italic"/>
    </style:style>
    <style:style style:name="T632" style:parent-style-name="Policepardéfaut" style:family="text">
      <style:text-properties fo:font-style="italic" style:font-style-asian="italic"/>
    </style:style>
    <style:style style:name="P633" style:parent-style-name="Titre1" style:family="paragraph">
      <style:text-properties fo:font-weight="normal" style:font-weight-asian="normal"/>
    </style:style>
    <style:style style:name="P634" style:parent-style-name="Normal" style:family="paragraph">
      <style:text-properties fo:font-style="italic" style:font-style-asian="italic"/>
    </style:style>
    <style:style style:name="T635" style:parent-style-name="Policepardéfaut" style:family="text">
      <style:text-properties fo:font-style="italic" style:font-style-asian="italic"/>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style>
    <style:style style:name="P638" style:parent-style-name="Titre1" style:family="paragraph">
      <style:text-properties fo:font-weight="normal" style:font-weight-asian="normal"/>
    </style:style>
    <style:style style:name="T639" style:parent-style-name="Policepardéfaut" style:family="text">
      <style:text-properties fo:font-style="italic" style:font-style-asian="italic"/>
    </style:style>
    <style:style style:name="T640" style:parent-style-name="Policepardéfaut" style:family="text">
      <style:text-properties fo:font-style="italic" style:font-style-asian="italic"/>
    </style:style>
    <style:style style:name="T641" style:parent-style-name="Policepardéfaut" style:family="text">
      <style:text-properties fo:font-style="italic" style:font-style-asian="italic"/>
    </style:style>
    <style:style style:name="T642" style:parent-style-name="Policepardéfaut" style:family="text">
      <style:text-properties fo:font-style="italic" style:font-style-asian="italic"/>
    </style:style>
    <style:style style:name="T643" style:parent-style-name="Policepardéfaut" style:family="text">
      <style:text-properties fo:font-style="italic" style:font-style-asian="italic"/>
    </style:style>
    <style:style style:name="T644" style:parent-style-name="Policepardéfaut" style:family="text">
      <style:text-properties fo:font-style="italic" style:font-style-asian="italic"/>
    </style:style>
    <style:style style:name="T645" style:parent-style-name="Policepardéfaut" style:family="text">
      <style:text-properties fo:font-style="italic" style:font-style-asian="italic"/>
    </style:style>
    <style:style style:name="T646" style:parent-style-name="Policepardéfaut" style:family="text">
      <style:text-properties fo:font-style="italic" style:font-style-asian="italic"/>
    </style:style>
    <style:style style:name="T647" style:parent-style-name="Policepardéfaut" style:family="text">
      <style:text-properties fo:font-style="italic" style:font-style-asian="italic"/>
    </style:style>
    <style:style style:name="T648" style:parent-style-name="Policepardéfaut" style:family="text">
      <style:text-properties fo:font-style="italic" style:font-style-asian="italic"/>
    </style:style>
    <style:style style:name="T649" style:parent-style-name="Policepardéfaut" style:family="text">
      <style:text-properties fo:font-style="italic" style:font-style-asian="italic"/>
    </style:style>
    <style:style style:name="T650" style:parent-style-name="Policepardéfaut" style:family="text">
      <style:text-properties fo:font-style="italic" style:font-style-asian="italic"/>
    </style:style>
    <style:style style:name="T651" style:parent-style-name="Policepardéfaut" style:family="text">
      <style:text-properties fo:font-style="italic" style:font-style-asian="italic"/>
    </style:style>
    <style:style style:name="T652" style:parent-style-name="Policepardéfaut" style:family="text">
      <style:text-properties fo:font-style="italic" style:font-style-asian="italic"/>
    </style:style>
    <style:style style:name="T653" style:parent-style-name="Policepardéfaut" style:family="text">
      <style:text-properties fo:font-style="italic" style:font-style-asian="italic"/>
    </style:style>
    <style:style style:name="T654" style:parent-style-name="Policepardéfaut" style:family="text">
      <style:text-properties fo:font-style="italic" style:font-style-asian="italic"/>
    </style:style>
    <style:style style:name="T655" style:parent-style-name="Policepardéfaut" style:family="text">
      <style:text-properties fo:font-style="italic" style:font-style-asian="italic"/>
    </style:style>
    <style:style style:name="T656" style:parent-style-name="Policepardéfaut" style:family="text">
      <style:text-properties fo:font-style="italic" style:font-style-asian="italic"/>
    </style:style>
    <style:style style:name="T657" style:parent-style-name="Policepardéfaut" style:family="text">
      <style:text-properties fo:font-style="italic" style:font-style-asian="italic"/>
    </style:style>
    <style:style style:name="T658" style:parent-style-name="Policepardéfaut" style:family="text">
      <style:text-properties fo:font-style="italic" style:font-style-asian="italic"/>
    </style:style>
    <style:style style:name="T659" style:parent-style-name="Policepardéfaut" style:family="text">
      <style:text-properties fo:font-style="italic" style:font-style-asian="italic"/>
    </style:style>
    <style:style style:name="T660" style:parent-style-name="Policepardéfaut" style:family="text">
      <style:text-properties fo:font-style="italic" style:font-style-asian="italic"/>
    </style:style>
    <style:style style:name="T661" style:parent-style-name="Policepardéfaut" style:family="text">
      <style:text-properties fo:font-style="italic" style:font-style-asian="italic"/>
    </style:style>
    <style:style style:name="T662" style:parent-style-name="Policepardéfaut" style:family="text">
      <style:text-properties fo:font-style="italic" style:font-style-asian="italic"/>
    </style:style>
    <style:style style:name="T663" style:parent-style-name="Policepardéfaut" style:family="text">
      <style:text-properties fo:font-style="italic" style:font-style-asian="italic"/>
    </style:style>
    <style:style style:name="T664" style:parent-style-name="Policepardéfaut" style:family="text">
      <style:text-properties fo:font-style="italic" style:font-style-asian="italic"/>
    </style:style>
    <style:style style:name="T665" style:parent-style-name="Policepardéfaut" style:family="text">
      <style:text-properties fo:font-style="italic" style:font-style-asian="italic"/>
    </style:style>
    <style:style style:name="P666" style:parent-style-name="Titre1" style:family="paragraph">
      <style:text-properties fo:font-weight="normal" style:font-weight-asian="normal"/>
    </style:style>
    <style:style style:name="P667" style:parent-style-name="Normal" style:family="paragraph">
      <style:text-properties fo:font-style="italic" style:font-style-asian="italic"/>
    </style:style>
    <style:style style:name="P668" style:parent-style-name="Titre1" style:family="paragraph">
      <style:text-properties fo:font-weight="normal" style:font-weight-asian="normal"/>
    </style:style>
    <style:style style:name="P669" style:parent-style-name="Normal" style:family="paragraph">
      <style:text-properties fo:font-style="italic" style:font-style-asian="italic"/>
    </style:style>
    <style:style style:name="T670" style:parent-style-name="Policepardéfaut" style:family="text">
      <style:text-properties fo:font-style="italic" style:font-style-asian="italic"/>
    </style:style>
    <style:style style:name="P671" style:parent-style-name="Normal" style:family="paragraph">
      <style:text-properties fo:font-weight="bold" style:font-weight-asian="bold"/>
    </style:style>
    <style:style style:name="P672" style:parent-style-name="Titre1" style:family="paragraph">
      <style:text-properties fo:font-weight="normal" style:font-weight-asian="normal"/>
    </style:style>
    <style:style style:name="P673" style:parent-style-name="Normal" style:family="paragraph">
      <style:text-properties fo:font-style="italic" style:font-style-asian="italic"/>
    </style:style>
    <style:style style:name="T674" style:parent-style-name="Policepardéfaut" style:family="text">
      <style:text-properties fo:font-style="italic" style:font-style-asian="italic"/>
    </style:style>
    <style:style style:name="T675" style:parent-style-name="Policepardéfaut" style:family="text">
      <style:text-properties fo:font-style="italic" style:font-style-asian="italic"/>
    </style:style>
    <style:style style:name="T676" style:parent-style-name="Policepardéfaut" style:family="text">
      <style:text-properties fo:font-style="italic" style:font-style-asian="italic"/>
    </style:style>
    <style:style style:name="P677" style:parent-style-name="Titre1" style:family="paragraph">
      <style:text-properties fo:font-weight="normal" style:font-weight-asian="normal"/>
    </style:style>
    <style:style style:name="P678" style:parent-style-name="Normal" style:family="paragraph">
      <style:text-properties fo:font-style="italic" style:font-style-asian="italic"/>
    </style:style>
    <style:style style:name="T679" style:parent-style-name="Policepardéfaut" style:family="text">
      <style:text-properties fo:font-style="italic" style:font-style-asian="italic"/>
    </style:style>
    <style:style style:name="T680" style:parent-style-name="Policepardéfaut" style:family="text">
      <style:text-properties fo:font-style="italic" style:font-style-asian="italic"/>
    </style:style>
    <style:style style:name="T681" style:parent-style-name="Policepardéfaut" style:family="text">
      <style:text-properties fo:font-style="italic" style:font-style-asian="italic"/>
    </style:style>
    <style:style style:name="T682" style:parent-style-name="Policepardéfaut" style:family="text">
      <style:text-properties fo:font-style="italic" style:font-style-asian="italic"/>
    </style:style>
    <style:style style:name="T683" style:parent-style-name="Policepardéfaut" style:family="text">
      <style:text-properties fo:font-style="italic" style:font-style-asian="italic"/>
    </style:style>
    <style:style style:name="P684" style:parent-style-name="Titre1" style:family="paragraph">
      <style:text-properties fo:font-weight="normal" style:font-weight-asian="normal"/>
    </style:style>
    <style:style style:name="P685" style:parent-style-name="Normal" style:family="paragraph">
      <style:text-properties fo:font-style="italic" style:font-style-asian="italic"/>
    </style:style>
    <style:style style:name="T686" style:parent-style-name="Policepardéfaut" style:family="text">
      <style:text-properties fo:font-style="italic" style:font-style-asian="italic"/>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fo:font-style="italic" style:font-style-asian="italic"/>
    </style:style>
    <style:style style:name="P690" style:parent-style-name="Titre1" style:family="paragraph">
      <style:text-properties fo:font-weight="normal" style:font-weight-asian="normal"/>
    </style:style>
    <style:style style:name="T691" style:parent-style-name="Policepardéfaut" style:family="text">
      <style:text-properties fo:font-style="italic" style:font-style-asian="italic"/>
    </style:style>
    <style:style style:name="T692" style:parent-style-name="Policepardéfaut" style:family="text">
      <style:text-properties fo:font-style="italic" style:font-style-asian="italic"/>
    </style:style>
    <style:style style:name="T693" style:parent-style-name="Policepardéfaut" style:family="text">
      <style:text-properties fo:font-style="italic" style:font-style-asian="italic"/>
    </style:style>
    <style:style style:name="T694" style:parent-style-name="Policepardéfaut" style:family="text">
      <style:text-properties fo:font-style="italic" style:font-style-asian="italic"/>
    </style:style>
    <style:style style:name="T695" style:parent-style-name="Policepardéfaut" style:family="text">
      <style:text-properties fo:font-style="italic" style:font-style-asian="italic"/>
    </style:style>
    <style:style style:name="P696" style:parent-style-name="Titre1" style:family="paragraph">
      <style:text-properties fo:font-weight="normal" style:font-weight-asian="normal"/>
    </style:style>
    <style:style style:name="P697" style:parent-style-name="Normal" style:family="paragraph">
      <style:text-properties fo:font-style="italic" style:font-style-asian="italic"/>
    </style:style>
    <style:style style:name="T698" style:parent-style-name="Policepardéfaut" style:family="text">
      <style:text-properties fo:font-style="italic" style:font-style-asian="italic"/>
    </style:style>
    <style:style style:name="T699" style:parent-style-name="Policepardéfaut" style:family="text">
      <style:text-properties fo:font-style="italic" style:font-style-asian="italic"/>
    </style:style>
    <style:style style:name="T700" style:parent-style-name="Policepardéfaut" style:family="text">
      <style:text-properties fo:font-style="italic" style:font-style-asian="italic"/>
    </style:style>
    <style:style style:name="T701" style:parent-style-name="Policepardéfaut" style:family="text">
      <style:text-properties fo:font-style="italic" style:font-style-asian="italic"/>
    </style:style>
    <style:style style:name="T702" style:parent-style-name="Policepardéfaut" style:family="text">
      <style:text-properties fo:font-style="italic" style:font-style-asian="italic"/>
    </style:style>
    <style:style style:name="T703" style:parent-style-name="Policepardéfaut" style:family="text">
      <style:text-properties fo:font-style="italic" style:font-style-asian="italic"/>
    </style:style>
    <style:style style:name="P704" style:parent-style-name="Titre1" style:family="paragraph">
      <style:text-properties fo:font-weight="normal" style:font-weight-asian="normal"/>
    </style:style>
    <style:style style:name="P705" style:parent-style-name="Normal" style:family="paragraph">
      <style:text-properties fo:font-style="italic" style:font-style-asian="italic"/>
    </style:style>
    <style:style style:name="T706" style:parent-style-name="Policepardéfaut" style:family="text">
      <style:text-properties fo:font-style="italic" style:font-style-asian="italic"/>
    </style:style>
    <style:style style:name="P707" style:parent-style-name="Titre1" style:family="paragraph">
      <style:text-properties fo:font-weight="normal" style:font-weight-asian="normal"/>
    </style:style>
    <style:style style:name="P708" style:parent-style-name="Normal" style:family="paragraph">
      <style:text-properties fo:font-style="italic" style:font-style-asian="italic"/>
    </style:style>
    <style:style style:name="T709" style:parent-style-name="Policepardéfaut" style:family="text">
      <style:text-properties fo:font-style="italic" style:font-style-asian="italic"/>
    </style:style>
    <style:style style:name="P710" style:parent-style-name="Titre1" style:family="paragraph">
      <style:text-properties fo:font-weight="normal" style:font-weight-asian="normal"/>
    </style:style>
    <style:style style:name="P711" style:parent-style-name="Normal" style:family="paragraph">
      <style:text-properties fo:font-style="italic" style:font-style-asian="italic"/>
    </style:style>
    <style:style style:name="T712" style:parent-style-name="Policepardéfaut" style:family="text">
      <style:text-properties fo:font-style="italic" style:font-style-asian="italic"/>
    </style:style>
    <style:style style:name="P713" style:parent-style-name="Titre1" style:family="paragraph">
      <style:text-properties fo:font-weight="normal" style:font-weight-asian="normal"/>
    </style:style>
    <style:style style:name="P714" style:parent-style-name="Normal" style:family="paragraph">
      <style:text-properties fo:font-style="italic" style:font-style-asian="italic"/>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P717" style:parent-style-name="Titre1" style:family="paragraph">
      <style:text-properties fo:font-weight="normal" style:font-weight-asian="normal"/>
    </style:style>
    <style:style style:name="P718" style:parent-style-name="Normal" style:family="paragraph">
      <style:text-properties fo:font-style="italic" style:font-style-asian="italic"/>
    </style:style>
    <style:style style:name="T719" style:parent-style-name="Policepardéfaut" style:family="text">
      <style:text-properties fo:font-style="italic" style:font-style-asian="italic"/>
    </style:style>
    <style:style style:name="T720" style:parent-style-name="Policepardéfaut" style:family="text">
      <style:text-properties fo:font-style="italic" style:font-style-asian="italic"/>
    </style:style>
    <style:style style:name="P721" style:parent-style-name="Titre1" style:family="paragraph">
      <style:text-properties fo:font-weight="normal" style:font-weight-asian="normal"/>
    </style:style>
    <style:style style:name="P722" style:parent-style-name="Normal" style:family="paragraph">
      <style:text-properties fo:font-style="italic" style:font-style-asian="italic"/>
    </style:style>
    <style:style style:name="T723" style:parent-style-name="Policepardéfaut" style:family="text">
      <style:text-properties fo:font-style="italic" style:font-style-asian="italic"/>
    </style:style>
    <style:style style:name="P724" style:parent-style-name="Titre1" style:family="paragraph">
      <style:text-properties fo:font-weight="normal" style:font-weight-asian="normal"/>
    </style:style>
    <style:style style:name="P725" style:parent-style-name="Normal" style:family="paragraph">
      <style:text-properties fo:font-style="italic" style:font-style-asian="italic"/>
    </style:style>
    <style:style style:name="T726" style:parent-style-name="Policepardéfaut" style:family="text">
      <style:text-properties fo:font-style="italic" style:font-style-asian="italic"/>
    </style:style>
    <style:style style:name="T727" style:parent-style-name="Policepardéfaut" style:family="text">
      <style:text-properties fo:font-style="italic" style:font-style-asian="italic"/>
    </style:style>
    <style:style style:name="T728" style:parent-style-name="Policepardéfaut" style:family="text">
      <style:text-properties fo:font-style="italic" style:font-style-asian="italic"/>
    </style:style>
    <style:style style:name="P729" style:parent-style-name="Titre1" style:family="paragraph">
      <style:text-properties fo:font-weight="normal" style:font-weight-asian="normal"/>
    </style:style>
    <style:style style:name="P730" style:parent-style-name="Normal" style:family="paragraph">
      <style:text-properties fo:font-style="italic" style:font-style-asian="italic"/>
    </style:style>
    <style:style style:name="T731" style:parent-style-name="Policepardéfaut" style:family="text">
      <style:text-properties fo:font-style="italic" style:font-style-asian="italic"/>
    </style:style>
    <style:style style:name="T732" style:parent-style-name="Policepardéfaut" style:family="text">
      <style:text-properties fo:font-style="italic" style:font-style-asian="italic"/>
    </style:style>
    <style:style style:name="P733" style:parent-style-name="Titre1" style:family="paragraph">
      <style:text-properties fo:font-weight="normal" style:font-weight-asian="normal"/>
    </style:style>
    <style:style style:name="P734" style:parent-style-name="Normal" style:family="paragraph">
      <style:text-properties fo:font-style="italic" style:font-style-asian="italic"/>
    </style:style>
    <style:style style:name="T735" style:parent-style-name="Policepardéfaut" style:family="text">
      <style:text-properties fo:font-style="italic" style:font-style-asian="italic"/>
    </style:style>
    <style:style style:name="T736" style:parent-style-name="Policepardéfaut" style:family="text">
      <style:text-properties fo:font-style="italic" style:font-style-asian="italic"/>
    </style:style>
    <style:style style:name="P737" style:parent-style-name="Titre1" style:family="paragraph">
      <style:text-properties fo:font-weight="normal" style:font-weight-asian="normal"/>
    </style:style>
    <style:style style:name="P738" style:parent-style-name="Normal" style:family="paragraph">
      <style:text-properties fo:font-style="italic" style:font-style-asian="italic"/>
    </style:style>
    <style:style style:name="T739" style:parent-style-name="Policepardéfaut" style:family="text">
      <style:text-properties fo:font-style="italic" style:font-style-asian="italic"/>
    </style:style>
    <style:style style:name="T740" style:parent-style-name="Policepardéfaut" style:family="text">
      <style:text-properties fo:font-style="italic" style:font-style-asian="italic"/>
    </style:style>
    <style:style style:name="P741" style:parent-style-name="Normal" style:family="paragraph">
      <style:text-properties fo:font-weight="bold" style:font-weight-asian="bold"/>
    </style:style>
    <style:style style:name="P742" style:parent-style-name="Titre1" style:family="paragraph">
      <style:text-properties fo:font-weight="normal" style:font-weight-asian="normal"/>
    </style:style>
    <style:style style:name="P743" style:parent-style-name="Normal" style:family="paragraph">
      <style:text-properties fo:font-style="italic" style:font-style-asian="italic"/>
    </style:style>
    <style:style style:name="T744" style:parent-style-name="Policepardéfaut" style:family="text">
      <style:text-properties fo:font-style="italic" style:font-style-asian="italic"/>
    </style:style>
    <style:style style:name="P745" style:parent-style-name="Titre1" style:family="paragraph">
      <style:text-properties fo:font-weight="normal" style:font-weight-asian="normal"/>
    </style:style>
    <style:style style:name="P746" style:parent-style-name="Normal" style:family="paragraph">
      <style:text-properties fo:font-style="italic" style:font-style-asian="italic"/>
    </style:style>
    <style:style style:name="T747" style:parent-style-name="Policepardéfaut" style:family="text">
      <style:text-properties fo:font-style="italic" style:font-style-asian="italic"/>
    </style:style>
    <style:style style:name="T748" style:parent-style-name="Policepardéfaut" style:family="text">
      <style:text-properties fo:font-style="italic" style:font-style-asian="italic"/>
    </style:style>
    <style:style style:name="T749" style:parent-style-name="Policepardéfaut" style:family="text">
      <style:text-properties fo:font-style="italic" style:font-style-asian="italic"/>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Policepardéfaut" style:family="text">
      <style:text-properties fo:font-style="italic" style:font-style-asian="italic"/>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style>
    <style:style style:name="T756" style:parent-style-name="Policepardéfaut" style:family="text">
      <style:text-properties fo:font-style="italic" style:font-style-asian="italic"/>
    </style:style>
    <style:style style:name="T757" style:parent-style-name="Policepardéfaut" style:family="text">
      <style:text-properties fo:font-style="italic" style:font-style-asian="italic"/>
    </style:style>
    <style:style style:name="T758" style:parent-style-name="Policepardéfaut" style:family="text">
      <style:text-properties fo:font-style="italic" style:font-style-asian="italic"/>
    </style:style>
    <style:style style:name="T759" style:parent-style-name="Policepardéfaut" style:family="text">
      <style:text-properties fo:font-style="italic" style:font-style-asian="italic"/>
    </style:style>
    <style:style style:name="T760" style:parent-style-name="Policepardéfaut" style:family="text">
      <style:text-properties fo:font-style="italic" style:font-style-asian="italic"/>
    </style:style>
    <style:style style:name="T761" style:parent-style-name="Policepardéfaut" style:family="text">
      <style:text-properties fo:font-style="italic" style:font-style-asian="italic"/>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style="italic" style:font-style-asian="italic"/>
    </style:style>
    <style:style style:name="T766" style:parent-style-name="Policepardéfaut" style:family="text">
      <style:text-properties fo:font-style="italic" style:font-style-asian="italic"/>
    </style:style>
    <style:style style:name="T767" style:parent-style-name="Policepardéfaut" style:family="text">
      <style:text-properties fo:font-style="italic" style:font-style-asian="italic"/>
    </style:style>
    <style:style style:name="T768" style:parent-style-name="Policepardéfaut" style:family="text">
      <style:text-properties fo:font-style="italic" style:font-style-asian="italic"/>
    </style:style>
    <style:style style:name="T769" style:parent-style-name="Policepardéfaut" style:family="text">
      <style:text-properties fo:font-style="italic" style:font-style-asian="italic"/>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Policepardéfaut" style:family="text">
      <style:text-properties fo:font-style="italic" style:font-style-asian="italic"/>
    </style:style>
    <style:style style:name="T773" style:parent-style-name="Policepardéfaut" style:family="text">
      <style:text-properties fo:font-style="italic" style:font-style-asian="italic"/>
    </style:style>
    <style:style style:name="T774" style:parent-style-name="Policepardéfaut" style:family="text">
      <style:text-properties fo:font-style="italic" style:font-style-asian="italic"/>
    </style:style>
    <style:style style:name="T775" style:parent-style-name="Policepardéfaut" style:family="text">
      <style:text-properties fo:font-style="italic" style:font-style-asian="italic"/>
    </style:style>
    <style:style style:name="P776" style:parent-style-name="Titre1" style:family="paragraph">
      <style:text-properties fo:font-weight="normal" style:font-weight-asian="normal"/>
    </style:style>
    <style:style style:name="P777" style:parent-style-name="Normal" style:family="paragraph">
      <style:text-properties fo:font-style="italic" style:font-style-asian="italic"/>
    </style:style>
    <style:style style:name="T778" style:parent-style-name="Policepardéfaut" style:family="text">
      <style:text-properties fo:font-style="italic" style:font-style-asian="italic"/>
    </style:style>
    <style:style style:name="P779" style:parent-style-name="Titre1" style:family="paragraph">
      <style:text-properties fo:font-weight="normal" style:font-weight-asian="normal"/>
    </style:style>
    <style:style style:name="P780" style:parent-style-name="Normal" style:family="paragraph">
      <style:text-properties fo:font-style="italic" style:font-style-asian="italic"/>
    </style:style>
    <style:style style:name="T781" style:parent-style-name="Policepardéfaut" style:family="text">
      <style:text-properties fo:font-style="italic" style:font-style-asian="italic"/>
    </style:style>
    <style:style style:name="T782" style:parent-style-name="Policepardéfaut" style:family="text">
      <style:text-properties fo:font-style="italic" style:font-style-asian="italic"/>
    </style:style>
    <style:style style:name="P783" style:parent-style-name="Titre1" style:family="paragraph">
      <style:text-properties fo:font-weight="normal" style:font-weight-asian="normal"/>
    </style:style>
    <style:style style:name="P784" style:parent-style-name="Normal" style:family="paragraph">
      <style:text-properties fo:font-style="italic" style:font-style-asian="italic"/>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P787" style:parent-style-name="Titre1" style:family="paragraph">
      <style:text-properties fo:font-weight="normal" style:font-weight-asian="normal"/>
    </style:style>
    <style:style style:name="P788" style:parent-style-name="Normal" style:family="paragraph">
      <style:text-properties fo:font-style="italic" style:font-style-asian="italic"/>
    </style:style>
    <style:style style:name="P789" style:parent-style-name="Titre1" style:family="paragraph">
      <style:text-properties fo:font-weight="normal" style:font-weight-asian="normal"/>
    </style:style>
    <style:style style:name="P790" style:parent-style-name="Normal" style:family="paragraph">
      <style:text-properties fo:font-style="italic" style:font-style-asian="italic"/>
    </style:style>
    <style:style style:name="T791" style:parent-style-name="Policepardéfaut" style:family="text">
      <style:text-properties fo:font-style="italic" style:font-style-asian="italic"/>
    </style:style>
    <style:style style:name="T792" style:parent-style-name="Policepardéfaut" style:family="text">
      <style:text-properties fo:font-style="italic" style:font-style-asian="italic"/>
    </style:style>
    <style:style style:name="P793" style:parent-style-name="Titre1" style:family="paragraph">
      <style:text-properties fo:font-weight="normal" style:font-weight-asian="normal"/>
    </style:style>
    <style:style style:name="P794" style:parent-style-name="Normal" style:family="paragraph">
      <style:text-properties fo:font-style="italic" style:font-style-asian="italic"/>
    </style:style>
    <style:style style:name="T795" style:parent-style-name="Policepardéfaut" style:family="text">
      <style:text-properties fo:font-style="italic" style:font-style-asian="italic"/>
    </style:style>
    <style:style style:name="T796" style:parent-style-name="Policepardéfaut" style:family="text">
      <style:text-properties fo:font-style="italic" style:font-style-asian="italic"/>
    </style:style>
    <style:style style:name="P797" style:parent-style-name="Titre1" style:family="paragraph">
      <style:text-properties fo:font-weight="normal" style:font-weight-asian="normal"/>
    </style:style>
    <style:style style:name="P798" style:parent-style-name="Normal" style:family="paragraph">
      <style:text-properties fo:font-style="italic" style:font-style-asian="italic"/>
    </style:style>
    <style:style style:name="T799" style:parent-style-name="Policepardéfaut" style:family="text">
      <style:text-properties fo:font-style="italic" style:font-style-asian="italic"/>
    </style:style>
    <style:style style:name="P800" style:parent-style-name="Titre1" style:family="paragraph">
      <style:text-properties fo:font-weight="normal" style:font-weight-asian="normal"/>
    </style:style>
    <style:style style:name="P801" style:parent-style-name="Normal" style:family="paragraph">
      <style:text-properties fo:font-style="italic" style:font-style-asian="italic"/>
    </style:style>
    <style:style style:name="T802" style:parent-style-name="Policepardéfaut" style:family="text">
      <style:text-properties fo:font-style="italic" style:font-style-asian="italic"/>
    </style:style>
    <style:style style:name="T803" style:parent-style-name="Policepardéfaut" style:family="text">
      <style:text-properties fo:font-style="italic" style:font-style-asian="italic"/>
    </style:style>
    <style:style style:name="T804" style:parent-style-name="Policepardéfaut" style:family="text">
      <style:text-properties fo:font-style="italic" style:font-style-asian="italic"/>
    </style:style>
    <style:style style:name="P805" style:parent-style-name="Titre1" style:family="paragraph">
      <style:text-properties fo:font-weight="normal" style:font-weight-asian="normal"/>
    </style:style>
    <style:style style:name="P806" style:parent-style-name="Normal" style:family="paragraph">
      <style:text-properties fo:font-style="italic" style:font-style-asian="italic"/>
    </style:style>
    <style:style style:name="T807" style:parent-style-name="Policepardéfaut" style:family="text">
      <style:text-properties fo:font-style="italic" style:font-style-asian="italic"/>
    </style:style>
    <style:style style:name="T808" style:parent-style-name="Policepardéfaut" style:family="text">
      <style:text-properties fo:font-style="italic" style:font-style-asian="italic"/>
    </style:style>
    <style:style style:name="P809" style:parent-style-name="Titre1" style:family="paragraph">
      <style:text-properties fo:font-weight="normal" style:font-weight-asian="normal"/>
    </style:style>
    <style:style style:name="P810" style:parent-style-name="Normal" style:family="paragraph">
      <style:text-properties fo:font-style="italic" style:font-style-asian="italic"/>
    </style:style>
    <style:style style:name="T811" style:parent-style-name="Policepardéfaut" style:family="text">
      <style:text-properties fo:font-style="italic" style:font-style-asian="italic"/>
    </style:style>
    <style:style style:name="P812" style:parent-style-name="Titre1" style:family="paragraph">
      <style:text-properties fo:font-weight="normal" style:font-weight-asian="normal"/>
    </style:style>
    <style:style style:name="P813" style:parent-style-name="Normal" style:family="paragraph">
      <style:text-properties fo:font-style="italic" style:font-style-asian="italic"/>
    </style:style>
    <style:style style:name="T814" style:parent-style-name="Policepardéfaut" style:family="text">
      <style:text-properties fo:font-style="italic" style:font-style-asian="italic"/>
    </style:style>
    <style:style style:name="T815" style:parent-style-name="Policepardéfaut" style:family="text">
      <style:text-properties fo:font-style="italic" style:font-style-asian="italic"/>
    </style:style>
    <style:style style:name="P816" style:parent-style-name="Titre1" style:family="paragraph">
      <style:text-properties fo:font-weight="normal" style:font-weight-asian="normal"/>
    </style:style>
    <style:style style:name="P817" style:parent-style-name="Normal" style:family="paragraph">
      <style:text-properties fo:font-style="italic" style:font-style-asian="italic"/>
    </style:style>
    <style:style style:name="T818" style:parent-style-name="Policepardéfaut" style:family="text">
      <style:text-properties fo:font-style="italic" style:font-style-asian="italic"/>
    </style:style>
    <style:style style:name="P819" style:parent-style-name="Titre1" style:family="paragraph">
      <style:text-properties fo:font-weight="normal" style:font-weight-asian="normal"/>
    </style:style>
    <style:style style:name="P820" style:parent-style-name="Normal" style:family="paragraph">
      <style:text-properties fo:font-style="italic" style:font-style-asian="italic"/>
    </style:style>
    <style:style style:name="T821" style:parent-style-name="Policepardéfaut" style:family="text">
      <style:text-properties fo:font-style="italic" style:font-style-asian="italic"/>
    </style:style>
    <style:style style:name="P822" style:parent-style-name="Normal" style:family="paragraph">
      <style:text-properties fo:font-weight="bold" style:font-weight-asian="bold"/>
    </style:style>
    <style:style style:name="P823" style:parent-style-name="Titre1" style:family="paragraph">
      <style:text-properties fo:font-weight="normal" style:font-weight-asian="normal"/>
    </style:style>
    <style:style style:name="P824" style:parent-style-name="Normal" style:family="paragraph">
      <style:text-properties fo:font-style="italic" style:font-style-asian="italic"/>
    </style:style>
    <style:style style:name="T825" style:parent-style-name="Policepardéfaut" style:family="text">
      <style:text-properties fo:font-style="italic" style:font-style-asian="italic"/>
    </style:style>
    <style:style style:name="P826" style:parent-style-name="Titre1" style:family="paragraph">
      <style:text-properties fo:font-weight="normal" style:font-weight-asian="normal"/>
    </style:style>
    <style:style style:name="P827" style:parent-style-name="Normal" style:family="paragraph">
      <style:text-properties fo:font-style="italic" style:font-style-asian="italic"/>
    </style:style>
    <style:style style:name="P828" style:parent-style-name="Titre1" style:family="paragraph">
      <style:text-properties fo:font-weight="normal" style:font-weight-asian="normal"/>
    </style:style>
    <style:style style:name="P829" style:parent-style-name="Normal" style:family="paragraph">
      <style:text-properties fo:font-style="italic" style:font-style-asian="italic"/>
    </style:style>
    <style:style style:name="T830" style:parent-style-name="Policepardéfaut" style:family="text">
      <style:text-properties fo:font-style="italic" style:font-style-asian="italic"/>
    </style:style>
    <style:style style:name="T831" style:parent-style-name="Policepardéfaut" style:family="text">
      <style:text-properties fo:font-style="italic" style:font-style-asian="italic"/>
    </style:style>
    <style:style style:name="P832" style:parent-style-name="Titre1" style:family="paragraph">
      <style:text-properties fo:font-weight="normal" style:font-weight-asian="normal"/>
    </style:style>
    <style:style style:name="P833" style:parent-style-name="Normal" style:family="paragraph">
      <style:text-properties fo:font-style="italic" style:font-style-asian="italic"/>
    </style:style>
    <style:style style:name="P834" style:parent-style-name="Titre1" style:family="paragraph">
      <style:text-properties fo:font-weight="normal" style:font-weight-asian="normal"/>
    </style:style>
    <style:style style:name="P835" style:parent-style-name="Normal" style:family="paragraph">
      <style:text-properties fo:font-style="italic" style:font-style-asian="italic"/>
    </style:style>
    <style:style style:name="T836" style:parent-style-name="Policepardéfaut" style:family="text">
      <style:text-properties fo:font-style="italic" style:font-style-asian="italic"/>
    </style:style>
    <style:style style:name="P837" style:parent-style-name="Titre1" style:family="paragraph">
      <style:text-properties fo:font-weight="normal" style:font-weight-asian="normal"/>
    </style:style>
    <style:style style:name="P838" style:parent-style-name="Normal" style:family="paragraph">
      <style:text-properties fo:font-style="italic" style:font-style-asian="italic"/>
    </style:style>
    <style:style style:name="T839" style:parent-style-name="Policepardéfaut" style:family="text">
      <style:text-properties fo:font-style="italic" style:font-style-asian="italic"/>
    </style:style>
    <style:style style:name="T840" style:parent-style-name="Policepardéfaut" style:family="text">
      <style:text-properties fo:font-style="italic" style:font-style-asian="italic"/>
    </style:style>
    <style:style style:name="P841" style:parent-style-name="Titre1" style:family="paragraph">
      <style:text-properties fo:font-weight="normal" style:font-weight-asian="normal"/>
    </style:style>
    <style:style style:name="P842" style:parent-style-name="Normal" style:family="paragraph">
      <style:text-properties fo:font-style="italic" style:font-style-asian="italic"/>
    </style:style>
    <style:style style:name="T843" style:parent-style-name="Policepardéfaut" style:family="text">
      <style:text-properties fo:font-style="italic" style:font-style-asian="italic"/>
    </style:style>
    <style:style style:name="T844" style:parent-style-name="Policepardéfaut" style:family="text">
      <style:text-properties fo:font-style="italic" style:font-style-asian="italic"/>
    </style:style>
    <style:style style:name="P845" style:parent-style-name="Titre1" style:family="paragraph">
      <style:text-properties fo:font-weight="normal" style:font-weight-asian="normal"/>
    </style:style>
    <style:style style:name="P846" style:parent-style-name="Normal" style:family="paragraph">
      <style:text-properties fo:font-style="italic" style:font-style-asian="italic"/>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style>
    <style:style style:name="T849" style:parent-style-name="Policepardéfaut" style:family="text">
      <style:text-properties fo:font-style="italic" style:font-style-asian="italic"/>
    </style:style>
    <style:style style:name="T850" style:parent-style-name="Policepardéfaut" style:family="text">
      <style:text-properties fo:font-style="italic" style:font-style-asian="italic"/>
    </style:style>
    <style:style style:name="T851" style:parent-style-name="Policepardéfaut" style:family="text">
      <style:text-properties fo:font-style="italic" style:font-style-asian="italic"/>
    </style:style>
    <style:style style:name="T852" style:parent-style-name="Policepardéfaut" style:family="text">
      <style:text-properties fo:font-style="italic" style:font-style-asian="italic"/>
    </style:style>
    <style:style style:name="T853" style:parent-style-name="Policepardéfaut" style:family="text">
      <style:text-properties fo:font-style="italic" style:font-style-asian="italic"/>
    </style:style>
    <style:style style:name="T854" style:parent-style-name="Policepardéfaut" style:family="text">
      <style:text-properties fo:font-style="italic" style:font-style-asian="italic"/>
    </style:style>
    <style:style style:name="T855" style:parent-style-name="Policepardéfaut" style:family="text">
      <style:text-properties fo:font-style="italic" style:font-style-asian="italic"/>
    </style:style>
    <style:style style:name="T856" style:parent-style-name="Policepardéfaut" style:family="text">
      <style:text-properties fo:font-style="italic" style:font-style-asian="italic"/>
    </style:style>
    <style:style style:name="T857" style:parent-style-name="Policepardéfaut" style:family="text">
      <style:text-properties fo:font-style="italic" style:font-style-asian="italic"/>
    </style:style>
    <style:style style:name="T858" style:parent-style-name="Policepardéfaut" style:family="text">
      <style:text-properties fo:font-style="italic" style:font-style-asian="italic"/>
    </style:style>
    <style:style style:name="T859" style:parent-style-name="Policepardéfaut" style:family="text">
      <style:text-properties fo:font-style="italic" style:font-style-asian="italic"/>
    </style:style>
    <style:style style:name="T860" style:parent-style-name="Policepardéfaut" style:family="text">
      <style:text-properties fo:font-style="italic" style:font-style-asian="italic"/>
    </style:style>
    <style:style style:name="T861" style:parent-style-name="Policepardéfaut" style:family="text">
      <style:text-properties fo:font-style="italic" style:font-style-asian="italic"/>
    </style:style>
    <style:style style:name="T862" style:parent-style-name="Policepardéfaut" style:family="text">
      <style:text-properties fo:font-style="italic" style:font-style-asian="italic"/>
    </style:style>
    <style:style style:name="T863" style:parent-style-name="Policepardéfaut" style:family="text">
      <style:text-properties fo:font-style="italic" style:font-style-asian="italic"/>
    </style:style>
    <style:style style:name="T864" style:parent-style-name="Policepardéfaut" style:family="text">
      <style:text-properties fo:font-style="italic" style:font-style-asian="italic"/>
    </style:style>
    <style:style style:name="T865" style:parent-style-name="Policepardéfaut" style:family="text">
      <style:text-properties fo:font-style="italic" style:font-style-asian="italic"/>
    </style:style>
    <style:style style:name="T866" style:parent-style-name="Policepardéfaut" style:family="text">
      <style:text-properties fo:font-style="italic" style:font-style-asian="italic"/>
    </style:style>
    <style:style style:name="T867" style:parent-style-name="Policepardéfaut" style:family="text">
      <style:text-properties fo:font-style="italic" style:font-style-asian="italic"/>
    </style:style>
    <style:style style:name="T868" style:parent-style-name="Policepardéfaut" style:family="text">
      <style:text-properties fo:font-style="italic" style:font-style-asian="italic"/>
    </style:style>
    <style:style style:name="T869" style:parent-style-name="Policepardéfaut" style:family="text">
      <style:text-properties fo:font-style="italic" style:font-style-asian="italic"/>
    </style:style>
    <style:style style:name="T870" style:parent-style-name="Policepardéfaut" style:family="text">
      <style:text-properties fo:font-style="italic" style:font-style-asian="italic"/>
    </style:style>
    <style:style style:name="P871" style:parent-style-name="Titre1" style:family="paragraph">
      <style:text-properties fo:font-weight="normal" style:font-weight-asian="normal"/>
    </style:style>
    <style:style style:name="P872" style:parent-style-name="Normal" style:family="paragraph">
      <style:text-properties fo:font-style="italic" style:font-style-asian="italic"/>
    </style:style>
    <style:style style:name="T873" style:parent-style-name="Policepardéfaut" style:family="text">
      <style:text-properties fo:font-style="italic" style:font-style-asian="italic"/>
    </style:style>
    <style:style style:name="P874" style:parent-style-name="Titre1" style:family="paragraph">
      <style:text-properties fo:font-weight="normal" style:font-weight-asian="normal"/>
    </style:style>
    <style:style style:name="P875" style:parent-style-name="Normal" style:family="paragraph">
      <style:text-properties fo:font-style="italic" style:font-style-asian="italic"/>
    </style:style>
    <style:style style:name="T876" style:parent-style-name="Policepardéfaut" style:family="text">
      <style:text-properties fo:font-style="italic" style:font-style-asian="italic"/>
    </style:style>
    <style:style style:name="T877" style:parent-style-name="Policepardéfaut" style:family="text">
      <style:text-properties fo:font-style="italic" style:font-style-asian="italic"/>
    </style:style>
    <style:style style:name="T878" style:parent-style-name="Policepardéfaut" style:family="text">
      <style:text-properties fo:font-style="italic" style:font-style-asian="italic"/>
    </style:style>
    <style:style style:name="P879" style:parent-style-name="Titre1" style:family="paragraph">
      <style:text-properties fo:font-weight="normal" style:font-weight-asian="normal"/>
    </style:style>
    <style:style style:name="P880" style:parent-style-name="Normal" style:family="paragraph">
      <style:text-properties fo:font-style="italic" style:font-style-asian="italic"/>
    </style:style>
    <style:style style:name="T881" style:parent-style-name="Policepardéfaut" style:family="text">
      <style:text-properties fo:font-style="italic" style:font-style-asian="italic"/>
    </style:style>
    <style:style style:name="T882" style:parent-style-name="Policepardéfaut" style:family="text">
      <style:text-properties fo:font-style="italic" style:font-style-asian="italic"/>
    </style:style>
    <style:style style:name="P883" style:parent-style-name="Normal" style:family="paragraph">
      <style:text-properties fo:font-weight="bold" style:font-weight-asian="bold"/>
    </style:style>
    <style:style style:name="P884" style:parent-style-name="Titre1" style:family="paragraph">
      <style:text-properties fo:font-weight="normal" style:font-weight-asian="normal"/>
    </style:style>
    <style:style style:name="P885" style:parent-style-name="Normal" style:family="paragraph">
      <style:text-properties fo:font-style="italic" style:font-style-asian="italic"/>
    </style:style>
    <style:style style:name="P886" style:parent-style-name="Titre1" style:family="paragraph">
      <style:text-properties fo:font-weight="normal" style:font-weight-asian="normal"/>
    </style:style>
    <style:style style:name="P887" style:parent-style-name="Normal" style:family="paragraph">
      <style:text-properties fo:font-style="italic" style:font-style-asian="italic"/>
    </style:style>
    <style:style style:name="T888" style:parent-style-name="Policepardéfaut" style:family="text">
      <style:text-properties fo:font-style="italic" style:font-style-asian="italic"/>
    </style:style>
    <style:style style:name="P889" style:parent-style-name="Titre1" style:family="paragraph">
      <style:text-properties fo:font-weight="normal" style:font-weight-asian="normal"/>
    </style:style>
    <style:style style:name="P890" style:parent-style-name="Normal" style:family="paragraph">
      <style:text-properties fo:font-style="italic" style:font-style-asian="italic"/>
    </style:style>
    <style:style style:name="P891" style:parent-style-name="Titre1" style:family="paragraph">
      <style:text-properties fo:font-weight="normal" style:font-weight-asian="normal"/>
    </style:style>
    <style:style style:name="P892" style:parent-style-name="Normal" style:family="paragraph">
      <style:text-properties fo:font-style="italic" style:font-style-asian="italic"/>
    </style:style>
    <style:style style:name="P893" style:parent-style-name="Titre1" style:family="paragraph">
      <style:text-properties fo:font-weight="normal" style:font-weight-asian="normal"/>
    </style:style>
    <style:style style:name="P894" style:parent-style-name="Normal" style:family="paragraph">
      <style:text-properties fo:font-style="italic" style:font-style-asian="italic"/>
    </style:style>
    <style:style style:name="T895" style:parent-style-name="Policepardéfaut" style:family="text">
      <style:text-properties fo:font-style="italic" style:font-style-asian="italic"/>
    </style:style>
    <style:style style:name="T896" style:parent-style-name="Policepardéfaut" style:family="text">
      <style:text-properties fo:font-style="italic" style:font-style-asian="italic"/>
    </style:style>
  </office:automatic-styles>
  <office:body>
    <office:text text:use-soft-page-breaks="true">
      <text:p text:style-name="P1">Merki Charles</text:p>
      <text:p text:style-name="rubric">Archéologie, Voyages</text:p>
      <text:p text:style-name="Normal"/>
      <text:h text:style-name="Titre1" text:outline-level="1"><text:span text:style-name="T2">1912<text:s/></text:span><text:span text:style-name="T3">- 1</text:span></text:h>
      <text:p text:style-name="byline">Dr. Guède</text:p>
      <text:p text:style-name="Normal"><text:span text:style-name="T4">Casanova et son évasion des Plombs.</text:span></text:p>
      <text:p text:style-name="Normal">1-I-1912, T. XCV, p. 34 - 55.</text:p>
      <text:p text:style-name="Normal"/>
      <text:p text:style-name="Normal"><text:s text:c="2"/>L’article revient sur l’un des épisodes les plus connus des<text:s/><text:span text:style-name="T5">Mémoires</text:span><text:s/>de Giacomo Casanova – son évasion de la prison vénitienne des<text:s/><text:span text:style-name="T6">Piombi</text:span><text:s/>en octobre 1756. L’auteur souhaite notamment parvenir à en éclairer le déroulement, en vérifiant que Casanova, contrairement aux autres évadés célèbres, a pu agir seul comme il le prétend. <text:s/></text:p>
      <text:p text:style-name="Normal">G. suit donc ligne à ligne le texte des<text:s/><text:span text:style-name="T7">Mémoires</text:span>, dont il cite plusieurs passages, les entrecoupant de remarques et d’objections concernant les points du récit qui lui semblent plus obscurs ou invraisemblables. Au cours même de cet examen effectué « comme un juge d’instruction », il conclut assez rapidement et de façon répétée à l’impossibilité du récit du libertin, et à la certitude de son caractère mensonger. « En résumé –­<text:s/>résume-t-il à la fin de ce premier article sur ce sujet – il faut maintenant rayer cette fuite des Plombs du nombre des évasions merveilleuses et courageuses. Il faut la conserver au nombre des évasions célèbres. »</text:p>
      <text:p text:style-name="Normal"/>
      <text:h text:style-name="P8" text:outline-level="1">1912<text:s/>- 2</text:h>
      <text:p text:style-name="byline">Leclère Tristan</text:p>
      <text:p text:style-name="Normal"><text:span text:style-name="T9">Art ancien</text:span></text:p>
      <text:p text:style-name="Normal">1-I-1912, T. XCV, p. 196.</text:p>
      <text:p text:style-name="Normal"/>
      <text:p text:style-name="Normal"><text:s text:c="2"/>Compte-rendu de « l’étude très détaillée » de M.L. Gielli :<text:s/><text:span text:style-name="T10">Le Sodoma.</text:span><text:s/>L. distingue avec l’auteur les oeuvres de chevalet du peintre, « d’un faire mince et lisse, peu agréable », de ses fresques du couvent du Monte Oliveto, de la Farnesine ou de l’Oratoire de San Bernardino, au « pouvoir de séduction incomparable ». L. signale également un des manuscrits « célèbres » de la librairie des ducs de Bourgogne, le<text:s/><text:span text:style-name="T11">Decasibus virorum illustrium</text:span><text:s/>de Jean Boccace, traduit en français et illustré par des miniatures du début du XVème siècle.</text:p>
      <text:p text:style-name="Normal"/>
      <text:h text:style-name="Titre1" text:outline-level="1"><text:span text:style-name="T12">1912<text:s/></text:span><text:span text:style-name="T13">- 3</text:span></text:h>
      <text:p text:style-name="byline">Dr. Guède</text:p>
      <text:p text:style-name="Normal"><text:span text:style-name="T14">Casanova et son évasion des plombs.</text:span><text:s/></text:p>
      <text:p text:style-name="Normal">16-I-1912, T. XCV, p. 244 - 256.</text:p>
      <text:p text:style-name="Normal"/>
      <text:p text:style-name="Normal"><text:s text:c="2"/>Dans ce second article consacré à l’évasion de Casanova des<text:s/><text:span text:style-name="T15">Piombi</text:span><text:s/>de Venise, l’auteur revient sur les raisons de son incarcération, qui lui semblent devoir être cherchées dans ses liens avec la Maçonnerie : d’où il déduit, en accord avec Rossi et contre D’Ancona et Fulin, que c’est le patricien Bragadin qui a corrompu les gardiens, que Casanova a toujours gardé le silence sur son protecteur pour ne pas le compromettre, et que son évasion par les toits des<text:s/><text:span text:style-name="T16">Piombi</text:span><text:s/>est effectivement fausse. « Nous n’avons pas voulu<text:s/><text:soft-page-break/>expliquer par quels moyens Casanova s’est enfui,<text:s/><text:span text:style-name="T17">mais par quels moyens il n’a pas pu s’enfuir, et qu’il prétend avoir été les siens</text:span>. Nous nous sommes servis d’arguments qui, à notre grand étonnement, n’avaient pas encore été mis à jour ». Le Docteur conclut en rappelant une phrase extraite des<text:s/><text:span text:style-name="T18">Mémoires</text:span>, où Casanova, « conteur inimitable », rappelle la corvée fatigante qu’avait été, par la suite, le récit sans cesse répété de son évasion,  « lors même qu’[il brodait] sur rien ».<text:s/></text:p>
      <text:p text:style-name="Normal"/>
      <text:h text:style-name="P19" text:outline-level="1">1912<text:s/>- 4</text:h>
      <text:p text:style-name="byline">Merki Charles</text:p>
      <text:p text:style-name="P20">Archéologie, voyages</text:p>
      <text:p text:style-name="Normal">1-II-1912, T. XCV, p. 621.</text:p>
      <text:p text:style-name="Normal"/>
      <text:p text:style-name="Normal"><text:s text:c="2"/>Compte-rendu de l’ouvrage de E. Grégorius,<text:s/><text:span text:style-name="T21">Promenades italiennes, Palerme, Syracuse, etc</text:span>. , où M. loue les « excellentes descriptions » et les « notes précieuses » de l’auteur, rappelant la richesse historique et archéologique italienne, de la Ravenne bizantine aux Pouilles des Hohenstaufen, qu’on pourra « voir et comprendre » grace aux « excursions d’un érudit et d’un curieux ». <text:s/></text:p>
      <text:p text:style-name="byline"/>
      <text:h text:style-name="Titre1" text:outline-level="1"><text:span text:style-name="T22">1912<text:s/></text:span><text:span text:style-name="T23">- 5</text:span></text:h>
      <text:p text:style-name="byline">Canudo Ricciotto</text:p>
      <text:p text:style-name="Normal"><text:span text:style-name="T24">Lettres italiennes</text:span><text:s/></text:p>
      <text:p text:style-name="Normal">1-II-1912, T. XCV, p. 655.</text:p>
      <text:p text:style-name="Normal"/>
      <text:p text:style-name="Normal"><text:s text:c="2"/>C. consacre sa chronique à la mort de Mario Rapisardi et aux chansons épiques de D’Annunzio.</text:p>
      <text:p text:style-name="Normal">Du premier, C. rappelle avant tout qu’il « n’a pas eu le<text:s/><text:span text:style-name="T25">post mortem</text:span><text:s/>glorieux de Carducci », avant de rédiger toute la nécrologie autour de l’opposition des deux poètes : « il luttèrent réellement pour s’assurer le titre inexprimé de poète national de la nation renouvelée. C’est Carducci qui l’emporta ». C. juge Rapisardi « le<text:s/><text:span text:style-name="T26">vatès</text:span><text:s/>de la Sicile [...], un grand poète  " social " », avant tout de même de nuancer « il fut pour cela doublement odieux, borné et insupportable ». C. rappelle la correspondance entre Rapisardi et Hugo, ainsi que l’éloge de celui-ci à l’égard du poète italien : mais il insiste surtout sur la haine que Carducci et Rapisardi se vouaient mutuellement, faisant de cet antagonisme une lutte entre romantisme et classicisme : « la postérité ratifiera sans doute [la] victoire [de Carducci] », que C. juge « en général un médiocre poète », mais « un incitateur de très grande envergure [qui] renouvela l’expression lyrique italienne, renouvela la prose, enrichit la langue, remua les esprits, et de toute cette effervescence sortit l’étincelle qui devait allumer le foyer spirituel de l’adolescent qui l’a dépassé, Gabriel D’Annunzio ».</text:p>
      <text:p text:style-name="Normal"><text:s text:c="2"/>C. enchaîne ainsi habilement sur le caractère éminement national de la poésie de ce dernier, dont « les accents furent toujours plus nobles que les moins vulgaires des Iambles de Carducci ». Après avoir rappelé que D’Annunzio vit en France, C. commente les<text:s/><text:span text:style-name="T27">Chansons de la geste Tripolitaine</text:span>, dont il relève « l’énergie très sûre » mais déplore « l’exagération de ce " pathos esthétique " qui enlève, depuis plus de vingt<text:s/><text:soft-page-break/>ans, tant de beauté, d’éternité, à l’oeuvre du poète des<text:s/><text:span text:style-name="T28">Laudes</text:span> ». La dernière partie de la chronique, dans <text:s/>laquelle C. cite l’<text:span text:style-name="T29">Ultima</text:span><text:s/><text:span text:style-name="T30">Canzone</text:span>, est pourtant de nouveau fort élogieuse : « la maîtrise absolue, la perfection absolue du rythme et du verbe » est soulignée, alors que la conclusion est plus politique : « un pays qui peut envoyer des milliers d’hommes mourir sur une terre de conquète, et qui a un poète vivant capable de les exalter de la sorte, est un pays qui peut espérer ».</text:p>
      <text:p text:style-name="Normal"/>
      <text:h text:style-name="P31" text:outline-level="1">1912<text:s/>- 6</text:h>
      <text:p text:style-name="byline">De Bury R.</text:p>
      <text:p text:style-name="P32">Les journaux</text:p>
      <text:p text:style-name="Normal">1-II-1912, T. XCV, p. 850.</text:p>
      <text:p text:style-name="Normal"/>
      <text:p text:style-name="Normal"><text:s text:c="2"/>Ce compte-rendu reproduit un article de "la Dépèche" d’Octave Uzanne portant sur un volume intitulé<text:s/><text:span text:style-name="T33">Lettere di Donne a Giacomo Casanova</text:span>, publié à Milan et commenté par Aldo Rava. L’auteur, un « casanoviste » qui déclare posséder les papiers laissés par le libertin au chateau de Dux où il mourut, s’intéresse surtout aux lettres d’une jeune femme de 17 ans, Manon Baletti, « figure vaporeuse, exquise, attendrie, sincèrement passionnée » qui « aime le monstre ». Il conclut sur Casanova, « dévot de la femme, à la façon des polythéistes qui multiplient les autels » et qui fut assurément « bien mieux qu’un vulgaire homme à femmes ». <text:s/></text:p>
      <text:p text:style-name="Normal"/>
      <text:h text:style-name="P34" text:outline-level="1">1912<text:s/>- 7</text:h>
      <text:p text:style-name="byline">Kahn Gustave</text:p>
      <text:p text:style-name="Normal"><text:span text:style-name="T35">Art</text:span></text:p>
      <text:p text:style-name="Normal">16-II-1912, T. XCV, p. 868.</text:p>
      <text:p text:style-name="Normal"/>
      <text:p text:style-name="Normal"><text:s text:c="2"/>K. se limite ici à annoncer un prochain article, plus long, qu’il entend consacrer à l’exposition des peintres Futuristes italiens à la Gallerie Bernheim-Jeune, non sans reconnaître pourtant, après avoir cité plusieurs œuvres (<text:span text:style-name="T36">La Ville qui monte</text:span><text:s/>et<text:s/><text:span text:style-name="T37">la Rafle</text:span><text:s/>de Boccioni,<text:s/><text:span text:style-name="T38">Les funérailles de l’anarchiste Galli</text:span><text:s/>de Carrà, ainsi que<text:s/><text:span text:style-name="T39">Le train en vitesse</text:span><text:s/>de Russolo et<text:span text:style-name="T40"><text:s/>La Danse à Monico</text:span><text:s/>de Severini) qu’ « avec la salle des cubistes [du Salon d’automne], elle marque une date dans l’histoire de l’art. [...] Ils ont trouvé des guides à Paris, mais ils y ont ajouté beaucoup, qui vient d’eux-mêmes, avec beaucoup de fougue et d’éclat ».</text:p>
      <text:p text:style-name="Normal"/>
      <text:h text:style-name="P41" text:outline-level="1">1912<text:s/>- 8</text:h>
      <text:p text:style-name="byline">Apollinaire Guillaume</text:p>
      <text:p text:style-name="P42">La vie anecdotique</text:p>
      <text:p text:style-name="Normal">16-II-1912, T. XCV, p. 888.</text:p>
      <text:p text:style-name="Normal"/>
      <text:p text:style-name="Normal"><text:tab/>« A l’exposition des Futuristes italiens.</text:p>
      <text:p text:style-name="Normal">Le peintre Picasso regarde une toile d’un<text:s/><text:span text:style-name="T43">peintre futuriste</text:span>. Elle est fort embrouillée, des objets disparates s’y mêlent : une bouteille, un faux-col, une tête d’homme jovial, etc., ce désordre est intitulé<text:s/><text:span text:style-name="T44">le Rire</text:span>.</text:p>
      <text:p text:style-name="Normal">" C’est plutôt<text:s/><text:span text:style-name="T45">le Pêle-mêle<text:s/></text:span>", dit en souriant Picasso. »<text:s/></text:p>
      <text:p text:style-name="Normal"/>
      <text:soft-page-break/>
      <text:h text:style-name="P46" text:outline-level="1">1912<text:s/>- 9</text:h>
      <text:p text:style-name="byline">Kahn Gustave</text:p>
      <text:p text:style-name="P47">Art</text:p>
      <text:p text:style-name="Normal">1-III-1912, T. XCVI, p. 184 - 186.</text:p>
      <text:p text:style-name="Normal"/>
      <text:p text:style-name="Normal"><text:s text:c="2"/>K. insiste sur l’animation provoquée par l’exposition des Futuristes : « depuis les premiers jours du pointillisme on n’avait vu pareille émotion, et pareil empressement à venir ressentir devant de la peinture audacieuse les saintes colères académiques ». Il expose ensuite les arguments des détracteurs, qui « ont pour eux deux ordres de raisons » : « d’abord les futuristes abordent hardiment la peinture littéraire et la plus complexe, deuxièmement leur peinture ne considère ni les corps comme opaques, ni les plans comme résistants ». K. évoque également les primitifs qui retraçaient plusieurs épisodes du même évènement <text:s/>sur une seule toile, avant de préciser qu’on « n’a pas encore envisagé la peinture comme devant donner des impressions simultanées d’états d’esprit successifs sur une seule toile ». K. tente alors une description des caractéristiques formelles des futuristes : il cite Rodin et Rosso, indique des « points de contact » avec les cubistes pour le dessin, mais pas pour la couleur, ici « ardente et exaltée », avant de signaler les « harmoniques linéaires » de Carrà ou « mosaïques » de Severini. K. analyse ensuite quelques œuvres telles que<text:s/><text:span text:style-name="T48">La ville qui monte, La sortie du théatre, La danse du Pan Pan <text:s/>à Monico, La révolte</text:span>, ou encore<text:span text:style-name="T49"><text:s/>Le train en vitesse</text:span>, passant rapidement sur « le mouvement furieux », « la beauté lumineuse », « la vie de toute cette foule ». Boccioni, Carrà, Severini et Russolo sont donc « de bons peintres, si on se donne la peine de regarder attentivement leurs œuvres, et dont on peut attendre un vigoureux développement ». Aprés avoir de nouveau souligné leur ardiesse et contesté leurs théories, qu’il juge non-viable pour ce qui est du portrait, K. se promet de revenir « à ces esthétiques neuves, aux cubistes et aux futuristes ». <text:s text:c="4"/></text:p>
      <text:p text:style-name="Normal"/>
      <text:h text:style-name="P50" text:outline-level="1">1912<text:s/>- 10</text:h>
      <text:p text:style-name="byline">Marguillier Auguste</text:p>
      <text:p text:style-name="Normal"><text:span text:style-name="T51">Musées et Collections</text:span></text:p>
      <text:p text:style-name="Normal">1-III-1912, T. XCVI, p. 186 - 189.</text:p>
      <text:p text:style-name="Normal"/>
      <text:p text:style-name="Normal"><text:s text:c="2"/>M. est quand à lui très ironique concernant « ces nouveaux Barbares » futuristes : avant de recencer les nouveautés du Louvre, de Brera ou du Musée Rembrant à Amsterdam, il ouvre sa rubrique par le rappel des théories futuristes quand aux musées, citant quelques phrases de Marinetti, « fougueux chef de ces " Futuristes" que l’Italie vient de lâcher sur nous ». M. prédit que ceux qui sont acquis d’avance à toute cause « anarchiste » seront bientôt séduits, alors que les pauvres « passéistes » doivent se presser de revoir ces œuvres d’autrefois afin « d’oublier devant elles [...] l’orgueilleuse sottise et la laideur de [notre époque] ». Pour ce qui est du Musée Brera de Milan, M. signale une nouvelle salle consacrée à Bernardino Luini, «<text:span text:style-name="T52"> pittore delicatissimo e molto vago</text:span> » selon le jugement rappelé ici de Vasari. M. fait l’éloge du travail du conservateur, le conte Malaguzzi-Valeri, qui est parvenu à réunir vingt-cinq de ses fresques jusque-là éparpillées en Europe.</text:p>
      <text:soft-page-break/>
      <text:p text:style-name="Normal">M. signale en note les catalogues des musées Brera (par F. Malaguzzi-Valeri, « véritable modèle du genre ») et Poldi-Pezzoli, ainsi que<text:s/><text:span text:style-name="T53">I dipinti di Bernardino Luini alla Villa Rabia La Pelucca</text:span>, de L. Beltrami.<text:s/></text:p>
      <text:p text:style-name="Normal"/>
      <text:h text:style-name="Titre1" text:outline-level="1"><text:span text:style-name="T54">1912<text:s/></text:span><text:span text:style-name="T55">- 11</text:span></text:h>
      <text:p text:style-name="byline">Mesnil Jacques</text:p>
      <text:p text:style-name="P56">La crise italienne.</text:p>
      <text:p text:style-name="Normal">16-III-1912, T. XCVI, p. 230 - 249.</text:p>
      <text:p text:style-name="Normal"><text:s/></text:p>
      <text:p text:style-name="Normal"><text:s text:c="2"/>Après avoir rappelé que l’Italie est l’un des pays les plus visités d’Europe, M. rappelle que les Italiens restent inconnus aux voyageurs qui y contemplent surtout les beautés du passé. Il évoque le type du boutiquier et les catégories « qui exploitent professionnnellement les étrangers [...] qui ne font voir du caractère italien que ses moins bons côtés », avant de revenir sur l’histoire récente du Risorgimento et de son « héros populaire par excellence », Garibaldi. M. analyse ensuite les résultats de cette unification qu’il juge en somme décevants. Rome n’a « qu’une vie factice », l’Italie est gouvernée par les arrivistes et les brasseurs d’affaires « louches », les classes dirigeantes sont « inanimes », « la bourgeoisie n’a rien fait, ou presque rien », et le gouvernement actuel n’est pas populaire en Italie.</text:p>
      <text:p text:style-name="Normal"><text:s text:c="2"/>M. critique l’aventure Tripolitaine, coûteuse et stérile, avant de passer en revue l’état des universités, qu’il juge « supérieures à leur réputation », bien que l’absence de discipline puisse nuir aux étudiants ordinaires. M. insiste sur l’influence de l’Allemagne, « qui a prédominé jusqu’ici », et fait l’éloge des professeurs, dont il retient l’exemple de Augusto Murri à Bologne, pourtant calomnié suite à une affaire de meurtre passionnel implicant son fils. M. s’étend sur ce procès qui « passionna autant l’Italie que l’affaire Dreyfuss avait passioné la France ». Il pointe la responsabilité des « cléricaux et affairistes » qui, « appuyés par les mégalomanes du nationalisme, [ont] poussé l’Italie à la guerre », bien qu’elle ne soit guère populaire. « On respire en Italie [...] l’air étouffant de la réaction. ». L’état ne se manifeste au peuple que par la conscription et les taxes, alors que les Italiens sont habitués dès leur enfance à la séparation des classes par les pronoms de politesse<text:s/><text:span text:style-name="T57">voi</text:span><text:s/>et<text:s/><text:span text:style-name="T58">ella</text:span>. M. oppose les qualités du peuple au mauvais gouvernement, source des maux dont il souffre. Suit une analyse des masses prolétariennes et du parti socialiste italien qui, influencé par la social-démocratie allemande, n’a pas su tirer parti des « forces éruptives du prolétariat », et une critique des intellectuels, « les Lombroso, les Sighele, les Ferri, les Mascagni, les Leoncavallo, et Gabriele D’Annunzio, héros insigne du snobisme internationnal, qui chante [...] n’importe quel homme ou quel principe que les caprices de la mode exaltaient momentanément ». </text:p>
      <text:p text:style-name="Normal"><text:s text:c="2"/>M. conclut cet article militant sur la valeur des travaux scientifiques par rapport à la littérature et à l’art, et par une mise en garde contre la nationalisme, alors que « le grand conflit mondial du capital et du travail domine toute notre époque ».<text:s/></text:p>
      <text:p text:style-name="Normal"/>
      <text:h text:style-name="P59" text:outline-level="1">1912<text:s/>- 12</text:h>
      <text:p text:style-name="byline">Rédaction</text:p>
      <text:p text:style-name="P60">Echos</text:p>
      <text:soft-page-break/>
      <text:p text:style-name="Normal">16-III-1912, T. XCVI, p. 444.</text:p>
      <text:p text:style-name="Normal"/>
      <text:p text:style-name="Normal"><text:s text:c="2"/>Cette note signale la reprise des fouilles dans l’ancien port de Rome, Ostie, après dix-sept ans de suspension : elles ont repris en 1907 sous la direction de D. Vaglieri, et se sont révélées très fructueuses : on a pu ainsi rectifier des erreurs topographiques concernant la Rome ancienne, refaire l’histoire d’Ostie et retrouver de nombreux objets d’art.</text:p>
      <text:p text:style-name="Normal"/>
      <text:h text:style-name="P61" text:outline-level="1">1912<text:s/>- 13</text:h>
      <text:p text:style-name="byline">Barthèlemy Edmond</text:p>
      <text:p text:style-name="P62">Histoire</text:p>
      <text:p text:style-name="Normal">1-IV-1912, T. XCVI, p. 594 -600.</text:p>
      <text:p text:style-name="Normal"/>
      <text:p text:style-name="Normal"><text:s text:c="2"/>B. rend compte du livre de P. Gauthiez,<text:s/><text:span text:style-name="T63">Dante. Essais sur sa vie d’après son œuvre</text:span>.</text:p>
      <text:p text:style-name="Normal">« La biographie de Dante est, dès les primitives périodes, enfin rendue visible », annonce B., avant de poursuivre l’éloge de cet essais qui, en plus de son érudition savante, lui semble être  « très vivant, ce qui est tout ». Dante est présenté comme un petit homme noir, un peu bossu, « réactionnaire d’instinct », et qui, entre les Guelfes Noirs et Blancs, « représentait un tiers-parti incliné à la modération ». « Les années d’exil de Dante ont de même trouvé en M. Gauthiez leur définitif historien », poursuit B., avant d’en rappeler les étapes principales. Le rapport de Dante au Franciscanisme est toutefois trop accentué dans cet essai à son goût : B. considère que la haine de Dante à l’égard de Boniface VIII est celle d’un Florentin patriote plûtot que celle d’un chrétien : « il n’y a pas là de l’anti-catholicisme, mais du municipalisme », assure-t-il, avant de conclure par une éloge de ce travail « unique » en France, qui « mérite la plus grande considération ».<text:s/></text:p>
      <text:p text:style-name="byline"/>
      <text:h text:style-name="Titre1" text:outline-level="1"><text:span text:style-name="T64">1912<text:s/></text:span><text:span text:style-name="T65">- 14</text:span></text:h>
      <text:p text:style-name="byline">Canudo Ricciotto</text:p>
      <text:p text:style-name="Normal"><text:span text:style-name="T66">Lettres italiennes</text:span><text:s/></text:p>
      <text:p text:style-name="Normal">1-IV-1912, T. XCVI, p. 648 - 651.</text:p>
      <text:p text:style-name="Normal"/>
      <text:p text:style-name="Normal"><text:s text:c="2"/>C. consacre sa chronique aux<text:s/><text:span text:style-name="T67">novellieri</text:span><text:s/>contemporains italiens, qui lui semblent « plus intéressants, par le nombre comme par l’énergie, que les<text:s/><text:span text:style-name="T68">romanzieri</text:span> ». Il insiste sur un style clair et simple, net, « quelque peu populaire dans la conception et l’expression », qu’on semble attendre d’eux : « les conteurs nouveaux s’éloignent de M. D’Annunzio, du symbolisme français, de l’esthétisme anglais, du romantisme allemand. Ils invoquent Boccace, vénèrent Manzoni, et se rapprochent de M. Verga ». C’est la nouvelle de mœurs provinciale, aux caractères typés, qui lui semble être à l’honneur avec T. Monicelli (<text:span text:style-name="T69">Aia Madama</text:span>), Michele Saponaro (<text:span text:style-name="T70">Rosolacci</text:span>), Luigi Orsini (<text:span text:style-name="T71">L’allodola</text:span>), Clarice Tartufari (<text:span text:style-name="T72">Il giardino incantato</text:span>) et Luigi Risso Tammeo (<text:span text:style-name="T73">Novelle umane</text:span>). Ce sont surtout les deux premiers ouvrages qui retiennent son attention : C. rappelle que Monicelli a été un militant socialiste, alors que son recueil est d’ « une poésie large et sûre, émue par toute chose [...] ; mais en même temps, un scepticisme très amer serpente dans les récits ». Le livre de Saponari (pseudonyme pour Libero Ausonio) est<text:s/><text:soft-page-break/>lui aussi consacré à une peinture de genre, cette fois chez les paysans d’Otrante : son art est « très solide, quoique assez diffus, et très émouvant, malgré des raccourcis qui ressemblent parfois à des lacunes ».<text:s/></text:p>
      <text:p text:style-name="Normal"><text:s text:c="2"/>Ces recueils, cependant, « n’apportent rien à la marche d’une littérature », alors que « la culture italienne s’enrichit considérablement » grace à trois ou quatre éditeurs décidés, du Nord au Sud de la péninsule. En exemple, C. cite le livre<text:s/><text:span text:style-name="T74">Mistici senesi</text:span><text:s/>de P. Misciarelli, « où se meuvent avec un extraordinaire relief les grandes figures des mystiques siennois [...] Bernardino Ochino, Caterina Benincasa, Filippo degli Agazzari », ainsi que<text:s/><text:span text:style-name="T75">Alle fonti della vita</text:span>, de W. Mackenzie : cet ouvrage, « aussi fortement lyrique que scientifique », s’efforce de parvenir à « une conception unique, totale, des sciences dites exactes et des sciences spirituelles ». C. se propose d’y revenir, ainsi qu’aux « foyers de culture » des grandes villes italiennes.</text:p>
      <text:p text:style-name="Normal"/>
      <text:p text:style-name="Normal"><text:span text:style-name="T76">Memento:</text:span></text:p>
      <text:p text:style-name="Normal"><text:tab/><text:tab/>C. Antona-Traversi,<text:span text:style-name="T77"><text:s/>Atti Unici</text:span>,</text:p>
      <text:p text:style-name="Normal"><text:tab/><text:tab/>V. Marvasi,<text:s/><text:span text:style-name="T78">Afrodite</text:span>,</text:p>
      <text:p text:style-name="Normal"><text:tab/><text:tab/>L. Siciliani,<text:s/><text:span text:style-name="T79">L’amore oltre la morte e altre poesie</text:span>,<text:s/></text:p>
      <text:p text:style-name="Normal"><text:tab/><text:tab/>A. Calcara,<text:s/><text:span text:style-name="T80">Eros</text:span>,</text:p>
      <text:p text:style-name="Normal"><text:tab/><text:tab/>F. Sternberg,<text:span text:style-name="T81"><text:s/>La poesia neo-classica tedesca e le Odi Barbare<text:s/></text:span><text:span text:style-name="T82"><text:tab/></text:span><text:span text:style-name="T83"><text:tab/></text:span><text:span text:style-name="T84"><text:tab/></text:span><text:span text:style-name="T85"><text:tab/>di G. Carducci</text:span>,</text:p>
      <text:p text:style-name="Normal"><text:tab/><text:tab/>P. de Bouchaud,<text:s/><text:span text:style-name="T86">Les poesies de Michel-Ange Buonarotti et de<text:s/></text:span><text:span text:style-name="T87"><text:tab/></text:span><text:span text:style-name="T88"><text:tab/></text:span><text:span text:style-name="T89"><text:tab/></text:span><text:span text:style-name="T90"><text:tab/>Vittoria Colonna</text:span>,</text:p>
      <text:p text:style-name="Normal"><text:tab/><text:tab/>E. Levi-Marvano,<text:s/><text:span text:style-name="T91">Montesquieu et Machiavelli</text:span></text:p>
      <text:p text:style-name="Normal"><text:tab/><text:tab/>C. Crispolti et G. Aureli<text:span text:style-name="T92">, La politica di Leone XIII</text:span>,</text:p>
      <text:p text:style-name="Normal"><text:tab/><text:tab/>D. Orano,<text:s/><text:span text:style-name="T93">Come vive il popolo a Roma</text:span>,</text:p>
      <text:p text:style-name="Normal"><text:tab/><text:tab/>G. Rensi,<text:s/><text:span text:style-name="T94">Il genio etico e altri saggi</text:span>,</text:p>
      <text:p text:style-name="Normal"><text:tab/><text:tab/>V. Gioberti,<text:s/><text:span text:style-name="T95">Nuova protologia,</text:span></text:p>
      <text:p text:style-name="Normal"><text:tab/><text:tab/>G.B. Vico<text:span text:style-name="T96">, L’autobiografia, il carteggio e poesie</text:span><text:s/>( publiés par<text:s/><text:tab/><text:tab/><text:tab/><text:tab/>B. Croce)</text:p>
      <text:p text:style-name="Normal"/>
      <text:h text:style-name="P97" text:outline-level="1">1912<text:s/>- 15</text:h>
      <text:p text:style-name="byline">Rédaction</text:p>
      <text:p text:style-name="Normal"><text:span text:style-name="T98">Echos</text:span></text:p>
      <text:p text:style-name="Normal">1-IV-1912, T. XCVI, p. 665.</text:p>
      <text:p text:style-name="Normal"/>
      <text:p text:style-name="Normal"><text:s text:c="2"/>Il s’agit d’une réponse ironique et polémique de G. Fiorentino à l’article J. Mesnil du numéro précédent. L’auteur de la lettre certifie que les Français sont moins doués pour les langues que les Italiens, que le gouvernement italien vaut bien son équivalent français, et que l’affaire Murri ne regarde que la justice italienne. Il défend ensuite passionément la Maison Savoia, « famille rude, energique, militaire, ni dilettante, ni artiste ».</text:p>
      <text:p text:style-name="Normal"><text:s text:c="2"/>On signale également ici la traduction française du<text:s/><text:span text:style-name="T99">Ca ira</text:span><text:s/>de Giosuè Carducci par Luigi Presutti, à Teramo : ceci illustre, selon la rédaction, la diffusion de la culture française en Italie. La traduction est jugée rendre « toute la rude beauté de la poésie carduccienne », et une dizaine de vers en sont cités.</text:p>
      <text:p text:style-name="Normal"/>
      <text:h text:style-name="Titre1" text:outline-level="1"><text:span text:style-name="T100">1912<text:s/></text:span><text:span text:style-name="T101">- 16</text:span></text:h>
      <text:soft-page-break/>
      <text:p text:style-name="byline">Dr. Guède</text:p>
      <text:p text:style-name="P102">Les Editions des Mémoires de Casanova.</text:p>
      <text:p text:style-name="Normal">16-IV-1912, T. XCVI, p. 708 - 727.</text:p>
      <text:p text:style-name="Normal"/>
      <text:p text:style-name="Normal"><text:s text:c="2"/>L’auteur examine ici deux éditions des<text:s/><text:span text:style-name="T103">Mémoires</text:span><text:s/>de Casanova : l’une éditée à Bruxelles en 6 volumes, chez Rozez, l’autre éditée à Paris par Garnier frères en 8 volumes. Cette seconde édition « se rapproche davantage du texte primitif , et doit être préférée », pense l’auteur, qui revient sur les différences entre les deux éditions en bornant sa comparaison au seul séjour de Giacomo en Espagne. L’édition Garnier reproduit plusieurs réflexions politiques ou psychologiques que sa rivale omet pour suivre le récit aventureux et amoureux : G. regrette que ces considérations sur le gouverneur de Navarre, les Espagnols ou le Midi de la France, où Casanova voulait se retirer avant ses ennuis financiers, soient perdues dans l’édition Rozez.</text:p>
      <text:p text:style-name="Normal"><text:s text:c="2"/>Dans une seconde partie de l’article, G. s’attache à élucider un autre épisode des<text:s/><text:span text:style-name="T104">Mémoires</text:span>, la rencontre de Casanova avec un jeune Chevanier débauché, joueur, qu’on voit aux volumes II, V, VI, et qui apparaît avec plusieurs noms dans les deux éditions (Croce, Della Croce, Santa Croce, Lacroix). Casanova raconte comment il amena le fils de celui-ci à l’Assistance Publique de Paris, et G. annonce comment, après plusieurs échecs, il a retrouvé sa trace dans un registre de 1767 sous le nom de Lacrosse, sur deux documents qu’il cite<text:s/><text:span text:style-name="T105">in extenso</text:span>. G. a cherché des documents administratifs également à Barcelone, où il a trouvé qu’effectivement, le gouverneur cité par Casanova était bien le Conte Ricla (cité correctement dans l’édition Garnier) en 1768. La recherche concernant l’arrestation de Giacomo n’a malheureusement pu être étayée par aucune pièce, malgré d’autres recherches assez poussées et ici détaillées.<text:s/></text:p>
      <text:p text:style-name="Normal"/>
      <text:h text:style-name="P106" text:outline-level="1">1912<text:s/>- 17</text:h>
      <text:p text:style-name="byline">De Bury R.</text:p>
      <text:p text:style-name="P107">Les journaux</text:p>
      <text:p text:style-name="Normal">16 - IV - 1912, T. XCVI, p. 842.</text:p>
      <text:p text:style-name="Normal"/>
      <text:p text:style-name="Normal"><text:s text:c="2"/>Dans<text:s/><text:span text:style-name="T108">Paris-Journal</text:span>, E. Monfort rapporte, sur un ton léger, quelques anecdotes sur la Camorra napolitaine. Il fait également le portait du Signor Rapi, qui par quelques phrases chuchotées l’aida alors qu’il avait des difficultés insurmontables avec un fripon à propos d’une transaction commerciale.</text:p>
      <text:p text:style-name="Normal"/>
      <text:h text:style-name="Titre1" text:outline-level="1"><text:span text:style-name="T109">1912<text:s/></text:span><text:span text:style-name="T110">- 18</text:span></text:h>
      <text:p text:style-name="byline">Canudo Ricciotto</text:p>
      <text:p text:style-name="Normal"><text:span text:style-name="T111">Lettres italiennes</text:span><text:s/></text:p>
      <text:p text:style-name="Normal">1-V-1912, T. XCVII, p. 203 - 208.</text:p>
      <text:p text:style-name="Normal"/>
      <text:p text:style-name="Normal"><text:s text:c="2"/>C’est la mort de Giovanni Pascoli qui est le sujet central de cette chronique, quoique C. ne puisse s’empêcher de profiter de l’occasion pour ramener le débat à D’Annunzio.</text:p>
      <text:soft-page-break/>
      <text:p text:style-name="Normal"><text:s text:c="2"/>De Pascoli, C. rappelle qu’il est mal connu en France, et plus apprécié, et traduit, en Allemagne : « le grand poète, écrit-il, a eu l’heur extraordinaire de mourir au moment où son art devenait franchement vieillot et fastidieux ». C. rappelle ensuite l’évènement qui avait marqué son inspiration, à savoir la mort tragique de son père ramené chez lui par le cheval conduisant sa voiture d’instinct à la maison. « Pascoli ne devait considérer la vie que comme un chant très doux , d’attente et de repos, où le Mal s’impose de temps à autres comme une dissonance [...]. Pascoli a été de la sorte le poète d’un printemps voilé [...]. Son cerveau n’était point celui d’un penseur. Plus que tout autre grand poètede la Nature, Pascoli n’a été qu’une bouche qui chante. Et il s’est trouvé que, par sa puissance lyrique digne des plus belles époques de la poésie, son chant était celui de toute sa nation ». C. livre un racourci de l’histoire de la « troisième Italie », dont Carducci était le<text:s/><text:span text:style-name="T112">Vatès</text:span><text:s/>avant l’arrivée de Pascoli et de D’Annunzio. « Pascoli avait chanté presque dans l’ombre toute sa joie de vivre et de mourir en douceur, toute la bonté des promesses et des souvenirs, de la vie merveilleuse et de la mort immanente, telles que les choses humbles et solennelles, les campagnes, les hommes et les traditions des campagnes, les révèlent à tout instant », écrit-il encore, rappelant « la jeunesse émue et émouvante de son lyrisme géorgique et chrétien, plus profond que celui de Francis Jammes si semblable » avant d’évoquer ses<text:s/><text:span text:style-name="T113">Chansons du roi Enzo</text:span><text:s/>et le renouvellement de la matière de l’Epopée, ici « faite de tendresse et de demi-tons ».<text:s/></text:p>
      <text:p text:style-name="Normal"><text:s text:c="2"/>Voici enfin sa conclusion : « Professeur très " bourgeois " , Giovanni Pascoli est le plus grand " lyrique " , dans le sens tout subjectif attaché à ce mot, que l’Italie ait eu après Pétrarque et Léopardi, ainsi que Gabriele D’Annunzio reste le plus merveilleux " artiste " qui ait vécu après Léonard ».</text:p>
      <text:p text:style-name="Normal"><text:s text:c="5"/></text:p>
      <text:h text:style-name="Titre1" text:outline-level="1"><text:span text:style-name="T114">1912<text:s/></text:span><text:span text:style-name="T115">- 19</text:span></text:h>
      <text:p text:style-name="byline">Dr. Guède</text:p>
      <text:p text:style-name="P116">Pourquoi la suite des Mémoires de Casanova n’existe pas.</text:p>
      <text:p text:style-name="Normal">16-V-1912, T. XCVII, p. 315 - 320</text:p>
      <text:p text:style-name="Normal"/>
      <text:p text:style-name="Normal"><text:s text:c="2"/>G. tache de démontrer ici pourquoi les<text:s/><text:span text:style-name="T117">Mémoires</text:span><text:s/>de Casanova sont incomplètes (elles s’interrompent en 1774 alors que le titre complet annonce<text:s/><text:span text:style-name="T118">Histoire de ma vie jusqu’à l’année 1797</text:span>), et pourquoi la suite n’a jamais existé. G. donne plusieurs raisons afin d’étayer cette hypothèse : Casanova aurait senti que les récits amoureux d’un homme de 49 ans risquaient de déplaire ; son retour et son séjour très calme à Venise auraient risqué d’ennuyer le lecteur, après les récits des rencontres et des cours les plus en vue de l’époque. Enfin, G. reproduit les annotations des dates données par Casanova dans ses derniers volumes, d’où il apparaît qu’ il savait pertinement que son récit se terminerait en 1774 et non pas 23 ans plus tard, comme annoncé dans le titre.</text:p>
      <text:p text:style-name="Normal"/>
      <text:h text:style-name="P119" text:outline-level="1">1912<text:s/>- 20</text:h>
      <text:p text:style-name="byline">Palante Georges</text:p>
      <text:p text:style-name="P120">Philosophie<text:s/></text:p>
      <text:p text:style-name="Normal">16-V-1912, T. XCVII, p. 379 - 380.</text:p>
      <text:p text:style-name="Normal"/>
      <text:soft-page-break/>
      <text:p text:style-name="Normal"><text:s text:c="2"/>P. fait un compte-rendu d’une page de l’ouvrage de F.T. Marinetti,<text:span text:style-name="T121"><text:s/>Le Futurisme</text:span>, « une déclaration de guerre au Passé ; et quelle déclaration de guerre ! Magnifique, à vrai dire, de verve et d’envolée lyrique ». Marinetti est comparé, pour son antiromantisme, à Seillière ; il est également présenté comme se séparant des symbolistes et de Nietzsche « qu’il renie comme précurseur, avec quelque injustice ce me semble ». « Les principaux articles de l’Evangile futuriste sont : l’exaltation de la guerre, seule hygiène du monde ; le mépris de la Femme, l’Homme multiplié et le règne de la Machine ». Selon P., le débat entre futuristes et passéistes n’est qu’une phase de la vieille querelle entre les Anciens et les Modernes, et « l’idée futuriste du Progrès incalculable de l’humanuité n’est que la réédition de l’idée de du Progrès indéfini chère aux Encyclopédistes ».<text:s/></text:p>
      <text:p text:style-name="Normal"><text:s text:c="2"/>Pourtant, P. semble interessé plus encore par la tactique de combat de Marinetti, qu’il dit pouvoir être rapprochée de celle de Sorel et de sa théorie des « mythes guerriers ou images de batailles ». Ainsi P. accorde que la destruction des musées et des bibliothèques, tout comme le raid fantastique contre les passéistes, sont des mythes guerriers comme la grève générale pour Sorel. « Si l’on écarte de l’œuvre de Marinetti la part du mythe et du bluff, il reste l’idée d’une protestation contre l’encroûtement des idées et des sentiments, contre tous les modes de sensiblilité attardée, une exaltation de l’audace, de l’originalité et de la personnalité. C’est là une idée excellente ; et la frénésie même de cette revendication n’est pas inutile, non plus que le lyrisme parfois très beau avec lequel elle s’exprime ». P. signale enfin une brochure intéressante de R. Le Brun,<text:s/><text:span text:style-name="T122">F.T. Marinetti et le Futurisme</text:span>.</text:p>
      <text:p text:style-name="Normal"/>
      <text:h text:style-name="P123" text:outline-level="1">1912<text:s/>- 21</text:h>
      <text:p text:style-name="byline">Marguillier Auguste</text:p>
      <text:p text:style-name="P124">Musées et Collections</text:p>
      <text:p text:style-name="Normal">16-V-1912, T. XCVII, p. 427.</text:p>
      <text:p text:style-name="Normal"/>
      <text:p text:style-name="Normal"><text:s text:c="2"/>Un<text:s/><text:span text:style-name="T125">Christ bénissant</text:span><text:s/>de G. Bellini acheté par le Louvre occupe quelques lignes de cette chronique. Louant « le pénétrant accent de tendresse et de piété qui s’exhale de cette composition », M. décrit l’œuvre et se félicite de cette acquisition « d’ailleurs à prix raisonnable (75 000 fr.) ».</text:p>
      <text:p text:style-name="Normal"/>
      <text:h text:style-name="P126" text:outline-level="1">1912<text:s/>- 22</text:h>
      <text:p text:style-name="byline">Rédaction</text:p>
      <text:p text:style-name="P127">Echos</text:p>
      <text:p text:style-name="Normal">16-V-1912, T. XCVII, p. 445 - 446.</text:p>
      <text:p text:style-name="P128"/>
      <text:p text:style-name="Normal"><text:s text:c="2"/>Dans une lettre à la rédaction, P. Dauze revient sur la réponse de G. Fiorentino à l’article de J. Mesnil. Il rappelle, posément, que certains ciffres avancés par Fiorentino sont excessifs, avant de prédire - assez lucidement - l’attitude italienne si une guerre éclatait en Europe : « l’Italie ne bougera que le moins possible, le plus tard possible, prète à tourner du côté du vainqueur, si on lui en laisse la faculté ». <text:s text:c="2"/></text:p>
      <text:p text:style-name="Normal"/>
      <text:h text:style-name="P129" text:outline-level="1">1912<text:s/>- 23</text:h>
      <text:p text:style-name="byline">Apollinaire Guillaume</text:p>
      <text:soft-page-break/>
      <text:p text:style-name="P130">La vie anecdotique<text:s/></text:p>
      <text:p text:style-name="Normal">1-VI-1912, T. XCVII, p. 660.</text:p>
      <text:p text:style-name="Normal"/>
      <text:p text:style-name="Normal"><text:s text:c="2"/>A. raconte avec humour « la légende de la chambre de M. Canudo, connue paraît-il de tous les habitants d’Auteuil, et désormais proverbiale grâce à son lit étroit (« elle ressemble au lit de M. Canudo, dit-on là-bas d’une femme maigre ») et à ses cierges et son lierre, qui le font soupçonner d’être le grand prêtre d’une religion nouvelle ». </text:p>
      <text:p text:style-name="Normal"/>
      <text:h text:style-name="P131" text:outline-level="1">1912<text:s/>- 24</text:h>
      <text:p text:style-name="byline">Kahn Gustave</text:p>
      <text:p text:style-name="P132">Art</text:p>
      <text:p text:style-name="Normal">1-VII-1912, T. XCVIII, p. 170.</text:p>
      <text:p text:style-name="Normal"/>
      <text:p text:style-name="Normal"><text:s text:c="2"/>Galerie Sedelmeyer, l’exposition de dix Tiepolo ravit l’auteur (K. revient sur la confusion qui règne dans les attributions entre Giovan-Battista et Domenico). Il signale une admirable Crucifixion, et un Triomphe D’Amphitrite : « Tiepolo est certainement un des plus grands peintres qui vécurent et un des moins classiques [...] il eut été digne d’être romantique. »<text:s/></text:p>
      <text:p text:style-name="byline"/>
      <text:h text:style-name="Titre1" text:outline-level="1"><text:span text:style-name="T133">1912<text:s/></text:span><text:span text:style-name="T134">- 25</text:span></text:h>
      <text:p text:style-name="byline">Canudo Ricciotto</text:p>
      <text:p text:style-name="Normal"><text:span text:style-name="T135">Lettres italiennes</text:span><text:s/></text:p>
      <text:p text:style-name="Normal">1-VII-1912, T. XCVIII, p. 180 -186.</text:p>
      <text:p text:style-name="Normal"/>
      <text:p text:style-name="Normal"><text:s text:c="2"/>C’est Enrico Corradini qui occupe la première partie de la chronique de C., à l’occasion de la publication de son volume<text:s/><text:span text:style-name="T136">Il volere d’Italia</text:span>. Aprés avoir rappelé les débuts littéraires de Corradini dans le « genre psychologique individuel et le genre psychologique collectif », C. le complimente d’avoir eu la sagesse de choisir plutôt la politique. « Corradini est le chef du parti nationaliste italien », rappelle-t-il, dont l’importance croît « au fur et à mesure que la nation affermit ses assises ». C. rappelle les débuts de sa revue<text:s/><text:span text:style-name="T137">Il Regno</text:span>, et affirme que « l’état d’âme national italien apparaît aujourd’hui assez semblable à l’état d’âme national français », bien que « en Italie, l’idée nationale était encore à créer », ce qui rend le rayonnement de l’œuvre de Corradini « plus étonnant que celui de M. Barrès ». Le volume en question est donc un exposé théorique « des aspirations nationales, impérialistes » italiennes, ainsi que de questions plus précises comme l’irrédentisme, l ’émigration, et les rapports entre nationalisme et syndicalisme.</text:p>
      <text:p text:style-name="Normal"><text:s text:c="2"/>C. poursuit avec le compte-rendu de<text:span text:style-name="T138"><text:s/>La scalata</text:span>, de Ercole Rivalta : l’enchaînement des épisodes lui semble fort conventionnel, et Rivalta incapable « d’évoquer son temps », se limitant à « une littérature de portrait, paysages et natures mortes », malgré une volonté et un esprit qui se placent « en dehors de la production ordinaire de son pays ».</text:p>
      <text:p text:style-name="Normal">C. continue avec l’inévitable D’Annunzio, dont les<text:s/><text:span text:style-name="T139">Poesie</text:span><text:s/>traduites par Hérelle « n’apportent rien » à la gloire du<text:s/><text:span text:style-name="T140">Vate</text:span>: la faute « est imputable au traducteur [...], un érudit plutôt qu’un poète ».</text:p>
      <text:p text:style-name="Normal"><text:s text:c="2"/>La chronique se clôt enfin par quelques<text:s/><text:span text:style-name="T141">stroncature</text:span>, et<text:s/><text:span text:style-name="T142">Dans le désert</text:span><text:s/>de G. Deledda,<text:s/><text:span text:style-name="T143">Le songe d’une nuit d’amour</text:span><text:s/>de M. Serao, comme les<text:s/><text:span text:style-name="T144">Poesies de<text:s/></text:span><text:soft-page-break/><text:span text:style-name="T145">Michel-Ange et de Vittoria Colonna</text:span><text:s/>éditées par P. Bouchaud sont relégués aux livres inutiles.</text:p>
      <text:p text:style-name="Normal"/>
      <text:p text:style-name="P146">Memento:</text:p>
      <text:p text:style-name="Normal"><text:tab/><text:tab/>G. Papini,<text:s/><text:span text:style-name="T147">Parole e sangue</text:span>,</text:p>
      <text:p text:style-name="Normal"><text:tab/><text:tab/>E. A. Marescotti,<text:s/><text:span text:style-name="T148">Il fiume</text:span>,</text:p>
      <text:p text:style-name="Normal"><text:tab/><text:tab/>V. Marvasi,<text:s/><text:span text:style-name="T149">Afrodite, Inni</text:span>,</text:p>
      <text:p text:style-name="Normal"><text:tab/><text:tab/>A. Rubino,<text:s/><text:span text:style-name="T150">Versi</text:span>,</text:p>
      <text:p text:style-name="Normal"><text:tab/><text:tab/>F. Scaglione,<text:span text:style-name="T151"><text:s/>Le litanie liriche</text:span>,</text:p>
      <text:p text:style-name="Normal"><text:tab/><text:tab/>L. Siciliani,<text:s/><text:span text:style-name="T152">L’amore oltre la morte e altre poesie,</text:span></text:p>
      <text:p text:style-name="Normal"><text:tab/><text:tab/>C. Tartufari,<text:s/><text:span text:style-name="T153">Il giardino incantato</text:span>,</text:p>
      <text:p text:style-name="Normal"><text:tab/><text:tab/>E. Pea,<text:s/><text:span text:style-name="T154">Fole</text:span>,</text:p>
      <text:p text:style-name="Normal"><text:tab/><text:tab/>A. Calcara,<text:s/><text:span text:style-name="T155">Eros</text:span>,<text:s/></text:p>
      <text:p text:style-name="Normal"><text:tab/><text:tab/>G.M. Colosi,<text:s/><text:span text:style-name="T156">Le musiche dell’anima,</text:span></text:p>
      <text:p text:style-name="Normal"><text:tab/><text:tab/>E. Levi-Malvano,<text:s/><text:span text:style-name="T157">Montesqiueu et Machiavel</text:span>,</text:p>
      <text:p text:style-name="Normal"><text:tab/><text:tab/>E. Clerici,<text:span text:style-name="T158"><text:s/>Giovita Sclavini</text:span>,</text:p>
      <text:p text:style-name="Normal"><text:tab/><text:tab/><text:span text:style-name="T159">Raccolta Vinciana</text:span>,</text:p>
      <text:p text:style-name="Normal"><text:tab/><text:tab/>G. Biuso,<text:span text:style-name="T160"><text:s/>Prolegomeni a una psicodinamica</text:span>,</text:p>
      <text:p text:style-name="Normal"><text:tab/><text:tab/>F. Sterberg,<text:s/><text:span text:style-name="T161">La poesia neo-classica tedesca e le Odi barbare di<text:s/></text:span><text:span text:style-name="T162"><text:tab/></text:span><text:span text:style-name="T163"><text:tab/></text:span><text:span text:style-name="T164"><text:tab/></text:span><text:span text:style-name="T165"><text:tab/>G. Carducci,</text:span></text:p>
      <text:p text:style-name="Normal"><text:tab/><text:tab/>G.L. Passerini,<text:span text:style-name="T166"><text:s/>Il vocabolario della poesia dannunziana</text:span>,</text:p>
      <text:p text:style-name="Normal"><text:tab/><text:tab/>A. Avila,<text:s/><text:span text:style-name="T167">Una lettera di Lamartine a Giobatta Niccolini nel<text:s/></text:span><text:span text:style-name="T168"><text:tab/></text:span><text:span text:style-name="T169"><text:tab/></text:span><text:span text:style-name="T170"><text:tab/></text:span><text:span text:style-name="T171"><text:tab/></text:span><text:span text:style-name="T172"><text:tab/>1846,</text:span></text:p>
      <text:p text:style-name="Normal"><text:tab/><text:tab/>D. Bufferetti,<text:s/><text:span text:style-name="T173">Giovanni Pascoli</text:span>,</text:p>
      <text:p text:style-name="Normal"><text:tab/><text:tab/>A. Rava,<text:s/><text:span text:style-name="T174">Lettere di donne a Giacomo Casanova.</text:span></text:p>
      <text:p text:style-name="Normal"><text:tab/><text:tab/>  <text:s/></text:p>
      <text:h text:style-name="Titre1" text:outline-level="1"><text:span text:style-name="T175">1912<text:s/></text:span><text:span text:style-name="T176">- 26</text:span></text:h>
      <text:p text:style-name="byline">Rédaction</text:p>
      <text:p text:style-name="P177">Echos</text:p>
      <text:p text:style-name="Normal">16-VII-1912, T. XCVIII, p. 444</text:p>
      <text:p text:style-name="Normal"/>
      <text:p text:style-name="Normal"><text:s text:c="2"/>Herelle n’est pas « un traducteur assez libre » de D’Annunzio, contrairement à ce qu’avait écrit Canudo. D’Annunzio est d’ailleurs très satisfait de sa traduction, rappelle-t-il.</text:p>
      <text:p text:style-name="Normal"/>
      <text:h text:style-name="P178" text:outline-level="1">1912<text:s/>- 27</text:h>
      <text:p text:style-name="byline">Merki Charles</text:p>
      <text:p text:style-name="Normal"><text:span text:style-name="T179">Archéologie, voyages</text:span></text:p>
      <text:p text:style-name="Normal">16-VIII-1912, Tome XCVIII, p. 841.</text:p>
      <text:p text:style-name="P180"/>
      <text:p text:style-name="Normal"><text:s text:c="2"/>Commentant<text:s/><text:span text:style-name="T181">Naples et son golfe</text:span>, de E. Lémonon, M. ne juge pas Naples digne d’être appelée « ville d’art », car « la ville a été trop bouleversée ». Il rappelle les fouilles romaines et les catacombes, ainsi que les restes de domination angevine : « mais tout cela en somme est peu ». M. insiste finalement sur la beauté incontestable du site et du golfe.</text:p>
      <text:p text:style-name="Normal"/>
      <text:h text:style-name="Titre1" text:outline-level="1"><text:span text:style-name="T182">1912<text:s/></text:span><text:span text:style-name="T183">- 28</text:span></text:h>
      <text:p text:style-name="byline">Adnesse J. F. -H.</text:p>
      <text:p text:style-name="P184">Casanova et son évasion des Plombs.</text:p>
      <text:soft-page-break/>
      <text:p text:style-name="Normal">1-IX-1912, T. XCIX, p. 89 - 100.</text:p>
      <text:p text:style-name="Normal"/>
      <text:p text:style-name="Normal"><text:s text:c="2"/>Cet article s’inscrit dans ce qu’il faut appeler le débat à propos de Casanova et de ses<text:s/><text:span text:style-name="T185">Mémoires</text:span>, commencé par le Dr. Guède quelques numéros auparavant. A. se propose de répondre à S. di Giacomo, traducteur des<text:s/><text:span text:style-name="T186">Mémoires<text:s/></text:span>en italien, qui conteste les recherches de Guède et ses résultats (le plus notable étant la non-véridicité de sa fuite des Plombs et la probable participation de Bragadin à cette fuite). Pour sa recherche, A. a travaillé sur l’édition imprimée à Leipsick sous la surveillance directe de Casanova, édition presque introuvable, pourtant réimprimée en 1884 par un bibliophile bordelais. A. reprend donc les extraits de Guède et les compare au texte original, souvent avec bonheur, de sorte que certaines des objections de ce dernier tombent par elles-mêmes : la corde utilisée pour l’évasion était longue de dix longueurs de bras, et non de cinquante pieds comme le rapportent les éditions Rozez ou Garnier ; le plâtre est dans le texte original de la chaux vive, le verrou long une sorte de verrou, etc.<text:s/></text:p>
      <text:p text:style-name="Normal"><text:s text:c="2"/>Ces rectifications permettent à A. de faire apparaître une possible complicité passive de Lorenzo Basadonna, l’un des géôlier, alors que celle de Bragadin est jugée incertaine et au mieux très limitée : selon A., donc, « la description saisissante <text:s/>[que Casanova donne de sa fuite] ne contient, en somme, aucune invraisemblance, abstraction faite de quelques broderies faciles à discerner ».</text:p>
      <text:p text:style-name="Normal"/>
      <text:h text:style-name="P187" text:outline-level="1">1912<text:s/>- 29</text:h>
      <text:p text:style-name="byline">Rachilde</text:p>
      <text:p text:style-name="P188">Les romans</text:p>
      <text:p text:style-name="Normal">1-IX-1912, T. XCIX, p.122 à 124.</text:p>
      <text:p text:style-name="Normal"><text:s/></text:p>
      <text:p text:style-name="Normal"><text:s text:c="2"/>R. présente ici<text:s/><text:span text:style-name="T189">Le monoplan du Pape</text:span>, de F.T. Marinetti. Après avoir cité un long extrait du manifeste technique de la littérature futuriste où Marinetti (« un peu Mécène, un peu Barnum ») expose ses idées poétiques (abolition de la syntaxe, ponctuation, verbe à l’infini, redoublement des substantifs, chaines d’analogies, destruction du « je » littéraire, lyrisme de la matière et préparation de l’hommme mécanique aux parties interchangeables), elle résume le roman « où l’on force cet honnète représentant d’une religion naïve à voir la terre de haut ». R. avoue ne pas avoir tout compris, et prédit à Marinetti ce qu’elle avait prédit aux symbolistes <text:s/>: « ces gens-là [finiront] par écrire comme tout le monde ».</text:p>
      <text:p text:style-name="Normal"/>
      <text:h text:style-name="P190" text:outline-level="1">1912<text:s/>- 30</text:h>
      <text:p text:style-name="byline">Bohn Georges</text:p>
      <text:p text:style-name="P191">Le mouvement scientifique</text:p>
      <text:p text:style-name="Normal">1-IX-1912, T. XCIX, p. 135 - 137.</text:p>
      <text:p text:style-name="Normal"/>
      <text:p text:style-name="Normal"><text:s text:c="2"/>Ce compte-rendu porte sur les<text:s/><text:span text:style-name="T192">Essais de synthèse scientifique</text:span><text:s/>de E. Rignano, biologiste qui plaide ici en faveur des « théoriciens » qui « ouvrent de nouveaux horizons » par leurs analogies, généralisations et hypothèses. Rigano les oppose aux « expérimentateurs », plus spécialisés et moins aptes à la synthèse. Par ailleurs, il développe une théorie sur la « propriété<text:s/><text:soft-page-break/>mnémonique » dont le finalisme ne serait qu’une conséquence, et qui paraît retenir l’attention de B. Ses essais comportent enfin une série d’études sur des phénomènes sociaux et culturels, religieux et politiques, « qui ne rentrent pas dans le cadre de cette chronique scientifique ».<text:s/></text:p>
      <text:p text:style-name="Normal"/>
      <text:h text:style-name="P193" text:outline-level="1">1912<text:s/>- 31</text:h>
      <text:p text:style-name="byline">Brieu Jacques</text:p>
      <text:p text:style-name="P194">Esotérisme et sciences psychiques</text:p>
      <text:p text:style-name="Normal">1-IX-1912, T. XCIX, p. 149.</text:p>
      <text:p text:style-name="Normal"/>
      <text:p text:style-name="Normal"><text:s text:c="2"/>Pour le Dr. Haven, et pour son œuvre<text:s/><text:span text:style-name="T195">Le maître inconnu : Cagliostro</text:span>, il s’agit de réhabiliter la mémoire du « célèbre thaumaturge », mais B. semble demeurer sceptique. Toutefois, si « les obscurités dont est enveloppée la vie de Cagliostro n’ont pas été levées [...] le livre du Dr Marc Haven est un apport précieux à l’histoire de Cagliostro et par suite à celle de l’occultisme et de la Franc-maçonnerie au XVIIIème siècle ».<text:s/></text:p>
      <text:p text:style-name="Normal"/>
      <text:h text:style-name="P196" text:outline-level="1">1912<text:s/>- 32</text:h>
      <text:p text:style-name="byline">Kahn Gustave</text:p>
      <text:p text:style-name="P197">Art</text:p>
      <text:p text:style-name="Normal">1-IX-1912, T. XCIX, p. 184 - 186.</text:p>
      <text:p text:style-name="Normal"/>
      <text:p text:style-name="Normal"><text:s text:c="2"/>K. présente plusieurs biographies d’artistes italiens :<text:s/><text:span text:style-name="T198">Brunelleschi</text:span><text:s/>de M. Raymond,<text:span text:style-name="T199"><text:s/>Fra Angelico</text:span><text:s/>de A. Pichon,<text:s/><text:span text:style-name="T200">Le Tintoret</text:span><text:s/>de G. Soulier et<text:s/><text:span text:style-name="T201">Le Sodoma</text:span><text:s/>de H. Hauvette retiennent plus particulièrement son attention de par leurs qualités. Pour le Sodoma, K. insiste sur l’avversion qu’en avait Vasari, qui lui nuit beaucoup, d’autant qu’il a été son unique biographe. Fra Angelico apparaît dans l’œuvre de Pichon « en marbre blanc », mais « on n’a aucune envie de se soustraire à cette vision lyrique et douce ». Le<text:s/><text:span text:style-name="T202">Brunelleschi</text:span><text:s/>est " un bon précis ", tandis qu’enfin le livre sur le Tintoret met l’accent sur une modernité « médiocrement représentée au Louvre ».</text:p>
      <text:p text:style-name="Normal"/>
      <text:h text:style-name="Titre1" text:outline-level="1"><text:span text:style-name="T203">1912<text:s/></text:span><text:span text:style-name="T204">- 33</text:span></text:h>
      <text:p text:style-name="byline">Canudo Ricciotto</text:p>
      <text:p text:style-name="Normal"><text:span text:style-name="T205">Lettres italiennes</text:span><text:s/></text:p>
      <text:p text:style-name="Normal">1-IX-1912, T. XCIX, p. 195 -199.</text:p>
      <text:p text:style-name="Normal"/>
      <text:p text:style-name="Normal"><text:s text:c="2"/>C. entame sa chronique par une courte polémique avec l’un des traducteurs de D’Annunzio, G. Hérelle, qu’il avait jugé « un peu libre », avant d’avouer qu’ « il est un peu fatigant, du reste, de parler si souvent de M. D’Annunzio ». Mais, s’excuse-t-il, ce dernier « ne connait pas de repos » : c’est donc<text:s/><text:span text:style-name="T206">La contemplation de la mort</text:span><text:s/>qui sera ici commentée. C. tente de dresser un portrait de D’Annunzio, qui « est avant tout un grand esthète », un mélange d’« hédonisme hellénique et de mysticisme purement catholique, plus que purement chrétien, sans vrai joie, sans douleur vraie, qui aboutit, à travers tous ses livres, au Martyre de Saint Sébastien ». C. tente encore une fois, sans réelle pertinence, de situer son œuvre par rapport à celles d’autres écrivains européens, tels Novalis, Claudel, Jammes, ou Le Cardonnel. Maeterlink semble être l’inspirateur de D’Annunzio pour cette œuvre en<text:s/><text:soft-page-break/>particulier, œuvre qui ne semble pas « révéler une " conversion " ». Dans ces pages sur le spectacle de la mort, C. voit les deux vers qui sont le thème intérieur de sa vie, qu’il cite:</text:p>
      <text:p text:style-name="P207">Tra il tedio de la vita<text:s/></text:p>
      <text:p text:style-name="P208">e la paura de la morte</text:p>
      <text:p text:style-name="Normal"><text:s text:c="2"/>Mais il remarque que « l’attitude mystique et chrétienne de l’auteur [...] pourrait faire sensation. Malheureusement, ce n’est qu’une attitude » : « elle est belle. Elle est riche de sons, comme une pause musicale. Mais [...] elle ne nous émeut pas profondément [...] ce livre mystique n’apporte rien à notre réveil mystique ». C. finit par regreter confusément que D’Annunzio n’ait pas attendu davantage pour l’écrire, bien qu’ « il nous plait que le poète l’ait écrit ». <text:s/></text:p>
      <text:p text:style-name="Normal"><text:s text:c="2"/>C. consacre quelques lignes en fin de chronique à Pascoli, pour la publication d’un volume de<text:s/><text:span text:style-name="T209">Poesie varie</text:span><text:s/>préfacé par la sœur du poète : à ceux qui s’inquiètent pour cette sœur « tout à coup écrivain », C. répond, rassurant, par quelques lignes de la préface, « sobre et noble », avant de conclure, involontairement comique : « on pense à la fois à Elizabeth Fœrster -Nietzsche et à Eugénie de Guérin ».</text:p>
      <text:p text:style-name="Normal"/>
      <text:p text:style-name="P210">Memento:</text:p>
      <text:p text:style-name="Normal"><text:tab/><text:tab/>A. Chierici,<text:s/><text:span text:style-name="T211">A Tripoli d’Italia</text:span>,</text:p>
      <text:p text:style-name="Normal"><text:tab/><text:tab/>E. Gray,<text:s/><text:span text:style-name="T212">La bella guerra</text:span>,</text:p>
      <text:p text:style-name="Normal"><text:tab/><text:tab/>P. Pasetti,<text:s/><text:span text:style-name="T213">Note ed episodi della guerra in Tripolitania,</text:span></text:p>
      <text:p text:style-name="Normal"><text:tab/><text:tab/>U. Angeli,<text:s/><text:span text:style-name="T214">La guerra inevitabile,</text:span></text:p>
      <text:p text:style-name="Normal"><text:tab/><text:tab/>Lena,<text:s/><text:span text:style-name="T215">Nel Marocco.</text:span></text:p>
      <text:p text:style-name="P216"/>
      <text:h text:style-name="P217" text:outline-level="1">1912<text:s/>- 34</text:h>
      <text:p text:style-name="byline">Rouveyre André</text:p>
      <text:p text:style-name="P218">Visages</text:p>
      <text:p text:style-name="Normal">16-IX-1912, T. XCIX, p. 273.</text:p>
      <text:p text:style-name="Normal"/>
      <text:p text:style-name="Normal"><text:s text:c="2"/>Ricciotto Canudo est ici croqué, après d’autres collaborateurs de la revue.</text:p>
      <text:p text:style-name="Normal"/>
      <text:h text:style-name="P219" text:outline-level="1">1912<text:s/>- 35</text:h>
      <text:p text:style-name="byline">Marnold Jean</text:p>
      <text:p text:style-name="P220">Musique</text:p>
      <text:p text:style-name="Normal">16-IX-1912, T. XCIX, p. 424 - 427.</text:p>
      <text:p text:style-name="Normal"/>
      <text:p text:style-name="Normal"><text:s text:c="2"/>M. commente le<text:s/><text:span text:style-name="T221">Verdi</text:span><text:s/>de Camille Bellaigue, dans la collection « musiciens célèbres ». M. rappelle l’origine paysanne et les étapes <text:s/>du « dernier musicien de génie qu’ait produit l’Italie », évoquant sa « métamorphose profonde et inopinée » à partir du<text:s/><text:span text:style-name="T222">Requiem</text:span>.<text:s/><text:span text:style-name="T223">Otello</text:span><text:s/>et<text:s/><text:span text:style-name="T224">Falstaff</text:span><text:s/>sont définis ses « chefs-d’œuvre », sans pourtant négliger l’art du jeune Verdi, « émanation de la nature ». C’est ce caractère « populaire » qui retient l’attention de M. dans son compte-rendu, en plus de son « abondance mélodique ». M. rappele ses « wagnerianismes », la cime du<text:s/><text:span text:style-name="T225">Miserere</text:span><text:s/>du<text:s/><text:span text:style-name="T226">Trovatore</text:span>, et regrette l’influence parisienne passagère. « Cette musique légère, fluide, limpide comme le ciel du pays qui l’a vu naître, n’enclôt nul troublant secret », écrit-<text:soft-page-break/>il, avant de conclure sur l’inévitable mais ici irrésolue comparaison avec Wagner.</text:p>
      <text:p text:style-name="Normal"><text:s/> </text:p>
      <text:h text:style-name="Titre1" text:outline-level="1"><text:span text:style-name="T227">1912<text:s/></text:span><text:span text:style-name="T228">- 36</text:span></text:h>
      <text:p text:style-name="byline">Canudo Ricciotto</text:p>
      <text:p text:style-name="Normal"><text:span text:style-name="T229">Lettres italiennes</text:span><text:s/></text:p>
      <text:p text:style-name="Normal">1-X-1912, T. XCIX, p. 651 - 657.</text:p>
      <text:p text:style-name="Normal"/>
      <text:p text:style-name="Normal"><text:s text:c="2"/>C. débutte sa chronique par une comparaison entre deux psychologies, celles de Tasse et de Manzoni, à l’occasion de la publication presque simultanée de leurs épistolaires. « Deux figures humaines des plus opposées, deux des personnages les plus contraires de la littérature italienne ». C. voit en eux deux types « extrèmes » de l’esprit humain, l’inquiétude et la satisfaction, l’artiste et le bourgeois : C. semble d’ailleurs avoir les plus grandes réserves à l’égard de chacun d’entre eux : « Si le Tasse avait eu du génie, quel grand poète il eut été! Il ne fut pas un génie ». C. nous le décrit dans une « inquiétude toute pathologique, asociale, peureuse », et à « l’extravagante sensibilité ». Quant à Manzoni (son épistolaire est présenté par S. Slataper), « un mot nous est venu d’Allemagne pour le caractériser : phariséïsme ». C. lui concède tout de même « une parfaite unité de tempérament » ainsi qu’un rôle important auprès des romantiques français - et également d’avoir été « promoteur d’un renouveau littéraire », sans plus de précisions.<text:s/></text:p>
      <text:p text:style-name="Normal"><text:s text:c="2"/>C. passe ensuite à<text:span text:style-name="T230"><text:s/>Il canto dei motori</text:span>, de Luciano Folgore, dont il signale l’appartenance au futurisme à <text:s/>« l’esprit dominateur » et au vers libre, « petite <text:s/>phalange de lyriques amoureux de toutes énergies ». C. est frappé par le vitalisme « lyrique et philosophique » du volume, dont il cite plusieurs extraits, et qui lui semble la respiration d’une âme géante, neuve, imprécise et robuste, <text:s/>malgré « le style futuriste, trop saccadé, trop fait d’apostrophes qui se suffisent elles-mêmes, trop brisé par des halètements ».   <text:s/></text:p>
      <text:p text:style-name="Normal"><text:s text:c="2"/>C. signale ensuite la<text:s/><text:span text:style-name="T231">Téarchia</text:span><text:s/>d’Oreste Raule, « méticuleusement dantesque », « somme fabuleuse et heureuse d’un poète érudit », et<text:s/><text:span text:style-name="T232">Il lampadario</text:span>, de Girolamo Comi, « plein de grâce et d’originalité, émouvant et " poétique " au possible ». Pour ce qui est de la prose, C. cite les<text:s/><text:span text:style-name="T233">Romanzi brevi</text:span><text:s/>de Luciano Zuccoli, « qui est, avec Alfredo Panzini, que j’aime beaucoup, et Luigi Pirandello, que je n’aime pas du tout, un des meilleurs, et vraiment importants conteurs de l’Italie actuelle ». C. conclut enfin en signalant<text:s/><text:span text:style-name="T234">Colombes et vautours</text:span>, de Grazia Deledda, « qui revient au " genre " frivole après la mauvaise expérience certaine de ses romans de psychologie générale ».</text:p>
      <text:p text:style-name="Normal"/>
      <text:p text:style-name="P235">Memento:</text:p>
      <text:p text:style-name="Normal"><text:tab/><text:tab/>R. Mondolfo,<text:s/><text:span text:style-name="T236">La filosofia di Giordano Bruno</text:span>,</text:p>
      <text:p text:style-name="Normal"><text:tab/><text:tab/>G. Saitta,<text:s/><text:span text:style-name="T237">Le origini del neo-tomismo nel secolo XIX,</text:span></text:p>
      <text:p text:style-name="Normal"><text:tab/><text:tab/>G. Cessi,<text:s/><text:span text:style-name="T238">La poesia ellenistica</text:span>,</text:p>
      <text:p text:style-name="Normal"><text:tab/><text:tab/>C. Ricci,<text:s/><text:span text:style-name="T239">Pinturicchio</text:span>,</text:p>
      <text:p text:style-name="Normal"><text:tab/><text:tab/>G. Papini,<text:s/><text:span text:style-name="T240">Un uomo finito</text:span>,</text:p>
      <text:p text:style-name="Normal"><text:tab/><text:tab/>E. Rivalta,<text:s/><text:span text:style-name="T241">La scalata</text:span>,</text:p>
      <text:p text:style-name="Normal"><text:tab/><text:tab/>R. P. Civinini,<text:s/><text:span text:style-name="T242">Gente do palude</text:span>,</text:p>
      <text:soft-page-break/>
      <text:p text:style-name="Normal"><text:tab/><text:tab/>A. Beltramelli,<text:span text:style-name="T243"><text:s/>Un tempio d’amore</text:span>,</text:p>
      <text:p text:style-name="Normal"><text:tab/><text:tab/>F. Squillace,<text:s/><text:span text:style-name="T244">La moda</text:span>,</text:p>
      <text:p text:style-name="Normal"><text:tab/><text:tab/>M. Bontempelli,<text:s/><text:span text:style-name="T245">Sette savi</text:span>,</text:p>
      <text:p text:style-name="Normal"><text:tab/><text:tab/>P. Litta,<text:span text:style-name="T246"><text:s/>La déesse nue,</text:span></text:p>
      <text:p text:style-name="Normal"><text:tab/><text:tab/>Job’s,<text:s/><text:span text:style-name="T247">Comedia d’anime</text:span>,</text:p>
      <text:p text:style-name="Normal"><text:tab/><text:tab/>R.M. Pierazzi,<text:s/><text:span text:style-name="T248">Le rime del Marzocco</text:span>,</text:p>
      <text:p text:style-name="Normal"><text:tab/><text:tab/>L. Pirandello,<text:s/><text:span text:style-name="T249">Fuori di chiave</text:span>,</text:p>
      <text:p text:style-name="Normal"><text:tab/><text:tab/>M. Palmarini,<text:span text:style-name="T250"><text:s/>Quando non morremo</text:span>,</text:p>
      <text:p text:style-name="Normal"><text:tab/><text:tab/>V. Picardi,<text:s/><text:span text:style-name="T251">Mario Rapisardi</text:span>,</text:p>
      <text:p text:style-name="Normal"><text:tab/><text:tab/>G.E. Nuccio,<text:span text:style-name="T252"><text:s/>Luigi Capuana</text:span>,</text:p>
      <text:p text:style-name="Normal"><text:tab/><text:tab/>L. Siciliani,<text:s/><text:span text:style-name="T253">Giovanni Pascoli</text:span>,</text:p>
      <text:p text:style-name="Normal"><text:tab/><text:tab/>F. De Sanctis,<text:s/><text:span text:style-name="T254">Storia della letteratura italiana</text:span>,</text:p>
      <text:p text:style-name="Normal"><text:tab/><text:tab/>M. Polo,<text:s/><text:span text:style-name="T255">Il Milione</text:span>,</text:p>
      <text:p text:style-name="Normal"><text:tab/><text:tab/>L. Beltrami,<text:span text:style-name="T256"><text:s/>Vita di Aristoltele da Bologna.</text:span><text:s/></text:p>
      <text:p text:style-name="Normal"><text:tab/><text:tab/></text:p>
      <text:h text:style-name="P257" text:outline-level="1">1912<text:s/>- 37</text:h>
      <text:p text:style-name="byline">Rédaction</text:p>
      <text:p text:style-name="P258">Echos</text:p>
      <text:p text:style-name="Normal">1-X-1912, T. XCIX, p. 671.</text:p>
      <text:p text:style-name="Normal"/>
      <text:p text:style-name="Normal"><text:s text:c="2"/>On signale ici, pour ce qui est des fouilles archéologiques romaines, le dégagement des<text:s/><text:span text:style-name="T259">fori</text:span><text:s/>des empereurs comme celui de Nerva, mais aussi le dégagement de Santa Caterina di Siena ou de la Torre delle milizie. Ces fouilles promettent d’être fort intéressantes, mais une expropriation « serait à souhaiter ».</text:p>
      <text:p text:style-name="Normal"/>
      <text:h text:style-name="P260" text:outline-level="1">1912<text:s/>- 38</text:h>
      <text:p text:style-name="byline">Merki Charles</text:p>
      <text:p text:style-name="Normal"><text:span text:style-name="T261">Archéologie, voyages</text:span></text:p>
      <text:p text:style-name="Normal">1-XII-1912, T. C, n. 371, p. 631.</text:p>
      <text:p text:style-name="Normal"/>
      <text:p text:style-name="Normal"><text:s text:c="2"/><text:span text:style-name="T262">Les Jubilés d’Italie</text:span>, d’H. Cochin, sont surtout des souvenirs d’études sur Pétrarque, Masaccio, Boniface VIII, la ville d’Anagni et le sac des Impériaux en 1527.</text:p>
      <text:p text:style-name="Normal"/>
      <text:h text:style-name="P263" text:outline-level="1">1912<text:s/>- 39</text:h>
      <text:p text:style-name="byline">De Bury R.</text:p>
      <text:p text:style-name="Normal"><text:span text:style-name="T264">Les revues</text:span></text:p>
      <text:p text:style-name="Normal">1-XII-1912, T. C, n. 371, p. 645.</text:p>
      <text:p text:style-name="Normal"/>
      <text:p text:style-name="Normal"><text:s text:c="2"/>B. signale un article paru dans<text:s/><text:span text:style-name="T265">La Voce</text:span>, « La guerra delle due rive », où Romain Rolland montre bien l’antagonisme entre littérature et journalisme, en prenant pour exemple le cas de la « chambre Jaune ».</text:p>
      <text:p text:style-name="Normal"/>
      <text:h text:style-name="P266" text:outline-level="1">1912<text:s/>- 40</text:h>
      <text:p text:style-name="byline">Kahn Gustave</text:p>
      <text:p text:style-name="P267">Art</text:p>
      <text:p text:style-name="Normal">16-XII-1912, T. C, p. 845.</text:p>
      <text:p text:style-name="Normal"/>
      <text:soft-page-break/>
      <text:p text:style-name="Normal"><text:s text:c="2"/>Vitteleschi marche sur les traces de son maître Segantini : K. passe rapidement sur son exposition Gallerie Georges Petit. « Le meilleur de l’exposition de M. Vitelleschi, ce sont ces études de femmes, à la fois véhémentes et méditatives. »</text:p>
      <text:p text:style-name="Normal"/>
      <text:h text:style-name="Titre1" text:outline-level="1"><text:span text:style-name="T268">1912<text:s/></text:span><text:span text:style-name="T269">- 41</text:span></text:h>
      <text:p text:style-name="byline">Canudo Ricciotto</text:p>
      <text:p text:style-name="Normal"><text:span text:style-name="T270">Lettres italiennes</text:span><text:s/></text:p>
      <text:p text:style-name="Normal">16-XII-1912, T. C, p. 857 - 863.</text:p>
      <text:p text:style-name="Normal"/>
      <text:p text:style-name="Normal"><text:s text:c="2"/>C., à l’occasion de la publication de<text:s/><text:span text:style-name="T271">l’Anthologie des Poètes futuristes</text:span>, fait le point sur « les groupements de jeunes poètes de l’Italie nouvelle ». Il rappelle la tentative, qui lui semble similaire, de trente ans auparavant, autour de l’éditeur Sommaruga, à Rome, avec Carducci, De Bosis, D’Annunzio. « Ce qu’il reste, c’est l’impression nette que la jeune nation cherchait dans un fievreux et grandiloquant retour au passé sa conscience lyrique nationale.». C. évoque encore Monti, Leopardi et Manzoni, avant de revenir à D’Annunzio qui, en <text:s/>« virtuose », provoqua l’éclosion des dannunziens, alors que « son étoile a aujourd’hui pâli ». C. en revient ensuite, après de longues considérations sur l’évolution des arts et des lettres « avec une si extraordinaire rapidité, une aussi immense fatalité », au futurisme et à F.T. Marinetti, « homme étrange, énergique, volontaire et à coup sûr génial ». « Il innonde la terre de manifestes irritants, choquant, agaçants [...] Mais sa revue<text:s/><text:span text:style-name="T272">Poesia</text:span><text:s/>est conçue sur un plan nouveau, sérieux, extrèmement intéressant, et nous y écrivons. Il vient à Paris avec une troupe de peintres, il nous brusque, nous résistons [...] nous admirons. Et maintenant, il jette sur notre table de travail un gros volume à couverture couleur de feu ».</text:p>
      <text:p text:style-name="Normal"><text:s text:c="2"/>C. cite les dix poètes futuristes présents dans l’anthologie (Altomare, Betuda, Buzzi, Cavacchioli, d’Alba, Folgore, Govoni, Manzella-Frontini, Marinetti et Palazzeschi), « sans contredit possible, les plus puissants de la jeune génération italienne ». Il s’agit de « l’évenement littéraire le plus important de l’Italie contemporaine », pour lequel C. justifie son long tableau introductif, avant de préciser que cet élan lyrique  « n’est pas spécialement italien, et c’est là sa plus sûre vigueur, la certitude de sa durée. ». C. met en parallèle futurisme et cubisme pour leur « expression moderne », « l’évolution spirituelle totale » de cette « inquiétude mystique contemporaine, et toute la joie d’un monde qui a dompté les forces connues de la nature pour accroître sa puissance, l’inquiétude et la joie d’un monde qui vraiment se rénove ». C. exprime à nouveau ses réserves quant au style, mais conclut après des extraits de Buzzi, Folgore, Marinetti, Govoni, Cavacchioli et Palazzeschi <text:s/>sur « la volonté de chanter la joie de l’énergie qui recrée, en notre heure tragique, dans le crépuscule de l’aube que nous vivons (sic), la face et l’âme du monde ».</text:p>
      <text:p text:style-name="Normal"/>
      <text:p text:style-name="P273">Memento:</text:p>
      <text:p text:style-name="Normal"><text:tab/><text:tab/>Romain Rolland, « La guerre des deux rives », in<text:s/><text:span text:style-name="T274">La Voce</text:span>.</text:p>
      <text:p text:style-name="Normal"> </text:p>
      <text:p text:style-name="Normal">-----------------------------------------------------------------------------------------</text:p>
      <text:p text:style-name="Normal"/>
      <text:p text:style-name="Normal">ANNEE XXIVème</text:p>
      <text:p text:style-name="Normal"/>
      <text:p text:style-name="Normal">------------------------------------------------------------------------------------------</text:p>
      <text:p text:style-name="Normal"/>
      <text:h text:style-name="P275" text:outline-level="1">1913<text:s/>- 1</text:h>
      <text:p text:style-name="byline">Dr. Guède</text:p>
      <text:p text:style-name="P276">Casanova, réponse à M. Adnesse.</text:p>
      <text:p text:style-name="Normal">1-I-1913, T. CI, p.78-92.</text:p>
      <text:p text:style-name="Normal"/>
      <text:p text:style-name="Normal"><text:s text:c="2"/>Cet article, en forme d’apostrophe à Casanova lui-même, s’étend sur les recherches récentes des casanovistes (avec notament un rappel du volume édité par A. Rava des<text:s/><text:span text:style-name="T277">Lettres de femmes à Casanova</text:span>, et l’évocation de Manon Balletti, une de ses amantes-victimes plus attachantes) tandis que G. admet avoir travaillé sur une édition mutilée des<text:s/><text:span text:style-name="T278">Mémoires</text:span>, comme le lui reprochait Adnesse quelques numéros auparavant (cf. 1-XI-1912) : malgré tout, il insiste sur au moins une invraisemblance dans le récit de la fuite des Plombs.</text:p>
      <text:p text:style-name="Normal"><text:s text:c="2"/>Guède s’adresse ensuite directement à Adnesse, « se rend sans condition » à ses arguments, mais rappelle d’autres invraisemblances, comme les trous circulaires que Giacomo aurait fait dans le bois de la porte de sa cellule : Casanova « est historien le matin et romancier le soir », insiste G., il a voulu à son tour protéger son protecteur Bragadin en modifiant le récit de sa fuite car il éprouvait pour lui un sentiment filial. G. déclare enfin son enthousiasme pour l’homme et ses récits, vrais ou faux qu’il soient.</text:p>
      <text:p text:style-name="Normal"/>
      <text:h text:style-name="P279" text:outline-level="1">1913<text:s/>- 2</text:h>
      <text:p text:style-name="byline">Mutermilch Michel</text:p>
      <text:p text:style-name="P280">Lettres polonaises<text:s/></text:p>
      <text:p text:style-name="Normal">1-I-1913, T. CI, p. 218.</text:p>
      <text:p text:style-name="Normal"/>
      <text:p text:style-name="Normal"><text:s text:c="2"/>A propos de la publication en Pologne de<text:s/><text:span text:style-name="T281">Rome : Hommes du</text:span><text:s/><text:span text:style-name="T282">Barocco,</text:span><text:s/>M. fait le compte-rendu bref mais très élogieux d’un nouvel ouvrage de K. Chledowski, qui avait déjà publié quelques livres sur la Renaissance italienne.</text:p>
      <text:p text:style-name="P283"/>
      <text:h text:style-name="P284" text:outline-level="1">1913<text:s/>- 4</text:h>
      <text:p text:style-name="byline">Canudo ricciotto</text:p>
      <text:p text:style-name="Normal"><text:span text:style-name="T285">Lettres italiennes</text:span><text:s/></text:p>
      <text:p text:style-name="Normal">1-II-1913, T. CI, p. 650 - 659.</text:p>
      <text:p text:style-name="Normal"/>
      <text:p text:style-name="Normal"><text:s text:c="2"/>La nécrologie de Butti ouvre la chronique : ce critique « causeur fin, caustique et paradoxal » avait également écrit des romans et des œuvres théatrales. « La renommée de M. Buti grandira », prévoit Canudo. Son art, « miroir aux reflets quelques peu sataniques », « aura donné à son pays les œuvres plus profondes de ces dernières cinquantes années ».</text:p>
      <text:p text:style-name="Normal"><text:s text:c="2"/>C. passe ensuite à « deux biographies littéraires » qui lui permettent de rapprocher Maurras et D’Annunzio. Ce dernier, dans son<text:s/><text:span text:style-name="T286">Cola di Rienzo</text:span><text:s/>(un tribun romain du XIVème siècle), déclare vouloir retrouver l’art latin de la<text:s/><text:soft-page-break/>biographie. Il « a cru devoir se conformer, en italien, aux règles de construction, d’expression, de style du XVIème siècle florentin [...] il ne veut renouveler ni la matière ni la manière », insiste C., « il veut évoquer à la Villani ou à la Boccace... Point d’inspiration innovatrice donc, chez l’écrivain ; seulement, sa psychologie et son style ont dans ce livre une énergie prodigieuse ». Maurras, pour sa part, est évoqué pour un court essais sur Dante, qui préface une nouvelle édition de la<text:span text:style-name="T287"><text:s/>Divine Comédie</text:span>. Essais « net, bref, profond, large de vue, et de conséquences, en un mot très français [...] sa langue simple et pleine, élégante et nerveuse, se cristallise dans des phrases qui étincellent et qui réchaufent ». Selon C., Maurras « dépasse d’un coup le travail de centaines de biographes », et depuis Foscolo, écrit Canudo, « nul n’avait vu avec une si intime compréhension la figure dantesque ». Maurras semble voir en Dante celui dont l’ampleur « comble, par exemple, les intervalles du patriotisme florentin le plus ombrageux au catholicisme le plus universel, le plus dégagé », celui qui peut « guérir plusieurs des défauts de ce jeune siècle et en stimuler les vertus », <text:s/>et « ces français modernes, donts les pères ont été trop heureux d’être avertis de la gravité d’une épreuve que tout prépare, ne trouveront nulle part ailleurs d’avertissement plus complet ni aussi pressant ».</text:p>
      <text:p text:style-name="Normal"><text:s text:c="2"/>La chronique s’achève sur une dernière biographie, celle de Casanova,<text:s/><text:span text:style-name="T288">L’Italien errant</text:span>, par G. de Frenzi. « Contribution fort remarquable » de celui qui fut prit de cette « fièvre, inutile peut-être mais caractéristique, cette fièvre moderne de l’instabilité et de la curiosité » que tout oppose, selon C. au « romantique et insupportable Don Juan ».  </text:p>
      <text:p text:style-name="P289"/>
      <text:h text:style-name="P290" text:outline-level="1">1913<text:s/>- 5</text:h>
      <text:p text:style-name="byline">Rédaction</text:p>
      <text:p text:style-name="P291">Echos<text:s/></text:p>
      <text:p text:style-name="Normal">1-II-1913, T. CI, p. 669.</text:p>
      <text:p text:style-name="Normal"/>
      <text:p text:style-name="Normal"><text:s text:c="2"/>Le rapport<text:s/><text:span text:style-name="T292">La question des langues et les progrès de l’Italien en Suisse</text:span><text:s/>fait apparaître l’accroissement « considérable » de la langue italienne en Suisse, « dû presque entièrement à l’immigration ». Il s’agit d’un doublement en vingt ans, avec 301.000 personnes en 1910, ce qui pourrait constituer une résistance à la percée de l’Allemand dans la Confédération.</text:p>
      <text:p text:style-name="P293"/>
      <text:h text:style-name="P294" text:outline-level="1">1913<text:s/>- 6</text:h>
      <text:p text:style-name="byline">Marnold Jean</text:p>
      <text:p text:style-name="P295">Musique</text:p>
      <text:p text:style-name="Normal">1-III-1913, T. CII, p. 196.</text:p>
      <text:p text:style-name="Normal"/>
      <text:p text:style-name="Normal"><text:s text:c="2"/>Insistant sur l’harmonie très libre du<text:span text:style-name="T296"><text:s/>Couronnement de Poppée</text:span>, de Claudio Monteverdi, à « l’expression d’un réalisme shakespearien et à l’inspiration d’une incomparable souplesse », M. est « stupéfait devant la jeunesse éternelle et la savoureuse verdeur d’un ouvrage de vieillard » qu’il juge « plus près de notre sensibilité moderne que la déclamation pompeuse d’un Lully et même que le lyrisme tout oratoire d’un Rameau ». Il félicite J. Rouché et M. Vincent pour leurs choix et leur direction artistique.</text:p>
      <text:p text:style-name="P297"/>
      <text:soft-page-break/>
      <text:h text:style-name="P298" text:outline-level="1">1913<text:s/>- 7</text:h>
      <text:p text:style-name="byline">Apollinaire Guillaume</text:p>
      <text:p text:style-name="P299">La vie anecdotique<text:s/></text:p>
      <text:p text:style-name="Normal">1-IV-1913, T. CII, p. 660.</text:p>
      <text:p text:style-name="Normal"/>
      <text:p text:style-name="Normal"><text:s text:c="2"/>Le<text:span text:style-name="T300"><text:s/>Dizionario psico-mistico</text:span><text:s/>de M. Nigro-Lico, évoqué par la revue<text:s/><text:span text:style-name="T301">La Voce</text:span><text:s/>inspire joyeusement Apollinaire, qui se moque de ce dictionnaire plutôt farfelu en en donnant quelques entrées et quelques définitions absolument dénuées de sens.</text:p>
      <text:p text:style-name="Normal"/>
      <text:h text:style-name="P302" text:outline-level="1">1913<text:s/>- 8</text:h>
      <text:p text:style-name="byline">Barthèlemy Edmond</text:p>
      <text:p text:style-name="P303">Histoire<text:s/></text:p>
      <text:p text:style-name="Normal">16-IV-1913, T. CII, p. 820 - 821.</text:p>
      <text:p text:style-name="Normal"/>
      <text:p text:style-name="Normal"><text:s text:c="2"/>A propos des<text:s/><text:span text:style-name="T304">Lettres de femmes à Casanova</text:span>, B. suit A. Rava dans sa définition du casanovisme comme « désir d’approfondir la connaissance de tant de petites anecdotes qui, rapprochées de personnages plus importants et de faits plus notoires, servent admirablement à compléter le tableau de la vie du XVIIIème siècle ». Il revient lui aussi sur le cas de Manon Balletti, dont il faut ajouter le nom à ceux des « amoureuses célèbres », qui aima passionément Casanova avant de rompre, son amant ayant été également celui de sa mère.</text:p>
      <text:p text:style-name="P305"/>
      <text:h text:style-name="P306" text:outline-level="1">1913<text:s/>- 9</text:h>
      <text:p text:style-name="byline">Rédaction</text:p>
      <text:p text:style-name="P307">Echos<text:s/></text:p>
      <text:p text:style-name="Normal">16-IV-1913, T. CI, p. 893.</text:p>
      <text:p text:style-name="Normal"/>
      <text:p text:style-name="Normal"><text:s text:c="2"/>Découvertes artistiques et fouilles à Rome dans les appartements de Nicolas V, où des fresques de Fra Angelico ont été mises à jour. Par ailleurs, on déplore la destruction nécessaire de belles villas pour ces fouilles, tandis qu’ Ostie continue de révéler des sculptures comme cette tête d’éphèbe attribuée à Calamidas, contemporain de Phidias.<text:s/></text:p>
      <text:p text:style-name="Normal"/>
      <text:h text:style-name="P308" text:outline-level="1">1913<text:s/>- 10</text:h>
      <text:p text:style-name="byline">Barthèlemy Edmond</text:p>
      <text:p text:style-name="Normal"><text:span text:style-name="T309">Histoire</text:span></text:p>
      <text:p text:style-name="Normal">1-V-1913, T. CIII, p. 381- 384.</text:p>
      <text:p text:style-name="Normal"/>
      <text:p text:style-name="Normal"><text:s text:c="2"/>B. consacre un long compte-rendu à l’œuvre de Jean Lucas-Dubreton<text:s/><text:span text:style-name="T310">La disgrâce de Nicolas Machiavel</text:span>, dans laquelle il voit « l’effort le plus soutenu sans doute pour saisir dans sa littéralité la figure encore si facticement abstraite de Machiavel ». Il oppose ainsi à la <text:s/>vision de Stendhal, vision qui « fait le jeu de ses propres paradoxes bien plus que celui de l’esprit de Machiavel », l’approche historique « peut-être trop simple » de Lucas-Dubreton, qui s’est aidé des lettres familières de l’auteur du<text:s/><text:span text:style-name="T311">Prince</text:span><text:s/>pour en restituer « à sa vie ses idées ». Le portrait qui en resort est celui d’un homme contradictoire et hésitant, « meurtri jusqu’en sa dernière fibre par l’absurdité<text:s/><text:soft-page-break/>d’une destinée sans merci », mais «  assez impassible, terre-à-terre, et jusqu’à en être terne ». B. rappelle brièvement la biographie de Machiavel tout en ramenant son œuvre la plus connue à son intimité plus qu’au modèle-inspirateur César Borgia.<text:s/></text:p>
      <text:p text:style-name="Normal"/>
      <text:h text:style-name="P312" text:outline-level="1">1913<text:s/>- 11</text:h>
      <text:p text:style-name="byline">Le Cardonnel L.</text:p>
      <text:p text:style-name="Normal"><text:span text:style-name="T313">Florentiae dicatum</text:span><text:s/></text:p>
      <text:p text:style-name="Normal">1-VI-1913, T. CIII, p. 488 - 489.</text:p>
      <text:p text:style-name="Normal"/>
      <text:p text:style-name="Normal"><text:s text:c="2"/>C’est une Florence très classique, peuplée de Vertus et de Grâces, à laquelle s’adresse ce poème en trois strophes d’alexandrins. L’auteur évoque d’un ton lyrique, fort peu original, la « cité des Princes et des Sages », où « tout demeure éternel », le Dôme, ses orgues et ses cloches par lesquels les hommes deviennent « plus ardents et plus doux ». Il en chérit enfin le souvenir lumineux, « enflammé d’espérance », alors qu’il est revenu dans  « [sa] nuit solitaire ».</text:p>
      <text:p text:style-name="P314"/>
      <text:h text:style-name="P315" text:outline-level="1">1913<text:s/>- 12</text:h>
      <text:p text:style-name="byline">Barthèlemy Edmond</text:p>
      <text:p text:style-name="P316">Histoire<text:s/></text:p>
      <text:p text:style-name="Normal">1-VI-1913, T. CIII, p. 591 - 592.</text:p>
      <text:p text:style-name="P317"/>
      <text:p text:style-name="Normal"><text:s text:c="2"/><text:span text:style-name="T318">Les origines politiques des guerres de religion. I: Henri II et l’Italie ( 1547-1559 )</text:span><text:s/>de L. Romier, est une histoire de la politique italienne de la France de l’avènement de Henry II à l’abdication de Charles Quint : la thèse qui semble s’en dégager est celle d’un repli dû à la nécessité de lutter contre le Protestantisme. B. juge l’œuvre de Romier « une des rares synthèses importantes que nous ayons eu à signaler depuis longtemps », tout en lui réservant un compte-rendu assez court.</text:p>
      <text:p text:style-name="Normal"/>
      <text:h text:style-name="P319" text:outline-level="1">1913<text:s/>- 13</text:h>
      <text:p text:style-name="byline">Canudo Ricciotto</text:p>
      <text:p text:style-name="Normal"><text:span text:style-name="T320">Lettres italiennes</text:span></text:p>
      <text:p text:style-name="Normal">1-VI-1913, T. CIII, p. 645 - 647.</text:p>
      <text:p text:style-name="Normal"/>
      <text:p text:style-name="Normal"><text:s text:c="2"/>C. prend ici congé de ses lecteurs : c’est sa dernière chronique pour le<text:s/><text:span text:style-name="T321">Mercure de France</text:span>, annonce-t-il après quelques dix années de collaboration, et l’occasion d’une synthèse sur l’évolution de la littérature italienne.</text:p>
      <text:p text:style-name="Normal"><text:s text:c="2"/>Il salue son développement « en quantité, sinon en qualité de production », pour regretter immédiatement l’absence d’un nouveau D’Annunzio. Il rappelle ensuite la disparition de ces « terribles vieillards » de la troisième Italie, De Amicis, Fogazzaro, Carducci, Rapisardi et Pascoli, qui furent des « tyrans de la pensée et du sentiment », avant de remarquer que l’influence étrangère, bien que très récente, est plus sensible qu’autrefois (sont cités à la suite l’esthétisme anglais, le symbolisme français, le néo-romantisme allemand, le psychologisme russe et Walt Whitman). C. remarque enfin « la vigueur de certains groupements » qu’il se targue d’avoir signalé « alors qu’ils n’étaient qu’une promesse » : le « parti impérialiste » de Corradini<text:s/><text:soft-page-break/>regroupé autour de<text:s/><text:span text:style-name="T322">Il Regno</text:span>, les revues florentines<text:s/><text:span text:style-name="T323">Leonardo</text:span><text:s/>(« à l’intellectualisme outrancier et destructeur, mais vigoureux et juste »), puis<text:s/><text:span text:style-name="T324">la Voce</text:span><text:s/>(« où se glorifie l’hégelisme du Sénateur Commandeur Benedetto Croce ») et « la gazette libre et forte<text:s/><text:span text:style-name="T325">Lacerba</text:span> », de Giovanni Papini et sa « petite phalange ». Les futuristes milanais sont enfin cités, avec leur revue<text:s/><text:span text:style-name="T326">Poesia</text:span><text:s/>aux « énergies violentes éprises de violents renouveaux ». Il y ajoute également, très brièvement, la revue romaine<text:s/><text:span text:style-name="T327">Liriche</text:span>. Gian-Pietro Lucini (« qui vient de se séparer nettement des futuristes ») est le seul talent solitaire que Canudo tient à citer.</text:p>
      <text:p text:style-name="Normal"><text:s text:c="2"/>Il consacre la seconde partie de sa dernière chronique à la célébration de la revue<text:span text:style-name="T328"><text:s/>Cronaca Bizantina</text:span>, fondée en 1881 à Rome par Angelo Sommaruga, et qui fut « un organe irrespectueux, incendiaire, insoumis, destructeur » auquel collaborèrent Carducci, Sarfoglio, Serrao, Stecchetti, mais surtout le jeune D’Annunzio, auteur dont Canudo fait l’ultime éloge (« le plus grand poète italien vivant [...] le plus grand poète dramatique de son pays ») avant de clore sa collaboration à la revue. <text:s text:c="2"/></text:p>
      <text:p text:style-name="Normal"/>
      <text:h text:style-name="P329" text:outline-level="1">1913<text:s/>- 14</text:h>
      <text:p text:style-name="byline">Apollinaire Guillaume</text:p>
      <text:p text:style-name="Normal"><text:span text:style-name="T330">La vie anecdotique</text:span></text:p>
      <text:p text:style-name="Normal">1-IV-1913, T. CIII, p. 661.</text:p>
      <text:p text:style-name="Normal"/>
      <text:p text:style-name="Normal"><text:s text:c="2"/>A. assiste au Chatelet à une répétition de « La Pisanelle », de D’Annunzio. Il tire son chapeau au metteur en scène, Meyerhold, qui sans savoir un mot de français dirige fort bien 250 acteurs par le mime, et effectua une « jolie coupure dont M. D’Annunzio peut remercier les dieux. C’était la nonne qui s’écriait : " Je viens de fourrer mon pied dans la marre ". Et, ma foi, je ne crois pas avoir mal entendu ».</text:p>
      <text:p text:style-name="Normal"/>
      <text:h text:style-name="P331" text:outline-level="1">1913<text:s/>- 15</text:h>
      <text:p text:style-name="byline">Kahn Gustave</text:p>
      <text:p text:style-name="P332">Art<text:s/></text:p>
      <text:p text:style-name="Normal">16-VI-1913, T. CIII, p.856.</text:p>
      <text:p text:style-name="Normal"/>
      <text:p text:style-name="Normal"><text:s text:c="2"/>K. reconnait qu’en France « on a été très ignorant de la peinture du XIXème siècle italien », et rappelle « le culte naïf et exagéré dont fut l’objet Segantini ». Il s’interroge pourtant sur le titre de « maître impressioniste » dont les organisateurs de la Gallerie Excelsior décorent Fattori : il le récuse, et écrit que Zandomeneghi, seul, le mérite. Certes, Fattori est un « bon artiste, sage, doux, épris de rendu serré [...] bon peintre et beau graveur », mais « l’impressionisme demeure bien un mouvement français né à Paris avec Corot et Courbet comme aieux ».</text:p>
      <text:p text:style-name="Normal"/>
      <text:h text:style-name="P333" text:outline-level="1">1913<text:s/>- 16</text:h>
      <text:p text:style-name="byline">Soulages Gabriel</text:p>
      <text:p text:style-name="Normal"><text:span text:style-name="T334">L’idylle vénitienne</text:span></text:p>
      <text:p text:style-name="Normal">1-VII-1913, T. CIV, p. 69 - 78.</text:p>
      <text:p text:style-name="Normal"/>
      <text:soft-page-break/>
      <text:p text:style-name="Normal"><text:s text:c="2"/>Cette prose poétique est adressée « à l’inconnue » : reconnaissable parmi la foule, « aux Giardini, devant San Marco, sur la terasse du Lido... Vous serez celle qui me plaira le plus... Et vive la belle aventure! ». La suite, présentée en courts paragraphes numérotés, est le récit de cette rencontre érotique et interdite, dans le milieu raffiné des grands hotels vénitiens, entre les tombeaux des Doges endormis à San Zanipolo, les Tintorets de l’Accademia, la mythologie classique et les réminiscences dantesques. L’aventure se clôt par une rupture et <text:s/>l’évocation de la pauvre âme nostalgique de l’inconnue, « tendre comme un sonnet d’Albert Samain ».<text:s/></text:p>
      <text:p text:style-name="Normal"/>
      <text:h text:style-name="P335" text:outline-level="1">1913<text:s/>- 17</text:h>
      <text:p text:style-name="byline">Caussy Fernand</text:p>
      <text:p text:style-name="P336">Géographie politique</text:p>
      <text:p text:style-name="Normal">1-VII-1913, T. CIV, p. 173 - 174.</text:p>
      <text:p text:style-name="Normal"/>
      <text:p text:style-name="Normal"><text:s text:c="2"/>C. analyse<text:s/><text:span text:style-name="T337">L’Italie économique et sociale ( 1861-1912 )</text:span><text:s/>de H. Lémonon, et sa « méthode historique ». Lémonon met en évidence six périodes distinctes qui semblent présenter à C. « un caractère factice », comme il tâche de le démontrer à partir de l’exemple des lois protectionistes de 1887, qu’il juge positives contrairement à Lémonon, car « l’établissement de la grande industrie était d’une impérieuse nécessité ». « L’Italie est arrivée à l’extrème limite de la compression fiscale », continue C., elle est « engagée dans une politique impérialiste au-dessus de ses forces, elle ne peut subvenir à ses travaux publics, si nécessaires surtout dans le Midi, et, désormais, elle n’a plus un centime à consacrer aux dépenses sociales ». C. conclut sur le succès des banques populaires et des coopératives, en rappelant que si les syndicats adhèrent maintenant au réformisme, « les socialistes révolutionnaires restent très forts, et ils ont triomphé des réformistes au Congrès de Reggio-Emilie de juillet 1912 ». </text:p>
      <text:p text:style-name="Normal"/>
      <text:h text:style-name="P338" text:outline-level="1">1913<text:s/>- 18</text:h>
      <text:p text:style-name="byline">Rachilde</text:p>
      <text:p text:style-name="Normal"><text:span text:style-name="T339">Les romans</text:span><text:s/></text:p>
      <text:p text:style-name="Normal">16-VII-1913, T. CIV, p. 381.</text:p>
      <text:p text:style-name="Normal"/>
      <text:p text:style-name="Normal"><text:s text:c="2"/>A propos de<text:s/><text:span text:style-name="T340">La Joconde retrouvée</text:span><text:s/>de J. de Quirielle, R. s’amuse de « la personification d’une femme sortant du cadre pour vagabonder dans le siècle », avant de déplorer plus sérieusement la disparition de la toile, « une honte innéfaçable pour le gouvernement de la République ».</text:p>
      <text:p text:style-name="Normal"/>
      <text:p text:style-name="Normal"/>
      <text:h text:style-name="P341" text:outline-level="1">1913<text:s/>- 19</text:h>
      <text:p text:style-name="byline">Kahn Gustave</text:p>
      <text:p text:style-name="P342">Art<text:s/></text:p>
      <text:p text:style-name="Normal">16-VII-1913, T. CIV, p. 420.</text:p>
      <text:p text:style-name="Normal"/>
      <text:p text:style-name="Normal"><text:s text:c="2"/>K. rappelle à propos de la première exposition de sculpture futuriste de U. Boccioni, Gallerie La Boëtie, « le vif plaisir » qu ’il éprouva lors de l’exposition des peintres futuristes à laquelle participait le même Boccioni,<text:s/><text:soft-page-break/>« artiste extrèmement doué et d’une puissance de réalisation assez peu commune ». Mais, déclare-t-il à propos de cette exposition, « je crois qu’il fait fausse route ». K. conteste le point de départ des déductions de Boccioni, car « si les reflets ont une vie composée et interpénétrable, en est-il de même des formes ? Je ne le pense pas ». K. critique également « ces petits jeux de juxtaposition de matière d’art et de matériaux vulgaires qu’ont pratiquée, et bien à tort, hors exemple des mieux doués, quelques enfants perdus du cubisme. Il ne sera jamais artiste de mêler à la glaise ou de coller sur la toile du verre, des cheveux, du bois découpé ». K. reconnait certes des qualités (talent, science et verve) à Boccioni, et à un buste comme<text:s/><text:span text:style-name="T343">L’anti-gracieux</text:span>, mais « sa volonté de suivre dans l’espace les formes d’un objet fini et inerte, comme une bouteille, ne peut le mener à l’œuvre d’art [...] C’est un saut dans l’invisible et ce n’est point un bond vers une harmonie ». K. attend donc des œuvres moins « exaspérées » d’un homme qui « est trop subtil et trop artiste pour ne point retrouver sa voie », tout en reconaissant auparavant que, peut-être, il est « simplement dérouté par la nouveauté de son effort ».<text:s/></text:p>
      <text:p text:style-name="Normal"/>
      <text:h text:style-name="P344" text:outline-level="1">1913<text:s/>- 20</text:h>
      <text:p text:style-name="byline">Rédaction</text:p>
      <text:p text:style-name="Normal"><text:span text:style-name="T345">Echos</text:span><text:s/></text:p>
      <text:p text:style-name="Normal">16-VII-1913, T. CIV, p. 447.</text:p>
      <text:p text:style-name="Normal"/>
      <text:p text:style-name="Normal"><text:s/>Concernant<text:s/><text:span text:style-name="T346">Les Lettres de femmes à Casanova</text:span>, déjà cité plus d’une fois, H.D. Davray rappelle que les lettres de Manon Belletti à Casanova avaient déjà été découvertes et citées dans le<text:s/><text:span text:style-name="T347">Mercure</text:span><text:s/>d’octobre 1903 par Arthur Symons, poète anglais. Rava ne ferait donc « aucune révélation » dans cette édition qu’il soigne.<text:s/></text:p>
      <text:p text:style-name="Normal"/>
      <text:h text:style-name="P348" text:outline-level="1">1913<text:s/>- 21</text:h>
      <text:p text:style-name="byline">Hirsch Charles - Henry</text:p>
      <text:p text:style-name="Normal"><text:span text:style-name="T349">Les revues</text:span></text:p>
      <text:p text:style-name="Normal">1-VIII-1913, T. CIV, p. 622 - 624.</text:p>
      <text:p text:style-name="Normal"/>
      <text:p text:style-name="Normal"><text:s text:c="2"/>H. signale la première parution de la revue mensuelle<text:s/><text:span text:style-name="T350">France-Italie</text:span>, le 1er juillet 1913. Il <text:s/>donne la composition complète du Comité France-Italie, présidé par S. Pichon et dont le Siège est établi à Paris, 20 rue Chalgrin, ainsi que ses différents Offices - dont la revue qui est « destinée à faire connaître exactement en France le mouvement politique, économique, social, littéraire et artistique de l’Italie ». H. s’en félicite et rappelle que J. Luchaire, l’un des vice-présidents, était déjà à la tête de l’Institut français de Florence qui s’est fixé un programme semblable. Il cite ensuite l’extrait d’un texte de Luchaire, concernant aussi bien l’opinion publique italienne vis-à-vie de la France après le renouvellement de la triple alliance de 1912 que le nouvel « esprit national » italien, et un autre de Crémieux, plus long, sur les belles-lettres.</text:p>
      <text:p text:style-name="Normal"><text:s text:c="2"/>Benjamin Crémieux remarque que les jeunes revues sont presque toujoours des revues de culture, et qu’ on publlie en Italie plus volontier des essais que des poèmes. Ainsi, depuis la mort de Carducci, le maître plus écouté ou combattu est un philosophe, Croce. C’est un état d’esprit opposé à la<text:s/><text:soft-page-break/>rhétorique, à l’académisme et à l’éloquence, voué vers « le concret ». « Le miracle d’eclectisme accompli par D’Annunzio ne semble pas devoir se renouveler, [...] lui seul , enfin, a été capable de faire servir l’antique poésie italienne à exprimer quelques pensers nouveaux », continue Crémieux, <text:s/>considerant que le débat est « nettement circonscrit entre anciens et modernes, et ne laisse guère de place à des solutions modérées ou partielles comme chez nous ». Les anciens, « admiratifs de Pascoli et Carducci, du vers bien frappé, de la poésie historique et de la langue classique », s’opposent à la lassitude des modernes de la poésie érudite et livresque. « Ils visent à l’expression la plus directe possible d’émotions vraiment ressenties ». Pour Crémieux, ces derniers n’acceptent que les<text:s/><text:span text:style-name="T351">Laudi</text:span><text:s/>de D’Annunzio, la poésie française depuis Baudelaire et la poésie familiale et bucolique de Pascoli comme « tremplins ». <text:s text:c="2"/></text:p>
      <text:p text:style-name="Normal"/>
      <text:h text:style-name="P352" text:outline-level="1">1913<text:s/>- 22</text:h>
      <text:p text:style-name="byline">Kahn Gustave</text:p>
      <text:p text:style-name="P353">Art</text:p>
      <text:p text:style-name="Normal">1-VIII-1913, T. CIV, p. 636.</text:p>
      <text:p text:style-name="Normal"/>
      <text:p text:style-name="Normal"><text:s text:c="2"/>K. évoque brièvement un livre de H. Caro-Delvaille,<text:span text:style-name="T354"><text:s/>Le Titien</text:span>, « d’une forme un peu lyrique mais très attrayante », « ecrit avec soin et tout à fait intéressant ».</text:p>
      <text:p text:style-name="Normal"/>
      <text:p text:style-name="byline"><text:span text:style-name="T355">1913 -23</text:span><text:s/>Marguillier Auguste</text:p>
      <text:p text:style-name="P356">Musées et collections</text:p>
      <text:p text:style-name="Normal">1-VIII-1913, T. CIV, p. 639.</text:p>
      <text:p text:style-name="Normal"/>
      <text:p text:style-name="Normal"><text:s text:c="2"/>M. signale un nouveau Donatello au Musée national de Florence, un Saint-Jean Baptiste en marbre executé en 1425, qui demeurait auparavant Casa Martelli. Il s’agit ici d’un éphèbe gracieux, à la pose naturelle et simple, qui fait le lien entre le Précurseur du bas relief du Bargello et l’ascète du même musée. M. donne également le prix payé par l’état italien pour cette œuvre : 400 000 lires.</text:p>
      <text:p text:style-name="Normal"/>
      <text:h text:style-name="P357" text:outline-level="1">1913<text:s/>- 24</text:h>
      <text:p text:style-name="byline">Barthèlemy Edmond</text:p>
      <text:p text:style-name="Normal"><text:span text:style-name="T358">Histoire</text:span></text:p>
      <text:p text:style-name="Normal">1-IX-1913, T. CV, p. 140 - 144.</text:p>
      <text:p text:style-name="Normal"><text:tab/></text:p>
      <text:p text:style-name="Normal"><text:s text:c="2"/>B. revient sur le<text:s/><text:span text:style-name="T359">Plan en relief de la Rome impériale</text:span><text:s/>de P. Bigot qu’il a pu contempler au Salon des Champs Elysées, et qui lui rappelle ses souvenirs d’étudiant enthousiaste <text:s/>de l’histoire romaine. Ce plan en relief de la cité aux environs du VIème siècle après J.C. est « un chef d’œuvre d’érudition, d’intuition, de patience et d’esprit synthétique », bien que manque la périphérie, composée uniquement des habitations des particuliers.<text:s/></text:p>
      <text:p text:style-name="Normal"><text:s text:c="2"/>B. rend ensuite compte des essais du volume « aussi aimable que savant »<text:s/><text:span text:style-name="T360"><text:s/>A travers le monde romain</text:span><text:s/>de M. Cagnat, dont celui sur le « Commerce et la propagation des religions dans l’Empire Romain » lui semble particulièrement stimulant.<text:s/></text:p>
      <text:p text:style-name="Normal"/>
      <text:h text:style-name="P361" text:outline-level="1">1913<text:s/>- 25</text:h>
      <text:p text:style-name="byline">Kahn Gustave</text:p>
      <text:p text:style-name="P362">Art</text:p>
      <text:p text:style-name="Normal">1-IX-1913, T. CV, p. 183.</text:p>
      <text:p text:style-name="Normal"/>
      <text:p text:style-name="Normal"><text:s text:c="2"/><text:span text:style-name="T363">De Michel-Ange à Tiepolo</text:span><text:s/>de M. Reymond est un ensemble d’études qui tente de caractériser l’art de la contre-Réforme. Reymond voit dans le Baroque « le point de départ de l’art moderne », en ce que ses maîtres n’ont pas voulu s’en tenir « à ce que les grands artistes du passé avaient créé, aux règles que leur expérience avait tracé ». Ainsi, « le Baroque, c’est la liberté ». Le livre est particulièrement intéressant pour ce qui concerne le Bernin, remarque K., avant de conclure : « il n’est de belles et séduisantes productions qu’aux époques qui se cherchent, aux périodes où des artistes épris de nouveauté font le procès de la tradition, l’épurent, la compliquent et l’enrichissent ».</text:p>
      <text:p text:style-name="Normal"><text:s/></text:p>
      <text:h text:style-name="P364" text:outline-level="1">1913<text:s/>- 26</text:h>
      <text:p text:style-name="byline">Marguillier Auguste</text:p>
      <text:p text:style-name="P365">Musées et collections<text:s/></text:p>
      <text:p text:style-name="Normal">1-IX-1913, T. CV, p. 186 - 189.</text:p>
      <text:p text:style-name="Normal"/>
      <text:p text:style-name="Normal"><text:s text:c="2"/><text:span text:style-name="T366">Saint Gérome pénitent</text:span>, un nouveau Signorelli du Louvre, semble à M. plus caractéristique de la seule œuvre de l’artiste que le musée possédait jusque-là : « le dessin <text:s/>serré, aigu, [...] donnent à cette apparition un accent sévère et puissant ».</text:p>
      <text:p text:style-name="P367"/>
      <text:h text:style-name="P368" text:outline-level="1">1913<text:s/>- 27</text:h>
      <text:p text:style-name="byline">Albert Henry</text:p>
      <text:p text:style-name="P369">Lettres allemandes<text:s/></text:p>
      <text:p text:style-name="Normal">1-IX-1913, T. CV, p. 197 - 198.</text:p>
      <text:p text:style-name="Normal"/>
      <text:p text:style-name="Normal"><text:s text:c="2"/>A. revient sur l’édition allemande des<text:s/><text:span text:style-name="T370">Lettres de femmes à Giacomo Casanova,</text:span><text:s/><text:span text:style-name="T371">Frauenbriefe an Casanova,</text:span><text:s/>déjà longuement commentées. Il remarque que l’image de Casanova est ici celle « d’un confident, et d’un protecteur, [du] bon oncle arrangeur d’affaires, plutôt bon homme qu’homme dangereux ».</text:p>
      <text:p text:style-name="Normal"/>
      <text:h text:style-name="P372" text:outline-level="1">1913<text:s/>- 28</text:h>
      <text:p text:style-name="byline">Rachilde</text:p>
      <text:p text:style-name="P373">Romans<text:s/></text:p>
      <text:p text:style-name="Normal">16-IX-1913, T. CV, p. 379.</text:p>
      <text:p text:style-name="Normal"/>
      <text:p text:style-name="Normal"><text:s text:c="2"/>R. fait un compte-rendu <text:s/>du roman<text:span text:style-name="T374"><text:s/>Les transplantés</text:span><text:s/>de Ricciotto Canudo, histoire d’un jeune italien qui fait la découverte de Paris hanté par « une belle hallucination poétique » qui transfigure les moindres incidents et comparses de la vie quotidienne de la capitale. L’histoire d’amour qui le poussera vers une aventurière semble moins intéresser Rachilde, qui élargit<text:s/><text:soft-page-break/>le débat (« l’Italie est en train de rénover la France ») et prend des accents<text:s/>futuristes pour évoquer le renouveau incendiaire et nécessaire des arts.<text:s/></text:p>
      <text:p text:style-name="Normal"/>
      <text:h text:style-name="P375" text:outline-level="1">1913<text:s/>- 29</text:h>
      <text:p text:style-name="byline">Barthèlemy Edmond</text:p>
      <text:p text:style-name="P376">Histoire<text:s/></text:p>
      <text:p text:style-name="Normal">16-IX-1913, T. CV, p. 394.</text:p>
      <text:p text:style-name="Normal"/>
      <text:p text:style-name="Normal"><text:s text:c="2"/><text:span text:style-name="T377">Casanova à Paris</text:span><text:s/>de G. Capon est un choix de souvenirs des<text:s/><text:span text:style-name="T378">Mémoires</text:span><text:s/>: c’est, « sous le rapport de l’histoire des mœurs, une valeur de caractère certaine, [...] l’amusement, ici, se recommandant de lui-même ».</text:p>
      <text:p text:style-name="Normal"/>
      <text:h text:style-name="P379" text:outline-level="1">1913<text:s/>- 30</text:h>
      <text:p text:style-name="byline">Marnold Jean</text:p>
      <text:p text:style-name="P380">Musique</text:p>
      <text:p text:style-name="Normal">16-X-1913, T. CV, p. 835 - 837.</text:p>
      <text:p text:style-name="Normal"/>
      <text:p text:style-name="Normal"><text:s text:c="2"/>M. est très sévère à l’égard de la partition musicale de<text:s/><text:span text:style-name="T381">Les joyaux de la madone</text:span><text:s/>de W. Ferrari, mi allemand-mi italien, qui « se ridiculise » tant il manque de talent. La mise en scène, le livret et les interprètes échappent néanmoins à ses foudres.<text:s/></text:p>
      <text:p text:style-name="Normal"/>
      <text:p text:style-name="Normal"/>
      <text:h text:style-name="P382" text:outline-level="1">1913<text:s/>- 31</text:h>
      <text:p text:style-name="byline">Papini Giovanni</text:p>
      <text:p text:style-name="P383">Lettres italiennes</text:p>
      <text:p text:style-name="Normal">16-X-1913, T. CV, p. 857 - 860.</text:p>
      <text:p text:style-name="Normal"/>
      <text:p text:style-name="Normal"><text:s text:c="2"/>P. inaugure sa chronique sur un ton très déterminé et énergique. « Etant sur place », il pourra « être vraiment renseigné sur les forces réelles et vivantes de la littérature italienne [...] la littérature des jeunes, la seule, en ce moment, qui mérite l’honneur d’être connue et appréciée à l’étranger ». P. polémique d’emblée avec la vieille génération, dont les survivants (Guerrini, Mazzoni, Marradi) « ont tout à gagner de notre silence », tout comme « les journalistes adroits et ambitieux » comme Morello, Zuccoli, Corradini, Ojetti, Angeli, « trés lus et bien payés - et cest tout », ainsi que Benelli, Beltramelli, Antona-traversi, Praga, Lopez, Serao, Negri, Deledda : « il vaut mieux ne pas s’y arrêter ».<text:s/></text:p>
      <text:p text:style-name="Normal"><text:s text:c="2"/>Vient ensuite le tour de D’Annunzio, qui appartient <text:s/>également à cette « vieille génération » : « personne, écrit-il, ne méconnaît les " belles pages " que D’Annunzio a données à la littérature italienne. Mais presque tout le monde, aujourd’hui, est forcé d’admettre que D’Annunzio a donné tout ce qu’il pouvait donner, qu’il est tombé dans le démarquage de lui-même ; et qu’il est désormais réduit à masquer avec ses décorations de styliste riche et lourd le vide frénétique de son âme ». P. préfère plutôt les « survivants de l’école naturaliste », Verga, Capuana, De Roberto : mais ils ne travaillent presque pas. « Restent les jeunes ». P. commence son tour d’horizon par les crépusculaires, dont il cite Gozzano et Corazzini, Saba, Moretti et Martini : « la poésie de ces jeunes gens est une poésie de seconde main, très lasse, très<text:s/><text:soft-page-break/>mélancolique, très enfantine ». P. évoque leurs thématiques habituelles - sons de cloches, dimanches désolés, maisons provinciales, nostalgie et résignation.  « Ils sortent du coté pathétique, mièvre et casanier du poète de<text:s/><text:span text:style-name="T384">Myricae</text:span>. Ils n’ont pas beaucoup de choses à dire, et ils semblent déjà fatigués de leurs petits sentiments, de leurs visions mesquines et douceureuses ». Leur seul mérite, aux yeux de P., est d’avoir briser la tradition classique.</text:p>
      <text:p text:style-name="Normal"><text:s text:c="2"/>Les<text:s/><text:span text:style-name="T385">vociani</text:span><text:s/>sont évidemment mieux traités : P. rappelle leurs centres d’intérêt très diférents et leurs batailles pour Rosso, pour les impressionistes français, les cubistes, Rimbaud, Claudel. Il rend hommage à Soffici et Prezzolini, Jahier, et à l’esprit de cette revue qui « s’est spécialisée dans toutes les grandes questions de culture qui touchent à la vie quotidienne et à la vie sociale » :<text:s/><text:span text:style-name="T386">Mezzogiorno</text:span>, réforme de l’instruction, éducation sexuelle, modernisme, libérisme. P. rappelle que<text:s/><text:span text:style-name="T387">la Voce</text:span><text:s/>a continué le combat commencé par<text:s/><text:span text:style-name="T388">Léonardo</text:span><text:s/>contre « le journalisme, l’académisme, le positivisme », et qu’elle a révélé des écrivains tels que Scipio Slataper, Boine, Jahier, Agnoletti, et « les ainés » Papini, Prezzolini et Soffici. Pourtant, Papini conclut en reconnaissant que<text:s/><text:span text:style-name="T389">la Voce</text:span><text:s/>s’est affaiblie et est devenue, « en un mot, plus bourgeoise ». Pour ce qui est de<text:s/><text:span text:style-name="T390">Lacerba</text:span>, « alliée » au futurisme dans « un mouvement beaucoup plus révolutionnaire et génial », P. se réserve pour la prochaine chronique. <text:s text:c="2"/></text:p>
      <text:p text:style-name="Normal"/>
      <text:p text:style-name="P391">Memento:</text:p>
      <text:p text:style-name="Normal"><text:tab/><text:tab/>Alfredo Oriani,<text:s/><text:span text:style-name="T392">La lotta politica in Italia, Vortice, Disfatta,<text:s/></text:span><text:span text:style-name="T393"><text:tab/></text:span><text:span text:style-name="T394"><text:tab/></text:span><text:span text:style-name="T395"><text:tab/>Gelosia.</text:span></text:p>
      <text:p text:style-name="Normal"/>
      <text:h text:style-name="P396" text:outline-level="1">1913<text:s/>- 32</text:h>
      <text:p text:style-name="byline">Apollinaire Guillaume</text:p>
      <text:p text:style-name="P397">La vie anecdotique</text:p>
      <text:p text:style-name="Normal">16-X-1913, T. CV, p. 869.</text:p>
      <text:p text:style-name="Normal"/>
      <text:p text:style-name="Normal"><text:s text:c="2"/>Le « Journal de bord » de Soffici, dans<text:s/><text:span text:style-name="T398">Lacerba</text:span>, reproduit une lettre que celui-ci aurait reçu à la revue, nous raconte A. Il s’agit d’une recomandée très humoristique, acérée et passablement vulgaire, de Carrà, Marinetti, Russolo et Boccioni, qui tour à tour tancent Soffici pour son style « épouvantablement sentimental » qui signifierait inlassablement : « je cherche une maîtresse ».</text:p>
      <text:p text:style-name="Normal"><text:s text:c="2"/>A. relate ensuite le « procès » subi par Severini et sa femme (pour rire, comme on l’apprendra dans un entrefilet du numéro suivant) devant ces mêmes futuristes, qui finirent toutefois par s’excuser de leur comportement, tandis que Severini s’évanouissait après les avoir menacés, que sa femme pleurait et que Carrà vomissait en prononçant la parole « mariage ». <text:s/></text:p>
      <text:p text:style-name="Normal"/>
      <text:h text:style-name="P399" text:outline-level="1">1913<text:s/>- 33</text:h>
      <text:p text:style-name="byline">De Bury R.</text:p>
      <text:p text:style-name="P400">Les journaux<text:s/></text:p>
      <text:p text:style-name="Normal">1-IX-1913, T. CVI, p. 168 - 169.</text:p>
      <text:p text:style-name="Normal"/>
      <text:soft-page-break/>
      <text:p text:style-name="Normal"><text:s text:c="2"/>Après avoir donné la parole à O. Uzanne, qui dans<text:s/><text:span text:style-name="T401">L’intermédiaire des chercheurs et curieux</text:span><text:s/>démonte la thèse selon laquelle les<text:s/><text:span text:style-name="T402">Mémoires</text:span><text:s/>de Casanova auraient été écrit par Stendahl, B. salue le projet d’une<text:s/><text:span text:style-name="T403">Revue Casanovienne</text:span><text:s/>et propose la création d’un<text:s/><text:span text:style-name="T404">Club Casanovien</text:span><text:s/>pour tous les érudits européens (dont il donne une liste) passionés par le libertin vénitien.<text:s/></text:p>
      <text:p text:style-name="Normal"/>
      <text:h text:style-name="P405" text:outline-level="1">1913<text:s/>- 34</text:h>
      <text:p text:style-name="byline">Apollinaire Guillaume</text:p>
      <text:p text:style-name="P406">La vie anecdotique<text:s/></text:p>
      <text:p text:style-name="Normal">16-XI-1913, T. CVI, p. 438 - 443.</text:p>
      <text:p text:style-name="Normal"/>
      <text:p text:style-name="Normal"><text:s text:c="2"/>A. raconte ici des souvenirs d’enfance de Giovanni Moroni, un employé d’origine romaine qui a grandit et vit en France : ces souvenirs des années romaines, dont A. nous livre trois pages (la plupart concernent les rapports de ce petit garçon avec sa mère, une jolie femme sensuelle et supersticieuse), lui permettent de rappeler qu’ « il n’est pas sans intérêt d’étudier la sensibilité des [étrangers] qui, étant nés ailleurs, sont cependant venus ici assez jeunes pour être façonnés par la haute civilisation française ».</text:p>
      <text:p text:style-name="Normal"/>
      <text:h text:style-name="P407" text:outline-level="1">1913<text:s/>- 35</text:h>
      <text:p text:style-name="byline">Merki Charles</text:p>
      <text:p text:style-name="P408">Archéologie, voyages<text:s/></text:p>
      <text:p text:style-name="Normal">1-XII-1913, T. CVI, p. 616 - 617, 619.</text:p>
      <text:p text:style-name="Normal"/>
      <text:p text:style-name="Normal"><text:s text:c="2"/><text:span text:style-name="T409">Petites villes d’Italie</text:span><text:s/>de A. Maurel est le troisième volume de cette série et il est consacré aux villes des Abruzzes, des Pouilles et et de la Campanie. Cette région de l’Italie, rappelle M., est marquée par les conquètes normandes et byzantines autant que par ses splendeurs antiques : et de citer pêle-mêle Paestum, Pompei, Castel del Monte, San Nicola di Bari, Tarante, Crotone, Capri, etc.</text:p>
      <text:p text:style-name="Normal"><text:s text:c="2"/>C. Beck propose par ailleurs une anthologie de<text:span text:style-name="T410"><text:s/>L’Italie septentrionale</text:span><text:s/>vue par les grands écrivains, florilège de textes de Montaigne à Nietzsche, concernant aussi bien les mœurs <text:s/>et la société que les villes et les paysages. M. remarque quelques pages curieuses de Dickens ou Rémond, et regrette l’absence de Taine ou Muntz de C. Beck.</text:p>
      <text:p text:style-name="Normal"/>
      <text:h text:style-name="P411" text:outline-level="1">1913<text:s/>- 36</text:h>
      <text:p text:style-name="byline">Marguillier Auguste</text:p>
      <text:p text:style-name="P412">Art<text:s/></text:p>
      <text:p text:style-name="Normal">1-XII-1913, T. CVI, p. 654.</text:p>
      <text:p text:style-name="Normal"/>
      <text:p text:style-name="Normal"><text:s text:c="2"/>Dans le<text:s/><text:span text:style-name="T413">Memento</text:span><text:s/>de sa chronique, M. commente le volume de R. de la Sizeranne<text:s/><text:span text:style-name="T414">A Florence et au Louvre (portraits célèbres de le Renaissance italienne)</text:span><text:s/>dans lequel les vies de quelques figures particulièrement attachantes du Quattrocento, courtisans ou<text:s/><text:span text:style-name="T415">condottieri</text:span>, nous sont livrées, et nous permettent d’apprécier plus complètement leurs portraits par les grands maîtres de l’époque.</text:p>
      <text:p text:style-name="Normal"/>
      <text:p text:style-name="Normal">------------------------------------------------------------------------------------------</text:p>
      <text:p text:style-name="Normal"/>
      <text:p text:style-name="Normal">ANNEE XXVème</text:p>
      <text:p text:style-name="Normal"/>
      <text:p text:style-name="Normal">------------------------------------------------------------------------------------------</text:p>
      <text:p text:style-name="Normal"/>
      <text:h text:style-name="P416" text:outline-level="1">1914<text:s/>- 1</text:h>
      <text:p text:style-name="byline">Rachilde</text:p>
      <text:p text:style-name="P417">Les romans<text:s/></text:p>
      <text:p text:style-name="Normal">16-I-1914, T. CVII, p. 367.<text:s/></text:p>
      <text:p text:style-name="Normal"/>
      <text:p text:style-name="Normal"><text:s text:c="2"/><text:span text:style-name="T418">Le lys de Florence</text:span><text:s/>de C. Didier est un « roman du bon vieux temps » dans lequel nous assistons à l’éclosion de tous les grands peintres italiens, tandis que l’histoire d’amour entre Fabio et Sylvia finit par triompher de tous les obstacles grâce à un talisman : R. semble toutefois ici assez suffisante.<text:s/></text:p>
      <text:p text:style-name="Normal"/>
      <text:h text:style-name="P419" text:outline-level="1">1914<text:s/>- 2</text:h>
      <text:p text:style-name="byline">De Bury R.</text:p>
      <text:p text:style-name="P420">Les journaux<text:s/></text:p>
      <text:p text:style-name="Normal">16-I-1914, T. CVII, p. 401 - 406.</text:p>
      <text:p text:style-name="Normal"/>
      <text:p text:style-name="Normal"><text:s text:c="2"/>B. consacre trois pages à<text:s/><text:span text:style-name="T421">la Joconde</text:span>, partant de trois articles du<text:s/><text:span text:style-name="T422">Figaro</text:span>,<text:s/><text:span text:style-name="T423">Gil Blas</text:span><text:s/>et<text:s/><text:span text:style-name="T424">Comœdia</text:span>.</text:p>
      <text:p text:style-name="Normal"><text:s text:c="2"/><text:span text:style-name="T425">Le Figaro</text:span><text:s/>donne quelques fragments de Théophile Gauthier, Arsène Houssaye et Taine sur l’œuvre de Vinci : si les deux premiers sont éminement dithyrambiques, Taine est un critique plus précis, dont le regard insiste sur le « naturalisme » et le « haut degré d’expression » de la peinture de Léonard, à partir d’observations très précises sur sa technique.<text:s/></text:p>
      <text:p text:style-name="Normal"><text:s text:c="2"/>« Le voleur de<text:s/><text:span text:style-name="T426">la Joconde</text:span> », dans<text:span text:style-name="T427"><text:s/>Gil-Blas</text:span>, est une « mordante fantaisie » de L. Werth sur ce Vincenzo Peruggia qui aurait choisi l’œuvre à voler au Louvre par « un mince hasard », se souciant simplement que « tous les tableau italiens soient en Italie ».<text:s/></text:p>
      <text:p text:style-name="Normal"><text:s text:c="2"/>« L’opinion d’un peintre sur<text:s/><text:span text:style-name="T428">la Joconde</text:span> » , de M. Anquetin, remarque que la Joconde n’a pas de sourcils à cause des « mains criminelles qui récurent les chef-d’œuvres comme des derrières de casseroles », - et qui sont donc les vrais responsables du sourire si enigmatique de <text:s/>Monna Lisa, ajoute B.</text:p>
      <text:p text:style-name="Normal"><text:tab/><text:tab/></text:p>
      <text:h text:style-name="P429" text:outline-level="1">1914<text:s/>- 3</text:h>
      <text:p text:style-name="byline">Marnold Jean</text:p>
      <text:p text:style-name="P430">Musique<text:s/></text:p>
      <text:p text:style-name="Normal">1-II-1914, T. CVII, p. 623 - 625.<text:s/></text:p>
      <text:p text:style-name="Normal"/>
      <text:p text:style-name="Normal"><text:s text:c="2"/><text:span text:style-name="T431">Francesca da Rimini</text:span><text:s/>est une partition « bondée de banalité » de Franco Leoni montée à l’Opéra Comique par M. Carré, avec toutefois un certain talent dramatique et de mise en scène qui retient l’attention de M. bien davantage que la musique.</text:p>
      <text:p text:style-name="byline"/>
      <text:h text:style-name="P432" text:outline-level="1">1914<text:s/>- 4</text:h>
      <text:p text:style-name="byline">Papini Giovanni</text:p>
      <text:p text:style-name="P433">Lettres italiennes</text:p>
      <text:soft-page-break/>
      <text:p text:style-name="Normal">1-II-1914, T. CVII, p. 644 - 649.</text:p>
      <text:p text:style-name="Normal"/>
      <text:p text:style-name="Normal"><text:s text:c="2"/>Se bornant au Futurisme littéraire, P. entend mettre en valeur « sa raison d’être nationale », qui a échappé, lui semble-t-il, aux critiques étrangers.</text:p>
      <text:p text:style-name="Normal"><text:s text:c="2"/>P. entend également mettre l’accent sur ses créations plutôt que sur « son côté tapageur et pittoresque ». P. revient sur la situation littéraire en Italie, « la plus arriérée en littérature et dans tous les arts en général ». Carducci et Pascoli (malgré une sensibilité « plus fraîche ») étaient « très éloignés de toute modernité » dans leur classicisme, et P. préfère « passer » sur D’Annunzio. Le renouvellement débuta avec<text:s/><text:span text:style-name="T434">Poesia</text:span>, la revue milanaise de Marinetti fondée en 1904. P. rappelle les étapes principales de sa carrière littéraire jusque-là, insistant sur sa culture française et son désir d’importer la poésie étrangère en Italie.<text:s/><text:span text:style-name="T435">Poesia</text:span><text:s/>contenait « du bon et du mauvais, du magnifique et du médiocre, de l’extraordinaire et du vieux , mais elle eût son rôle important dans notre lyrique ». P. rapelle l’enquète sur le vers libre de 1908 et son rôle dans sa diffusion en Italie, avant d’en venir au Manifeste de fondation du Futurisme de 1909, « réaction nécessaire à ce culte effréné et idiot de l’ancien, à cette molesse et couardise de sentiments, à ce mépris de la modernité dont notre milieu intellectuel était saturé ». Ayant rappelé l’hostilité de la majorité des gens de lettres au mouvement, P. revient sur l’adhésion des jeunes poètes, des peintres et des musiciens, qui permis les « grand meetings futuristes de Milan, Turin, Trieste et Naples ».</text:p>
      <text:p text:style-name="Normal"><text:s text:c="2"/>P. passe ensuite à l’année 1913, « particulièrement importante pour le Futurisme ».<text:s/><text:span text:style-name="T436">Poesia</text:span><text:s/>ayant cessé de paraître, c’est une revue florentine « indépendante, d’avant-garde, très vivante et révolutionnaire »,<text:s/><text:span text:style-name="T437">Lacerba</text:span>, qui reprit le flambeau. Papini et Soffici, ses rédacteurs transfuges de<text:s/><text:span text:style-name="T438">la Voce</text:span>, « travaillaient dans une direction parallèle » à celle des milanais, « plus théorique », se proposant « d’accomplir dans la morale et la philosophie courante la révolution que les futuristes accomplissaient dans la poésie et dans l’art ». Ainsi, raconte P., les deux groupes fusionnèrent en février 1913 à Rome (« malgré des incidents provenant de malentendus ») et<text:s/><text:span text:style-name="T439">Lacerba</text:span><text:s/>devint l’organe du mouvement, donnant « plus de retentissement à la révolution futuriste ». P. rappelle les expositions de la même année à Rome, Florence, Paris, Londres, et le Manifeste d’Apollinaire, « un des esprits les plus curieux de notre époque curieuse ». P. cite ensuite les sept poètes de talent, dont trois ou quatre  « absolument supérieurs », du mouvement (Buzzi, Cavacchioli, Govoni, Lucini, Palazzeschi, Folgore, Cangiullo) « sans compter Marinetti ». De ce dernier, P. expose l’esthétique du<text:s/><text:span text:style-name="T440">paroliberismo</text:span>, ses efforts pour briser la syntaxe traditionnelle et ses innovations typographiques, afin « de rendre un riche réseau de sensations inédites et raffinées [...] dont on ne pouvait exprimer la nouveauté, la complexité et la simultanéité avec les formes anciennes ». P. rappelle que Rimbaud et Mallarmé ont préparé les mots en liberté, avant de conclure que « l’Italie littéraire doit surtout au Futurisme d’être plutôt à l’avant-garde qu’en arrière dans la marche anxieuse du lyrisme contemporain ».</text:p>
      <text:p text:style-name="Normal"/>
      <text:p text:style-name="Normal">En note, Papini propose cette bibliographie:</text:p>
      <text:p text:style-name="Normal"><text:tab/><text:tab/>la collection de<text:s/><text:span text:style-name="T441">Poesia</text:span>, Milan,</text:p>
      <text:p text:style-name="Normal"><text:tab/><text:tab/>la collection de<text:s/><text:span text:style-name="T442">Lacerba</text:span>, Florence,</text:p>
      <text:soft-page-break/>
      <text:p text:style-name="Normal"><text:tab/><text:tab/>la collection des<text:s/><text:span text:style-name="T443">Manifesti futuristi</text:span>, Florence,</text:p>
      <text:p text:style-name="Normal"><text:tab/><text:tab/>F.T. Marinetti,<text:s/><text:span text:style-name="T444">Le Futurisme</text:span>, Paris,</text:p>
      <text:p text:style-name="Normal"><text:tab/><text:tab/>G. Papini,<text:span text:style-name="T445"><text:s/>Il mio futurismo</text:span>, Florence.<text:s/></text:p>
      <text:p text:style-name="Normal"/>
      <text:h text:style-name="P446" text:outline-level="1">1914<text:s/>- 5</text:h>
      <text:p text:style-name="byline">Apollinaire Guillaume</text:p>
      <text:p text:style-name="P447">La vie anecdotique<text:s/></text:p>
      <text:p text:style-name="Normal">1-II-1914, T. CVII, p. 661-664.</text:p>
      <text:p text:style-name="Normal"/>
      <text:p text:style-name="Normal"><text:s text:c="2"/>A. rend compte de<text:s/><text:span text:style-name="T448">l’Almanacco purgativo</text:span><text:s/>publié en Italie par Soffici et Papini (« l’antiphilosophe futuriste »), qu’il présente brièvement, avant d’en citer quelques (fausses) anecdotes historiques et deux quatrains cruels et grivois. Issu du modèle de Jarry, cet Almanach illustre la vitalité du futurisme, qui pour A. « n’hésita pas à entrer dans l’histoire de l’esprit humain parmi les risées du public et ses propres éclats de rire ». A. rappelle par ailleurs son manifeste<text:s/><text:span text:style-name="T449">l’Antitradition futuriste</text:span><text:s/>et son épiphonème : « Suppression de l’histoire ». <text:s text:c="2"/></text:p>
      <text:p text:style-name="Normal"/>
      <text:h text:style-name="P450" text:outline-level="1">1914<text:s/>- 6</text:h>
      <text:p text:style-name="byline">Boissard Maurice</text:p>
      <text:p text:style-name="P451">Théâtre<text:s/></text:p>
      <text:p text:style-name="Normal">16-II-1914, T. CVII, p. 838.<text:s/></text:p>
      <text:p text:style-name="Normal"/>
      <text:p text:style-name="Normal"><text:s text:c="2"/>B. signale que E. Dujardin et C. de Sainte Croix ont pris la direction de la Comédie Royale et y proposent<text:s/><text:span text:style-name="T452">L’Amour à Bergame</text:span>, comédie bouffe de C. de Sainte Croix elle-même qui met en scène, en vers et en quatre actes, « des personnages toujours amusants de la comédie italienne ».</text:p>
      <text:p text:style-name="Normal"/>
      <text:h text:style-name="P453" text:outline-level="1">1914<text:s/>- 7</text:h>
      <text:p text:style-name="byline">Marguillier Auguste</text:p>
      <text:p text:style-name="P454">Musées et collections<text:s/></text:p>
      <text:p text:style-name="Normal">16-II-1914, T. CVII, p. 850 - 852.</text:p>
      <text:p text:style-name="Normal"/>
      <text:p text:style-name="Normal"><text:s text:c="2"/>M. se félicite du retour au Louvre de<text:s/><text:span text:style-name="T455">la Joconde</text:span><text:s/>: il en retrace rapidement le vol, avant de revenir, d’une part, sur l’absence de mesures de sécurité et la légèreté du service de Sûreté, et d’autre part, sur la mise sous verre des tableaux du Louvre, mesure jugée ici « inepte ».<text:s/></text:p>
      <text:p text:style-name="Normal"/>
      <text:h text:style-name="P456" text:outline-level="1">1914<text:s/>- 8</text:h>
      <text:p text:style-name="byline">Van Gennep A.</text:p>
      <text:p text:style-name="P457">Ethnographie et folklore<text:s/></text:p>
      <text:p text:style-name="Normal">1-IV-1914, T. CVIII, p. 590.</text:p>
      <text:p text:style-name="Normal"/>
      <text:p text:style-name="Normal"><text:span text:style-name="T458"><text:s text:c="2"/>Piémont</text:span><text:s/>de E. Cangiani : il s’agit de la description d’une excursion au Piemont, entremêlée de légendes et de chansons, et complétée d’acquarelles de l’aureur. Un beau volume, selon V.G., auquel il manque pourtant une bibliographie.</text:p>
      <text:p text:style-name="Normal"/>
      <text:soft-page-break/>
      <text:h text:style-name="P459" text:outline-level="1">1914<text:s/>- 9</text:h>
      <text:p text:style-name="byline">Papini Giovanni</text:p>
      <text:p text:style-name="P460">Lettres italiennes</text:p>
      <text:p text:style-name="Normal">1-IV-1914, T. CVIII, p. 634 - 638.</text:p>
      <text:p text:style-name="Normal"/>
      <text:p text:style-name="Normal"><text:s text:c="2"/>P. consacre entièrement cette chronique à Aldo Palazzeschi, « à l’heure actuelle, notre meilleur poète ».<text:s/></text:p>
      <text:p text:style-name="Normal"><text:s text:c="2"/>Après quelques indications biographiques, P. caractérise Palazzeschi avant tout par sa « résistante puérilité » d’enfant moderne, « très malicieux, spirituel, goguenard même et, dans le fond, aussi corrompu qu’il le faut pour comprendre la vie ». Après avoir rappelé ses premières œuvres, P. se concentre sur<text:s/><text:span text:style-name="T461">L’Incendiario</text:span>, dont il rappelle que la seconde édition augmentée a été publliée en 1913 à Milan. P. transcrit « Gioco proibito », dont il souligne la musicalité et le « charme intraduisible » ; il évoque à propos de ces pièces « de tout petits tableaux fantastiques », ainsi que les tankas japonais.<text:s/></text:p>
      <text:p text:style-name="Normal"><text:s text:c="2"/>Après avoir rappelé l’appartenance de Palazzeschi au groupe futuriste, P. insiste sur l’absence de « la grande vie mécanique » chez ce poète, mais pour rappeler aussitôt que le Futurisme n’est pas une école de recettes : « il veut tout simplement délivrer les poètes de certains soucis traditionnels et de leur esprit d’imitation et de répétition. Il ne veut pas détruire le passé - ce qui serait absurde - mais [son] adoration [...] sa devise est avant tout, originalité. Dans ce sens là, qui est le vrai, M. Aldo Palazzeschi est, sans contredit, futuriste ». Palazzeschi n’a pas vraiment de bagage littéraire, selon P., mais c’est un poète qui « donne une vie nouvelle à tout ce qu’il touche », à <text:s/>tous ces sujets « petits et <text:s/>provinciaux » auxquels il donne une fraicheur inédite : animaux, villas parmi les arbres, vieilles bigotes et pauvres prostituées, étoiles et fontaines. P. oppose son style cynique et sentimental, grotesque et horrible, aux dictionnaires de langue ancienne et aux manuels archéologiques et mythologiques de D’Annunzio.<text:s/></text:p>
      <text:p text:style-name="Normal"><text:s text:c="2"/>Après avoir cité « Lasciatemi divertire », il rappelle son roman<text:s/><text:span text:style-name="T462">Il codice di Perelà</text:span>, « fantasque et extraordinaire », l’histoire d’un homme « leggero leggero leggero leggero », qui « rappelle dans une étrange manière l’histoire de tous les poètes - et celle de Aldo Palazzeschi lui-même ».<text:s/></text:p>
      <text:p text:style-name="Normal"/>
      <text:h text:style-name="P463" text:outline-level="1">1914<text:s/>- 10</text:h>
      <text:p text:style-name="byline">Merki Charles</text:p>
      <text:p text:style-name="P464">Archéologie, voyages<text:s/></text:p>
      <text:p text:style-name="Normal">16-IV-1914, T. CVIII, p. 833.</text:p>
      <text:p text:style-name="P465"/>
      <text:p text:style-name="Normal"><text:span text:style-name="T466"><text:s text:c="2"/>Le trésor du tourisme, Rome et l’Italie méridionale</text:span><text:s/>de Christian Beck est une anthologie de citations d’auteurs français et européens « familiers » concernant cette région. M. signale surtout une belle lettre de Chateaubriand, la description de l’éruption du Vésuve par Pline le Jeune, et des notes précieuses de Dantier, Gorani, et Lenormant sur le Monte Cassino, Naples et Paestum.<text:s/></text:p>
      <text:p text:style-name="Normal"/>
      <text:h text:style-name="P467" text:outline-level="1">1914<text:s/>- 11</text:h>
      <text:p text:style-name="byline">Merki Charles</text:p>
      <text:soft-page-break/>
      <text:p text:style-name="P468">Archéologie, voyages<text:s/></text:p>
      <text:p text:style-name="Normal">16-V-1914, T. CIX, p. 383.<text:s/></text:p>
      <text:p text:style-name="Normal"/>
      <text:p text:style-name="Normal"><text:s text:c="2"/><text:span text:style-name="T469">La sculpture vénitienne</text:span><text:s/>de P. de Bouchaud est « un remarquable historique de l’Art et des artistes qui travaillèrent à Venise », où l’on discute de la statuaire de Venise et de la Vénitie, des artistes byzantins à l’effondrement du XVIIIème siècle. M. regrette pourtant les illustrations concernant uniquement des tombeaux, donnant à l’ouvrage l’allure d’un « catalogue de nécropole ».<text:s/></text:p>
      <text:p text:style-name="Normal"/>
      <text:p text:style-name="Normal"/>
      <text:h text:style-name="P470" text:outline-level="1">1914<text:s/>- 12</text:h>
      <text:p text:style-name="byline">Marnold Jean</text:p>
      <text:p text:style-name="P471">Musique</text:p>
      <text:p text:style-name="Normal">16-V-1914, T. CIX, p. 401.</text:p>
      <text:p text:style-name="Normal"/>
      <text:p text:style-name="Normal"><text:s text:c="2"/><text:span text:style-name="T472">L’amore dei tre re</text:span>, poème de S. Benelli mis en musique par I. Montemezzi, n’a « rien en commun avec la grossièreté niaise ou inepte du « vérisme » qui nous est venue d’Italie et qui ne lui vint pas des cieux ». M. décèle des influences wagneriennes dans cette œuvre simple, aux<text:s/><text:span text:style-name="T473">ariosos</text:span><text:s/>expressifs, « en retard d’un demi siècle » , mais « sincère et sérieuse », réhabilitant presque « le pays qui nous envoya MM. Leoncavallo et Puccini ».<text:s/></text:p>
      <text:p text:style-name="Normal"/>
      <text:h text:style-name="P474" text:outline-level="1">1914<text:s/>- 13</text:h>
      <text:p text:style-name="byline">Kahn Gustave</text:p>
      <text:p text:style-name="P475">Art</text:p>
      <text:p text:style-name="Normal">16-V-1914, T. CIX, p. 406 et 411.<text:s/></text:p>
      <text:p text:style-name="Normal"/>
      <text:p text:style-name="Normal"><text:s/>La Venise de J.F. Raffaelli et la Venise d’Abel-Truchet sont, nous dit Kahn, une « petite ville vivante et pittoresque ».<text:s/></text:p>
      <text:p text:style-name="Normal"/>
      <text:h text:style-name="P476" text:outline-level="1">1914<text:s/>- 14</text:h>
      <text:p text:style-name="byline">Davray Henry-D.</text:p>
      <text:p text:style-name="P477">Lettres anglaises</text:p>
      <text:p text:style-name="Normal">16-V-1914, T. CIX, p. 416.</text:p>
      <text:p text:style-name="Normal"/>
      <text:p text:style-name="Normal"><text:s text:c="2"/><text:span text:style-name="T478">Italy in North Africa</text:span><text:s/>de W.K. Mc Clure est un historique de la guerre en Tripolitaine, complet de témoignages et de rapports officiels, par un reporter du<text:s/><text:span text:style-name="T479">Times</text:span><text:s/>: « un document précieux qui n’a pas été sans susciter des polémiques ».</text:p>
      <text:p text:style-name="Normal"/>
      <text:h text:style-name="P480" text:outline-level="1">1914<text:s/>- 15</text:h>
      <text:p text:style-name="byline">Marguillier Auguste</text:p>
      <text:p text:style-name="P481">Musées et collections</text:p>
      <text:p text:style-name="Normal">1-VI-1914, T. CIX, p. 640 - 641.</text:p>
      <text:p text:style-name="Normal"/>
      <text:p text:style-name="Normal"><text:s text:c="2"/>La donation Arconati-Visconti au Louvre comprend, au nombre des œuvres italiennes, surtout un « délicieux » médaillon en marbre par Desiderio da<text:s/><text:soft-page-break/>Settignano,<text:s/><text:span text:style-name="T482">l’Enfant Jésus et le jeune Saint Jean</text:span>, tondo de Ghirlandajo, une<text:s/><text:span text:style-name="T483">Vierge</text:span><text:s/>de Luini et des portraits de De Predis et Mainardi.</text:p>
      <text:p text:style-name="Normal"/>
      <text:h text:style-name="P484" text:outline-level="1">1914<text:s/>- 16</text:h>
      <text:p text:style-name="byline">Apollinaire Guillaume</text:p>
      <text:p text:style-name="P485">La vie anecdotique</text:p>
      <text:p text:style-name="Normal">1-VI-1914, T. CIX, p. 661.<text:s/></text:p>
      <text:p text:style-name="Normal"/>
      <text:p text:style-name="Normal"><text:s text:c="2"/>A. raconte son invitation par « un jeune musicien bien élevé et plein de talent », Alberto Savinio, qui cependant « maltraitait si fort » son piano qu’il le brisa, puis un autre encore. « Lorsqu’il aura brisé tous les pianos de Paris », continue A., il brisera « tous les pianos existant dans l’univers. Ce qui sera peut-être un bon débarras ».</text:p>
      <text:p text:style-name="Normal"/>
      <text:h text:style-name="P486" text:outline-level="1">1914<text:s/>- 17</text:h>
      <text:p text:style-name="byline">Daurelle Jacques</text:p>
      <text:p text:style-name="P487">La curiosité<text:s/></text:p>
      <text:p text:style-name="Normal">16-VI-1914, T. CIX, p. 883 - 884.</text:p>
      <text:p text:style-name="Normal"/>
      <text:p text:style-name="Normal"><text:s text:c="2"/>D. relate la vente aux enchères de la Collection Crespi de Milan, rappelant que la loi Pacca, en Italie, interdit l’exportation des œuvres d’art. Les meilleures ventes ont été des vues de Guardi, une<text:s/><text:span text:style-name="T488">Nativité</text:span><text:s/>de Borgognone, une<text:s/><text:span text:style-name="T489">Vision de Sainte Anne</text:span><text:s/>de Tiepolo, et deux<text:s/><text:span text:style-name="T490">Madonne</text:span><text:s/>attribuées respctivement à Michel-Ange et à Léonard, mais de facture moyenne, adjugées à des prix inférieurs aux évaluations (respectivement 136000 et 141000 francs).</text:p>
      <text:p text:style-name="Normal"/>
      <text:h text:style-name="P491" text:outline-level="1">1914<text:s/>- 18</text:h>
      <text:p text:style-name="byline">Hirsch Charles-Henry</text:p>
      <text:p text:style-name="P492">Les revues</text:p>
      <text:p text:style-name="Normal">1-VIII-1914, T. CX, p. 596 - 598.<text:s/></text:p>
      <text:p text:style-name="Normal"/>
      <text:p text:style-name="Normal"><text:s text:c="2"/>H. annonce la fusion de la revue<text:s/><text:span text:style-name="T493">France-Italie</text:span><text:s/>de J. Lachaire avec<text:s/><text:span text:style-name="T494">La revue d’Italie</text:span>, qui gardera son nom mais adoptera la maquette et l’inspiration de la première. C’est « une grande revue, organe des intérêts communs de deux grands peuples ». Le premier numéro de juillet présente un portrait du « Dernier D’Annunzio » par Renato Serra, dont H. cite de longs extraits. Serra est élogieux jusqu’à « l’humilité » à l’égard de cet artiste aujourd’hui « plus commun, plus pratique, je dirais presque : commercial » ; pourtant, il émet également des réserves voilées, pour terminer par une comparaison ambigüe avec l’Alcibiade de Thucidide : « il dit qu’il est juste que son bonheur pèse à ceux qui vivent avec lui ». <text:s text:c="2"/></text:p>
      <text:p text:style-name="Normal"/>
      <text:h text:style-name="P495" text:outline-level="1">1914<text:s/>- 19</text:h>
      <text:p text:style-name="byline">Marguillier Auguste</text:p>
      <text:p text:style-name="P496">Musées et collections</text:p>
      <text:p text:style-name="Normal">1-VIII-1914, T. CX, p. 618.</text:p>
      <text:p text:style-name="Normal"/>
      <text:soft-page-break/>
      <text:p text:style-name="Normal"><text:s text:c="2"/>La collection Camondo léguée au Louvre comprend trois bronzes italiens, un groupe mythologique d’école florentine du XVème siècle,<text:s/><text:span text:style-name="T497">Mercure et Argus</text:span>, une<text:s/><text:span text:style-name="T498">Crucifixion</text:span><text:s/>de Donatello et un<text:span text:style-name="T499"><text:s/>Saint Georges</text:span><text:s/>gothique septentrional.<text:s/></text:p>
      <text:p text:style-name="Normal"/>
      <text:p text:style-name="Normal">------------------------------------------------------------------------------------------</text:p>
      <text:p text:style-name="Normal"/>
      <text:p text:style-name="Normal">ANNEE XXVIème</text:p>
      <text:p text:style-name="Normal"/>
      <text:p text:style-name="Normal">------------------------------------------------------------------------------------------</text:p>
      <text:p text:style-name="P500"/>
      <text:h text:style-name="P501" text:outline-level="1">1915<text:s/>- 1</text:h>
      <text:p text:style-name="byline">Henry Gabriel</text:p>
      <text:p text:style-name="Normal"><text:span text:style-name="T502">A l’étranger: Italie</text:span></text:p>
      <text:p text:style-name="Normal">1-IV-1915, T. CX, p. 823 - 827.</text:p>
      <text:p text:style-name="Normal"/>
      <text:p text:style-name="Normal"><text:s text:c="2"/>Alors que le<text:s/><text:span text:style-name="T503">Mercure</text:span><text:s/>avait céssé sa parution depuis sept mois et redevient mesuel pour un délai imprécisé pour cause de conflit mondial, H. intitule son article<text:s/><text:span text:style-name="T504">La neutralité italienne</text:span>, et en souligne l’aspect problématique. Il rappelle que la<text:s/><text:span text:style-name="T505">Triplice Alleanza</text:span><text:s/>avait une clause défensive, et que l’actuelle neutralité italienne revient à désigner l’Autriche et l’Allemagne comme agresseurs. Il soutient également que le sentiment populaire de<text:s/><text:span text:style-name="T506">l’Italia irredenta</text:span><text:s/>est plutôt en faveur d’une guerre contre les<text:s/><text:span text:style-name="T507">Tedeschi</text:span>, que l’Italie subit et subira un préjudice économique très grave quelque sera son attitude, et que pourtant les traités signés avec les Empires du milieu ne peuvent être considérés comme « des chiffons de papier ». C’est « une posture particulièrement délicate » et H. souhaite implicitement, mais assez clairement, un engagement qui ne pourra être qu’ en faveur des Alliés.<text:s/></text:p>
      <text:p text:style-name="Normal"/>
      <text:h text:style-name="P508" text:outline-level="1">1915<text:s/>- 2</text:h>
      <text:p text:style-name="byline">Rédaction</text:p>
      <text:p text:style-name="Normal"><text:span text:style-name="T509">Echos</text:span></text:p>
      <text:p text:style-name="Normal">1-IV-1915, T. CX, p. 845.</text:p>
      <text:p text:style-name="Normal"/>
      <text:p text:style-name="Normal"><text:s/>« F. T. Marinetti et la guerre », où l’on signale l’arrestation de Marinetti pour un « tapage magnifique » devant la Chambre en faveur de la guerre contre l’Autriche. « Trois sentiments lui commandent cette attitude : son patriotisme, son Futurisme et sa sympathie pour la France. Ses amis de Paris savent apprécier son énergique propagande ».</text:p>
      <text:p text:style-name="Normal"/>
      <text:h text:style-name="P510" text:outline-level="1">1915<text:s/>- 3</text:h>
      <text:p text:style-name="byline">Mesnil Jacques</text:p>
      <text:p text:style-name="Normal"><text:span text:style-name="T511">A l’étranger: Italie</text:span></text:p>
      <text:p text:style-name="Normal">1-V-1915, T. CXI, p. 160 - 163.</text:p>
      <text:p text:style-name="Normal"/>
      <text:p text:style-name="Normal"><text:s text:c="2"/>M. fait l’éloge des journalistes et reporters de guerre italiens, qu’il trouve  « d’une instruction supérieure » à la moyenne des journalistes français. Il cite en particulier Luigi Barzini, du<text:s/><text:span text:style-name="T512">Corriere della Sera</text:span>, dont il fait un portrait élogieux, avant de traduire un fragment de récit de guerre,<text:s/><text:soft-page-break/>situé en Belgique, où Barzini a été arrêté et conduit en voiture d’Anvers à Bruxelles. Celui-ci souligne « l’inconscience du militaire allemand, imbu de force brutale ». M. conclut en soulignant que les Italiens « même s’ils sont contraires à une intervention armée, combattent l’esprit de l’empire allemand ».<text:s/></text:p>
      <text:p text:style-name="Normal"/>
      <text:h text:style-name="P513" text:outline-level="1">1915<text:s/>- 4</text:h>
      <text:p text:style-name="byline">Mesnil Jacques</text:p>
      <text:p text:style-name="Normal"><text:span text:style-name="T514">A l’étranger: Italie</text:span></text:p>
      <text:p text:style-name="Normal">1-VI-1915, T. CXI, p. 384 - 390.</text:p>
      <text:p text:style-name="Normal"/>
      <text:p text:style-name="Normal"><text:s text:c="2"/>M. cite encore une fois un article de Barzini sur Bruxelles, rappelant que sa série d’articles constitue « l’aperçu le plus synthétique et le plus vivant de la situation de ce pays », avant de citer également un article de Luigi Einaudi, alors « savant professeur de l’Université de Turin », qui dénonce l’illusion selon laquelle on peut tirer profit du malheur de l’adversaire en se limitant à l’assomer économiquement. Il s’agit en fait d’un plaidoyer en faveur de la recerche et du<text:s/><text:span text:style-name="T515">libérismo</text:span>.<text:s/></text:p>
      <text:p text:style-name="Normal"><text:s text:c="2"/>Pour rendre compte de l’ambiance sociale italienne, et des querelles entre pacifistes et interventionnistes, « il faudrait emprunter le procédé des " mots en liberté " chers aux futuristes », écrit M. Il rappelle que les francophiles sont nombreux et évoque la « contagion guerrière » , dont la « bruyante » conversion de Mussolini qui s’est joint aux nationalistes et aux « piquets » futuristes. M. rappelle enfin que l’Italie a 45 ans, et qu’il est permis pour la France de Louix XI d’avoir à son égard « le sourire indulgent d’une aïeule ».</text:p>
      <text:p text:style-name="Normal"/>
      <text:h text:style-name="P516" text:outline-level="1">1915<text:s/>- 5</text:h>
      <text:p text:style-name="byline">Stanton Théodore</text:p>
      <text:p text:style-name="Normal"><text:span text:style-name="T517">Lettres américaines</text:span></text:p>
      <text:p text:style-name="Normal">1-VI-1915, T. CXI, p. 544.</text:p>
      <text:p text:style-name="Normal"/>
      <text:p text:style-name="Normal"><text:s text:c="2"/><text:span text:style-name="T518">Goldoni, a biography</text:span><text:s/>de Chatfield-Taylor est le premier ouvrage en Anglais consacré exclusivement à ce maître de la comédie italienne. S. signale par ailleurs un catalogue des œuvres de Goldoni , « la liste la plus complète jamais faite des écrits de cet auteur » par le Dr. van Steenderen, inclu dans cet ouvrage, ainsi qu’un index très complet.</text:p>
      <text:p text:style-name="Normal"/>
      <text:h text:style-name="P519" text:outline-level="1">1915<text:s/>- 6</text:h>
      <text:p text:style-name="byline">Mesnil Jacques</text:p>
      <text:p text:style-name="Normal"><text:span text:style-name="T520">A l’étranger: Italie</text:span></text:p>
      <text:p text:style-name="Normal">1-VI-1915, T. CXI, p. 595 - 599.</text:p>
      <text:p text:style-name="Normal"/>
      <text:p text:style-name="Normal"><text:s text:c="2"/>M. rend compte de sa lecture du<text:s/><text:span text:style-name="T521">Livre Vert</text:span><text:s/>de Sonnino, qui « renferme des considérations on ne peut plus exactes et judicieuses », et qui affirme que c’est « la minorité des artisans de l’unité [italienne] et de leurs fils », les « modernistes » et les « idéalistes » craignant l’hégémonie prussienne qui voulaient la guerre.<text:s/></text:p>
      <text:p text:style-name="Normal"><text:s text:c="2"/>M. revient ensuite sur la démission de Salandra, « une feinte » pour « se libérer de l’influence paralysante de Giolitti » sur la vie publique italienne :<text:s/><text:soft-page-break/>selon M., qui cite Papini, ce sont les manifestations et l’opinion publique qui ont décidé de l’intervention contre les intrigues parlementaires. M. cite ensuite « l’œuvre de popularisation » de la guerre menée grâce à des ouvrages « intelligents » et « clairs », dont<text:s/><text:span text:style-name="T522">Problemi Italiani</text:span><text:s/>de Ugo Ojetti, les collections<text:s/><text:span text:style-name="T523">Quaderni della Guerra</text:span><text:s/>de Trieste ou<text:s/><text:span text:style-name="T524">Libri d’Oggi</text:span><text:s/>de Florence, et enfin<text:span text:style-name="T525"><text:s/>Lembi di Patria</text:span><text:s/>de Tommaso Sillani, qui pose le problème des frontières avec l’Autriche pour des territoires dont elle-même « n’ose contester le caractère italien ».</text:p>
      <text:p text:style-name="Normal"><text:s/></text:p>
      <text:p text:style-name="Normal"/>
      <text:h text:style-name="P526" text:outline-level="1">1915<text:s/>- 7</text:h>
      <text:p text:style-name="byline">Mesnil Jacques</text:p>
      <text:p text:style-name="Normal"><text:span text:style-name="T527">A l’étranger: Italie</text:span></text:p>
      <text:p text:style-name="Normal">1-VIII-1915, T. CXI, p. 787 - 792.</text:p>
      <text:p text:style-name="Normal"/>
      <text:p text:style-name="Normal"><text:s text:c="2"/>M. débute sa chronique par une citation de Prezzolini, qui dans<text:s/><text:span text:style-name="T528">la Voce</text:span><text:s/>souligne que pour l’Italie, cette guerre est « une guerre de raison et de foi » : cette guerre préparée, un avantage que l’Italie partage uniquement avec l’Allemagne, est pourtant le fait « de la minorité agissante ». M. souligne que « l’activité intellectuelle persiste », que la rhétorique est bien moindre que pour l’aventure Tripolitaine, et que l’esprit critique est bien plus manifeste.<text:s/><text:span text:style-name="T529">La Voce</text:span><text:s/>milite pour un rapprochement durable avec la Grande Bretagne, pour un régime démocratique et « libériste » ; M. rapporte également un article de Giulio Provenzal sur les rapports Italie - France, rappelant les méfiances réciproques après l’intervention française en faveur du Pape en 1867 et en 1870-71, ainsi que les querelles concernant la colonie italienne de Tunisie. M. comprend ces arguments, bien qu’il soit plus réservé sur l’impérialisme italien en Afrique.<text:s/></text:p>
      <text:p text:style-name="Normal"><text:s text:c="2"/>M. évoque la critique permanente de la revue à l’égard du giolittisme, « multiples égoismes coordonnés en une seule immoralité commune », selon un jugement de N. Fancello qu’il partage sans réserve. M. reprend également les arguments de R. Michels qui, dans<text:s/><text:span text:style-name="T530">La Riforma sociale</text:span>, soutient que « la démocratie n’a rien à faire dans le conflit. Mais comme elle est la déesse de tous les peuples, tous prétendent l’avoir de leur côté ». Enfin, il signale la parution et la traduction prochaine d’un volume des articles du correspondant du<text:s/><text:span text:style-name="T531">Corriere della Sera</text:span><text:s/>dont il avait déjà fait l’éloge :<text:span text:style-name="T532"><text:s/>Scènes de la Grande Guerre vues par Luigi Barzini</text:span>. <text:s text:c="2"/></text:p>
      <text:p text:style-name="Normal"/>
      <text:h text:style-name="P533" text:outline-level="1">1915<text:s/>- 8</text:h>
      <text:p text:style-name="byline">Barthèlemy Edmond</text:p>
      <text:p text:style-name="Normal"><text:span text:style-name="T534">Ouvrages sur la guerre actuelle</text:span></text:p>
      <text:p text:style-name="Normal">1-IX-1915, T. CXII, p. 137.</text:p>
      <text:p text:style-name="Normal"/>
      <text:p text:style-name="Normal"><text:s text:c="2"/><text:span text:style-name="T535">Le livre vert italien</text:span><text:s/>embrasse la période du 9 décembre1914 au 4 mai 1915 en reproduisant la correspondance « relative aux évènements qui ont amené à la rupture des relations avec l’Autriche-Hongrie », signale brièvement B. <text:s/></text:p>
      <text:p text:style-name="Normal"/>
      <text:h text:style-name="P536" text:outline-level="1">1915<text:s/>- 9</text:h>
      <text:p text:style-name="byline">Mesnil Jacques</text:p>
      <text:soft-page-break/>
      <text:p text:style-name="Normal"><text:span text:style-name="T537">A l’étranger: Italie</text:span></text:p>
      <text:p text:style-name="Normal">1-IX-1915, T. CXII, p. 166 - 170.</text:p>
      <text:p text:style-name="Normal"/>
      <text:p text:style-name="Normal"><text:s text:c="2"/>M. reprend ici les critiques « bienveillantes » exprimées par Diego Angeli dans le<text:s/><text:span text:style-name="T538">Giornale d’Italia</text:span><text:s/>concernant la surenchère patriotique de certains académiciens comme Barrès, Richepin ou Lavedan, dont<text:span text:style-name="T539"><text:s/>Les Grandes Heures</text:span><text:s/>sont « l’habituel plat fade » d’hommes qui « ne se sont pas trouvés à la hauteur de leur tâche le jour où la guerre a éclaté pour de bon ». M. déclare esuite « priser » le courage moral des Italiens, donnant en exemple un article de Francesco Cicotti et un autre de Prezzolini, qui dans<text:s/><text:span text:style-name="T540">la Voce</text:span><text:s/>a fait paraître un article (« Nous et la guerre ») dans lequel il développe, « de façon nette et concise, cette idée essentielle : nous devons faire la guerre, mais non en devenir les esclaves ; et nous devons penser dès maintenant à ce qui arrivera après la guerre ». M. rappelle également, avant de citer cet article, que le supplément littéraire de<text:s/><text:span text:style-name="T541">la Voce</text:span><text:s/>dirigé par De Robertis continue de paraître, avant de prendre la défense de Romain Rolland contre « la campagne de haine et de calomnie » qu’il subit de la part des nationalistes français critiqués également par Prezzolini.<text:s/></text:p>
      <text:p text:style-name="Normal"/>
      <text:h text:style-name="P542" text:outline-level="1">1915<text:s/>- 10</text:h>
      <text:p text:style-name="byline">Mesnil Jacques</text:p>
      <text:p text:style-name="Normal"><text:span text:style-name="T543">A l’étranger: Italie</text:span></text:p>
      <text:p text:style-name="Normal">1-X-1915, T. CXII, p. 372 - 376.</text:p>
      <text:p text:style-name="Normal"/>
      <text:p text:style-name="Normal"><text:s text:c="2"/>M. commente ici l’attitude de Benedetto Croce vis-à-vis de la guerre. Après une période de réserve, celui-ci publia un article dans<text:s/><text:span text:style-name="T544">la Critica</text:span><text:s/>partiellement repris ici, « leçon salutaire » sur le devoir envers la Vérité, toujours supérieur au devoir envers la Patrie. Croce stigmatise ceux qui emploient « des concepts scientifiques à soutenir telle ou telle thèse politique contingente, à défendre ou à attaquer tel ou tel peuple », s’en prenant à la rhétorique « enflée et vide » de D’Annunzio comme à l’antihégelianisme simpliste de Guglielmo Ferrero. M. rapporte également la censure d’un journal modéré comme<text:s/><text:span text:style-name="T545">La Tribuna</text:span><text:s/>de Rome et les protestation qu’elle a suscité, et défend les positions de<text:s/><text:span text:style-name="T546">L’Avanti</text:span><text:s/>qui, censuré, publie les<text:s/><text:span text:style-name="T547">Fioretti</text:span><text:s/>de Saint François. M. conclut en évoquant le Frioul et le Trentin, dont les populations ont une conscience nationale « des plus nébuleuses ».<text:s/></text:p>
      <text:p text:style-name="Normal"/>
      <text:h text:style-name="P548" text:outline-level="1">1915<text:s/>- 11</text:h>
      <text:p text:style-name="byline">Barthèlemy Edmond</text:p>
      <text:p text:style-name="Normal"><text:span text:style-name="T549">Ouvrages sur la guerre actuelle</text:span></text:p>
      <text:p text:style-name="Normal">1-XI-1915, T. CXII, p. 542.</text:p>
      <text:p text:style-name="Normal"/>
      <text:p text:style-name="Normal"><text:s text:c="2"/>La « substantielle brochure »<text:s/><text:span text:style-name="T550">La mission du Prince de Bülow à Rome</text:span><text:s/>de H. Welschinger retrace la rupture de la Triplice et le rôle de von Bülow à Rome : « il a cru pouvoir parler et agir en maître [...] il s’est gravement trompé ». B. s’étonne que l’Italie n’ait pas déclaré la guerre à l’Allemagne et qu’elle n’ait pas envoyé de troupes à Salonique.</text:p>
      <text:p text:style-name="Normal"/>
      <text:h text:style-name="P551" text:outline-level="1">1915<text:s/>- 12</text:h>
      <text:soft-page-break/>
      <text:p text:style-name="byline">Mesnil Jacques</text:p>
      <text:p text:style-name="Normal"><text:span text:style-name="T552">A l’étranger: Italie</text:span></text:p>
      <text:p text:style-name="Normal">1-XI-1915, T. CXII, p. 547 - 549.</text:p>
      <text:p text:style-name="Normal"/>
      <text:p text:style-name="Normal"><text:s text:c="2"/>Mesnil signale ici<text:s/><text:span text:style-name="T553">En Italie avant la guerre</text:span><text:s/>de J. Destrée, qui est un député belge qui fit une tournée en Italie pour l’entraîner dans la guerre contre les empires centraux. Il souligne le « côté généreux, spontané, expansif, primesautier, profondément humain du peuple italien », mais ce livre semble concerner finalement davantage la Belgique que l’Italie.</text:p>
      <text:p text:style-name="Normal"/>
      <text:h text:style-name="P554" text:outline-level="1">1915<text:s/>- 13</text:h>
      <text:p text:style-name="byline">Mesnil Jacques<text:s/></text:p>
      <text:p text:style-name="Normal"><text:span text:style-name="T555">A l’étranger: Italie</text:span></text:p>
      <text:p text:style-name="Normal">1-XI-1915, T. CXII, p. 567 - 571.</text:p>
      <text:p text:style-name="Normal"/>
      <text:p text:style-name="Normal"><text:s text:c="2"/>C’est encore Croce qui est à l’honneur dans cette chronique : Mesnil reprend la réponse du philosophe à Gargano, dans laquelle Croce se refuse aux justifications mensongères pour réaffirmer simplement sa volonté de vaincre sans besoin de théories fantaisistes et inadmissible pour la raison et la vérité. C’est aussi la position de W. Mackenzie <text:s/>(<text:span text:style-name="T556">Il significato bio-filosofico della guerra</text:span>) et celle de Quinto Tosatti (<text:span text:style-name="T557">Guerre de civilisation</text:span>?), qui récusent le nationalisme propagandiste pour un sang-froid que partage M. En guise de conclusion, et après avoir évoqué les difficultés de l’Internationale Socialiste en ces temps de guerre nationaliste, M. évoque un « curieux » article, où l’usage de la force est finalement justifiée, de Tullio Colucci (« la Comédie des Plébiscites », in<text:s/><text:span text:style-name="T558">la Voce</text:span>) sur l’illusion de la solution plébiscitaire dans le cas d’annexion des teritoires.</text:p>
      <text:p text:style-name="Normal"/>
      <text:h text:style-name="P559" text:outline-level="1">1915<text:s/>- 14</text:h>
      <text:p text:style-name="byline">Davray Henry-D.</text:p>
      <text:p text:style-name="Normal"><text:span text:style-name="T560">Lettres anglaises</text:span></text:p>
      <text:p text:style-name="Normal">1-XII-1915, Tome CXII, p. 723.</text:p>
      <text:p text:style-name="Normal"/>
      <text:p text:style-name="Normal"><text:s text:c="2"/><text:span text:style-name="T561">The Paradise of Dante Alighieri</text:span><text:s/>de J. W. Mackail est la « remarquable introduction » d’une nouvelle traduction littérale de la<text:span text:style-name="T562"><text:s/>Divine comédie</text:span><text:s/>tentée par C. L. Shadwell.</text:p>
      <text:p text:style-name="Normal"/>
      <text:h text:style-name="P563" text:outline-level="1">1915<text:s/>- 15</text:h>
      <text:p text:style-name="byline">Mesnil Jacques</text:p>
      <text:p text:style-name="Normal"><text:span text:style-name="T564">A l’étranger: Italie</text:span></text:p>
      <text:p text:style-name="Normal">1-XII-1915, Tome CXII, p. 761 - 766.</text:p>
      <text:p text:style-name="Normal"/>
      <text:p text:style-name="Normal"><text:s text:c="2"/>Après avoir cité la<text:s/><text:span text:style-name="T565">Tribuna</text:span><text:s/>et le<text:span text:style-name="T566"><text:s/>Giornale d’Italia</text:span><text:s/>qui critiquent le fiasco diplomatique anglo-franco-russe dans les Balkans, M. intervient à nouveau en faveur de Romain Rolland, attaqué en France par les nationalistes (cf. 1. IX. 1915) et soutenu en Italie aussi bien par le<text:s/><text:span text:style-name="T567">Marzocco</text:span><text:s/>que par<text:s/><text:span text:style-name="T568">l’Avanti</text:span>, dont M. cite un extrait après avoir également donné la parole à G. Borgese du<text:s/><text:span text:style-name="T569">Corriere della Sera</text:span>. M. milite en faveur d’une guerre « sans haine » contre<text:s/><text:soft-page-break/>l’Allemagne, et garde des accents socialistes en rendant compte de témoignages populaires de mères italiennes subissant les combats.</text:p>
      <text:p text:style-name="Normal"/>
      <text:h text:style-name="P570" text:outline-level="1">1915<text:s/>- 16</text:h>
      <text:p text:style-name="byline">Pitollet Camille</text:p>
      <text:p text:style-name="Normal"><text:span text:style-name="T571">A l’étranger: Italie</text:span></text:p>
      <text:p text:style-name="Normal">1-XII-1915, Tome CXII, p. 766 - 768.</text:p>
      <text:p text:style-name="Normal"/>
      <text:p text:style-name="Normal"><text:s/>P. reproduit une lettre de M. Bossi, ex-parlementaire, concernant l’Internationale Socialiste mise al mal par l’invasion allemande en Belgique. Approuvé par P. , Bossi s’en prend violemment à la social-démocratie allemande et autrichienne (il fait toutefois une exception pour Liebknecht, Rosa Luxemburg, et C. Zedckin) « qui n’ont plus rien à voir avec cet idéal socialisme sacré pour lequel [...] tous les autres peuples luttèrent des années ». « L’heure n’est plus au socialisme international », conclut laconiquement P. <text:s/></text:p>
      <text:p text:style-name="Normal"/>
      <text:p text:style-name="Normal">------------------------------------------------------------------------------------------</text:p>
      <text:p text:style-name="Normal"/>
      <text:p text:style-name="Normal">Année XXVII</text:p>
      <text:p text:style-name="Normal"/>
      <text:p text:style-name="Normal">------------------------------------------------------------------------------------------</text:p>
      <text:p text:style-name="Normal"/>
      <text:h text:style-name="P572" text:outline-level="1">1916<text:s/>- 1</text:h>
      <text:p text:style-name="byline">Rédaction</text:p>
      <text:p text:style-name="P573">Echos<text:s/></text:p>
      <text:p text:style-name="Normal">16-I-1916, T. CXIII, p. 384.<text:s/></text:p>
      <text:p text:style-name="Normal"/>
      <text:p text:style-name="Normal"><text:s text:c="2"/>On signale brièvement la<text:s/><text:span text:style-name="T574">Première exposition futuriste d’art plastique de la guerrre et d’autres œuvres antérieures</text:span><text:s/>de Gino Severini, à la gallerie Boutet de Monvel, et pour une durée de deux semaines. Severini inaugure l’exposition par une conférence dont la rédaction donne l’argument : « 1° Origine physique de l’émotion plastique ; 2° La vie fragmentaire, ultrarapide et prismatique, milieu de perception ; 3° Analogies plastiques, synthèse plastique des idées, nouveau symbolisme plastique ». <text:s/></text:p>
      <text:p text:style-name="P575"/>
      <text:h text:style-name="P576" text:outline-level="1">1916<text:s/>- 2</text:h>
      <text:p text:style-name="byline">Severini Gino</text:p>
      <text:p text:style-name="P577">Symbolisme plastique et symbolisme littéraire.</text:p>
      <text:p text:style-name="Normal">1-II-1916, T. CXIII, p. 466 - 476.<text:s/></text:p>
      <text:p text:style-name="Normal"/>
      <text:p text:style-name="Normal"><text:s text:c="2"/>Partant de la « philosophie scientifique » et de la méthode scientifique de Quinton « qui ont ouvert des horizons nouveaux à la perception des artistes modernes », S. avance que « la Littérature a devancé les arts plastiques en exprimant une esthétique correspondante à notre psychologie moderne », nouvelle « depuis l’invention de la vapeur et la découverte du magnétisme ».</text:p>
      <text:p text:style-name="Normal"><text:s text:c="2"/>Selon S. « l’œuvre plastique correspondante à l’œuvre poétique de Mallarmé, nous l’avons seulement aujourd’hui », et le parallèle Mallarmé - Monnet proposé par Rémy de Gourmont ne tient pas, car les mots du poète<text:s/><text:soft-page-break/>« constituent une technique pour exprimer une subdivision prismatique de l’idée, une compénétration simultanée d’images » absente chez Monnet (qui avec les Impressionistes est tout de même le premier « ayant adopté une idée du mouvement universel dénué de toute religion »). Mais c’est dans le cubisme de Braque et Picasso qu’il faut chercher le « divisionisme des formes » correspondant à l’esthétique de Mallarmé, bien que S. récuse la distinction « cubisme scientifique » et « cubisme instinctif » utilisée par Apollinaire : « il y a une tendance générale à voir le monde extérieur selon un nouvel idéalisme basé sur la vie de la matière, et à exprimer cet idéalisme par une technique libre et individuelle qu’on appelle : divisionisme des formes et compénétration des plans. C’est tout ».</text:p>
      <text:p text:style-name="Normal"><text:s text:c="2"/>La tendance qui caractérise les peintres futuristes est celle d’exprimer « la vie ou mouvement de l’objet à son maximum d’intensité et d’expansion. Ils ont apporté dans la perception plastique le sens de la<text:s/><text:span text:style-name="T578">simultanéité</text:span> ». Il s’agit donc, selon S. qui reprend les mots de Gourmont, d’un<text:s/><text:span text:style-name="T579">réalisme idéiste</text:span><text:s/>« s’identifiant au mouvement universel qui ne peut pas être abstrait », car il n’est pas une qualité des corps mais une synthèse de toute les qualités : Severini s’attache à distinguer ce mouvement universel, la vie, « qui réside aussi bien dans une chaise que dans un cheval qui trotte », du mouvement scientifique, le déplacement, choisi souvent comme thème par les futuristes pour cause de « facilité de recherche ».</text:p>
      <text:p text:style-name="Normal"><text:s text:c="2"/>S. insiste sur « l’erreur grossière » qui fait croire à l’existence d’une « réalité statique », qui serait le sujet des tableaux cubistes : contrairement aux futuristes, le « sujet » n’a pas d’importance pour les cubistes. L’essentiel est aux yeux de S. « l’universalité dérivée du sens direct de la vie que nous possédons par la science et la philosophie scientifique ». L’exemple à partir duquel il s’explique - plutôt confusément, en vérité - et qui conclut son article est celui de l’analogie danseuse-mer, « renfermant le maximum de vie universelle », et qui peut être exprimé plastiquement par un « symbolisme (style du Naturalisme plastique) qui est parallèle au symbolisme littéraire que nous surpassons. Cette vision claire, réaliste, irreligieuse du monde que nous devons à la Science est un fait accompli qu’on ne pourra détruire ».</text:p>
      <text:p text:style-name="Normal"/>
      <text:h text:style-name="Titre1" text:outline-level="1"><text:span text:style-name="T580">1916<text:s/></text:span><text:span text:style-name="T581">- 3</text:span></text:h>
      <text:p text:style-name="byline">Rouff Marcel</text:p>
      <text:p text:style-name="Normal"><text:span text:style-name="T582">La politique intérieure de l’Italie et la guerre.</text:span></text:p>
      <text:p text:style-name="Normal">1-IV-1916, T. CXIV, p. 400 - 415.</text:p>
      <text:p text:style-name="Normal"/>
      <text:p text:style-name="Normal"><text:s text:c="2"/>Partant d’un article du<text:s/><text:span text:style-name="T583">Popolo d’Italia</text:span><text:s/>du 22 janvier 1916 qui formulait des critiques très précises au gouvernement italien dans sa conduite de la guerre, R. tente d’éclaircir l’attitude de l’Italie qui est jugée souvent par « les journaux des pays alliés » avec « beaucoup de réserves ». En résumé, on reproche au gouvernement Salandra-Sonnino son manque d’initiative dans la guerre, aussi bien contre la Turquie et la Bulgarie qu’en Albanie, ou encore plus généralement au sein du pacte de Londres.</text:p>
      <text:p text:style-name="Normal"><text:s text:c="2"/>R. entend au contraire souligner « l’admirable abnégation » de ce gouvernement et son attachement à la Triple Entente, en considérant l’équilibre qu’il doit maintenir « entre le parti germanophile, résidu du passé, et les patriotes qui représentent l’Italie délivrée de l’avenir ». Il établit une<text:s/><text:soft-page-break/>ligne de séparation nette entre les journaux qui à partir de 1915 ont distingué la guerre contre l’Autriche, jugée au mieux acceptable, de celle contre l’Allemagne (<text:span text:style-name="T584">la Tribuna, Avanti, l’Osservatore Romano</text:span>) et les journaux plus nationalistes fortement opposés à Giolitti et aux socialistes neutralistes qui refusent ces distinctions (<text:span text:style-name="T585">l’Idea Nazionale, il Popolo d’Italia, la Gazzetta del Popolo</text:span>). Ces deux blocs dans l’opinion publique sont une caractéristique unique parmi les pays alliés, selon R., qui tente de définir leurs moyens et leurs forces respectives.</text:p>
      <text:p text:style-name="Normal"><text:s text:c="2"/>La force des giolittiens serait ainsi celle du personnel administratif et de son influence sur le Parlement, son « activité occulte qui se tenait [...] en relation constante avec M. de Bulow ». Les interventionnistes, « dans une intention infiniment louable » voulaient et veulent une action militaire plus complète « avec une méconnaissance certaine de la situation intérieure ». Salandra et Sonnino se trouvent donc à devoir composer, « condamnés au silence » ; « le maintien de cette union sacrée apparente, la cohésion de la majorité au Parlement, ils ne pouvaient les obtenir qu’au prix de leur résignation ».<text:s/></text:p>
      <text:p text:style-name="Normal"><text:s text:c="2"/>La suite de l’article est très élogieuse à leur égard : « par leur loyauté, par leur intelligence, aussi par le respect patriotique qu’ils ont su garder, [ils] méritent le respect de ceux qui sont animés d’une noble haine contre les barbares ». R. en vient également à analyser les fronts italo-autrichiens de l’Isonzo et du Cadore : bien qu’ils soient immobiles, « l’adversaire a usé des forces considérables, il a perdu plus de 30 000 prisonniers » : « que l’on considère que cette lutte épique a été entreprise malgré l’opposition de deux puissants partis et poursuivie en dépit de manœuvres tortueuses, le ministère Salandra -Sonnino n’a pas besoin d’autres justifications », conclut Rouff.</text:p>
      <text:p text:style-name="Normal"/>
      <text:h text:style-name="P586" text:outline-level="1">1916<text:s/>- 4</text:h>
      <text:p text:style-name="byline">Marguillier Auguste</text:p>
      <text:p text:style-name="P587">Musées et collections</text:p>
      <text:p text:style-name="Normal">1-V-1916, T. CXV, p. 138.</text:p>
      <text:p text:style-name="Normal"/>
      <text:p text:style-name="Normal"><text:s text:c="2"/>M. signale un leg du baron de Schlichting au Louvre, comprenant une statue de jeune homme en marbre attribuée à Sansovino ou Michel-Ange jeune, et « de nombreuses peintures entre lesquelles il faut citer des œuvres de Giovanni Bellini, de Titien, du Sodoma, de Léonard de Vinci » pour ce qui est des Italiens.<text:s/></text:p>
      <text:p text:style-name="Normal"/>
      <text:h text:style-name="P588" text:outline-level="1">1916<text:s/>- 5</text:h>
      <text:p text:style-name="byline">Cena Giovanni</text:p>
      <text:p text:style-name="P589">A l’étranger: Italie</text:p>
      <text:p text:style-name="Normal">1-V-1916, T. CXV, p. 171-177.</text:p>
      <text:p text:style-name="Normal"/>
      <text:p text:style-name="Normal"><text:s text:c="2"/>Cena, qui reprend la chronique de Mésnil, s’intéresse aux « causes psychologiques » de la guerre et <text:s/>au « nouvel état d’âme italien ». « Cette guerre, écrit-il, est le premier témoignage effectif de l’unité italienne », car il est vrai que « le Risorgimento fut l’œuvre d’une élite ». C. insiste ensuite sur le sentiment national, d’abord recouvert par « les aspirations sociales » justifiées de la génération de 1870, puis grandissant grâce à la lecture de <text:s/><text:soft-page-break/>Carducci, aux commémorations nationales et à l’émigration, qui  « ne fut pas le dernier facteur de ce sentiment ». « La mesquine, hargneuse, incessante provocation autrichienne » en fut la dernière composante.</text:p>
      <text:p text:style-name="Normal"><text:s text:c="2"/>Ainsi, la nouvelle génération « moins sentimentale, moins penchée sur sa vie intérieure, plus sportive, plus robuste, [...] a une grande confiance en soi, une confiance peut-être excessive ». Cena rappelle la mémoire des jeunes lettrés mort au combat : Renato Serra, dont il fait un portrait et cite<text:s/><text:span text:style-name="T590">l’Examen de conscience d’un homme de lettres</text:span>, <text:s/>Scipio Slataper « tué pour une terre qu’il avait, on peut le dire, littérairement conquise à l’Italie » avec<text:s/><text:span text:style-name="T591">Il mio Carso</text:span>, Eugenio Vaina dont est cité son dernier article pour<text:s/><text:span text:style-name="T592">l’Azione</text:span>, Giosuè Borsi et ses<text:s/><text:span text:style-name="T593">Scruta obsoleta</text:span>, et enfin le journaliste Ruggero Fauro. <text:s text:c="2"/></text:p>
      <text:p text:style-name="Normal"/>
      <text:h text:style-name="P594" text:outline-level="1">1916<text:s/>- 6</text:h>
      <text:p text:style-name="byline">Rédaction</text:p>
      <text:p text:style-name="P595">Echos<text:s/></text:p>
      <text:p text:style-name="Normal">16-V-1916, T. CXV, p. 381 et 382.</text:p>
      <text:p text:style-name="Normal"/>
      <text:p text:style-name="Normal"><text:s text:c="2"/>Dans un petit paragraphe intitulé<text:s/><text:span text:style-name="T596">Un mot à M. Benedetto Croce</text:span>, la rédaction polémique avec<text:s/><text:span text:style-name="T597">Critica</text:span><text:s/>qui « n’apprécie plus » le<text:s/><text:span text:style-name="T598">Mercure</text:span>. Selon la revue napolitaine, la doctrine de l’Etat-Puissance serait à préférer à celle de l’Etat-Justice, qui n’est « qu’insidieuse hypocrisie ». Croce voudrait peut-être faire croire que la France est méfiante vis-à-vis de l’Italie, suggère la rédaction, avant d’insister sur le combat pour « le Droit et le Justice » que mènent les deux « sœurs latines ».<text:s/></text:p>
      <text:p text:style-name="Normal"><text:s text:c="2"/>On signale également<text:s/><text:span text:style-name="T599">Le voyage d’Italie</text:span>, association vouée à promouvoir les échanges intellectuels entre les deux pays, et qui organise des voyages de six semaines avec des arrêts à Milan, Venise, Florence, Rome, Naples et Pise pour un prix de 600 francs.</text:p>
      <text:p text:style-name="Normal"/>
      <text:h text:style-name="P600" text:outline-level="1">1916<text:s/>- 7</text:h>
      <text:p text:style-name="byline">Barthèlemy Edmond</text:p>
      <text:p text:style-name="Normal"><text:span text:style-name="T601">Ouvrages sur la guerre actuelle</text:span></text:p>
      <text:p text:style-name="Normal">1-VI-1916, T. CXV, p. 529 - 531.</text:p>
      <text:p text:style-name="Normal"/>
      <text:p text:style-name="Normal"><text:s text:c="2"/>Les pages de<text:s/><text:span text:style-name="T602">La guerre européenne</text:span><text:s/>de Guglielmo Ferrero semblent à B. « de tout premier ordre, des pages de philosophie historique ». Ce recueil d’études et de conférences résume l’histoire de l’Italie contemporaine et les causes qui l’ont menée du côté de l’Entente. Giolitti y est repprésenté comme « une sorte de dictateur parlementaire, qui avait introduit dans le système représentatif <text:s/>l’anomalie d’un véritable gouvernement personnel ». B. retient également une étude, « Quantité et qualité », où l’auteur caractérise l’âge moderne par « la trop grande abondance de choses fabriquées », ce qui entraîne une approbation assez longue et plutôt détaillée, quoique confuse, de B.<text:s/></text:p>
      <text:p text:style-name="Normal"/>
      <text:h text:style-name="P603" text:outline-level="1">1916<text:s/>- 8</text:h>
      <text:p text:style-name="byline">Cena Giovanni</text:p>
      <text:p text:style-name="P604">A l’étranger: Italie</text:p>
      <text:p text:style-name="Normal">1-VI-1916, T. CXV, p. 551-555.</text:p>
      <text:p text:style-name="Normal"/>
      <text:p text:style-name="Normal"><text:s text:c="2"/>Cena consacre cette chronique aux rapports entre l’Italie et la France, en soulignant leur fragilité historique : « la France a contraint l’Italie à l’alliance défensive avec les empires du milieu ». Mais, ajoute-t-il, « les réconciliations ne sont complètes que quand le sac est vidé des reproches accumulés ». Il en appelle dès lors à un « Nietzsche français », tout en faisant remarquer que l’opinion française a une importance particulière pour ses compatriotes. C. fustige « le français en vacances » et ses « impressions littéraires » romantiques : « nous finissons par croire que notre art ancien nuit à l’Italie moderne ».<text:s/></text:p>
      <text:p text:style-name="Normal"><text:s text:c="2"/>Dans la dernière partie de sa chronique, C. signale<text:s/><text:span text:style-name="T605">La guerre et l’Italie</text:span><text:s/>de J. Bainville,<text:span text:style-name="T606"><text:s/>L’Italie depuis 1870</text:span><text:s/>de A. Pingaud, et<text:s/><text:span text:style-name="T607">L’Italie au travail</text:span>, de L. Bonnefond-Craponne, qui lui semblent aller dans le sens d’une meilleure connaissance respective des deux nations. Quoiqu’il prétende que les Italiens connaissent bien mieux les Français que la réciproque, il signale tout de même<text:s/><text:span text:style-name="T608">La Francia e i francesi</text:span><text:s/>de Prezzolini, pour que « nous nous regardions d’abord bien au fond des yeux pour nous reconnaître ». <text:s text:c="3"/></text:p>
      <text:p text:style-name="Normal"/>
      <text:h text:style-name="P609" text:outline-level="1">1916<text:s/>- 9</text:h>
      <text:p text:style-name="byline">Cena Giovanni</text:p>
      <text:p text:style-name="Normal"><text:span text:style-name="T610">A l’étranger:Italie</text:span></text:p>
      <text:p text:style-name="Normal">16-VII-1916, T. CXV, p. 358 - 363.</text:p>
      <text:p text:style-name="byline"/>
      <text:p text:style-name="Normal"><text:s text:c="2"/>Les rapports entre l’Italie et l’Allemagne constituent l’argument central de cette chronique. Cena trace quelques aspects de ce que Giovanni Preziosi a appelé dans une étude qu’il signale<text:s/><text:span text:style-name="T611">La Germania alla conquista dell’Italia</text:span><text:s/>: investissements financiers minimes rentabilisés par de l’argent italien et matériel allemand vendu à tout va en Italie, dans des conditions « finalement néfastes » à l’économie italienne, et influence de l’Université allemande et de ses ouvrages scientifiques, désormais rejetés en bloc dans un « <text:span text:style-name="T612">tolle</text:span><text:s/>général contre la<text:s/><text:span text:style-name="T613">kultur</text:span> ».</text:p>
      <text:p text:style-name="Normal"><text:s text:c="2"/>Afin d’étayer son point de vue très polémique, C. cite<text:s/><text:span text:style-name="T614">La nuova Germania</text:span><text:s/>de Borgese, où le correspondant du<text:s/><text:span text:style-name="T615">Corriere della Sera</text:span><text:s/>oppose entre autre la<text:s/><text:span text:style-name="T616">gentilezza</text:span><text:s/>antique à « la manie du colossal et du luxe d’un peuple de parvenus ». C. donne ensuite quelques nouvelles de Borgese, retraçant son parcours politique et rappelant ses ouvrages<text:s/><text:span text:style-name="T617">Italia e Germania</text:span><text:s/>et<text:span text:style-name="T618"><text:s/>La guerra delle idee</text:span>.</text:p>
      <text:p text:style-name="Normal"/>
      <text:h text:style-name="P619" text:outline-level="1">1916<text:s/>- 10</text:h>
      <text:p text:style-name="byline">Marguillier Auguste</text:p>
      <text:p text:style-name="P620">Musées et colllections</text:p>
      <text:p text:style-name="Normal">1-VIII-1916, T. CXVI, p. 517.</text:p>
      <text:p text:style-name="Normal"/>
      <text:p text:style-name="Normal"><text:s text:c="2"/>M. signale la découverte d’une « admirable » statue hellénistique en Lybie, probablement la représentation d’une Vénus anadyomène du Vème siècle, exposée à Rome au Musée national des Thermes.</text:p>
      <text:p text:style-name="Normal"/>
      <text:h text:style-name="P621" text:outline-level="1">1916<text:s/>- 11</text:h>
      <text:p text:style-name="byline">Morisse Paul</text:p>
      <text:soft-page-break/>
      <text:p text:style-name="P622">La presse alliée</text:p>
      <text:p text:style-name="Normal">1-VIII-1916, T. CXVI, p. 550.</text:p>
      <text:p text:style-name="Normal"/>
      <text:p text:style-name="Normal"><text:s text:c="2"/>M. cite un article du Sénateur italien Valli dans la<text:s/><text:span text:style-name="T623">Nuova Antologia</text:span><text:s/>consacré à la participation problématique du Souverain Pontife au futur Congrès de la Paix, qui lui semble être tout à fait justifiée du point de vue du droit international, dont il expose plusieurs points et corollaires, et ce en opposition aux principes énoncés lors du Congrès d’Aix-la-Chapelle de 1818.<text:s/></text:p>
      <text:p text:style-name="Normal"/>
      <text:h text:style-name="P624" text:outline-level="1">1916<text:s/>- 12</text:h>
      <text:p text:style-name="byline">Rédaction</text:p>
      <text:p text:style-name="P625">Echos</text:p>
      <text:p text:style-name="Normal">1-VIII-1916, T. CXVI, p. 573.</text:p>
      <text:p text:style-name="Normal"/>
      <text:p text:style-name="Normal"><text:s text:c="2"/>« Une Entente théâtrale italo-française » : par ce titre la rédaction signale que le but de cette société théatrale italo-française crée depuis deux mois est de « débarasser les théatres des opérettes viennoises ». On cite en programme <text:s/><text:span text:style-name="T626">Addio giovinezza</text:span><text:s/>de Pietri,<text:span text:style-name="T627"><text:s/>la Candidata</text:span><text:s/>de Leoncavallo,<text:s/><text:span text:style-name="T628">Amore in Mascara</text:span><text:s/>de Darclée, et on rappelle également que la troupe de l’Opéra Comique est en tournée à Milan et à Rome.</text:p>
      <text:p text:style-name="Normal"/>
      <text:h text:style-name="Titre1" text:outline-level="1"><text:span text:style-name="T629">1916<text:s/></text:span><text:span text:style-name="T630">- 13</text:span></text:h>
      <text:p text:style-name="byline">Cena Giovanni</text:p>
      <text:p text:style-name="P631">A l’étranger: Italie</text:p>
      <text:p text:style-name="Normal">16-VIII-1916, T. CXVI, p. 739 - 744.</text:p>
      <text:p text:style-name="Normal"/>
      <text:p text:style-name="Normal"><text:s text:c="2"/>C’est cette fois C. qui revient sur Benoît XV et le Congrès de la Paix. Il qualifie de « médiocre » la première Encyclique sur la guerre, document qui « aurait pu être produit dans tout autre siècle [...], mais sa neutralité est critiquée et même suspecte ». Il critique ensuite l’absence de tout jugement négatif envers « l’agresseur » de la Belgique, et regrette « la stature morale de Grégoire VII ». Cena revient sur l’article de Valli approuvant la participation du Pontife au Congrès (cf. 1.VIII.1916), auquel il oppose l’étude, dans la même revue<text:s/><text:span text:style-name="T632">Nuova Antologia</text:span>, d’un parlementaire, M. Mosca, « qui signalait, pour l’état italien, les dangers de cette intervention » : il en retient quelques arguments juridiques qu’il expose rapidement. <text:s text:c="2"/></text:p>
      <text:p text:style-name="Normal"><text:s/>En conclusion, Cena analyse le rapport entre les catholiques italiens et la politique: il rappelle l’aide de Pie X à Giolitti, jugée négativement, et les interventions patriotes et polémiques des députés catholiques Meda et Ciriani désavouées par les « journaux cléricaux ».<text:s/></text:p>
      <text:p text:style-name="Normal"><text:s text:c="2"/>Revenant finalement à la participation problématique du Pontife au Congrès de la Paix, C. la juge encore une fois, « comme la grande majorité des personnes consultées », à exclure, avant de terminer par une série de considérations <text:s/>fortement polémiques et réformatrices à l’égard de l’Eglise.</text:p>
      <text:p text:style-name="Normal"/>
      <text:h text:style-name="P633" text:outline-level="1">1916<text:s/>- 14</text:h>
      <text:p text:style-name="byline">Morisse Paul</text:p>
      <text:p text:style-name="P634">La presse alliée<text:s/></text:p>
      <text:p text:style-name="Normal">1-IX-1916, T. CXVII, p. 174 - 178.</text:p>
      <text:p text:style-name="Normal"/>
      <text:p text:style-name="Normal"><text:s text:c="2"/>M. signale un article de A. Mazzotti dans la<text:s/><text:span text:style-name="T635">Revue des nations latines</text:span><text:s/>à la mémoire de Renato Serra, tombé le 20 juillet 1915 devant Gorizia. M. rappelle son parcours, d’abord neutraliste et<text:s/><text:span text:style-name="T636">crociano</text:span>, puis « nihiliste », mais emporté par la « passion ». Mazzotti la désigne comme une « perception de l’animalité universelle et immanente qui, venue des fonds obscurs de l’être, lie un homme à n’importe quel autre ». Morisse cite enfin quelques extraits de<text:s/><text:span text:style-name="T637">l’Esame di coscienza di un letterato</text:span>.</text:p>
      <text:p text:style-name="Normal"/>
      <text:h text:style-name="P638" text:outline-level="1">1916<text:s/>- 15</text:h>
      <text:p text:style-name="byline">Papini Giovanni</text:p>
      <text:p text:style-name="Normal"><text:span text:style-name="T639">Lettres italiennes</text:span></text:p>
      <text:p text:style-name="Normal">1-X-1916, T. CXVII, p. 512 - 519.</text:p>
      <text:p text:style-name="Normal"/>
      <text:p text:style-name="Normal"><text:s text:c="2"/>C’est au tour de Papini de revenir sur Renato Serra et son œuvre, « les seules pages inspirées de la guerre à un écrivain italien qui ne seront pas oubliées de si tôt » : P. évoque « le dilemme » de Serra, écrasé entre son patriotisme et sa conscience qu’au fond, « la guerre ne change rien ». Il fait son éloge comme du « plus doué des nouveaux critiques italiens », « après les teutonneries philosophiques de Croce », et cite ses<text:s/><text:span text:style-name="T640">Saggi critici</text:span><text:s/>et ses<text:s/><text:span text:style-name="T641">Lettere</text:span>, pour évoquer également l’essai sur Rimbaud qu’il ne put terminer.</text:p>
      <text:p text:style-name="Normal"><text:s text:c="2"/>Après Serra, ce sont Slataper et Gozzano qui sont rappelés par P.<text:s/><text:span text:style-name="T642">Il mio Carso</text:span><text:s/>est jugé trop « annunzien », malgré quelques pages « de primitive fraîcheur » ; mais Slataper « a écrit de bonnes pages italiennes, il est tombé pour l’Italie ». Gozzano, mort de phtisie en août, est dit avoir eu une inspiration voisinne de celle de Jammes ; il « en avait assez des fausses grandeurs des romantiques et de D’Annunzio », il lisait Maeterlinck et « laisse, dit-on, un poème inachevé sur les papillons ». <text:s/></text:p>
      <text:p text:style-name="Normal"><text:s text:c="2"/>P. signale ensuite<text:s/><text:span text:style-name="T643">Mimi Bluette</text:span>, un roman de Guido da Verona qui contient ses « meilleures pages » de par ses « dialogues alertes et parisiens », mais également Alfredo Panzini, qui écrit avec son dernier roman<text:s/><text:span text:style-name="T644">La Madonna di Mamà</text:span><text:s/>une œuvre dont le charme tient dans « la psychologie des personnages, dans les pensées qui échappent à l’écrivain et à son héros, dans l’écriture souple et parfaite ». P. évoque la carrière littéraire de ce romagnol assez longuement, en soulignant son ascendence « carduccienne » et sa germanophobie.</text:p>
      <text:p text:style-name="Normal"><text:s text:c="2"/>P. consacre un long paragraphe aux futuristes, relevant<text:s/><text:span text:style-name="T645">Piedigrotta</text:span><text:s/>de Cangiullo,<text:s/><text:span text:style-name="T646">Equatore notturno</text:span><text:s/>de Meriano,<text:s/><text:span text:style-name="T647">Bel Canto</text:span><text:s/>de Buzzi - recueil qu’il définit « médiocre » -,<text:s/><text:span text:style-name="T648">Retroscena<text:s/></text:span>de Carli,<text:s/><text:span text:style-name="T649">Con mani di vetro</text:span><text:s/>de Corra et<text:s/><text:span text:style-name="T650">Aventure Spirituali</text:span><text:s/>de Settimelli : « en somme, rien de bien nouveau ».<text:s/><text:span text:style-name="T651">L’Inaugurazione della Primavera</text:span><text:s/>de Govoni « renferme peut-être ses meilleurs poèmes », et<text:s/><text:span text:style-name="T652">Rarefazioni</text:span><text:s/>est un « curieux album ». P. conclut en annonçant la parution d’une nouvelle revue romaine,<text:s/><text:span text:style-name="T653">L’Italia Futurista</text:span>, et la séparation du groupe de Carrà, Palazzeschi, Papini et Soffici. Avec leur départ et la mort <text:s/>de Boccioni, « le mouvement [...] a beaucoup perdu de son importance et de son influence ».</text:p>
      <text:p text:style-name="Normal">C’est donc dans un paragraphe séparé que Papini fait part du « chef-d’œuvre » de Ardengo Soffici,<text:s/><text:span text:style-name="T654">BIF§ZF+18</text:span>. « On y découvre l’influence de<text:s/><text:soft-page-break/>Rimbaud, de Mallarmé, et des mots en liberté futuristes », et P. se promet d’y revenir.</text:p>
      <text:p text:style-name="Normal"><text:s text:c="2"/>P. évoque ensuite<text:s/><text:span text:style-name="T655">Doni della Terra</text:span><text:s/>de Carlo Linati, « où la précision et la minutie de la langue riche et fouillée ne détruisent pas l’atmosphère de sombre poésie qui tombe parfois, malheureusement, dans la froideur », les<text:s/><text:span text:style-name="T656">Prologhi</text:span><text:s/>de Vincenzo Cardarelli, qui mérite d’être suivi avec attention malgré sa « coquetterie mystique », Nicola Moscardi pour<text:s/><text:span text:style-name="T657">Tatuaggi</text:span>, Rosso di San Secondo pour<text:s/><text:span text:style-name="T658">Ponentino</text:span>, une<text:s/><text:span text:style-name="T659">Storia della letteratura inglese</text:span><text:s/>de Emilio Cecchi, et ses propres<text:s/><text:span text:style-name="T660">Stroncature</text:span>, « éreintements célèbres de Croce, D’Annunzio, etc., et des chapitres sur Tristan Corbière, Rémy de Gourmont et Romain Rolland ».</text:p>
      <text:p text:style-name="Normal"><text:s text:c="3"/>Avec<text:span text:style-name="T661"><text:s/>la Voce</text:span><text:s/>et<text:s/><text:span text:style-name="T662">Riviera ligure</text:span>, qui  « maintiennent malgré la guerre le culte de la poésie pure », les nouvelles revues citées sont<text:s/><text:span text:style-name="T663">La Diana</text:span><text:s/>(Napoli),<text:s/><text:span text:style-name="T664">La Brigata</text:span><text:s/>(Bologna), et<text:s/><text:span text:style-name="T665">Le Pagine</text:span><text:s/>(Aquila).<text:s/></text:p>
      <text:p text:style-name="Normal"/>
      <text:p text:style-name="Normal"/>
      <text:h text:style-name="P666" text:outline-level="1">1916<text:s/>- 16</text:h>
      <text:p text:style-name="byline">Morisse Paul</text:p>
      <text:p text:style-name="P667">La presse alliée<text:s/></text:p>
      <text:p text:style-name="Normal">1-X-1916, T. CXVII, p. 557.</text:p>
      <text:p text:style-name="Normal"/>
      <text:p text:style-name="Normal"><text:s text:c="2"/>M. rapporte un article de G. Ferrero paru dans le Secolo, à propos de l’image de l’Italie dans les pays restés neutres : Ferrero écrit que les Allemands s’efforcent de faire croire que l’Italie , après avoir profité de l’aide allemande et autrichienne, les a payées par une traîtrise. Il propose donc d’organiser une contre-propagande dans des pays comme le Mexique où la Californie, où l’on cherche à « faire croire que l’Italie a trahi ».</text:p>
      <text:p text:style-name="Normal"/>
      <text:h text:style-name="P668" text:outline-level="1">1916<text:s/>- 17</text:h>
      <text:p text:style-name="byline">Apollinaire Guillaume<text:s/></text:p>
      <text:p text:style-name="P669">Ouvrages sur la guerre actuelle</text:p>
      <text:p text:style-name="Normal">16-X-1916, T. CXVII, p. 732.</text:p>
      <text:p text:style-name="Normal"/>
      <text:p text:style-name="Normal"><text:s text:c="2"/>Apollinaire intervient uniquement pour signaler un album photographique « d’un puissant intérêt documentaire » publié par l’armée italienne,<text:s/><text:span text:style-name="T670">La guerre en Italie, en haute montagne</text:span>, où l’on voit des clichés illustrant « la valeur, l’endurance, l’organisation de l’armée de Cadorna dans les Alpes ». A. évoque ici « les Alpins skieurs pareils à des pierrots blancs dansant sur la neige », et conclut sur la nécessité pour la France de prendre conscience de l’engagement de ses alliés.</text:p>
      <text:p text:style-name="P671"/>
      <text:h text:style-name="P672" text:outline-level="1">1916<text:s/>- 18</text:h>
      <text:p text:style-name="byline">Rouff Marcel</text:p>
      <text:p text:style-name="P673">Ouvrages sur la guerre actuelle</text:p>
      <text:p text:style-name="Normal">16-X-1916, T. CXVII, p. 732 - 733.</text:p>
      <text:p text:style-name="Normal"/>
      <text:p text:style-name="Normal"><text:s text:c="2"/>Rouff signale tour à tour<text:s/><text:span text:style-name="T674">L’intervention de l’Italie dans la guerre actuelle</text:span><text:s/>de G. Mangain, « exposé clair et utile »,<text:s/><text:span text:style-name="T675">L’Italie en guerre</text:span><text:s/>de H. Charriaut et <text:s/>Amici-Grossi, où un exposé de la lutte des partis est jugé « intéressant », et<text:s/><text:soft-page-break/><text:span text:style-name="T676">L’Italie en armes</text:span><text:s/>de S. Basset, « un excellent livre » où le reporter saisit traits et anecdotes originales.</text:p>
      <text:p text:style-name="Normal"/>
      <text:h text:style-name="P677" text:outline-level="1">1916<text:s/>- 19</text:h>
      <text:p text:style-name="byline">Apollinaire Guillaume</text:p>
      <text:p text:style-name="P678">La vie anecdotique<text:s/></text:p>
      <text:p text:style-name="Normal">16-X-1916, T. CXVII, p. 755 - 759.</text:p>
      <text:p text:style-name="Normal"><text:s text:c="2"/>A. signale le manifeste de Marinetti<text:s/><text:span text:style-name="T679">La nouvelle religion de la vélocité</text:span><text:s/>paru dans le premier numéro d’<text:span text:style-name="T680">Italia Futurista</text:span><text:s/>: s’amusant de ce que Marinetti devienne un « fondateur de religion », A. se demande si ce n’est pas là le manifeste de<text:s/><text:span text:style-name="T681">l’irreligion futuriste</text:span><text:s/>que le fondateur du mouvement lui avait annoncé. Apollinaire finit par citer indirectement le manifeste presque dans son intégralité, concluant qu’« il y a quelque chose de touchant dans ce désir de nouveau qui, né en France, s’exprime si violemment en Italie. Il y a là sinon une religion, du moins comme une morale de la nouveauté qui a quelque sens, dès qu’on la débarasse des<text:s/><text:span text:style-name="T682">concetti</text:span><text:s/>marinettiens. Et puis comment ne pas regarder avec sympathie un homme qui ne cesse d’insuffler tant de courage au cœur de ses compatriotes ? ».</text:p>
      <text:p text:style-name="Normal"><text:s text:c="2"/>C’est ensuite le manifeste de<text:s/><text:span text:style-name="T683">la science futuriste</text:span><text:s/>qui est cité et commenté par A., cette fois avec bien plus de réserves : « " La fin suprême de la science serait, hypothétiquement, de ne nous faire plus rien comprendre, de ramener l’humanité vers le mystère total ". Fatalement, ils tombent dans le spiritisme. [...] Marinetti s’amuse à avoir du bon sens hors de la raison. Les signataires de ce manifeste manquent même de bon sens ». <text:s text:c="2"/></text:p>
      <text:p text:style-name="Normal"><text:s text:c="2"/>A. continue par un hommage à Boccioni, rappelant l’exposition « tapageuse » de la gallerie Bernheim, et sa sculture « plus neuve et plus plastique », inspirée de Rosso et de Picasso. Apollinaire rappelle qu’avec la disparition de Boccioni, Marinetti perd « pour ainsi dire l’unique des compagnons de la première heure qui ne se fussent un peu écartés de lui. Je parle bien entendu de ceux qui avaient de la valeur », et qui « ne veulent pas demeurer sous la coupe étroite du pape Marinetti ». Il incite alors Marinetti à laisser de côté « cette intransigence encyclopédique qui devient plus démodée à mesure que les affaires de l’Italie et de l’univers deviennent plus sérieuses.</text:p>
      <text:p text:style-name="Normal"><text:s text:c="2"/>Il n’est pas sans talent. Il est peut-être temps pour lui d’assoir sa réputation sur une œuvre solide. A moins qu’il ne considère que ses « manifestes » sont l’œuvre importante de sa vie. Il y excelle, en effet. Et s’il lui plait, qu’il manifeste tant qu’il voudra, ce gentil mais trop peu voluptueux adepte de la sagesse cinématique d’Epicure ».</text:p>
      <text:p text:style-name="Normal"/>
      <text:h text:style-name="P684" text:outline-level="1">1916<text:s/>- 20</text:h>
      <text:p text:style-name="byline">Rédaction</text:p>
      <text:p text:style-name="P685">Echos</text:p>
      <text:p text:style-name="Normal">1-XI-1916, T. CXVIII, , p. 187.</text:p>
      <text:p text:style-name="Normal"/>
      <text:p text:style-name="Normal"><text:s text:c="2"/>La rédaction traduit ici un extrait assez long du manifeste<text:s/><text:span text:style-name="T686">Vulcaniziamo le grandi città!</text:span><text:s/>de Mario Carli, sans indiquer toutefois ce titre ni l’auteur, mais uniquement la revue<text:s/><text:span text:style-name="T687">L’Italia futurista</text:span><text:s/>où il a été publié. Carli se plaint de la monotonie des villes italiennes et en regrette la tranquilité, le manque de<text:s/><text:soft-page-break/>danger et d’émotions intenses, avant de proposer : « que nos villes soient des volcans, nous les voulons périlleuses, phosphorescentes, fiévreuses, infernalement humoristiques et malicieuses, démontables et désagréables ». Le<text:s/><text:span text:style-name="T688">Mercure</text:span><text:s/>toutefois choisit de prendre à la lettre et polémiquement ces propositions et fait un « léger commentaire », rappelant que cette « merveille » était présentée « en ce moment [avec] sa défroque de faux rochers, de précipices, à<text:s/><text:span text:style-name="T689">Magic-City</text:span>. Nous y avons passé quelques heures, vite blasés par ces plaisirs brefs qui ne nous communiquaient que des émotions très vulgaires. En réalité, on ne s’y amusait pas du tout. »<text:s/></text:p>
      <text:p text:style-name="Normal"/>
      <text:h text:style-name="P690" text:outline-level="1">1916<text:s/>- 21</text:h>
      <text:p text:style-name="byline">Vallis Maurice</text:p>
      <text:p text:style-name="Normal"><text:span text:style-name="T691">Quelques reflets de l’âme italienne</text:span>.</text:p>
      <text:p text:style-name="Normal">16-XI-1916, T. CXVIII, p. 252 - 269.</text:p>
      <text:p text:style-name="Normal"/>
      <text:p text:style-name="Normal"><text:s text:c="2"/>V. retrace sommairement quelques traits de l’œuvre de quatre écrivains qui « reflètent quelques aspects typiques de l’âme italienne » en voulant « ennoblir l’évolution intellectuelle et morale des hommes » : il s’agit de Fogazzaro et Pascoli d’un côté, et de D’Annunzio et Corradini de l’autre, qui s’opposent deux à deux, par « le culte de la douleur silencieuse et leur amour de la paix » des premiers et « le nationalisme[...] d’actualité » des seconds.</text:p>
      <text:p text:style-name="Normal"><text:s text:c="2"/>V. commente d’abord longuement l’œuvre de Fogazzaro, un écrivain aux « incertitudes et illusions mystiques », pour qui « la mélancolie, le culte de la douleur, l’expérience de l’anxiété sont des nécéssités intérieures ». Il ne fut pas compris, ajoute V., car il voulut concilier « la noblesse de [sa] foi avec l’expérience des faits », mais il réussit à exprimer « les vibrations multiples des profondeurs de la vie intérieure » éveillées par « la vue du beau et de la nature ». Sa « muse est une prisonnière, fière et méditative, de ce monde terrestre qu’elle a l’impression de traverser seulement ». « On nous dira : " Mais dans Fogazzaro il y a le dogme ; il a voulu concilier l’esprit scientifique avec les aspirations religieuses ; il a été un néo-guelfe timide." C’est vrai ; mais il a souffert pour sa foi [...]. Avons-nous le droit de lui demander davantage ? ». C’est<text:s/><text:span text:style-name="T692">Daniele Cortis</text:span><text:s/>qui a retenu l’attention de V. entre toutes ses œuvres pour l’opposition exemplaire qu’il y voit entre « l’élévation de l’amour » et « les viles contingences », tandis qu’il cite<text:s/><text:span text:style-name="T693">Piccolo mondo antico</text:span><text:s/>pour « la question religieuse » traitée dans les personnages, opposés sur ce plan, de Franco et Luisa Maironi. <text:s/></text:p>
      <text:p text:style-name="Normal"><text:s text:c="2"/>V. semble moins intéressé par les autres auteurs cités, à qui il consacre ensemble autant de pages qu’à Fogazzaro seul. De Pascoli, il note « la noble tristesse, douce et pensive, incline à l’amour plus qu’à la lutte, à la contemplation philosophique de l’infini plutôt qu’à la compréhension réaliste du fait ». « Ayant souffert, il voulut que sa douleur fût ennoblissante; il l’a transmuée en amour, en générosité, en pardon ».</text:p>
      <text:p text:style-name="Normal"><text:s text:c="2"/>Le jugement sur D’Annunzio est bien plus réservé, sous forme de dialogue imaginaire entre V. et « un détracteur italien » du romancier . V. loue surtout « cette langue magnifique », tandis que son interlocuteur critique, avec bien plus de conviction, ses « sujets » ennuyeux, ses personnages « pâles et défaits » à la sensualité torturée (ici rendus en un racourci fort vénéneux), et finalement son langage « précieux et surchargé » au rythme trop « marqué ». <text:s text:c="4"/></text:p>
      <text:soft-page-break/>
      <text:p text:style-name="Normal"><text:s text:c="2"/>Corradini est enfin présenté comme « un impérialiste », à l’idéal « un peu hautain [...] qui ne manque pas de force ni de grandeur ». Son « culte de l’énergie » est exprimé avec force, et « quel mépris du convenu révèlent ses moindres pages! ». V. cite « une formule d’allure cornellienne » de l’auteur de<text:s/><text:span text:style-name="T694">Vita Nazionale</text:span><text:s/>: « C’est la première des solidarités : la solidarité nationale jusqu’à la mort ». V. souligne l’influence de Corradini et de sa revue<text:s/><text:span text:style-name="T695">Il Regno</text:span><text:s/>dans la vie politique italienne contemporaine, pour appeler finalement de ses vœux un « impérialisme méditérranéen [...] qui doit consacrer un jour les destinées politiques de l’Italie ».</text:p>
      <text:p text:style-name="byline"/>
      <text:h text:style-name="P696" text:outline-level="1">1916<text:s/>- 22</text:h>
      <text:p text:style-name="byline">Marguillier Auguste</text:p>
      <text:p text:style-name="P697">Musées et collections</text:p>
      <text:p text:style-name="Normal">16-XI-1916, T. CXVIII, p. 343 et 344.</text:p>
      <text:p text:style-name="Normal"/>
      <text:p text:style-name="Normal"><text:s text:c="2"/>M. annonce la création d’un nouveau musée en Italie : G. Franchetti fait don de la célèbre « Cà d’oro » vénitienne à l’Etat italien : l’intérieur, richement orné de meubles et décorations d’époque, comprend entre autre un<text:s/><text:span text:style-name="T698">Saint Sébastien</text:span><text:s/>de Mantegna, une<text:s/><text:span text:style-name="T699">Vénus</text:span><text:s/>de Titien, une<text:s/><text:span text:style-name="T700">Vénus endormie</text:span><text:s/>de Paris Bordone, une<text:span text:style-name="T701"><text:s/>Flagellation du Christ</text:span><text:s/>de Signorelli, deux<text:s/><text:span text:style-name="T702">Vues</text:span><text:s/>de Guardi, et un buste de Laurana. La splendide demeure du Canal Grande ne sera toutefois ouverte qu’après la fin de la guerre. Par ailleur, M. signale qu’au Musée de New-York il est possible d’admirer la<text:s/><text:span text:style-name="T703">Madone de St-Antoine de Pérouse</text:span><text:s/>de Raphaël, don de M. J. Pierpon-Morgan, œuvre jugée « hors-pair ». <text:s/></text:p>
      <text:p text:style-name="Normal"/>
      <text:p text:style-name="Normal"/>
      <text:h text:style-name="P704" text:outline-level="1">1916<text:s/>- 23</text:h>
      <text:p text:style-name="byline">Rachilde</text:p>
      <text:p text:style-name="P705">Les romans<text:s/></text:p>
      <text:p text:style-name="Normal">1-XII-1916, T. CXVIII, p. 507 - 508.</text:p>
      <text:p text:style-name="Normal"/>
      <text:p text:style-name="Normal"><text:s text:c="2"/><text:span text:style-name="T706">L’illusion héroïque de Tito Bassi</text:span><text:s/>de Henri de Régnier est un « conte » situé « sur le marbre des palais de Vicence » en 1773. Tito Bassi est un acteur d’origine modeste mais à l’enthousiasme ardent et histrionique, qui a vu son père mourir pour sauver un chien : « la fabuleuse distance entre cet acte de courage et son résultat, Tito cherche à la combler toute sa vie. C’est son effort à la fois inutile et si noble qui le rend la risée du peuple ». R. , qui y voit également une allusion à la guerre, est très élogieuse à l’égard de « ce petit livre [où] il n’y a que l’immense histoire de l’humanité pensante et s’exaltant au souvenir de l’héroisme antique. En prenant pour cadre de ce tableau la légendaire Italie, la mère de tous les poèmes, l’auteur l’a rendu encore plus parfait, plus classique, si j’ose dire, mais en le laissant vibrer sous une lumière vivante, toutes les clartés dela nature ». <text:s/></text:p>
      <text:p text:style-name="Normal"/>
      <text:h text:style-name="P707" text:outline-level="1">1916<text:s/>- 24</text:h>
      <text:p text:style-name="byline">Morisse Paul</text:p>
      <text:p text:style-name="P708">La presse alliée</text:p>
      <text:p text:style-name="Normal">1-XII-1916, T. CXVIII, p. 563 - 565.</text:p>
      <text:p text:style-name="Normal"/>
      <text:p text:style-name="Normal"><text:s text:c="2"/>La<text:s/><text:span text:style-name="T709">Revue des nations latines</text:span><text:s/>publie un article de Giovanni Papini intitulé « La nouvelle Italie contre l’Allemagne », dont M. cite des extraits. Papini retrace ce que fut l’influence allemande en Italie de 1870 à 1915, d’abord à travers ses investissements en outillage et capital, mais en ayant soin de « gérer et controler de vastes entreprises avec des capitaux minimes », puis en rappelant l’influence culturelle germanique, même si les écrivains allemands plus populaires en Italie, « Gœthe et Heine, sont justement les moins allemands dans leur essence ».</text:p>
      <text:p text:style-name="Normal"><text:s text:c="2"/>Papini rappelle ensuite le poid de la culture française pour les Italiens, et l’influence de De Sanctis, « qui surpassa tous les critiques européens contemporains » et tempéra « la méthode historique allemande » qui « sévissait partout ». Pour la peinture, c’est encore surtout l’influence française qui est jugée prépondérante, avec l’impressionisme, « connu tard, mais assez profondément », et le cubisme de Braque et Picasso ; pour la musique, « le wagnérisme eut peu de succès » dans le mélodrame, et les jeunes « remontèrent aux antiques et pures sources de l’art italien [...] s’ils écoutent des voix étrangères, ils tendent l’oreille » vers la France et la Russie . <text:s/>Enfin, pour ce qui est de la vie intellectuelle, « en Italie on ne lit plus guère Marx et on est revenu au merveilleux Proudhon », en plus de Sorel et Berth - et par ailleurs Maurras et Barrès, dont l’influence est « visible » pour ce qui est du nationalisme.</text:p>
      <text:p text:style-name="Normal"><text:s text:c="2"/>En conclusion, « l’obsession allemande n’était pas ce qu’on a dit et cru [et] l’Italie n’est pas restée inactive pendant cette période [...] ; ce qu’elle a pris, elle l’a développé et modifié ».</text:p>
      <text:p text:style-name="Normal">_______________________________________________________________</text:p>
      <text:p text:style-name="Normal"/>
      <text:p text:style-name="Normal">ANNEE XXVVIIIème</text:p>
      <text:p text:style-name="Normal">_______________________________________________________________</text:p>
      <text:p text:style-name="Normal"/>
      <text:h text:style-name="P710" text:outline-level="1">1917<text:s/>- 1</text:h>
      <text:p text:style-name="byline">Rédaction</text:p>
      <text:p text:style-name="P711">Echos</text:p>
      <text:p text:style-name="Normal">1-I-1917, T. CXIX, p. 187.<text:s/></text:p>
      <text:p text:style-name="Normal"/>
      <text:p text:style-name="Normal"><text:s text:c="2"/>Un paragraphe de la rédaction signale la mort de Olindo Guerrini, à Bologne, et raconte la « supercherie » qui lui valu la notoriété : jeune poète dont les vers n’étaient pas lus, il imagina de se venger, lit-on, en mystifiant ses contemporains. Il « tritura, amalgama et publia » des vers de Musset et Heine sous le pseudonyme de Lorenzo Stecchetti dont il écrivit sous sa propre signature « une biographie émue » : « le public fit meilleur accueil à l’œuvre posthume de Stecchetti », « Guerrini dévoila alors sa supercherie et fut pardonné ».</text:p>
      <text:p text:style-name="Normal"><text:s text:c="2"/>Le<text:s/><text:span text:style-name="T712">Mercure</text:span><text:s/>traduit en conclusion quelques lignes de son testament qui rappellent qu’il « était un fervent adepte du culte bachique ».<text:s/></text:p>
      <text:p text:style-name="Normal"/>
      <text:h text:style-name="P713" text:outline-level="1">1917<text:s/>- 2</text:h>
      <text:p text:style-name="byline">Rédaction</text:p>
      <text:p text:style-name="P714">Echos</text:p>
      <text:soft-page-break/>
      <text:p text:style-name="Normal">16-I-1917, T. CXIX, p. 382.<text:s/></text:p>
      <text:p text:style-name="Normal"/>
      <text:p text:style-name="Normal"><text:s text:c="2"/>La rédaction revient ici sur Guerrini, en citant cette fois<text:s/><text:span text:style-name="T715">Posthuma</text:span><text:s/>et son année de parution, 1876, et en insistant sur la déception parmi les lecteurs lorsque l’on su que son auteur n’était pas « un pauvre phtisique » déjà mort. Cette œuvre dû son succès à la jeunesse : « les jeunes hommes parce qu’ils trouvaient dans ces vers une communauté de sentiments, les jeunes filles parce que le livre était interdit ». Pourtant, conclut-on, par la suite « aucun des livres de Guerrini-Stecchetti ne connut le succès de<text:s/><text:span text:style-name="T716">Posthuma</text:span><text:s/>».</text:p>
      <text:p text:style-name="Normal"/>
      <text:h text:style-name="P717" text:outline-level="1">1917<text:s/>- 3</text:h>
      <text:p text:style-name="byline">Marnold Jean</text:p>
      <text:p text:style-name="P718">Musique</text:p>
      <text:p text:style-name="Normal">1-II-1917, T. CXIX, p. 511- 513.<text:s/></text:p>
      <text:p text:style-name="Normal"/>
      <text:p text:style-name="Normal"><text:s text:c="2"/>M. consacre deux pages à<text:s/><text:span text:style-name="T719">Guillaume Tell</text:span>, programmé à l’Opéra national. L’œuvre est jugée celle dans laquelle « le génie de Rossini, parvenu à une maturité savoureuse, s’atteste le plus probe », son « chef d’œuvre » avec Le<text:s/><text:span text:style-name="T720">Barbier de Séville</text:span>. M. émet toutefois plusieurs réserves pour ce qui est de la mise en scène de M. Rouché, conforme « aux pures (et pires) traditions toulousaines », ainsi que des interprètes. <text:s/>Mais si pour le spectacle « on était carrément à Guignol », dans cet opéra « un lyrisme objectif s’abstrait du simulacre dramatique qui n’en est plus que le prétexte aisément négligeable ».<text:s/></text:p>
      <text:p text:style-name="Normal"/>
      <text:h text:style-name="P721" text:outline-level="1">1917<text:s/>- 4</text:h>
      <text:p text:style-name="byline">Barthèlemy Edmond</text:p>
      <text:p text:style-name="P722">Ouvrages sur la guerre actuelle</text:p>
      <text:p text:style-name="Normal">1-II-1917, T. CXIX, p. 522.<text:s/></text:p>
      <text:p text:style-name="Normal"/>
      <text:p text:style-name="Normal"><text:s text:c="2"/>B. consacre un paragraphe à l’essai de C. de Saint Cyr,<text:s/><text:span text:style-name="T723">Pourquoi l’Italie est-elle notre alliée?,</text:span><text:s/>qui étudie dans une première partie de son ouvrage Garibaldi, et dans une seconde l’Italie contemporaine. Un exposé « soigneusement déduit » par un homme qui a « personnellement la pratique des hommes et des choses d’Italie ».</text:p>
      <text:p text:style-name="Normal"/>
      <text:h text:style-name="P724" text:outline-level="1">1917<text:s/>- 5</text:h>
      <text:p text:style-name="byline">Morisse Paul</text:p>
      <text:p text:style-name="P725">A travers la presse</text:p>
      <text:p text:style-name="Normal">1-II-1917, T. CXIX, p. 557.<text:s/></text:p>
      <text:p text:style-name="Normal"/>
      <text:p text:style-name="Normal"><text:s text:c="2"/>M. Dalla Volta, dans la<text:s/><text:span text:style-name="T726">Revue des nations latines</text:span>, analyse un mémoire de M. Colajanni sur les causes de la guerre. Celui-ci écarte l’idée d’un « conflit de races » car « les affinités ethniques sont moins importantes que les caractères psychiques de chaque peuple et son histoire ». Ce qui est en jeu, selon Colajanni, ce sont « des passions et des intérêts que je n’appellerais pas<text:s/><text:span text:style-name="T727">humains</text:span><text:s/>mais<text:s/><text:span text:style-name="T728">terrestres</text:span><text:s/>[...] Il n’y a qu’une religion en action, celle du sentiment national exacerbé ». Si Dalla Volta penche également pour des causes économiques, Colajanni s’y refuse, ne voyant là qu’un aspect de la<text:s/><text:soft-page-break/>« mégalomanie » prussienne. Enfin, pour ce qui est des facteurs politiques, si le « principe des nationalités » est déterminant, l’ambition d’hégémonie de l’Autriche dans les Balkans et de l’Allemagne « en Europe et dans le monde » est un « facteur capital ».</text:p>
      <text:p text:style-name="Normal"/>
      <text:h text:style-name="P729" text:outline-level="1">1917<text:s/>- 6</text:h>
      <text:p text:style-name="byline">Rouff Marcel</text:p>
      <text:p text:style-name="P730">Ouvrages sur la guerre actuelle</text:p>
      <text:p text:style-name="Normal">16-II-1917, T. CXIX, p. 732.<text:s/></text:p>
      <text:p text:style-name="Normal"/>
      <text:p text:style-name="Normal"><text:s text:c="2"/>R. signale rapidement deux ouvrages,<text:s/><text:span text:style-name="T731">L’Italie et le conflit européen</text:span>, de J. Alazard, et<text:s/><text:span text:style-name="T732">En Italie pendant la guerre</text:span>, de J. Destrée. Le premier est une « étude perspicace » des rapports italo-français et italo-slaves, qui « remet au point nombre d’idées fausses » qui égarent l’opinion publique française. Pour le second, « ce livre d’impressions est un livre de vérités » qui mêle « un décor connu et aimé, de paix et de souvenirs » à « la tempète meurtrière qui emporte l’Italie vers ses destinées ».</text:p>
      <text:p text:style-name="Normal"/>
      <text:h text:style-name="P733" text:outline-level="1">1917<text:s/>- 7</text:h>
      <text:p text:style-name="byline">Marnold Jean</text:p>
      <text:p text:style-name="P734">Musique</text:p>
      <text:p text:style-name="Normal">1-III-1917, T. CXX, p. 132 - 136.<text:s/></text:p>
      <text:p text:style-name="Normal"/>
      <text:p text:style-name="Normal"><text:s text:c="2"/>M. prétend ne pouvoir justifier son faible pour<text:s/><text:span text:style-name="T735">Rigoletto</text:span>, en programme à l’Opéra. « Emphase, clinquant, redondance, contrastes forcés de nuances, foucades de trivialités » : mais « c’est irrésistible », car « la force de cette mélodie innombrable provient de son essence profondément populaire [...] son pathos est sincère, sa grandiloquence est vérace ; son panache, candide ; son romanesque, naïf et convaincu ». M. souligne que « l’instinct » de « l’authentique Verdi gît dans la trilogie<text:span text:style-name="T736"><text:s/>Trovatore, Rigoletto, Traviata</text:span>. C’est là qu’il est lui-même, avec du génie tout cru, sans talent et sans goût ».</text:p>
      <text:p text:style-name="Normal"><text:s text:c="2"/>M. goûte moins la direction du très énergique maître Arturo Vigna, qui « ne se contente pas <text:s/>d’exagérer : il brode » ; parmi les interprètes, seule Mlle Arné se signale par sa justesse. Pour conclure, M. relate quelques anecdotes sur les répétitions sans suite qu’assura Verdi à l’Opéra, Verdi dont le romantisme « offre plus d’une affinité avec celui de Hugo ».<text:s/></text:p>
      <text:p text:style-name="Normal"/>
      <text:h text:style-name="P737" text:outline-level="1">1917<text:s/>- 8</text:h>
      <text:p text:style-name="byline">Herold A.-Ferdinand</text:p>
      <text:p text:style-name="P738">Ouvrages sur la guerre actuelle</text:p>
      <text:p text:style-name="Normal">1-III-1917, T. CXX, p. 146.<text:s/></text:p>
      <text:p text:style-name="Normal"/>
      <text:p text:style-name="Normal"><text:s text:c="2"/><text:span text:style-name="T739">Avec les armées de Cadorna</text:span><text:s/>est un ouvrage de R. Vaucher, correspondant de<text:s/><text:span text:style-name="T740">l’Illustration</text:span><text:s/>qui a suivi la prise de Gorizia et les combats dans les Alpes et sur l’Isonzo. Les récits sont « clairs, précis, et ils donnent une haute idée de la valeur italienne ».</text:p>
      <text:p text:style-name="P741"/>
      <text:h text:style-name="P742" text:outline-level="1">1917<text:s/>- 9</text:h>
      <text:p text:style-name="byline">Marguillier Auguste</text:p>
      <text:soft-page-break/>
      <text:p text:style-name="P743">Musées et collections</text:p>
      <text:p text:style-name="Normal">16-III-1917, T. CXX, p. 317 et 321.</text:p>
      <text:p text:style-name="Normal"/>
      <text:p text:style-name="Normal"><text:s text:c="2"/>A l’occasion de l’ouverture d’une salle consacrée à l’Italie contemporaine au Musée du Luxembourg, M. cite quelques « brillantes créations » de Tito, de Pasini, de Michetti et De Nittis, Emma Ciardi et Carcano. Un<text:s/><text:span text:style-name="T744">Jour de fête à l’hospice de Trivulzio</text:span><text:s/>de Morbelli retient un peu son attention, ainsi que des statuettes de Gemito et des médailles de Trentacoste. Mais M. précise : « l’Italie, il faut bien le dire, n’a pas encore remonté complètement la pente au bas de laquelle depuis longtemps son art était tombé, ni reconquis pleinement son ancienne maîtrise ». </text:p>
      <text:p text:style-name="Normal"/>
      <text:h text:style-name="P745" text:outline-level="1">1917<text:s/>- 10</text:h>
      <text:p text:style-name="byline">Papini Giovanni</text:p>
      <text:p text:style-name="P746">Lettres italiennes</text:p>
      <text:p text:style-name="Normal">16-III-1917, T. CXX, p. 327 - 332.</text:p>
      <text:p text:style-name="Normal"/>
      <text:p text:style-name="Normal"><text:s text:c="2"/>Papini revient d’abord à Guerrini, et précise qu’il ne fut pas un plagiaire de Heine et Musset comme les<text:s/><text:span text:style-name="T747">Echos</text:span><text:s/>du<text:s/><text:span text:style-name="T748">Mercure</text:span><text:s/>l’avait décrit (cf. 1-I-1917) : « les meilleures et les plus connues de ses poésies - par exemple le<text:s/><text:span text:style-name="T749">Guado</text:span><text:s/>- sont bien à lui et ne manquent pas d’une fraîche sveltesse ». P. explique le succès des<text:s/><text:span text:style-name="T750">Posthuma</text:span><text:s/>ainsi : « le public moyen, qui triuva difficiles les<text:s/><text:span text:style-name="T751">Odes</text:span><text:s/><text:span text:style-name="T752">barbares</text:span><text:s/>de Carducci, se jeta sur les rimes sensuelles et transparentes de Guerrini ». P. rappelle<text:s/><text:span text:style-name="T753">Brandelli</text:span><text:s/>et conseille les<text:s/><text:span text:style-name="T754">Rime d’Argia Sbolenfi</text:span><text:s/>à son ami Apollinaire, mais son jugement est sans appel : « Les commis voyageurs et les polissons de province lui sont restés fidèles [...] il avait survécu à sa gloire et ses poésies ne survivront pas beaucoup à leur auteur ». </text:p>
      <text:p text:style-name="Normal"><text:s text:c="2"/>A propos de D’Annunzio, P. est également très sévère : il réduit à des dimentions forts modestes son rôle dans la guerre, sa popularité en Italie et sa dernière œuvre,<text:s/><text:span text:style-name="T755">La Leda senza cigno</text:span>, « petit roman funèbre » finalement qualifié de « fatras littéraire ». Faussement embarassé, P. écrit à propos de ses livres qu’ « ils sont devenus bien lourds. Quand on les a lus jusqu’au bout, on a déjà payé la dette de respect et de reconnaissance à laquelle il a droit après trente-cinq ans de labeur acharné et fortuné ». </text:p>
      <text:p text:style-name="Normal"><text:s text:c="2"/>P. commente ensuite l’œuvre complet de Giuseppe Lipparini<text:s/><text:span text:style-name="T756">Le foglie dell’alloro</text:span>, dont les<text:s/><text:span text:style-name="T757">Canti di Melitta</text:span><text:s/>lui semble être le meilleur recueil, quoique, rappelle-t-il, « Pierre Louys avait publié ses<text:s/><text:span text:style-name="T758">Chansons de Bilitis</text:span><text:s/>en 1894 », seize années auparavant. P. saisit l’occasion pour signaler une œuvre de l’éditeur de Lipparini, Mario Puccini, dont<text:s/><text:span text:style-name="T759">Piccolo maestro spirituale</text:span><text:s/>« décousu et dénué de force personnelle », le rend toutefois curieux pour la suite.</text:p>
      <text:p text:style-name="Normal"><text:s text:c="2"/>P. consacre également un paragraphe à « un nouveau poète, qui est aussi un poète nouveau » : Giuseppe Ungaretti, dont<text:s/><text:span text:style-name="T760">Porto sepolto</text:span><text:s/>« hors commerce, imprimé à quatre-vingts exemplaires avec une luxueuse simplicité [...] contient une vingtaine de petits poèmes qui sont parmi les meilleurs de la dernière génération littéraire. Ungaretti possède au plus haut degré l’art de manifester des états d’âme compliqués, des nostalgies pathétiques, des simultanéités fantastiques dans une forme sobre, avec une félicité suave qui nous enserre dans le cercle magnétique de son charme naturel. Il est tout à<text:s/><text:soft-page-break/>fait libre sans tomber dans les trucs extérieurs et typographiques du futurisme ; il est dans la ligne maîtresse de la poésie moderne. Il ne ressemble à personne : faut-il lui demander davantage ? ».</text:p>
      <text:p text:style-name="Normal"><text:s text:c="2"/>La dernière partie de la chronique est consacrée à la littérature « savante » : P. signale la collection de A. Farinelli chez l’éditeur Bocca de Turin pour la littérature étrangère, une histoire générale des sciences de Aldo Mieli pour la Libreria della Voce (premier volume :<text:span text:style-name="T761"><text:s/>La scuola ionica, eleatica, pitagorica</text:span>), un ouvrage de M. Gilardi sur Jésus (<text:span text:style-name="T762">Il vangelo sconosciuto di Gesù</text:span>), « dont la lecture est pénible, mais qui donne à réfléchir », et une collection monographique inégale sur la littérature italienne chez Principato, à Messine.</text:p>
      <text:p text:style-name="Normal"><text:s text:c="2"/>Pour finir, le<text:s/><text:span text:style-name="T763">Trattato di sociologia generale</text:span><text:s/>de Vilfredo Pareto a droit à un court chapitre à part : P. y voit fort justement « une œuvre fondamentale qui marquera une date dans l’histoire de cette science », sans toutefois en préciser les « idées nouvelles ».</text:p>
      <text:p text:style-name="Normal"/>
      <text:p text:style-name="Normal">Memento:<text:s/></text:p>
      <text:p text:style-name="Normal"><text:tab/><text:tab/>P. signale les revues qui « continuent de grouper les nouveaux<text:s/><text:tab/><text:tab/>poètes »:</text:p>
      <text:p text:style-name="Normal"><text:span text:style-name="T764"><text:tab/></text:span><text:span text:style-name="T765"><text:tab/>La Voce</text:span><text:s/>(Florence), qui a dû suspendre ses publications ;</text:p>
      <text:p text:style-name="Normal"><text:span text:style-name="T766"><text:tab/></text:span><text:span text:style-name="T767"><text:tab/>La Diana</text:span><text:s/>(Naples) ;</text:p>
      <text:p text:style-name="Normal"><text:span text:style-name="T768"><text:tab/></text:span><text:span text:style-name="T769"><text:tab/>La Brigata</text:span><text:s/>(Bologne) ;</text:p>
      <text:p text:style-name="Normal"><text:span text:style-name="T770"><text:tab/></text:span><text:span text:style-name="T771"><text:tab/>Le Pagine</text:span><text:s/>(Naples) ;</text:p>
      <text:p text:style-name="Normal"><text:span text:style-name="T772"><text:tab/></text:span><text:span text:style-name="T773"><text:tab/>La Montagna</text:span><text:s/>(Milan) ;</text:p>
      <text:p text:style-name="Normal"><text:span text:style-name="T774"><text:tab/></text:span><text:span text:style-name="T775"><text:tab/>Avanscoperta</text:span><text:s/>(Rome).</text:p>
      <text:p text:style-name="Normal"/>
      <text:h text:style-name="P776" text:outline-level="1">1917<text:s/>- 11</text:h>
      <text:p text:style-name="byline">Barthèlemy E.</text:p>
      <text:p text:style-name="P777">Histoire</text:p>
      <text:p text:style-name="Normal">16-IV-1917, T. CXX, p. 707 - 710.<text:s/></text:p>
      <text:p text:style-name="Normal"/>
      <text:p text:style-name="Normal"><text:s text:c="2"/>B. retient dans sa rubrique<text:s/><text:span text:style-name="T778">Sainte Catherine de Sienne (1347-1380),</text:span><text:s/>de M. Pierre-Gauthiez, étude qui l’incite à une réflexion historique sur l’horreur de la guerre moderne. « Abattement, fièvre, menace, gens et choses intraitables [...] et pourtant, il y eut toujours une commune mesure de douceur, de bonne volonté, par où ces temps sombres n’ont jamais démenti, comme aujourd’hui, l’espoir humain ». Ce « livre coloré comme une chronique et précis comme un document » exalte « la Sainteté. Voilà une puissance de l’âme [...] dont jamais aucune métaphysique humanitaire et rationaliste, à La Haye ou à Washington, ne saurait nous offrir le plus lointain équivalent ». Catherine était reconnue comme « une autorité spirituelle extraordinaire » qui pacifia Sienne, réconcilia la Papauté et Florence, ramena d’Avignon Grégoire IX et « s’épuisa » en faveur d’Urbain VI contre l’antipape : « il faut songer que l’action est propre aux saints d’Italie », rappelle-t-on. B. retient également le dernier chapitre de l’ouvrage, où la Sainte est décrite en extase après l’exécution d’un condamné touché par la Grâce, dans une scène au « mysticisme suraigu ».</text:p>
      <text:p text:style-name="Normal"/>
      <text:h text:style-name="P779" text:outline-level="1">1917<text:s/>- 12</text:h>
      <text:soft-page-break/>
      <text:p text:style-name="byline">De Bury R.</text:p>
      <text:p text:style-name="P780">Les journaux</text:p>
      <text:p text:style-name="Normal">16-IV-1917, T. CXX, p. 732 - 734.<text:s/></text:p>
      <text:p text:style-name="Normal"/>
      <text:p text:style-name="Normal"><text:s text:c="2"/>De Bury retrouve, dans le<text:s/><text:span text:style-name="T781">Matin<text:s/></text:span>du 21 septembre 1906, un article de Mathilde Serao, devenue depuis, lit-on, « une ardente germanophile », ainsi résumé par le chapeau de l’éditeur :  « le grand écrivain italien Mathilde Serao déclare que les peuples s’instruiront à l’école de l’énergie française, non à l’école de la brutalité allemande ». <text:s/></text:p>
      <text:p text:style-name="Normal"><text:s text:c="2"/>De B. cite ensuite de larges extraits de cet article intitulé<text:s/><text:span text:style-name="T782">Les deux énergies. Germanie ou France?,</text:span><text:s/>dans lequel Serao oppose le « germe de domination » germanique, d’une « violence qui va jusqu’à la brutalité » et dont Wagner est l’ « homme de génie [...] devant lequel [l’esprit latin] s’incline, parfois avec respect, parfois avec angoisse », à « l’école d’énergie » de la France, où « l’originalité de la pensée, de la recherche et de l’invention a ses bases les plus solides », et où s’impose « le besoin de beauté ». « Nous et tous les notres irons à l’école de l’énergie, conclut-elle, mais à une seule, l’école de l’énergie latine, dont la France tient très haut le noble drapeau. Nous irons à une énergie qui unisse la force à la beauté, le talent à la grâce, et qui soit animée du souffle divin de la bonté. »</text:p>
      <text:p text:style-name="Normal"/>
      <text:h text:style-name="P783" text:outline-level="1">1917<text:s/>- 13</text:h>
      <text:p text:style-name="byline">Morisse Paul</text:p>
      <text:p text:style-name="P784">A travers la presse</text:p>
      <text:p text:style-name="Normal">1-V-1917, T. CXXI, p. 171 - 173.</text:p>
      <text:p text:style-name="Normal"/>
      <text:p text:style-name="Normal"><text:s text:c="2"/>M. rapporte que la<text:s/><text:span text:style-name="T785">Revue des Nations latines</text:span><text:s/>de Florence a enquêté sur une possible « Fédération des Etats dont la langue est qualifiée de latine », et cite une partie de la réponse de Victor Augagneur, qui estime qu’« un Slave s’entendra plus facilement, surtout plus profondément, avec un Slave qu’avec un Latin, un Latin avec un Latin qu’avec un Germain », d’où la nécessité d’une « fédération latine » qui évoluera « en liberté en face des masses ethniques slaves et germaniques » déjà fédérées. Augagneur insiste également sur « l’attitude humiliée des intellectuels latins » avant d’en appeler à la constitution de sociétés nationales et d’un Comité Central ayant pour but la<text:s/><text:span text:style-name="T786">Fédération des Nations Latines</text:span><text:s/>(mais seules Espagne, Italie et France sont citées).<text:s/></text:p>
      <text:p text:style-name="Normal"/>
      <text:h text:style-name="P787" text:outline-level="1">1917<text:s/>- 14</text:h>
      <text:p text:style-name="byline">Rédaction</text:p>
      <text:p text:style-name="P788">Echos</text:p>
      <text:p text:style-name="Normal">1-V-1917, T. CXXI, p. 189.</text:p>
      <text:p text:style-name="Normal"/>
      <text:p text:style-name="Normal"><text:s text:c="2"/>A propos du renchérissement du prix du vin, la Rédaction cite sur un ton humoristique une lettre de Pétrarque écrite à 66 ans, « à un médecin de Padoue », où le poète rappelle que les Anciens et les Orientaux n’en buvaient que très modérément, voire pas du tout : « Il n’y a que nous, en définitive, qui soyons heureux d’être des barils de vin », concluait-il.</text:p>
      <text:p text:style-name="Normal"/>
      <text:p text:style-name="Normal"/>
      <text:h text:style-name="P789" text:outline-level="1">1917<text:s/>- 15</text:h>
      <text:p text:style-name="byline">Bohn Georges</text:p>
      <text:p text:style-name="P790">Le mouvement scientifique</text:p>
      <text:p text:style-name="Normal">16-V-1917, T. CXXI, p. 314.</text:p>
      <text:p text:style-name="Normal"/>
      <text:p text:style-name="Normal"><text:span text:style-name="T791"><text:s text:c="2"/>Pour une quadruple entente scientifique</text:span><text:s/>est un ouvrage de Eugenio Rignano, directeur de la revue<text:s/><text:span text:style-name="T792">Scientia</text:span>, qui propose d’opposer à la « monopolisation » de la science par les revues allemandes qui devenaient « en apparence, des organes scientifiques internationnaux, et, en fait, des instruments allemands de contrôle et de monopole scientifique », une « solidarité internationale » d’archives, de périodiques et de laboratoires.<text:s/></text:p>
      <text:p text:style-name="Normal"/>
      <text:h text:style-name="P793" text:outline-level="1">1917<text:s/>- 16</text:h>
      <text:p text:style-name="byline">Rédaction</text:p>
      <text:p text:style-name="P794">Echos</text:p>
      <text:p text:style-name="Normal">16-V-1917, T. CXXI, p. 381.</text:p>
      <text:p text:style-name="Normal"/>
      <text:p text:style-name="Normal"><text:s text:c="2"/>On apprend ici que les héritiers de Donizetti réclament la mise sous séquestre de la recette des représentations de<text:s/><text:span text:style-name="T795">La Favorite</text:span>. En effet, s’étonne la rédaction, depuis la mort du<text:s/><text:span text:style-name="T796">maestro</text:span>, alors que ses petits neveux n’ont jamais rien touché, la Société française des Auteurs et Compositeurs Dramatiques perçoit des droits d’auteur pour un montant que « d’aucuns disent même d’un milion ».<text:s/></text:p>
      <text:p text:style-name="Normal"/>
      <text:h text:style-name="P797" text:outline-level="1">1917<text:s/>- 17</text:h>
      <text:p text:style-name="byline">Severini Gino</text:p>
      <text:p text:style-name="P798">La peinture d’avant-garde.</text:p>
      <text:p text:style-name="Normal">1-VI-1917, T. CXXI, p. 451 - 469.</text:p>
      <text:p text:style-name="Normal"/>
      <text:p text:style-name="Normal"><text:s text:c="2"/>Severini expose dans cet article très dense, souvent touffu, le résultat « de nos conversations et de nos expériences », désignant ainsi « les peintres qu’on appelle "d’avant-garde" et dont le but est de faire de la peinture, tout court ».</text:p>
      <text:p text:style-name="Normal"><text:s text:c="2"/>Dans une première partie intitulée « Le machinisme et l’art », il précise comme dans son précédent article (1. II. 1916) que le sujet des œuvres n’est pas restrictif : les machines offrent pourtant des parallèles avec les œuvres d’art dans le procédé de construction comme dans le plaisir esthétique qu’elles provoquent, bien qu’elles ne puissent aspirer à la « vie autonome » des œuvres artistiques.</text:p>
      <text:p text:style-name="Normal"><text:s text:c="2"/>« Intelligence et sensibilité » est une seconde partie de l’article où Severini pose que « le monde est notre représentation », et insiste sur la nécessité « d’établir un équilibre entre l’intelligence et la sensibilité » partant de l’exemple d’une étude de Matisse, qui aboutira à<text:s/><text:span text:style-name="T799">Les Marocains</text:span>, dont il décrit la genèse.</text:p>
      <text:p text:style-name="byline"><text:s text:c="2"/>Dans « Mesuration de l’espace et 4ème dimension », S. reprend la formule de Boccioni définissant le dynamisme ,« la forme unique donnant la continuité dans l’espace », pour en chercher un équivalent géométrique lui permettant de mesurer l’espace, tout comme l’avaient fait les peintres du<text:s/><text:soft-page-break/>Quattrocento qu’il cite. S’appuyant sur le mathématicien Poincaré, S. propose une « grammaire de la construction » qui ne soit plus la perspective traditionnelle, laquelle, « plus imitative que plastique », ne tient pas compte des déformations des lignes verticales et présuppose un œil immobile face à un point donné ; au contraire, S. revendique « un œil mobile au centre du réel ». Il plaide ainsi pour un « hyperespace », « un espace aussi complet que possible » qu’il veut exprimer comme une 4ème dimension qui ne serait, en somme, « que<text:s/>l’identification de l’objet et du sujet, du temps et de l’espace, de la matière et<text:s/>de l’energie ».</text:p>
      <text:p text:style-name="Normal"><text:s text:c="2"/>Par delà les obscurités et les approximations de son discours, c’est d’abord la revendication de réalisme, très souvent répétée, qui frappe ici le lecteur : « réaliste en ce sens que nous voulons saisir l’unité et la continuité du réel », écrit S. Il est également remarquable que Severini veuille s’appuyer ostensiblement à un discours scientifique (C. Henry, M. Boucher, H. Poincaré), mais également à une tradition qui lui fait citer le Quattrocento, Rembrandt, Courbet, etc., ou encore Jacob, Cocteau, Apollinaire, les Cubistes et Rémy de Gourmont qu’il cite pêle-mêle.<text:s/></text:p>
      <text:p text:style-name="byline"><text:s/>En conclusion, enfin, S. déclare entre autre que « l’époque des réactions en " -isme" est finie, et, des œuvres, une sorte d’esthétique collective se dégage graduellement », qu’il se garde toutefois de définir. Il réfute la valeur absolue qu’on a pu attribuer à l’originalité, l’attribuant à « une tendance ultra-individualiste qui, singulièrement en retard, surgit aujourd’hui de nos réactions violentes d’il y a 7 ou 8 ans », oublieuse du fait que « le désordre et l’arbitraire n’ont jamais abouti à la construction d’une œuvre d’art ». A l’opposé, S. fustige également <text:s/>une tendance « impersonnelle, crée par un dilettante notoire de la peinture », avant de revendiquer « le seul chemin qui puisse conduire l’artiste moderne loin du trompe-l’œil, de l’archaïsme, de l’imagerie ou du dilettantisme ».</text:p>
      <text:p text:style-name="Normal"/>
      <text:h text:style-name="P800" text:outline-level="1">1917<text:s/>- 18</text:h>
      <text:p text:style-name="byline">Rédaction</text:p>
      <text:p text:style-name="P801">Echos</text:p>
      <text:p text:style-name="Normal">1-VI-1917, T. CXXI, p. 572.</text:p>
      <text:p text:style-name="Normal"/>
      <text:p text:style-name="Normal"><text:s text:c="2"/>La rédaction mentionne le musée de guerre de M. Sella, qui collectionne les « timbres spécimens ou papillons dont on fait usage en Italie depuis la guerre ». Une des plus riches sections de cette collection est consacrée aux figurines se rapportant aux terres irrédentes, et on lit sur les étiquettes des vers de Dante (<text:span text:style-name="T802">Si come a Pola presso del Quarnaro / che Italia chiude e i suoi termini bagna</text:span>), Carducci (<text:span text:style-name="T803">Alto, o fratelli, i cuori, alto le ingegne / Avanti, avanti, ô Italia !<text:s/></text:span>), et D’Annunzio (<text:span text:style-name="T804">Patria ai Veneti tutto l’Adriatico</text:span>).</text:p>
      <text:p text:style-name="Normal"/>
      <text:h text:style-name="P805" text:outline-level="1">1917<text:s/>- 19</text:h>
      <text:p text:style-name="byline">Rédaction</text:p>
      <text:p text:style-name="P806">Echos</text:p>
      <text:p text:style-name="Normal">16-VII-1917, T. CXXII, p. 379 et 384.</text:p>
      <text:p text:style-name="Normal"/>
      <text:soft-page-break/>
      <text:p text:style-name="Normal"><text:s text:c="2"/>Deux<text:s/><text:span text:style-name="T807">Echos</text:span><text:s/>se rapportent à l’Italie : le premier annonce que Angelo Musco, auparavant dans la troupe de Giovanni Grasso, est « le plus grand acteur comique de l’Italie » - il est ici comparé à Charlot -, et qu’il vient d’être nommé<text:s/><text:span text:style-name="T808">commendatore</text:span>. Le second rend compte du « Prix de la poésie latine » décerné au calabrais Francesco-Sofia Alessio par l’Académie Royale d’Amsterdam, qui avait souvent attribué cette distinction à Pascoli de par le passé.<text:s/></text:p>
      <text:p text:style-name="Normal"/>
      <text:h text:style-name="P809" text:outline-level="1">1917<text:s/>- 20</text:h>
      <text:p text:style-name="byline">Kahn Gustave</text:p>
      <text:p text:style-name="P810">Art</text:p>
      <text:p text:style-name="Normal">16-VIII-1917, T. CXXII, p. 705.</text:p>
      <text:p text:style-name="Normal"/>
      <text:p text:style-name="Normal"><text:s text:c="2"/>K. commente une série d’études du critique d’art italien Vittorio Pica,<text:s/><text:span text:style-name="T811">Attraverso gli albi e le cartelle</text:span>, où celui-ci traite de Raffaëlli, Whistler, Chahine, Steinlein, Zorn, Toulouse-Lautrec et Alberto Martini, « un visionnaire violent et habile » illustrateur de Poe. « C’est de la critique large et judicieuse », conclut Kahn.<text:s/></text:p>
      <text:p text:style-name="Normal"/>
      <text:h text:style-name="P812" text:outline-level="1">1917<text:s/>- 21</text:h>
      <text:p text:style-name="byline">Rédaction</text:p>
      <text:p text:style-name="P813">Echos</text:p>
      <text:p text:style-name="Normal">16-VIII-1917, T. CXXII, p. 761.</text:p>
      <text:p text:style-name="Normal"/>
      <text:p text:style-name="Normal"><text:s text:c="2"/>La rédaction rapporte une intervention en latin de sir H. Warren, à Oxford, à propos des Italiens et de la guerre, où l’universitaire fait l’éloge des<text:s/><text:span text:style-name="T814">Alpini</text:span><text:s/>et de Cadorna ; elle relève également une épigraphe latine composée par Ettore Stampini,<text:s/><text:span text:style-name="T815">Post-XL-Annos</text:span>, qui célèbre « la jeunesse italienne et ses sacrifices ». « Il eut été étonnant que la langue latine fut muette quand la civilisation latine même est en jeu » conclut-on.</text:p>
      <text:p text:style-name="Normal"/>
      <text:h text:style-name="P816" text:outline-level="1">1917<text:s/>- 22</text:h>
      <text:p text:style-name="byline">Siger Carl</text:p>
      <text:p text:style-name="P817">Questions coloniales</text:p>
      <text:p text:style-name="Normal">1-IX-1917, T. CXXIII, p. 122.</text:p>
      <text:p text:style-name="Normal"/>
      <text:p text:style-name="Normal"><text:s text:c="2"/><text:span text:style-name="T818">La nostra pace coloniale</text:span><text:s/>de G. Piazza, « un livre qui fait beaucoup de bruit en Italie », mais dont on ne saura rien de plus ici, « autorise bien des inquiétudes », selon S., car « les particularismes maladroits » risquent de « compromettre les résultats de l’œuvre commune ». <text:s/></text:p>
      <text:p text:style-name="Normal"/>
      <text:h text:style-name="P819" text:outline-level="1">1917<text:s/>- 23</text:h>
      <text:p text:style-name="byline">Mazel Henri</text:p>
      <text:p text:style-name="P820">Ouvrages sur la guerre actuelle</text:p>
      <text:p text:style-name="Normal">1-IX-1917, T. CXXIII, p. 142.</text:p>
      <text:p text:style-name="Normal"/>
      <text:p text:style-name="Normal"><text:s text:c="2"/>Ecrit avant la guerre<text:span text:style-name="T821"><text:s/>La guerre des peuples et la future confédération européenne</text:span>, du Sénateur Ettore Ponti, « montre que, même prise encore dans les rêts de la Triple Alliance, l’Italie se délivrait de l’idéal germanique de<text:s/><text:soft-page-break/>violence et de brutalité pour revenir à l’idéal occidental de coopération spontanée et libre. Ce fut d’ailleurs toujours le sien ». <text:s/></text:p>
      <text:p text:style-name="P822"/>
      <text:h text:style-name="P823" text:outline-level="1">1917<text:s/>- 24</text:h>
      <text:p text:style-name="byline">Merki Charles</text:p>
      <text:p text:style-name="P824">Ouvrages sur la guerre actuelle</text:p>
      <text:p text:style-name="Normal">1-IX-1917, T. CXXIII, p. 147 - 149.</text:p>
      <text:p text:style-name="Normal"/>
      <text:p text:style-name="Normal"><text:s text:c="2"/>Luigi Barzini publie<text:span text:style-name="T825"><text:s/>La guerre moderne</text:span>, traduit par J. Mesnil, « bilan des nouvelles méthodes de combattre, des nouveaux procédés ». Barzini souligne le rôle caduc de la cavalerie, des forteresses, du principe de la « marée humaine » sur lequel comptaient les Allemands. Il analyse la guerre des tranchées, le rôle de l’artillerie, de l’aéronautique et des expéditions maritimes, avec force de détails concernant les submersibles, les mines, les grappins à crochet, etc.</text:p>
      <text:p text:style-name="Normal"/>
      <text:h text:style-name="P826" text:outline-level="1">1917<text:s/>- 25</text:h>
      <text:p text:style-name="byline">Rédaction</text:p>
      <text:p text:style-name="P827">Echos</text:p>
      <text:p text:style-name="Normal">1-IX-1917, T. CXXIII, p. 185.</text:p>
      <text:p text:style-name="Normal"/>
      <text:p text:style-name="Normal"><text:s text:c="2"/>Le premier entrefilet concernant l’Italie nous donne des nouvelles de Canudo, « barisien bien parisien » blessé en Macédoine et décoré aussi bien par les armées italienne que française ; le second signale « la plus petite société du monde », dont le dernier membre, « garibaldien et bersaglier » de Villafranca, vient de décéder. Enfin, le dernier raconte une anecdote mettant en scène Paesiello, dont Catherine II de Russie était une admiratrice : elle le fit venir à sa cour et, un soir où il ne pouvait jouer à cause du froid, le couvrit de son « manteau d’hermine enrichi de brillants » qu’ elle lui offrit finalement.</text:p>
      <text:p text:style-name="Normal"/>
      <text:h text:style-name="P828" text:outline-level="1">1917<text:s/>- 26</text:h>
      <text:p text:style-name="byline">Rédaction</text:p>
      <text:p text:style-name="P829">Echos</text:p>
      <text:p text:style-name="Normal">16-IX-1917, T. CXXIII, p. 381.</text:p>
      <text:p text:style-name="Normal"/>
      <text:p text:style-name="Normal"><text:s text:c="2"/>On signale ici la vente à une gallerie américaine de deux Mantegna pour un prix considérable, et c’est l’occasion pour le<text:s/><text:span text:style-name="T830">Mercure</text:span><text:s/>de suggérer la réunion d’un triptyque du même peintre - le<text:s/><text:span text:style-name="T831">Retable de San Zeno</text:span><text:s/>- dispersé entre les musées de Tours et du Louvre.</text:p>
      <text:p text:style-name="Normal"/>
      <text:h text:style-name="P832" text:outline-level="1">1917<text:s/>- 27</text:h>
      <text:p text:style-name="byline">Michel-Ange (Martin M.C.<text:s/>trad.)</text:p>
      <text:p text:style-name="P833">Quelques lettres.</text:p>
      <text:p text:style-name="Normal">1-X-1917, T. CXXIII, p. 437 - 459.</text:p>
      <text:p text:style-name="Normal"/>
      <text:p text:style-name="Normal"><text:s text:c="2"/>M. Martin présente un choix de vingt-et-une lettres de Michel-Ange « inconnues en France », en rappelant dans une petite introduction que la correspondance du génie florentin n’a jamais été traduite intégralement ; le<text:s/><text:soft-page-break/>premier recueil sérieux italien, dont sont tirés ces traductions, est constitué de 450 lettres et publié par M. Milanesi ; il date de 1875.</text:p>
      <text:p text:style-name="Normal"><text:s text:c="2"/>Les lettres sont groupées par thème et par ordre chronologique. Les neuf premières sont adressées à la famille de l’artiste: elles concernent les premiers travaux de Buonarotti et des soucis familiaux (autour de 1508), puis surtout ses ennuis de santé (autour de 1553). Quatre lettres sont adressées à des amis, dont Sebastiano del Piombo et Tommaso Cavalieri, à qui Michel-Ange adresse une lettre fort passionée ici reproduite. Six lettres, enfin, exposent quelques idées et projets artistiques de Michel-Ange : les modalités de construction de la façade de San Lorenzo, la qualité des marbres à Carrare et leur difficile <text:s/>transport, les accidents parfois mortels et les divers contretemps dans la mise en place des éléments architecturaux occupent une grande place dans ce choix judicieux, en ce qu’il éclaire de façon éclatante l’intimité et l’aspect plus technique de l’art de ce génie artisan et entrepreneur.</text:p>
      <text:p text:style-name="Normal"><text:s text:c="2"/>Une lettre seule traite ici d’esthétique : datée de 1544, elle est adressée à Paul III et concerne la construction du Palais Farnèse : Michel-Ange y traduit du latin, parfois maladroitement, un chapitre assez technique de Vitruve, et fait sienne l’antique définition de l’architecture (elle « n’est pas autre chose que l’ordonnance, la disposition, la beauté des formes, la proportion des parties entre elles, la bienséance et la distribution »). Cette définition, il l’élucide et la développe pour appuyer sa critique au projet d’Antonio San Gallo, auquel il ne trouve en effet « aucune ordonnance », à cause surtout d’une corniche « barbare » et « bâtarde » et d’un fronton « pas proportionné avec si peu de hauteur ».</text:p>
      <text:p text:style-name="Normal"><text:s text:c="2"/>Dans l’ensemble, Michel-Ange apparaît donc ici sous divers angles, comme un homme fort volontaire et assez habile, préoccupé de sa famille et très précis quant à son travail, mais également toujours plus valétudinaire, solitaire et inquiet à mesure que les années passent. La qualité de ses signatures, enfin, est assez remarquable par ce qu’elle révèle (« Votre fidèle et pauvre ami », « Votre, bien torturé », ou encore une signature, nous précise Martin, dont « nom et prénom dessinent un ange »). <text:s/></text:p>
      <text:p text:style-name="Normal"/>
      <text:h text:style-name="P834" text:outline-level="1">1917<text:s/>- 28</text:h>
      <text:p text:style-name="byline">Merki Charles</text:p>
      <text:p text:style-name="P835">Ouvrages sur la guerre actuelle</text:p>
      <text:p text:style-name="Normal">1-X-1917, T. CXXIII, p. 542.</text:p>
      <text:p text:style-name="Normal"/>
      <text:p text:style-name="Normal"><text:s text:c="2"/>M. signale les<text:s/><text:span text:style-name="T836">Combats d’Orient</text:span><text:s/>du Capitaine Canudo, « une suite de tableaux, d’une écriture parfois un peu cherchée » de l’expédition qui débarqua aux Dardanelles et combattit à Gallipoli, avant de réembarquer pour la Grèce et la Serbie, d’où elle dû se retirer tragiquement : ce sont ces pages qui sont d’ailleurs les meilleures, selon M., pour une expédition « dont le résultat fut alors douteux, mais qui restera quand même une des grandes pages de la campagne d’Orient ».<text:s/></text:p>
      <text:p text:style-name="Normal"/>
      <text:h text:style-name="P837" text:outline-level="1">1917<text:s/>- 29</text:h>
      <text:p text:style-name="byline">Rédaction</text:p>
      <text:p text:style-name="P838">Echos</text:p>
      <text:soft-page-break/>
      <text:p text:style-name="Normal">1-X-1917, T. CXXIII, p. 569.</text:p>
      <text:p text:style-name="Normal"/>
      <text:p text:style-name="Normal"><text:s text:c="2"/>La rédaction signale la mort d’ Arturo Bellotti dans un hôpital de Vienne ; triestin, il était « collaborateur du journal irrédentiste<text:s/><text:span text:style-name="T839">l’Indipendente </text:span>»  et l’auteur des vers des<text:s/><text:span text:style-name="T840">Odi adriatiche</text:span>, « qui sont tous vibrants d’amour pour son pays et pour l’Italie ».</text:p>
      <text:p text:style-name="Normal"/>
      <text:h text:style-name="P841" text:outline-level="1">1917<text:s/>- 30</text:h>
      <text:p text:style-name="byline">Rédaction</text:p>
      <text:p text:style-name="P842">Echos</text:p>
      <text:p text:style-name="Normal">16-X-1917, T. CXXIII, p. 763 et 767.</text:p>
      <text:p text:style-name="Normal"/>
      <text:p text:style-name="Normal"><text:s text:c="2"/>L’un de ces<text:s/><text:span text:style-name="T843">échos</text:span><text:s/>raconte « la seule fois qu’on ait interdit d’applaudir une artiste par mesure d’ordre public » : il s’agissait de la Malibran à la Scala, lors de sa dernière représentation publique avec la<text:s/><text:span text:style-name="T844">Norma</text:span>. Un autre petit paragraphe rappelle les origines napoléoniennes du drapeau tricolore italien, adopté en 1796 par les milices lombardes contre les autrichiens, puis en 1797 au Congrès de Reggio Emilia. <text:s/></text:p>
      <text:p text:style-name="Normal"/>
      <text:h text:style-name="P845" text:outline-level="1">1917<text:s/>- 31</text:h>
      <text:p text:style-name="byline">Papini Giovanni</text:p>
      <text:p text:style-name="P846">Lettres italiennes</text:p>
      <text:p text:style-name="Normal">1-XI-1917, T. CXXIII, p. 147 - 150.</text:p>
      <text:p text:style-name="Normal"/>
      <text:p text:style-name="Normal"><text:s text:c="2"/>P. revient tout d’abord sur la mort prématurée de Giovanni Boine, « esprit solitaire et tourmenté » qui « n’avait pu réaliser ce qu’on pouvait attendre de lui » à cause de la maladie. P. rappelle son appartenance au groupe milanais Rinnovamento (1908), ses œuvres<text:s/><text:span text:style-name="T847">Il peccato<text:s/></text:span>(1913) et<text:s/><text:span text:style-name="T848">Discorsi militari (1915)</text:span>, et son travail critique. <text:s text:c="2"/></text:p>
      <text:p text:style-name="Normal"><text:s text:c="2"/><text:span text:style-name="T849">Alla Cuna del Mondo</text:span>, récit posthume du voyage en Inde de Gozzano, « n’ajoute absolument rien à la renommée discrète de l’auteur des<text:s/><text:span text:style-name="T850">Rifugi</text:span>, quoiqu’en dise son préfacier Borgèse » ; quant à Francesco Pastonchi, ses deux volumes de contes<text:s/><text:span text:style-name="T851">Campo di grano</text:span><text:s/>et<text:s/><text:span text:style-name="T852">Trasfigurazioni</text:span><text:s/>forment un ensemble « morne et sans relief, fatigant et sans vie ».</text:p>
      <text:p text:style-name="Normal"><text:s text:c="2"/>P. est plus positif lorsqu’il commente<text:s/><text:span text:style-name="T853">Il sole del sabato</text:span>, « peut-être le chef-d’œuvre en prose » de Marino Moretti, dont il résume la trame et loue la peinture des caractères, le « rayonnement de poésie » et l’émotion qui « semble nouvelle même aux lecteurs de Dickens et Dostojevski ». Il passe ensuite rapidement sur d’autres romans :<text:s/><text:span text:style-name="T854">Ettore Spiombino</text:span>, de Giovanni Zuccarini, « récit gauche et débraillé » ;<text:s/><text:span text:style-name="T855">Il figlio inquieto</text:span><text:s/>de Salvatore Gotta, à la « narration touffue et inégale » ;<text:s/><text:span text:style-name="T856">Sam Dunn è morto</text:span>, de Bruno Corra, « qui ne manque pas de verve » ;<text:span text:style-name="T857"><text:s/>Le solitarie</text:span><text:s/>de Ada Negri, des nouvelles à la prose recherchée,<text:s/><text:span text:style-name="T858">Sei storielle di nuovo mondo</text:span><text:s/>de Bruno Cicognani, « anecdotes émouvantes et amusantes de la vie florentine », et enfin<text:s/><text:span text:style-name="T859">Barbogeria</text:span>, de Carlo Linati, auquel P. consacre quelques lignes de plus : une écriture « souple et déliée, qui n’a rien perdu de sa verdeur » et capable de peindre des rues, des campagnes et des types comme « des chef-d’œuvres de spirituelle fraîcheur ». </text:p>
      <text:soft-page-break/>
      <text:p text:style-name="Normal"><text:s text:c="2"/>Pour la poésie, P. parle d’une « crise de renouvellement comparable au <text:s/>mouvement symboliste » après « les ravages de M. D’Annunzio », mais « Soffici, Palazzeschi et Govoni sont des poètes dont même la France pourrait s’enorgueillir ». P. s’abstient de juger son propre recueil lyrique<text:s/><text:span text:style-name="T860">Opera prima</text:span><text:s/>et passe à<text:s/><text:span text:style-name="T861">Orchestrine</text:span>, qui réunit « la fleur des poèmes lyriques en prose » de Arturo Onofri : ces courts poèmes « atteignent parfois la perfection » bien qu’ils laissent presque toujours « un sens de vide et de froid ».<text:span text:style-name="T862"><text:s/>Montagne trasparenti</text:span><text:s/>de Maria Ginnani,<text:s/><text:span text:style-name="T863">Fuochi di Bengala</text:span><text:s/>de Antonio Bruno, et<text:s/><text:span text:style-name="T864">Incantamento</text:span><text:s/>de Raffaele Franchi sont jugés au mieux passables par P. qui s’arrête sur<text:span text:style-name="T865"><text:s/>Poesie in Grigioverde</text:span><text:s/>de Corrado Alvaro, de la « poésie de guerre qui n’est pas gatée par la rhétorique », et sur les<text:s/><text:span text:style-name="T866">Poesie Giapponesi</text:span>, choix et traduction de Gherardo Marone, pourtant sans « originalité extraordinaire ».<text:s/></text:p>
      <text:p text:style-name="Normal"><text:s text:c="2"/>Pour finir, P. cite trois essais qu’il éreinte passablement :<text:s/><text:span text:style-name="T867">Un maestro di vita</text:span>, de G. Bertacchi (sur Leopardi),<text:s/><text:span text:style-name="T868">Lo spirito francese contemporaneo</text:span>, de L. Tonelli, et<text:s/><text:span text:style-name="T869">Poesia di fede e di vittoria</text:span>, de L. Gennari (sur la littérature française contemporaine), ainsi qu’un essai sur<text:s/><text:span text:style-name="T870">Chamfort<text:s/></text:span>de R. Fondi qu’« il faut signaler », même si « l’enthousiasme l’emporte parfois sur l’exactitude ».<text:s/></text:p>
      <text:p text:style-name="Normal"/>
      <text:h text:style-name="P871" text:outline-level="1">1917<text:s/>- 32</text:h>
      <text:p text:style-name="byline">Rédaction</text:p>
      <text:p text:style-name="P872">Echos</text:p>
      <text:p text:style-name="Normal">1-XI-1917, T. CXXIII, p. 763 et 767.</text:p>
      <text:p text:style-name="Normal"/>
      <text:p text:style-name="Normal"><text:s text:c="2"/>Les<text:s/><text:span text:style-name="T873">échos</text:span><text:s/>de la rédaction relatent parmi d’autres la vente d’une maison où habita Galilée, à la Costa San Giorgio ; le début des travaux sur le bloc de marbre de 24 tonnes qui servira à Enrico Astorri au monument funéraire de Pie X ; la disparition du dialecte valdôtain, remplacé par le piémontais et l’Italien, et enfin une anecdote sur Cadorna « le grand condottier des armées italiennes », qui a pris l’habitude de rédiger lui-même ses communiqués de guerre. <text:s/></text:p>
      <text:p text:style-name="Normal"/>
      <text:h text:style-name="P874" text:outline-level="1">1917<text:s/>- 33</text:h>
      <text:p text:style-name="byline">Rédaction</text:p>
      <text:p text:style-name="P875">Echos</text:p>
      <text:p text:style-name="Normal">16-XI-1917, T. CXXIII, p. 381.</text:p>
      <text:p text:style-name="Normal"/>
      <text:p text:style-name="Normal"><text:s text:c="2"/>Un « Commandant Z. » revient sur un article de H. Cochin du<text:s/><text:span text:style-name="T876">Correspondant</text:span>, dans lequel ce dernier prétendait que Dante ne s’était jamais éloigné des vérités de la doctrine chrétienne. Citant la critique dantesque des simoniaques et le XIXème chant de l’Enfer (« <text:span text:style-name="T877">Deh or mi di quanto tesoro volle/ Nostro Signore in prima da San Pietro/ Che ponesse le chiavi in sua balia?</text:span> »), ce Commandant polémique avec Cochin, et prétend que cette portion de la<text:s/><text:span text:style-name="T878">Divine Comédie</text:span><text:s/>est à l’index en Espagne.</text:p>
      <text:p text:style-name="Normal"/>
      <text:h text:style-name="P879" text:outline-level="1">1917<text:s/>- 34</text:h>
      <text:p text:style-name="byline">Alazard Jean</text:p>
      <text:p text:style-name="P880">L‘esprit de la guerre en Italie.</text:p>
      <text:soft-page-break/>
      <text:p text:style-name="Normal">1-XII-1917, T. CXXIV, p. 445 - 466.</text:p>
      <text:p text:style-name="Normal"/>
      <text:p text:style-name="Normal"><text:s text:c="2"/>L’article retrace les étapes de l’entrée en guerre de l’Italie, et son évolution psychologique face au conflit. « La France brusquement envahie se fit immédiatement une forte âme guerrière. L’évolution ne fut pas aussi rapide en Italie », bien que "l’esprit de guerre" est peu à peu devenu ardent sur toute la terre d’Italie... ». A. répète que dans toute la péninsule la déclaration de guerre « fut accueillie avec calme », et admire « le sang froid » des habitants du Sud, pourtant économiquement en difficulté. Il rappelle les chroniques de Barzini du front italien et insiste sur leur importance, en ce qu’elles « habituent le peuple à admirer et à aimer son armée nationale ». <text:s/></text:p>
      <text:p text:style-name="Normal"><text:s text:c="2"/>A propos du Parlement, A. en souligne la faiblesse relative et les intrigues, mais « la politique de guerre n’a jamais été menacée par les intrigues parlementaires », rassure-t-il. On estime que Giolitti reviendra, car il ambitionne le pouvoir et tâche d’expliquer son neutralisme initial « habilement ». Les « socialistes officiels » sont les seuls irréductibles opposés à la guerre : ils veulent « ignorer le grand bouleversement contemporain » et « s’obstiner dans leur internationalisme intransigeant », risquant le schisme. A. souligne la germanophobie de la presse, (sauf<text:s/><text:span text:style-name="T881">l’Avanti</text:span>) et loue particulièrement la<text:s/><text:span text:style-name="T882">Tribuna</text:span><text:s/>de M. Malagodi pour ses « hauteurs de vue ».<text:s/></text:p>
      <text:p text:style-name="Normal"><text:s text:c="2"/>Alors qu’en France, continue-t-il, la censure empêche la publication de nouvelles d’ordre militaire, en Italie elle sévit contre « l’œuvre quotidienne d’empoisonnement » des « survivances neutralistes ». Mais A. fait de suite l’éloge de la solidarité italienne et de « l’assistance civile », de la résistance des intellectuels contre l’influence culturelle et économique allemande, et de ce pays qui « saisit tout ce que sa conception de la civilisation a d’original » dans l’opposition... France-Allemagne.<text:s/></text:p>
      <text:p text:style-name="Normal"><text:s text:c="2"/>L’article se conclut sur le projet d’alliance latine, dont les nationalistes « parlent volontier » : ce nationalisme, conclut A. emphatiquement, « est la preuve d’une crise de croissance positive », avant d’énumérer les avantages de la guerre actuelle pour l’Italie : « foi en l’avenir », « sens de la "latinité" », conscience de la nécessité d’un « bloc latin ». C’est enfin une citation de D’Annunzio sur le « printemps d’Italie » qui clôt cet article souvent peu nuancé.</text:p>
      <text:p text:style-name="P883"/>
      <text:h text:style-name="P884" text:outline-level="1">1917<text:s/>- 35</text:h>
      <text:p text:style-name="byline">Norel Jean</text:p>
      <text:p text:style-name="P885">Questions militaires et maritimes</text:p>
      <text:p text:style-name="Normal">1-XII-1917, T. CXXIV, p. 509 - 512.</text:p>
      <text:p text:style-name="Normal"/>
      <text:p text:style-name="Normal"><text:s text:c="2"/>N. rappelle la récente offensive austro-allemande de l’Isonzo et son déroulement : la conquète du plateau de Bainsizza, puis sa perte par les troupes italiennes, les menaces d’encerclement, <text:s/>« l’écroulement » de la défense italienne face aux Allemands et aux Autrichiens commandés par « le fameux Mackensen », enfin le repli actuel des Italiens derrière le fleuve Tagliamento : N. estime en conclusion que « la situation est d’une sérieuse gravité ». <text:s/></text:p>
      <text:p text:style-name="Normal"/>
      <text:soft-page-break/>
      <text:h text:style-name="P886" text:outline-level="1">1917<text:s/>- 36</text:h>
      <text:p text:style-name="byline">Mirabel J.</text:p>
      <text:p text:style-name="P887">A l’étranger: Italie</text:p>
      <text:p text:style-name="Normal">1-XII-1917, T. CXXIV, p. 552 - 557.</text:p>
      <text:p text:style-name="Normal"/>
      <text:p text:style-name="Normal"><text:s text:c="2"/>M. commente lui aussi cette même offensive : il en étudie le contexte politique, rappelant un article du<text:s/><text:span text:style-name="T888">Corriere della Sera</text:span><text:s/>très critique à l’égard du ministre Orlando, jugé trop souple avec les « neutralistes » et incapable d’enrayer la crise alimentaire : mais l’offensive qui en fit le nouveau chef du gouvernement rendait la situation plus confuse encore, jusqu’à une réaction patriotique (« Tout pour la défense nationale ») comparable au « spectacle de la France en août 1914 ». Ainsi Giolitti, Croce ou même certains « socialistes officiels » comme Turati ou Treves sont-ils prêts à soutenir le gouvernement, et enfin « l’union sacrée n’est plus un vain mot en Italie ». <text:s/></text:p>
      <text:p text:style-name="Normal"/>
      <text:h text:style-name="P889" text:outline-level="1">1917<text:s/>- 37</text:h>
      <text:p text:style-name="byline">Rédaction</text:p>
      <text:p text:style-name="P890">Echos</text:p>
      <text:p text:style-name="Normal">1-XII-1917, T. CXXIV, p. 570.</text:p>
      <text:p text:style-name="Normal"/>
      <text:p text:style-name="Normal"><text:s text:c="2"/>La rédaction publie une annonce publicitaire (« un petit document historique ») parue dans « tous les journaux italiens », en français, destinée aux officiers français en Italie, et annonçant que la Banca Commerciale Italiana se charge de tout transport de fonds et paye tous les chèques de MM. les Officiers, « franco de commission », en collaboration avec la Banque Française et Italienne pour l’Amérique du Sud.</text:p>
      <text:p text:style-name="Normal"/>
      <text:h text:style-name="P891" text:outline-level="1">1917<text:s/>- 38</text:h>
      <text:p text:style-name="byline">Norel Jean</text:p>
      <text:p text:style-name="P892">Questions militaires et maritimes</text:p>
      <text:p text:style-name="Normal">16-XII-1917, T. CXXIV, p. 699 - 704.</text:p>
      <text:p text:style-name="Normal"/>
      <text:p text:style-name="Normal"><text:s text:c="2"/>N. reprend sa chronique des combats sur le front du Piave : le « remarquable exemple de marches de concentration » des troupes austro-allemandes en direction de Pieve di Cadore formait un front d’invasion étendu sur une quarantaine de kilomètres, face à un repli « confus » des Italiens avant une résistance « vaillante » entre la Piave et la Brenta, qui se prolonge au moment où N. écrit. La suite, poursuit-il, dépend des troupes de secours franco-anglaises. N. reproche au « généralissime » des « occasions perdues » de par le passé, et souligne que la 2ème armée a « désespérément lâché pied » dans « la débâcle de l’Isonzo », malgré sa vaillance précédente ; il regrette également le « dispositif en cordon » des troupes italiennes et son « manque de profondeur ». <text:s text:c="2"/></text:p>
      <text:p text:style-name="Normal"/>
      <text:h text:style-name="P893" text:outline-level="1">1917<text:s/>- 39</text:h>
      <text:p text:style-name="byline">Merki Charles</text:p>
      <text:p text:style-name="P894">Ouvrages sur la guerre actuelle</text:p>
      <text:p text:style-name="Normal">16-XII-1917, T. CXXIV, p. 724 - 726.</text:p>
      <text:p text:style-name="Normal"/>
      <text:soft-page-break/>
      <text:p text:style-name="Normal"><text:s text:c="2"/>M. présente un livre de G.-A. Borgese,<text:s/><text:span text:style-name="T895">L’Italie contre l’Allemagne</text:span>, « une critique des prétentions de l’adversaire » et une analyse du caractère allemand, « beaucoup plus complexe qu’on a voulu le dire ». Borgese n’est guère convainquant lorsqu’il explique l’adhésion de l’Italie à la<text:s/><text:span text:style-name="T896">Triplice</text:span>, selon M., qui lui reproche également une analyse superficielle de la culture allemande. En revanche, il relève la proposition , « mise en avant quelques fois déjà », d’une alliance des pays latins, au moment où le front du Trentin lui semble bien fragil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G Times" svg:font-family="CG Times" style:font-family-generic="roman" style:font-pitch="variable" svg:panose-1="2 2 6 3 5 4 5 2 3 4"/>
    <style:font-face style:name="Times New Roman" svg:font-family="Times New Roman" style:font-family-generic="roman" style:font-pitch="variable" svg:panose-1="2 2 6 3 5 4 5 2 3 4"/>
    <style:font-face style:name="Univers" svg:font-family="Univers" style:font-family-generic="swiss" style:font-pitch="variable" svg:panose-1="2 11 6 3 2 2 2 3 2 4"/>
    <style:font-face style:name="New York" svg:font-family="New York" style:font-family-generic="roman" style:font-pitch="variable" svg:panose-1="2 4 5 3 6 5 6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CG 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Rigaautore" style:default-outline-level="1">
      <style:paragraph-properties fo:text-align="end"/>
      <style:text-properties fo:font-weight="bold" style:font-weight-asian="bold" fo:color="#4F81BD" fo:font-size="14pt" style:font-size-asian="14pt" fo:hyphenate="false"/>
    </style:style>
    <style:style style:name="Titre2" style:display-name="Titre 2" style:family="paragraph" style:parent-style-name="Titre1" style:next-style-name="Rigaautore" style:default-outline-level="2">
      <style:paragraph-properties fo:text-align="justify"/>
      <style:text-properties fo:font-style="italic" style:font-style-asian="italic" fo:hyphenate="false"/>
    </style:style>
    <style:style style:name="Titre3" style:display-name="Titre 3" style:family="paragraph" style:parent-style-name="Titre1" style:next-style-name="Retraitnormal" style:default-outline-level="3">
      <style:text-properties fo:font-style="italic" style:font-style-asian="italic" fo:hyphenate="false"/>
    </style:style>
    <style:style style:name="Normal" style:display-name="Normal" style:family="paragraph">
      <style:paragraph-properties style:punctuation-wrap="simple" style:text-autospace="none" fo:text-align="justify" style:vertical-align="baseline"/>
      <style:text-properties style:font-name="Times New Roman" fo:letter-spacing="0.0069in" fo:font-size="12pt" style:font-size-asian="12pt" fo:language="it" fo:country="IT" fo:hyphenate="false"/>
    </style:style>
    <style:style style:name="Policepardéfaut" style:display-name="Police par défaut" style:family="text"/>
    <style:style style:name="Rigaautore" style:display-name="Riga autore" style:family="paragraph" style:parent-style-name="Normal">
      <style:paragraph-properties fo:border-top="none" fo:border-left="none" fo:border-bottom="0.0104in solid #000000" fo:border-right="none" fo:padding-top="0in" fo:padding-left="0in" fo:padding-bottom="0.0138in" fo:padding-right="0in" style:shadow="none" fo:text-align="center" fo:margin-top="0.1666in" fo:margin-bottom="0.1666in"/>
      <style:text-properties fo:font-weight="bold" style:font-weight-asian="bold" style:text-position="100% 100%" fo:hyphenate="false"/>
    </style:style>
    <style:style style:name="Retraitnormal" style:display-name="Retrait normal" style:family="paragraph" style:parent-style-name="Normal" style:next-style-name="Normal">
      <style:paragraph-properties fo:margin-left="0.4916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3472in"/>
          <style:tab-stop style:type="right" style:position="6.3in"/>
        </style:tab-stops>
      </style:paragraph-properties>
      <style:text-properties fo:hyphenate="false"/>
    </style:style>
    <style:style style:name="En-tête" style:display-name="En-tête" style:family="paragraph" style:parent-style-name="Normal">
      <style:paragraph-properties fo:text-align="center" fo:margin-bottom="0.5in"/>
      <style:text-properties fo:hyphenate="false"/>
    </style:style>
    <style:style style:name="Appelnotedebasdep." style:display-name="Appel note de bas de p." style:family="text">
      <style:text-properties style:text-position="50% 100%" fo:font-size="8pt" style:font-size-asian="8pt"/>
    </style:style>
    <style:style style:name="Notedebasdepage" style:display-name="Note de bas de page" style:family="paragraph">
      <style:paragraph-properties style:punctuation-wrap="simple" style:text-autospace="none" fo:text-align="justify" style:vertical-align="baseline" style:line-height-at-least="0.1666in"/>
      <style:text-properties style:font-name="Times New Roman" fo:language="it" fo:country="IT" fo:hyphenate="false"/>
    </style:style>
    <style:style style:name="Astratto" style:display-name="Astratto" style:family="paragraph" style:parent-style-name="Normal">
      <style:paragraph-properties fo:margin-top="0.1666in" fo:text-indent="0.2361in"/>
      <style:text-properties fo:font-style="italic" style:font-style-asian="italic" fo:hyphenate="false"/>
    </style:style>
    <style:style style:name="Notebiografiche" style:display-name="Note biografiche" style:family="paragraph" style:parent-style-name="Normal">
      <style:paragraph-properties fo:border-top="0.0104in solid #000000" fo:border-left="none" fo:border-bottom="none" fo:border-right="none" fo:padding-top="0.0972in" fo:padding-left="0in" fo:padding-bottom="0in" fo:padding-right="0in" style:shadow="none" fo:margin-top="0.1666in"/>
      <style:text-properties fo:font-weight="bold" style:font-weight-asian="bold" style:text-position="-25% 100%" fo:hyphenate="false"/>
    </style:style>
    <style:style style:name="Corpo" style:display-name="Corpo" style:family="paragraph" style:parent-style-name="Normal">
      <style:paragraph-properties fo:text-indent="0.3541in"/>
      <style:text-properties fo:hyphenate="false"/>
    </style:style>
    <style:style style:name="Didascaliafigura" style:display-name="Didascalia figura" style:family="paragraph" style:parent-style-name="Normal" style:next-style-name="Normal">
      <style:paragraph-properties fo:keep-with-next="always" fo:text-align="center" fo:margin-top="0.1666in"/>
      <style:text-properties style:font-name="Univers" fo:font-weight="bold" style:font-weight-asian="bold" fo:hyphenate="false"/>
    </style:style>
    <style:style style:name="Sous-titre" style:display-name="Sous-titre" style:family="paragraph" style:parent-style-name="Normal">
      <style:paragraph-properties fo:text-align="center" fo:margin-top="0.1666in"/>
      <style:text-properties fo:hyphenate="false"/>
    </style:style>
    <style:style style:name="Titre" style:display-name="Titre" style:family="paragraph" style:parent-style-name="Normal">
      <style:paragraph-properties fo:text-align="center" fo:margin-top="0.1666in"/>
      <style:text-properties fo:font-weight="bold" style:font-weight-asian="bold" fo:font-size="14pt" style:font-size-asian="14pt" fo:hyphenate="false"/>
    </style:style>
    <style:style style:name="Autore" style:display-name="Autore" style:family="paragraph" style:parent-style-name="Normal">
      <style:paragraph-properties fo:text-align="center" fo:margin-top="0.1666in"/>
      <style:text-properties style:font-name="CG Times" fo:font-style="italic" style:font-style-asian="italic" fo:hyphenate="false"/>
    </style:style>
    <style:style style:name="Sigla" style:display-name="Sigla" style:family="paragraph" style:parent-style-name="Normal" style:next-style-name="Corpo">
      <style:paragraph-properties fo:text-align="center"/>
      <style:text-properties style:font-name="CG Times" fo:font-weight="bold" style:font-weight-asian="bold" fo:font-size="14pt" style:font-size-asian="14pt" fo:hyphenate="false"/>
    </style:style>
    <style:style style:name="Lista" style:display-name="Lista" style:family="paragraph" style:parent-style-name="Normal" style:next-style-name="Corpo">
      <style:paragraph-properties fo:margin-left="0.7875in" fo:text-indent="-0.2958in">
        <style:tab-stops>
          <style:tab-stop style:type="char" style:char="." style:position="-0.5902in"/>
          <style:tab-stop style:type="left" style:position="-0.2951in"/>
        </style:tab-stops>
      </style:paragraph-properties>
      <style:text-properties fo:hyphenate="false"/>
    </style:style>
    <style:style style:name="Citazione" style:display-name="Citazione" style:family="paragraph" style:parent-style-name="Notedebasdepage">
      <style:paragraph-properties fo:margin-top="0.0833in" style:line-height-at-least="0.25in" fo:margin-left="0.4923in">
        <style:tab-stops/>
      </style:paragraph-properties>
      <style:text-properties fo:hyphenate="false"/>
    </style:style>
    <style:style style:name="Lista1a" style:display-name="Lista1a" style:family="paragraph" style:parent-style-name="Lista">
      <style:paragraph-properties fo:margin-left="0.827in" fo:text-indent="-0.3354in">
        <style:tab-stops>
          <style:tab-stop style:type="char" style:char="." style:position="-0.6298in"/>
          <style:tab-stop style:type="left" style:position="-0.3347in"/>
        </style:tab-stops>
      </style:paragraph-properties>
      <style:text-properties fo:hyphenate="false"/>
    </style:style>
    <style:style style:name="Testonoteindent" style:display-name="Testo note indent" style:family="paragraph" style:parent-style-name="Notedebasdepage">
      <style:paragraph-properties fo:margin-left="0.3937in">
        <style:tab-stops/>
      </style:paragraph-properties>
      <style:text-properties fo:hyphenate="false"/>
    </style:style>
    <style:style style:name="Separatore" style:display-name="Separatore" style:family="paragraph" style:parent-style-name="Normal">
      <style:text-properties fo:letter-spacing="normal" fo:hyphenate="false"/>
    </style:style>
    <style:style style:name="byline" style:display-name="&lt;byline&gt;" style:family="paragraph" style:parent-style-name="Normal">
      <style:paragraph-properties style:punctuation-wrap="hanging" style:text-autospace="ideograph-alpha" style:vertical-align="auto"/>
      <style:text-properties fo:color="#FF0000" style:font-size-complex="12pt" fo:language="fr" fo:country="FR" fo:hyphenate="false"/>
    </style:style>
    <style:style style:name="rubric" style:display-name="&lt;rubric&gt;" style:family="paragraph" style:parent-style-name="Normal" style:next-style-name="Normal">
      <style:paragraph-properties style:punctuation-wrap="hanging" style:text-autospace="ideograph-alpha" style:vertical-align="auto"/>
      <style:text-properties style:font-name="New York" style:font-name-complex="New York" fo:color="#00B050" fo:language="fr" fo:country="FR"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7in" fo:page-height="11.6944in" style:print-orientation="portrait" fo:margin-top="0.9847in" fo:margin-left="1.2798in" fo:margin-bottom="1.1812in" fo:margin-right="1.27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RTICOLO DA PROPORRE IN RIVISTA</dc:title>
    <meta:initial-creator>Paola Ranzini</meta:initial-creator>
    <dc:creator>Frédéric Glorieux</dc:creator>
    <meta:creation-date>2015-01-23T15:24:00Z</meta:creation-date>
    <dc:date>2015-01-24T09:17:00Z</dc:date>
    <meta:print-date>1998-12-09T17:08:00Z</meta:print-date>
    <meta:template xlink:href="TESILIB.DOT" xlink:type="simple"/>
    <meta:editing-cycles>3</meta:editing-cycles>
    <meta:editing-duration>PT12000S</meta:editing-duration>
    <meta:document-statistic meta:page-count="68" meta:paragraph-count="332" meta:word-count="25602" meta:character-count="166086" meta:row-count="1173" meta:non-whitespace-character-count="140816"/>
  </office:meta>
</office:document-meta>
</file>